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lipping20V2" table:style-name="ta1">
        <table:shapes>
          <draw:frame draw:z-index="0" draw:style-name="gr1" draw:text-style-name="P1" svg:width="639.95pt" svg:height="448.16pt" svg:x="626.26pt" svg:y="15233.36pt">
            <loext:p draw:notify-on-update-of-ranges="clipping20V2.A1:clipping20V2.A1 clipping20V2.A2:clipping20V2.A1191 clipping20V2.B1:clipping20V2.B1 clipping20V2.B2:clipping20V2.B1191 clipping20V2.A1:clipping20V2.A1 clipping20V2.A2:clipping20V2.A1191 clipping20V2.C1:clipping20V2.C1 clipping20V2.C2:clipping20V2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Vin (V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01005" calcext:value-type="float">
            <text:p>-0.201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1.005025" calcext:value-type="float">
            <text:p>1.005025</text:p>
          </table:table-cell>
          <table:table-cell office:value-type="float" office:value="0.32160804" calcext:value-type="float">
            <text:p>0.32160804</text:p>
          </table:table-cell>
          <table:table-cell/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1.809045" calcext:value-type="float">
            <text:p>1.809045</text:p>
          </table:table-cell>
          <table:table-cell office:value-type="float" office:value="0.56281407" calcext:value-type="float">
            <text:p>0.56281407</text:p>
          </table:table-cell>
          <table:table-cell/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office:value-type="float" office:value="2.81407" calcext:value-type="float">
            <text:p>2.81407</text:p>
          </table:table-cell>
          <table:table-cell office:value-type="float" office:value="0.88442211" calcext:value-type="float">
            <text:p>0.88442211</text:p>
          </table:table-cell>
          <table:table-cell/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3.819095" calcext:value-type="float">
            <text:p>3.819095</text:p>
          </table:table-cell>
          <table:table-cell office:value-type="float" office:value="1.04522613" calcext:value-type="float">
            <text:p>1.04522613</text:p>
          </table:table-cell>
          <table:table-cell/>
        </table:table-row>
        <table:table-row table:style-name="ro1">
          <table:table-cell office:value-type="float" office:value="0.000042" calcext:value-type="float">
            <text:p>0.000042</text:p>
          </table:table-cell>
          <table:table-cell office:value-type="float" office:value="4.82412" calcext:value-type="float">
            <text:p>4.82412</text:p>
          </table:table-cell>
          <table:table-cell office:value-type="float" office:value="1.36683417" calcext:value-type="float">
            <text:p>1.36683417</text:p>
          </table:table-cell>
          <table:table-cell/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5.829145" calcext:value-type="float">
            <text:p>5.829145</text:p>
          </table:table-cell>
          <table:table-cell office:value-type="float" office:value="1.6080402" calcext:value-type="float">
            <text:p>1.6080402</text:p>
          </table:table-cell>
          <table:table-cell/>
        </table:table-row>
        <table:table-row table:style-name="ro1">
          <table:table-cell office:value-type="float" office:value="0.0000588" calcext:value-type="float">
            <text:p>0.0000588</text:p>
          </table:table-cell>
          <table:table-cell office:value-type="float" office:value="6.633165" calcext:value-type="float">
            <text:p>6.633165</text:p>
          </table:table-cell>
          <table:table-cell office:value-type="float" office:value="1.92964824" calcext:value-type="float">
            <text:p>1.92964824</text:p>
          </table:table-cell>
          <table:table-cell/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office:value-type="float" office:value="7.437185" calcext:value-type="float">
            <text:p>7.437185</text:p>
          </table:table-cell>
          <table:table-cell office:value-type="float" office:value="2.17085427" calcext:value-type="float">
            <text:p>2.17085427</text:p>
          </table:table-cell>
          <table:table-cell/>
        </table:table-row>
        <table:table-row table:style-name="ro1">
          <table:table-cell office:value-type="float" office:value="0.0000756" calcext:value-type="float">
            <text:p>0.0000756</text:p>
          </table:table-cell>
          <table:table-cell office:value-type="float" office:value="8.241205" calcext:value-type="float">
            <text:p>8.241205</text:p>
          </table:table-cell>
          <table:table-cell office:value-type="float" office:value="2.49246231" calcext:value-type="float">
            <text:p>2.49246231</text:p>
          </table:table-cell>
          <table:table-cell/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9.24623" calcext:value-type="float">
            <text:p>9.24623</text:p>
          </table:table-cell>
          <table:table-cell office:value-type="float" office:value="2.73366834" calcext:value-type="float">
            <text:p>2.73366834</text:p>
          </table:table-cell>
          <table:table-cell/>
        </table:table-row>
        <table:table-row table:style-name="ro1">
          <table:table-cell office:value-type="float" office:value="0.0000924" calcext:value-type="float">
            <text:p>0.0000924</text:p>
          </table:table-cell>
          <table:table-cell office:value-type="float" office:value="10.05025" calcext:value-type="float">
            <text:p>10.05025</text:p>
          </table:table-cell>
          <table:table-cell office:value-type="float" office:value="2.89447236" calcext:value-type="float">
            <text:p>2.89447236</text:p>
          </table:table-cell>
          <table:table-cell/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office:value-type="float" office:value="10.85427" calcext:value-type="float">
            <text:p>10.85427</text:p>
          </table:table-cell>
          <table:table-cell office:value-type="float" office:value="3.2160804" calcext:value-type="float">
            <text:p>3.2160804</text:p>
          </table:table-cell>
          <table:table-cell/>
        </table:table-row>
        <table:table-row table:style-name="ro1">
          <table:table-cell office:value-type="float" office:value="0.0001092" calcext:value-type="float">
            <text:p>0.0001092</text:p>
          </table:table-cell>
          <table:table-cell office:value-type="float" office:value="11.457285" calcext:value-type="float">
            <text:p>11.457285</text:p>
          </table:table-cell>
          <table:table-cell office:value-type="float" office:value="3.45728643" calcext:value-type="float">
            <text:p>3.45728643</text:p>
          </table:table-cell>
          <table:table-cell/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12.261305" calcext:value-type="float">
            <text:p>12.261305</text:p>
          </table:table-cell>
          <table:table-cell office:value-type="float" office:value="3.61809045" calcext:value-type="float">
            <text:p>3.61809045</text:p>
          </table:table-cell>
          <table:table-cell/>
        </table:table-row>
        <table:table-row table:style-name="ro1">
          <table:table-cell office:value-type="float" office:value="0.000126" calcext:value-type="float">
            <text:p>0.000126</text:p>
          </table:table-cell>
          <table:table-cell office:value-type="float" office:value="12.86432" calcext:value-type="float">
            <text:p>12.86432</text:p>
          </table:table-cell>
          <table:table-cell office:value-type="float" office:value="3.85929648" calcext:value-type="float">
            <text:p>3.85929648</text:p>
          </table:table-cell>
          <table:table-cell/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13.66834" calcext:value-type="float">
            <text:p>13.66834</text:p>
          </table:table-cell>
          <table:table-cell office:value-type="float" office:value="4.0201005" calcext:value-type="float">
            <text:p>4.0201005</text:p>
          </table:table-cell>
          <table:table-cell/>
        </table:table-row>
        <table:table-row table:style-name="ro1">
          <table:table-cell office:value-type="float" office:value="0.0001428" calcext:value-type="float">
            <text:p>0.0001428</text:p>
          </table:table-cell>
          <table:table-cell office:value-type="float" office:value="14.271355" calcext:value-type="float">
            <text:p>14.271355</text:p>
          </table:table-cell>
          <table:table-cell office:value-type="float" office:value="4.18090452" calcext:value-type="float">
            <text:p>4.18090452</text:p>
          </table:table-cell>
          <table:table-cell/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42211055" calcext:value-type="float">
            <text:p>4.42211055</text:p>
          </table:table-cell>
          <table:table-cell/>
        </table:table-row>
        <table:table-row table:style-name="ro1">
          <table:table-cell office:value-type="float" office:value="0.0001596" calcext:value-type="float">
            <text:p>0.0001596</text:p>
          </table:table-cell>
          <table:table-cell office:value-type="float" office:value="15.27638" calcext:value-type="float">
            <text:p>15.27638</text:p>
          </table:table-cell>
          <table:table-cell office:value-type="float" office:value="4.50251256" calcext:value-type="float">
            <text:p>4.50251256</text:p>
          </table:table-cell>
          <table:table-cell/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74371859" calcext:value-type="float">
            <text:p>4.74371859</text:p>
          </table:table-cell>
          <table:table-cell/>
        </table:table-row>
        <table:table-row table:style-name="ro1">
          <table:table-cell office:value-type="float" office:value="0.0001764" calcext:value-type="float">
            <text:p>0.0001764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  <table:table-cell/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0452261" calcext:value-type="float">
            <text:p>4.90452261</text:p>
          </table:table-cell>
          <table:table-cell/>
        </table:table-row>
        <table:table-row table:style-name="ro1">
          <table:table-cell office:value-type="float" office:value="0.0001932" calcext:value-type="float">
            <text:p>0.0001932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  <table:table-cell/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  <table:table-cell/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02268" calcext:value-type="float">
            <text:p>0.0002268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02436" calcext:value-type="float">
            <text:p>0.0002436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  <table:table-cell/>
        </table:table-row>
        <table:table-row table:style-name="ro1">
          <table:table-cell office:value-type="float" office:value="0.0002604" calcext:value-type="float">
            <text:p>0.000260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02772" calcext:value-type="float">
            <text:p>0.0002772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0294" calcext:value-type="float">
            <text:p>0.000294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  <table:table-cell/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4.98492462" calcext:value-type="float">
            <text:p>4.98492462</text:p>
          </table:table-cell>
          <table:table-cell/>
        </table:table-row>
        <table:table-row table:style-name="ro1">
          <table:table-cell office:value-type="float" office:value="0.0003108" calcext:value-type="float">
            <text:p>0.0003108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0452261" calcext:value-type="float">
            <text:p>4.90452261</text:p>
          </table:table-cell>
          <table:table-cell/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  <table:table-cell/>
        </table:table-row>
        <table:table-row table:style-name="ro1">
          <table:table-cell office:value-type="float" office:value="0.0003276" calcext:value-type="float">
            <text:p>0.0003276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66331658" calcext:value-type="float">
            <text:p>4.66331658</text:p>
          </table:table-cell>
          <table:table-cell/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8291457" calcext:value-type="float">
            <text:p>4.58291457</text:p>
          </table:table-cell>
          <table:table-cell/>
        </table:table-row>
        <table:table-row table:style-name="ro1">
          <table:table-cell office:value-type="float" office:value="0.0003444" calcext:value-type="float">
            <text:p>0.0003444</text:p>
          </table:table-cell>
          <table:table-cell office:value-type="float" office:value="14.87437" calcext:value-type="float">
            <text:p>14.87437</text:p>
          </table:table-cell>
          <table:table-cell office:value-type="float" office:value="4.42211055" calcext:value-type="float">
            <text:p>4.42211055</text:p>
          </table:table-cell>
          <table:table-cell/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14.271355" calcext:value-type="float">
            <text:p>14.271355</text:p>
          </table:table-cell>
          <table:table-cell office:value-type="float" office:value="4.26130653" calcext:value-type="float">
            <text:p>4.26130653</text:p>
          </table:table-cell>
          <table:table-cell/>
        </table:table-row>
        <table:table-row table:style-name="ro1">
          <table:table-cell office:value-type="float" office:value="0.0003612" calcext:value-type="float">
            <text:p>0.0003612</text:p>
          </table:table-cell>
          <table:table-cell office:value-type="float" office:value="13.66834" calcext:value-type="float">
            <text:p>13.66834</text:p>
          </table:table-cell>
          <table:table-cell office:value-type="float" office:value="4.0201005" calcext:value-type="float">
            <text:p>4.0201005</text:p>
          </table:table-cell>
          <table:table-cell/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13.065325" calcext:value-type="float">
            <text:p>13.065325</text:p>
          </table:table-cell>
          <table:table-cell office:value-type="float" office:value="3.85929648" calcext:value-type="float">
            <text:p>3.85929648</text:p>
          </table:table-cell>
          <table:table-cell/>
        </table:table-row>
        <table:table-row table:style-name="ro1">
          <table:table-cell office:value-type="float" office:value="0.000378" calcext:value-type="float">
            <text:p>0.000378</text:p>
          </table:table-cell>
          <table:table-cell office:value-type="float" office:value="12.46231" calcext:value-type="float">
            <text:p>12.46231</text:p>
          </table:table-cell>
          <table:table-cell office:value-type="float" office:value="3.61809045" calcext:value-type="float">
            <text:p>3.61809045</text:p>
          </table:table-cell>
          <table:table-cell/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11.65829" calcext:value-type="float">
            <text:p>11.65829</text:p>
          </table:table-cell>
          <table:table-cell office:value-type="float" office:value="3.37688442" calcext:value-type="float">
            <text:p>3.37688442</text:p>
          </table:table-cell>
          <table:table-cell/>
        </table:table-row>
        <table:table-row table:style-name="ro1">
          <table:table-cell office:value-type="float" office:value="0.0003948" calcext:value-type="float">
            <text:p>0.0003948</text:p>
          </table:table-cell>
          <table:table-cell office:value-type="float" office:value="10.85427" calcext:value-type="float">
            <text:p>10.85427</text:p>
          </table:table-cell>
          <table:table-cell office:value-type="float" office:value="3.2160804" calcext:value-type="float">
            <text:p>3.2160804</text:p>
          </table:table-cell>
          <table:table-cell/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10.05025" calcext:value-type="float">
            <text:p>10.05025</text:p>
          </table:table-cell>
          <table:table-cell office:value-type="float" office:value="2.97487437" calcext:value-type="float">
            <text:p>2.97487437</text:p>
          </table:table-cell>
          <table:table-cell/>
        </table:table-row>
        <table:table-row table:style-name="ro1">
          <table:table-cell office:value-type="float" office:value="0.0004116" calcext:value-type="float">
            <text:p>0.0004116</text:p>
          </table:table-cell>
          <table:table-cell office:value-type="float" office:value="9.24623" calcext:value-type="float">
            <text:p>9.24623</text:p>
          </table:table-cell>
          <table:table-cell office:value-type="float" office:value="2.73366834" calcext:value-type="float">
            <text:p>2.73366834</text:p>
          </table:table-cell>
          <table:table-cell/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8.44221" calcext:value-type="float">
            <text:p>8.44221</text:p>
          </table:table-cell>
          <table:table-cell office:value-type="float" office:value="2.49246231" calcext:value-type="float">
            <text:p>2.49246231</text:p>
          </table:table-cell>
          <table:table-cell/>
        </table:table-row>
        <table:table-row table:style-name="ro1">
          <table:table-cell office:value-type="float" office:value="0.0004284" calcext:value-type="float">
            <text:p>0.0004284</text:p>
          </table:table-cell>
          <table:table-cell office:value-type="float" office:value="7.839195" calcext:value-type="float">
            <text:p>7.839195</text:p>
          </table:table-cell>
          <table:table-cell office:value-type="float" office:value="2.25125628" calcext:value-type="float">
            <text:p>2.25125628</text:p>
          </table:table-cell>
          <table:table-cell/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6.83417" calcext:value-type="float">
            <text:p>6.83417</text:p>
          </table:table-cell>
          <table:table-cell office:value-type="float" office:value="2.01005025" calcext:value-type="float">
            <text:p>2.01005025</text:p>
          </table:table-cell>
          <table:table-cell/>
        </table:table-row>
        <table:table-row table:style-name="ro1">
          <table:table-cell office:value-type="float" office:value="0.0004452" calcext:value-type="float">
            <text:p>0.0004452</text:p>
          </table:table-cell>
          <table:table-cell office:value-type="float" office:value="5.829145" calcext:value-type="float">
            <text:p>5.829145</text:p>
          </table:table-cell>
          <table:table-cell office:value-type="float" office:value="1.68844221" calcext:value-type="float">
            <text:p>1.68844221</text:p>
          </table:table-cell>
          <table:table-cell/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4.82412" calcext:value-type="float">
            <text:p>4.82412</text:p>
          </table:table-cell>
          <table:table-cell office:value-type="float" office:value="1.44723618" calcext:value-type="float">
            <text:p>1.44723618</text:p>
          </table:table-cell>
          <table:table-cell/>
        </table:table-row>
        <table:table-row table:style-name="ro1">
          <table:table-cell office:value-type="float" office:value="0.000462" calcext:value-type="float">
            <text:p>0.000462</text:p>
          </table:table-cell>
          <table:table-cell office:value-type="float" office:value="4.0201" calcext:value-type="float">
            <text:p>4.0201</text:p>
          </table:table-cell>
          <table:table-cell office:value-type="float" office:value="1.20603015" calcext:value-type="float">
            <text:p>1.20603015</text:p>
          </table:table-cell>
          <table:table-cell/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3.015075" calcext:value-type="float">
            <text:p>3.015075</text:p>
          </table:table-cell>
          <table:table-cell office:value-type="float" office:value="0.88442211" calcext:value-type="float">
            <text:p>0.88442211</text:p>
          </table:table-cell>
          <table:table-cell/>
        </table:table-row>
        <table:table-row table:style-name="ro1">
          <table:table-cell office:value-type="float" office:value="0.0004788" calcext:value-type="float">
            <text:p>0.0004788</text:p>
          </table:table-cell>
          <table:table-cell office:value-type="float" office:value="2.01005" calcext:value-type="float">
            <text:p>2.01005</text:p>
          </table:table-cell>
          <table:table-cell office:value-type="float" office:value="0.64321608" calcext:value-type="float">
            <text:p>0.64321608</text:p>
          </table:table-cell>
          <table:table-cell/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1.20603" calcext:value-type="float">
            <text:p>1.20603</text:p>
          </table:table-cell>
          <table:table-cell office:value-type="float" office:value="0.32160804" calcext:value-type="float">
            <text:p>0.32160804</text:p>
          </table:table-cell>
          <table:table-cell/>
        </table:table-row>
        <table:table-row table:style-name="ro1">
          <table:table-cell office:value-type="float" office:value="0.0004956" calcext:value-type="float">
            <text:p>0.0004956</text:p>
          </table:table-cell>
          <table:table-cell office:value-type="float" office:value="0.201005" calcext:value-type="float">
            <text:p>0.201005</text:p>
          </table:table-cell>
          <table:table-cell office:value-type="float" office:value="0.08040201" calcext:value-type="float">
            <text:p>0.08040201</text:p>
          </table:table-cell>
          <table:table-cell/>
        </table:table-row>
        <table:table-row table:style-name="ro1">
          <table:table-cell office:value-type="float" office:value="0.000504" calcext:value-type="float">
            <text:p>0.000504</text:p>
          </table:table-cell>
          <table:table-cell office:value-type="float" office:value="-0.80402" calcext:value-type="float">
            <text:p>-0.80402</text:p>
          </table:table-cell>
          <table:table-cell office:value-type="float" office:value="-0.32160804" calcext:value-type="float">
            <text:p>-0.32160804</text:p>
          </table:table-cell>
          <table:table-cell/>
        </table:table-row>
        <table:table-row table:style-name="ro1">
          <table:table-cell office:value-type="float" office:value="0.0005124" calcext:value-type="float">
            <text:p>0.0005124</text:p>
          </table:table-cell>
          <table:table-cell office:value-type="float" office:value="-1.809045" calcext:value-type="float">
            <text:p>-1.809045</text:p>
          </table:table-cell>
          <table:table-cell office:value-type="float" office:value="-0.56281407" calcext:value-type="float">
            <text:p>-0.56281407</text:p>
          </table:table-cell>
          <table:table-cell/>
        </table:table-row>
        <table:table-row table:style-name="ro1">
          <table:table-cell office:value-type="float" office:value="0.0005208" calcext:value-type="float">
            <text:p>0.0005208</text:p>
          </table:table-cell>
          <table:table-cell office:value-type="float" office:value="-2.81407" calcext:value-type="float">
            <text:p>-2.81407</text:p>
          </table:table-cell>
          <table:table-cell office:value-type="float" office:value="-0.8040201" calcext:value-type="float">
            <text:p>-0.8040201</text:p>
          </table:table-cell>
          <table:table-cell/>
        </table:table-row>
        <table:table-row table:style-name="ro1">
          <table:table-cell office:value-type="float" office:value="0.0005292" calcext:value-type="float">
            <text:p>0.0005292</text:p>
          </table:table-cell>
          <table:table-cell office:value-type="float" office:value="-3.61809" calcext:value-type="float">
            <text:p>-3.61809</text:p>
          </table:table-cell>
          <table:table-cell office:value-type="float" office:value="-1.12562814" calcext:value-type="float">
            <text:p>-1.12562814</text:p>
          </table:table-cell>
          <table:table-cell/>
        </table:table-row>
        <table:table-row table:style-name="ro1">
          <table:table-cell office:value-type="float" office:value="0.0005376" calcext:value-type="float">
            <text:p>0.0005376</text:p>
          </table:table-cell>
          <table:table-cell office:value-type="float" office:value="-4.623115" calcext:value-type="float">
            <text:p>-4.623115</text:p>
          </table:table-cell>
          <table:table-cell office:value-type="float" office:value="-1.36683417" calcext:value-type="float">
            <text:p>-1.36683417</text:p>
          </table:table-cell>
          <table:table-cell/>
        </table:table-row>
        <table:table-row table:style-name="ro1">
          <table:table-cell office:value-type="float" office:value="0.000546" calcext:value-type="float">
            <text:p>0.000546</text:p>
          </table:table-cell>
          <table:table-cell office:value-type="float" office:value="-5.62814" calcext:value-type="float">
            <text:p>-5.62814</text:p>
          </table:table-cell>
          <table:table-cell office:value-type="float" office:value="-1.68844221" calcext:value-type="float">
            <text:p>-1.68844221</text:p>
          </table:table-cell>
          <table:table-cell/>
        </table:table-row>
        <table:table-row table:style-name="ro1">
          <table:table-cell office:value-type="float" office:value="0.0005544" calcext:value-type="float">
            <text:p>0.0005544</text:p>
          </table:table-cell>
          <table:table-cell office:value-type="float" office:value="-6.43216" calcext:value-type="float">
            <text:p>-6.43216</text:p>
          </table:table-cell>
          <table:table-cell office:value-type="float" office:value="-2.01005025" calcext:value-type="float">
            <text:p>-2.01005025</text:p>
          </table:table-cell>
          <table:table-cell/>
        </table:table-row>
        <table:table-row table:style-name="ro1">
          <table:table-cell office:value-type="float" office:value="0.0005628" calcext:value-type="float">
            <text:p>0.0005628</text:p>
          </table:table-cell>
          <table:table-cell office:value-type="float" office:value="-7.437185" calcext:value-type="float">
            <text:p>-7.437185</text:p>
          </table:table-cell>
          <table:table-cell office:value-type="float" office:value="-2.25125628" calcext:value-type="float">
            <text:p>-2.25125628</text:p>
          </table:table-cell>
          <table:table-cell/>
        </table:table-row>
        <table:table-row table:style-name="ro1">
          <table:table-cell office:value-type="float" office:value="0.0005712" calcext:value-type="float">
            <text:p>0.0005712</text:p>
          </table:table-cell>
          <table:table-cell office:value-type="float" office:value="-8.241205" calcext:value-type="float">
            <text:p>-8.241205</text:p>
          </table:table-cell>
          <table:table-cell office:value-type="float" office:value="-2.49246231" calcext:value-type="float">
            <text:p>-2.49246231</text:p>
          </table:table-cell>
          <table:table-cell/>
        </table:table-row>
        <table:table-row table:style-name="ro1">
          <table:table-cell office:value-type="float" office:value="0.0005796" calcext:value-type="float">
            <text:p>0.0005796</text:p>
          </table:table-cell>
          <table:table-cell office:value-type="float" office:value="-9.045225" calcext:value-type="float">
            <text:p>-9.045225</text:p>
          </table:table-cell>
          <table:table-cell office:value-type="float" office:value="-2.73366834" calcext:value-type="float">
            <text:p>-2.73366834</text:p>
          </table:table-cell>
          <table:table-cell/>
        </table:table-row>
        <table:table-row table:style-name="ro1">
          <table:table-cell office:value-type="float" office:value="0.000588" calcext:value-type="float">
            <text:p>0.000588</text:p>
          </table:table-cell>
          <table:table-cell office:value-type="float" office:value="-9.849245" calcext:value-type="float">
            <text:p>-9.849245</text:p>
          </table:table-cell>
          <table:table-cell office:value-type="float" office:value="-2.97487437" calcext:value-type="float">
            <text:p>-2.97487437</text:p>
          </table:table-cell>
          <table:table-cell/>
        </table:table-row>
        <table:table-row table:style-name="ro1">
          <table:table-cell office:value-type="float" office:value="0.0005964" calcext:value-type="float">
            <text:p>0.0005964</text:p>
          </table:table-cell>
          <table:table-cell office:value-type="float" office:value="-10.653265" calcext:value-type="float">
            <text:p>-10.653265</text:p>
          </table:table-cell>
          <table:table-cell office:value-type="float" office:value="-3.2160804" calcext:value-type="float">
            <text:p>-3.2160804</text:p>
          </table:table-cell>
          <table:table-cell/>
        </table:table-row>
        <table:table-row table:style-name="ro1">
          <table:table-cell office:value-type="float" office:value="0.0006048" calcext:value-type="float">
            <text:p>0.0006048</text:p>
          </table:table-cell>
          <table:table-cell office:value-type="float" office:value="-11.457285" calcext:value-type="float">
            <text:p>-11.457285</text:p>
          </table:table-cell>
          <table:table-cell office:value-type="float" office:value="-3.53768844" calcext:value-type="float">
            <text:p>-3.53768844</text:p>
          </table:table-cell>
          <table:table-cell/>
        </table:table-row>
        <table:table-row table:style-name="ro1">
          <table:table-cell office:value-type="float" office:value="0.0006132" calcext:value-type="float">
            <text:p>0.0006132</text:p>
          </table:table-cell>
          <table:table-cell office:value-type="float" office:value="-12.261305" calcext:value-type="float">
            <text:p>-12.261305</text:p>
          </table:table-cell>
          <table:table-cell office:value-type="float" office:value="-3.69849246" calcext:value-type="float">
            <text:p>-3.69849246</text:p>
          </table:table-cell>
          <table:table-cell/>
        </table:table-row>
        <table:table-row table:style-name="ro1">
          <table:table-cell office:value-type="float" office:value="0.0006216" calcext:value-type="float">
            <text:p>0.0006216</text:p>
          </table:table-cell>
          <table:table-cell office:value-type="float" office:value="-12.86432" calcext:value-type="float">
            <text:p>-12.86432</text:p>
          </table:table-cell>
          <table:table-cell office:value-type="float" office:value="-3.85929648" calcext:value-type="float">
            <text:p>-3.85929648</text:p>
          </table:table-cell>
          <table:table-cell/>
        </table:table-row>
        <table:table-row table:style-name="ro1">
          <table:table-cell office:value-type="float" office:value="0.00063" calcext:value-type="float">
            <text:p>0.00063</text:p>
          </table:table-cell>
          <table:table-cell office:value-type="float" office:value="-13.66834" calcext:value-type="float">
            <text:p>-13.66834</text:p>
          </table:table-cell>
          <table:table-cell office:value-type="float" office:value="-4.10050251" calcext:value-type="float">
            <text:p>-4.10050251</text:p>
          </table:table-cell>
          <table:table-cell/>
        </table:table-row>
        <table:table-row table:style-name="ro1">
          <table:table-cell office:value-type="float" office:value="0.0006384" calcext:value-type="float">
            <text:p>0.0006384</text:p>
          </table:table-cell>
          <table:table-cell office:value-type="float" office:value="-14.07035" calcext:value-type="float">
            <text:p>-14.07035</text:p>
          </table:table-cell>
          <table:table-cell office:value-type="float" office:value="-4.34170854" calcext:value-type="float">
            <text:p>-4.34170854</text:p>
          </table:table-cell>
          <table:table-cell/>
        </table:table-row>
        <table:table-row table:style-name="ro1">
          <table:table-cell office:value-type="float" office:value="0.0006468" calcext:value-type="float">
            <text:p>0.0006468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50251256" calcext:value-type="float">
            <text:p>-4.50251256</text:p>
          </table:table-cell>
          <table:table-cell/>
        </table:table-row>
        <table:table-row table:style-name="ro1">
          <table:table-cell office:value-type="float" office:value="0.0006552" calcext:value-type="float">
            <text:p>0.0006552</text:p>
          </table:table-cell>
          <table:table-cell office:value-type="float" office:value="-15.477385" calcext:value-type="float">
            <text:p>-15.477385</text:p>
          </table:table-cell>
          <table:table-cell office:value-type="float" office:value="-4.66331658" calcext:value-type="float">
            <text:p>-4.66331658</text:p>
          </table:table-cell>
          <table:table-cell/>
        </table:table-row>
        <table:table-row table:style-name="ro1">
          <table:table-cell office:value-type="float" office:value="0.0006636" calcext:value-type="float">
            <text:p>0.0006636</text:p>
          </table:table-cell>
          <table:table-cell office:value-type="float" office:value="-15.879395" calcext:value-type="float">
            <text:p>-15.879395</text:p>
          </table:table-cell>
          <table:table-cell office:value-type="float" office:value="-4.8241206" calcext:value-type="float">
            <text:p>-4.8241206</text:p>
          </table:table-cell>
          <table:table-cell/>
        </table:table-row>
        <table:table-row table:style-name="ro1">
          <table:table-cell office:value-type="float" office:value="0.000672" calcext:value-type="float">
            <text:p>0.000672</text:p>
          </table:table-cell>
          <table:table-cell office:value-type="float" office:value="-16.48241" calcext:value-type="float">
            <text:p>-16.48241</text:p>
          </table:table-cell>
          <table:table-cell office:value-type="float" office:value="-4.90452261" calcext:value-type="float">
            <text:p>-4.90452261</text:p>
          </table:table-cell>
          <table:table-cell/>
        </table:table-row>
        <table:table-row table:style-name="ro1">
          <table:table-cell office:value-type="float" office:value="0.0006804" calcext:value-type="float">
            <text:p>0.0006804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  <table:table-cell/>
        </table:table-row>
        <table:table-row table:style-name="ro1">
          <table:table-cell office:value-type="float" office:value="0.0006888" calcext:value-type="float">
            <text:p>0.0006888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  <table:table-cell/>
        </table:table-row>
        <table:table-row table:style-name="ro1">
          <table:table-cell office:value-type="float" office:value="0.0006972" calcext:value-type="float">
            <text:p>0.0006972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  <table:table-cell/>
        </table:table-row>
        <table:table-row table:style-name="ro1">
          <table:table-cell office:value-type="float" office:value="0.0007056" calcext:value-type="float">
            <text:p>0.0007056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/>
        </table:table-row>
        <table:table-row table:style-name="ro1">
          <table:table-cell office:value-type="float" office:value="0.000714" calcext:value-type="float">
            <text:p>0.000714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07224" calcext:value-type="float">
            <text:p>0.000722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07308" calcext:value-type="float">
            <text:p>0.000730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07392" calcext:value-type="float">
            <text:p>0.000739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07476" calcext:value-type="float">
            <text:p>0.000747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0756" calcext:value-type="float">
            <text:p>0.00075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07644" calcext:value-type="float">
            <text:p>0.000764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07728" calcext:value-type="float">
            <text:p>0.000772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07812" calcext:value-type="float">
            <text:p>0.0007812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/>
        </table:table-row>
        <table:table-row table:style-name="ro1">
          <table:table-cell office:value-type="float" office:value="0.0007896" calcext:value-type="float">
            <text:p>0.0007896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/>
        </table:table-row>
        <table:table-row table:style-name="ro1">
          <table:table-cell office:value-type="float" office:value="0.000798" calcext:value-type="float">
            <text:p>0.000798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30653266" calcext:value-type="float">
            <text:p>-5.30653266</text:p>
          </table:table-cell>
          <table:table-cell/>
        </table:table-row>
        <table:table-row table:style-name="ro1">
          <table:table-cell office:value-type="float" office:value="0.0008064" calcext:value-type="float">
            <text:p>0.0008064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14572864" calcext:value-type="float">
            <text:p>-5.14572864</text:p>
          </table:table-cell>
          <table:table-cell/>
        </table:table-row>
        <table:table-row table:style-name="ro1">
          <table:table-cell office:value-type="float" office:value="0.0008148" calcext:value-type="float">
            <text:p>0.0008148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06532663" calcext:value-type="float">
            <text:p>-5.06532663</text:p>
          </table:table-cell>
          <table:table-cell/>
        </table:table-row>
        <table:table-row table:style-name="ro1">
          <table:table-cell office:value-type="float" office:value="0.0008232" calcext:value-type="float">
            <text:p>0.0008232</text:p>
          </table:table-cell>
          <table:table-cell office:value-type="float" office:value="-16.48241" calcext:value-type="float">
            <text:p>-16.48241</text:p>
          </table:table-cell>
          <table:table-cell office:value-type="float" office:value="-4.90452261" calcext:value-type="float">
            <text:p>-4.90452261</text:p>
          </table:table-cell>
          <table:table-cell/>
        </table:table-row>
        <table:table-row table:style-name="ro1">
          <table:table-cell office:value-type="float" office:value="0.0008316" calcext:value-type="float">
            <text:p>0.0008316</text:p>
          </table:table-cell>
          <table:table-cell office:value-type="float" office:value="-15.879395" calcext:value-type="float">
            <text:p>-15.879395</text:p>
          </table:table-cell>
          <table:table-cell office:value-type="float" office:value="-4.8241206" calcext:value-type="float">
            <text:p>-4.8241206</text:p>
          </table:table-cell>
          <table:table-cell/>
        </table:table-row>
        <table:table-row table:style-name="ro1">
          <table:table-cell office:value-type="float" office:value="0.00084" calcext:value-type="float">
            <text:p>0.00084</text:p>
          </table:table-cell>
          <table:table-cell office:value-type="float" office:value="-15.477385" calcext:value-type="float">
            <text:p>-15.477385</text:p>
          </table:table-cell>
          <table:table-cell office:value-type="float" office:value="-4.66331658" calcext:value-type="float">
            <text:p>-4.66331658</text:p>
          </table:table-cell>
          <table:table-cell/>
        </table:table-row>
        <table:table-row table:style-name="ro1">
          <table:table-cell office:value-type="float" office:value="0.0008484" calcext:value-type="float">
            <text:p>0.0008484</text:p>
          </table:table-cell>
          <table:table-cell office:value-type="float" office:value="-15.075375" calcext:value-type="float">
            <text:p>-15.075375</text:p>
          </table:table-cell>
          <table:table-cell office:value-type="float" office:value="-4.42211055" calcext:value-type="float">
            <text:p>-4.42211055</text:p>
          </table:table-cell>
          <table:table-cell/>
        </table:table-row>
        <table:table-row table:style-name="ro1">
          <table:table-cell office:value-type="float" office:value="0.0008568" calcext:value-type="float">
            <text:p>0.0008568</text:p>
          </table:table-cell>
          <table:table-cell office:value-type="float" office:value="-14.47236" calcext:value-type="float">
            <text:p>-14.47236</text:p>
          </table:table-cell>
          <table:table-cell office:value-type="float" office:value="-4.34170854" calcext:value-type="float">
            <text:p>-4.34170854</text:p>
          </table:table-cell>
          <table:table-cell/>
        </table:table-row>
        <table:table-row table:style-name="ro1">
          <table:table-cell office:value-type="float" office:value="0.0008652" calcext:value-type="float">
            <text:p>0.0008652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10050251" calcext:value-type="float">
            <text:p>-4.10050251</text:p>
          </table:table-cell>
          <table:table-cell/>
        </table:table-row>
        <table:table-row table:style-name="ro1">
          <table:table-cell office:value-type="float" office:value="0.0008736" calcext:value-type="float">
            <text:p>0.0008736</text:p>
          </table:table-cell>
          <table:table-cell office:value-type="float" office:value="-13.065325" calcext:value-type="float">
            <text:p>-13.065325</text:p>
          </table:table-cell>
          <table:table-cell office:value-type="float" office:value="-3.93969849" calcext:value-type="float">
            <text:p>-3.93969849</text:p>
          </table:table-cell>
          <table:table-cell/>
        </table:table-row>
        <table:table-row table:style-name="ro1">
          <table:table-cell office:value-type="float" office:value="0.000882" calcext:value-type="float">
            <text:p>0.000882</text:p>
          </table:table-cell>
          <table:table-cell office:value-type="float" office:value="-12.46231" calcext:value-type="float">
            <text:p>-12.46231</text:p>
          </table:table-cell>
          <table:table-cell office:value-type="float" office:value="-3.77889447" calcext:value-type="float">
            <text:p>-3.77889447</text:p>
          </table:table-cell>
          <table:table-cell/>
        </table:table-row>
        <table:table-row table:style-name="ro1">
          <table:table-cell office:value-type="float" office:value="0.0008904" calcext:value-type="float">
            <text:p>0.0008904</text:p>
          </table:table-cell>
          <table:table-cell office:value-type="float" office:value="-11.65829" calcext:value-type="float">
            <text:p>-11.65829</text:p>
          </table:table-cell>
          <table:table-cell office:value-type="float" office:value="-3.53768844" calcext:value-type="float">
            <text:p>-3.53768844</text:p>
          </table:table-cell>
          <table:table-cell/>
        </table:table-row>
        <table:table-row table:style-name="ro1">
          <table:table-cell office:value-type="float" office:value="0.0008988" calcext:value-type="float">
            <text:p>0.0008988</text:p>
          </table:table-cell>
          <table:table-cell office:value-type="float" office:value="-10.85427" calcext:value-type="float">
            <text:p>-10.85427</text:p>
          </table:table-cell>
          <table:table-cell office:value-type="float" office:value="-3.29648241" calcext:value-type="float">
            <text:p>-3.29648241</text:p>
          </table:table-cell>
          <table:table-cell/>
        </table:table-row>
        <table:table-row table:style-name="ro1">
          <table:table-cell office:value-type="float" office:value="0.0009072" calcext:value-type="float">
            <text:p>0.0009072</text:p>
          </table:table-cell>
          <table:table-cell office:value-type="float" office:value="-10.05025" calcext:value-type="float">
            <text:p>-10.05025</text:p>
          </table:table-cell>
          <table:table-cell office:value-type="float" office:value="-2.97487437" calcext:value-type="float">
            <text:p>-2.97487437</text:p>
          </table:table-cell>
          <table:table-cell/>
        </table:table-row>
        <table:table-row table:style-name="ro1">
          <table:table-cell office:value-type="float" office:value="0.0009156" calcext:value-type="float">
            <text:p>0.0009156</text:p>
          </table:table-cell>
          <table:table-cell office:value-type="float" office:value="-9.24623" calcext:value-type="float">
            <text:p>-9.24623</text:p>
          </table:table-cell>
          <table:table-cell office:value-type="float" office:value="-2.81407035" calcext:value-type="float">
            <text:p>-2.81407035</text:p>
          </table:table-cell>
          <table:table-cell/>
        </table:table-row>
        <table:table-row table:style-name="ro1">
          <table:table-cell office:value-type="float" office:value="0.000924" calcext:value-type="float">
            <text:p>0.000924</text:p>
          </table:table-cell>
          <table:table-cell office:value-type="float" office:value="-8.44221" calcext:value-type="float">
            <text:p>-8.44221</text:p>
          </table:table-cell>
          <table:table-cell office:value-type="float" office:value="-2.49246231" calcext:value-type="float">
            <text:p>-2.49246231</text:p>
          </table:table-cell>
          <table:table-cell/>
        </table:table-row>
        <table:table-row table:style-name="ro1">
          <table:table-cell office:value-type="float" office:value="0.0009324" calcext:value-type="float">
            <text:p>0.0009324</text:p>
          </table:table-cell>
          <table:table-cell office:value-type="float" office:value="-7.63819" calcext:value-type="float">
            <text:p>-7.63819</text:p>
          </table:table-cell>
          <table:table-cell office:value-type="float" office:value="-2.25125628" calcext:value-type="float">
            <text:p>-2.25125628</text:p>
          </table:table-cell>
          <table:table-cell/>
        </table:table-row>
        <table:table-row table:style-name="ro1">
          <table:table-cell office:value-type="float" office:value="0.0009408" calcext:value-type="float">
            <text:p>0.0009408</text:p>
          </table:table-cell>
          <table:table-cell office:value-type="float" office:value="-6.633165" calcext:value-type="float">
            <text:p>-6.633165</text:p>
          </table:table-cell>
          <table:table-cell office:value-type="float" office:value="-2.01005025" calcext:value-type="float">
            <text:p>-2.01005025</text:p>
          </table:table-cell>
          <table:table-cell/>
        </table:table-row>
        <table:table-row table:style-name="ro1">
          <table:table-cell office:value-type="float" office:value="0.0009492" calcext:value-type="float">
            <text:p>0.0009492</text:p>
          </table:table-cell>
          <table:table-cell office:value-type="float" office:value="-5.829145" calcext:value-type="float">
            <text:p>-5.829145</text:p>
          </table:table-cell>
          <table:table-cell office:value-type="float" office:value="-1.68844221" calcext:value-type="float">
            <text:p>-1.68844221</text:p>
          </table:table-cell>
          <table:table-cell/>
        </table:table-row>
        <table:table-row table:style-name="ro1">
          <table:table-cell office:value-type="float" office:value="0.0009576" calcext:value-type="float">
            <text:p>0.0009576</text:p>
          </table:table-cell>
          <table:table-cell office:value-type="float" office:value="-4.82412" calcext:value-type="float">
            <text:p>-4.82412</text:p>
          </table:table-cell>
          <table:table-cell office:value-type="float" office:value="-1.44723618" calcext:value-type="float">
            <text:p>-1.44723618</text:p>
          </table:table-cell>
          <table:table-cell/>
        </table:table-row>
        <table:table-row table:style-name="ro1">
          <table:table-cell office:value-type="float" office:value="0.000966" calcext:value-type="float">
            <text:p>0.000966</text:p>
          </table:table-cell>
          <table:table-cell office:value-type="float" office:value="-3.819095" calcext:value-type="float">
            <text:p>-3.819095</text:p>
          </table:table-cell>
          <table:table-cell office:value-type="float" office:value="-1.12562814" calcext:value-type="float">
            <text:p>-1.12562814</text:p>
          </table:table-cell>
          <table:table-cell/>
        </table:table-row>
        <table:table-row table:style-name="ro1">
          <table:table-cell office:value-type="float" office:value="0.0009744" calcext:value-type="float">
            <text:p>0.0009744</text:p>
          </table:table-cell>
          <table:table-cell office:value-type="float" office:value="-3.015075" calcext:value-type="float">
            <text:p>-3.015075</text:p>
          </table:table-cell>
          <table:table-cell office:value-type="float" office:value="-0.88442211" calcext:value-type="float">
            <text:p>-0.88442211</text:p>
          </table:table-cell>
          <table:table-cell/>
        </table:table-row>
        <table:table-row table:style-name="ro1">
          <table:table-cell office:value-type="float" office:value="0.0009828" calcext:value-type="float">
            <text:p>0.0009828</text:p>
          </table:table-cell>
          <table:table-cell office:value-type="float" office:value="-2.01005" calcext:value-type="float">
            <text:p>-2.01005</text:p>
          </table:table-cell>
          <table:table-cell office:value-type="float" office:value="-0.64321608" calcext:value-type="float">
            <text:p>-0.64321608</text:p>
          </table:table-cell>
          <table:table-cell/>
        </table:table-row>
        <table:table-row table:style-name="ro1">
          <table:table-cell office:value-type="float" office:value="0.0009912" calcext:value-type="float">
            <text:p>0.0009912</text:p>
          </table:table-cell>
          <table:table-cell office:value-type="float" office:value="-1.005025" calcext:value-type="float">
            <text:p>-1.005025</text:p>
          </table:table-cell>
          <table:table-cell office:value-type="float" office:value="-0.32160804" calcext:value-type="float">
            <text:p>-0.32160804</text:p>
          </table:table-cell>
          <table:table-cell/>
        </table:table-row>
        <table:table-row table:style-name="ro1">
          <table:table-cell office:value-type="float" office:value="0.0009996" calcext:value-type="float">
            <text:p>0.0009996</text:p>
          </table:table-cell>
          <table:table-cell office:value-type="float" office:value="0" calcext:value-type="float">
            <text:p>0</text:p>
          </table:table-cell>
          <table:table-cell office:value-type="float" office:value="-0.08040201" calcext:value-type="float">
            <text:p>-0.08040201</text:p>
          </table:table-cell>
          <table:table-cell/>
        </table:table-row>
        <table:table-row table:style-name="ro1">
          <table:table-cell office:value-type="float" office:value="0.001008" calcext:value-type="float">
            <text:p>0.001008</text:p>
          </table:table-cell>
          <table:table-cell office:value-type="float" office:value="1.005025" calcext:value-type="float">
            <text:p>1.005025</text:p>
          </table:table-cell>
          <table:table-cell office:value-type="float" office:value="0.32160804" calcext:value-type="float">
            <text:p>0.32160804</text:p>
          </table:table-cell>
          <table:table-cell/>
        </table:table-row>
        <table:table-row table:style-name="ro1">
          <table:table-cell office:value-type="float" office:value="0.0010164" calcext:value-type="float">
            <text:p>0.0010164</text:p>
          </table:table-cell>
          <table:table-cell office:value-type="float" office:value="1.809045" calcext:value-type="float">
            <text:p>1.809045</text:p>
          </table:table-cell>
          <table:table-cell office:value-type="float" office:value="0.56281407" calcext:value-type="float">
            <text:p>0.56281407</text:p>
          </table:table-cell>
          <table:table-cell/>
        </table:table-row>
        <table:table-row table:style-name="ro1">
          <table:table-cell office:value-type="float" office:value="0.0010248" calcext:value-type="float">
            <text:p>0.0010248</text:p>
          </table:table-cell>
          <table:table-cell office:value-type="float" office:value="2.81407" calcext:value-type="float">
            <text:p>2.81407</text:p>
          </table:table-cell>
          <table:table-cell office:value-type="float" office:value="0.88442211" calcext:value-type="float">
            <text:p>0.88442211</text:p>
          </table:table-cell>
          <table:table-cell/>
        </table:table-row>
        <table:table-row table:style-name="ro1">
          <table:table-cell office:value-type="float" office:value="0.0010332" calcext:value-type="float">
            <text:p>0.0010332</text:p>
          </table:table-cell>
          <table:table-cell office:value-type="float" office:value="3.819095" calcext:value-type="float">
            <text:p>3.819095</text:p>
          </table:table-cell>
          <table:table-cell office:value-type="float" office:value="1.12562814" calcext:value-type="float">
            <text:p>1.12562814</text:p>
          </table:table-cell>
          <table:table-cell/>
        </table:table-row>
        <table:table-row table:style-name="ro1">
          <table:table-cell office:value-type="float" office:value="0.0010416" calcext:value-type="float">
            <text:p>0.0010416</text:p>
          </table:table-cell>
          <table:table-cell office:value-type="float" office:value="4.82412" calcext:value-type="float">
            <text:p>4.82412</text:p>
          </table:table-cell>
          <table:table-cell office:value-type="float" office:value="1.44723618" calcext:value-type="float">
            <text:p>1.44723618</text:p>
          </table:table-cell>
          <table:table-cell/>
        </table:table-row>
        <table:table-row table:style-name="ro1">
          <table:table-cell office:value-type="float" office:value="0.00105" calcext:value-type="float">
            <text:p>0.00105</text:p>
          </table:table-cell>
          <table:table-cell office:value-type="float" office:value="5.62814" calcext:value-type="float">
            <text:p>5.62814</text:p>
          </table:table-cell>
          <table:table-cell office:value-type="float" office:value="1.68844221" calcext:value-type="float">
            <text:p>1.68844221</text:p>
          </table:table-cell>
          <table:table-cell/>
        </table:table-row>
        <table:table-row table:style-name="ro1">
          <table:table-cell office:value-type="float" office:value="0.0010584" calcext:value-type="float">
            <text:p>0.0010584</text:p>
          </table:table-cell>
          <table:table-cell office:value-type="float" office:value="6.633165" calcext:value-type="float">
            <text:p>6.633165</text:p>
          </table:table-cell>
          <table:table-cell office:value-type="float" office:value="1.92964824" calcext:value-type="float">
            <text:p>1.92964824</text:p>
          </table:table-cell>
          <table:table-cell/>
        </table:table-row>
        <table:table-row table:style-name="ro1">
          <table:table-cell office:value-type="float" office:value="0.0010668" calcext:value-type="float">
            <text:p>0.0010668</text:p>
          </table:table-cell>
          <table:table-cell office:value-type="float" office:value="7.437185" calcext:value-type="float">
            <text:p>7.437185</text:p>
          </table:table-cell>
          <table:table-cell office:value-type="float" office:value="2.17085427" calcext:value-type="float">
            <text:p>2.17085427</text:p>
          </table:table-cell>
          <table:table-cell/>
        </table:table-row>
        <table:table-row table:style-name="ro1">
          <table:table-cell office:value-type="float" office:value="0.0010752" calcext:value-type="float">
            <text:p>0.0010752</text:p>
          </table:table-cell>
          <table:table-cell office:value-type="float" office:value="8.241205" calcext:value-type="float">
            <text:p>8.241205</text:p>
          </table:table-cell>
          <table:table-cell office:value-type="float" office:value="2.49246231" calcext:value-type="float">
            <text:p>2.49246231</text:p>
          </table:table-cell>
          <table:table-cell/>
        </table:table-row>
        <table:table-row table:style-name="ro1">
          <table:table-cell office:value-type="float" office:value="0.0010836" calcext:value-type="float">
            <text:p>0.0010836</text:p>
          </table:table-cell>
          <table:table-cell office:value-type="float" office:value="9.045225" calcext:value-type="float">
            <text:p>9.045225</text:p>
          </table:table-cell>
          <table:table-cell office:value-type="float" office:value="2.65326633" calcext:value-type="float">
            <text:p>2.65326633</text:p>
          </table:table-cell>
          <table:table-cell/>
        </table:table-row>
        <table:table-row table:style-name="ro1">
          <table:table-cell office:value-type="float" office:value="0.001092" calcext:value-type="float">
            <text:p>0.001092</text:p>
          </table:table-cell>
          <table:table-cell office:value-type="float" office:value="9.849245" calcext:value-type="float">
            <text:p>9.849245</text:p>
          </table:table-cell>
          <table:table-cell office:value-type="float" office:value="2.97487437" calcext:value-type="float">
            <text:p>2.97487437</text:p>
          </table:table-cell>
          <table:table-cell/>
        </table:table-row>
        <table:table-row table:style-name="ro1">
          <table:table-cell office:value-type="float" office:value="0.0011004" calcext:value-type="float">
            <text:p>0.0011004</text:p>
          </table:table-cell>
          <table:table-cell office:value-type="float" office:value="10.653265" calcext:value-type="float">
            <text:p>10.653265</text:p>
          </table:table-cell>
          <table:table-cell office:value-type="float" office:value="3.2160804" calcext:value-type="float">
            <text:p>3.2160804</text:p>
          </table:table-cell>
          <table:table-cell/>
        </table:table-row>
        <table:table-row table:style-name="ro1">
          <table:table-cell office:value-type="float" office:value="0.0011088" calcext:value-type="float">
            <text:p>0.0011088</text:p>
          </table:table-cell>
          <table:table-cell office:value-type="float" office:value="11.457285" calcext:value-type="float">
            <text:p>11.457285</text:p>
          </table:table-cell>
          <table:table-cell office:value-type="float" office:value="3.45728643" calcext:value-type="float">
            <text:p>3.45728643</text:p>
          </table:table-cell>
          <table:table-cell/>
        </table:table-row>
        <table:table-row table:style-name="ro1">
          <table:table-cell office:value-type="float" office:value="0.0011172" calcext:value-type="float">
            <text:p>0.0011172</text:p>
          </table:table-cell>
          <table:table-cell office:value-type="float" office:value="12.261305" calcext:value-type="float">
            <text:p>12.261305</text:p>
          </table:table-cell>
          <table:table-cell office:value-type="float" office:value="3.61809045" calcext:value-type="float">
            <text:p>3.61809045</text:p>
          </table:table-cell>
          <table:table-cell/>
        </table:table-row>
        <table:table-row table:style-name="ro1">
          <table:table-cell office:value-type="float" office:value="0.0011256" calcext:value-type="float">
            <text:p>0.0011256</text:p>
          </table:table-cell>
          <table:table-cell office:value-type="float" office:value="12.86432" calcext:value-type="float">
            <text:p>12.86432</text:p>
          </table:table-cell>
          <table:table-cell office:value-type="float" office:value="3.85929648" calcext:value-type="float">
            <text:p>3.85929648</text:p>
          </table:table-cell>
          <table:table-cell/>
        </table:table-row>
        <table:table-row table:style-name="ro1">
          <table:table-cell office:value-type="float" office:value="0.001134" calcext:value-type="float">
            <text:p>0.001134</text:p>
          </table:table-cell>
          <table:table-cell office:value-type="float" office:value="13.66834" calcext:value-type="float">
            <text:p>13.66834</text:p>
          </table:table-cell>
          <table:table-cell office:value-type="float" office:value="4.10050251" calcext:value-type="float">
            <text:p>4.10050251</text:p>
          </table:table-cell>
          <table:table-cell/>
        </table:table-row>
        <table:table-row table:style-name="ro1">
          <table:table-cell office:value-type="float" office:value="0.0011424" calcext:value-type="float">
            <text:p>0.0011424</text:p>
          </table:table-cell>
          <table:table-cell office:value-type="float" office:value="14.271355" calcext:value-type="float">
            <text:p>14.271355</text:p>
          </table:table-cell>
          <table:table-cell office:value-type="float" office:value="4.18090452" calcext:value-type="float">
            <text:p>4.18090452</text:p>
          </table:table-cell>
          <table:table-cell/>
        </table:table-row>
        <table:table-row table:style-name="ro1">
          <table:table-cell office:value-type="float" office:value="0.0011508" calcext:value-type="float">
            <text:p>0.0011508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34170854" calcext:value-type="float">
            <text:p>4.34170854</text:p>
          </table:table-cell>
          <table:table-cell/>
        </table:table-row>
        <table:table-row table:style-name="ro1">
          <table:table-cell office:value-type="float" office:value="0.0011592" calcext:value-type="float">
            <text:p>0.0011592</text:p>
          </table:table-cell>
          <table:table-cell office:value-type="float" office:value="15.27638" calcext:value-type="float">
            <text:p>15.27638</text:p>
          </table:table-cell>
          <table:table-cell office:value-type="float" office:value="4.58291457" calcext:value-type="float">
            <text:p>4.58291457</text:p>
          </table:table-cell>
          <table:table-cell/>
        </table:table-row>
        <table:table-row table:style-name="ro1">
          <table:table-cell office:value-type="float" office:value="0.0011676" calcext:value-type="float">
            <text:p>0.0011676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66331658" calcext:value-type="float">
            <text:p>4.66331658</text:p>
          </table:table-cell>
          <table:table-cell/>
        </table:table-row>
        <table:table-row table:style-name="ro1">
          <table:table-cell office:value-type="float" office:value="0.001176" calcext:value-type="float">
            <text:p>0.001176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  <table:table-cell/>
        </table:table-row>
        <table:table-row table:style-name="ro1">
          <table:table-cell office:value-type="float" office:value="0.0011844" calcext:value-type="float">
            <text:p>0.0011844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8492462" calcext:value-type="float">
            <text:p>4.98492462</text:p>
          </table:table-cell>
          <table:table-cell/>
        </table:table-row>
        <table:table-row table:style-name="ro1">
          <table:table-cell office:value-type="float" office:value="0.0011928" calcext:value-type="float">
            <text:p>0.0011928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5.06532663" calcext:value-type="float">
            <text:p>5.06532663</text:p>
          </table:table-cell>
          <table:table-cell/>
        </table:table-row>
        <table:table-row table:style-name="ro1">
          <table:table-cell office:value-type="float" office:value="0.0012012" calcext:value-type="float">
            <text:p>0.0012012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  <table:table-cell/>
        </table:table-row>
        <table:table-row table:style-name="ro1">
          <table:table-cell office:value-type="float" office:value="0.0012096" calcext:value-type="float">
            <text:p>0.0012096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1218" calcext:value-type="float">
            <text:p>0.001218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12264" calcext:value-type="float">
            <text:p>0.001226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12348" calcext:value-type="float">
            <text:p>0.0012348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12432" calcext:value-type="float">
            <text:p>0.0012432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  <table:table-cell/>
        </table:table-row>
        <table:table-row table:style-name="ro1">
          <table:table-cell office:value-type="float" office:value="0.0012516" calcext:value-type="float">
            <text:p>0.0012516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126" calcext:value-type="float">
            <text:p>0.00126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  <table:table-cell/>
        </table:table-row>
        <table:table-row table:style-name="ro1">
          <table:table-cell office:value-type="float" office:value="0.0012684" calcext:value-type="float">
            <text:p>0.001268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12768" calcext:value-type="float">
            <text:p>0.0012768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12852" calcext:value-type="float">
            <text:p>0.0012852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12936" calcext:value-type="float">
            <text:p>0.0012936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  <table:table-cell/>
        </table:table-row>
        <table:table-row table:style-name="ro1">
          <table:table-cell office:value-type="float" office:value="0.001302" calcext:value-type="float">
            <text:p>0.001302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  <table:table-cell/>
        </table:table-row>
        <table:table-row table:style-name="ro1">
          <table:table-cell office:value-type="float" office:value="0.0013104" calcext:value-type="float">
            <text:p>0.0013104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8492462" calcext:value-type="float">
            <text:p>4.98492462</text:p>
          </table:table-cell>
          <table:table-cell/>
        </table:table-row>
        <table:table-row table:style-name="ro1">
          <table:table-cell office:value-type="float" office:value="0.0013188" calcext:value-type="float">
            <text:p>0.0013188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  <table:table-cell/>
        </table:table-row>
        <table:table-row table:style-name="ro1">
          <table:table-cell office:value-type="float" office:value="0.0013272" calcext:value-type="float">
            <text:p>0.0013272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74371859" calcext:value-type="float">
            <text:p>4.74371859</text:p>
          </table:table-cell>
          <table:table-cell/>
        </table:table-row>
        <table:table-row table:style-name="ro1">
          <table:table-cell office:value-type="float" office:value="0.0013356" calcext:value-type="float">
            <text:p>0.0013356</text:p>
          </table:table-cell>
          <table:table-cell office:value-type="float" office:value="15.27638" calcext:value-type="float">
            <text:p>15.27638</text:p>
          </table:table-cell>
          <table:table-cell office:value-type="float" office:value="4.58291457" calcext:value-type="float">
            <text:p>4.58291457</text:p>
          </table:table-cell>
          <table:table-cell/>
        </table:table-row>
        <table:table-row table:style-name="ro1">
          <table:table-cell office:value-type="float" office:value="0.001344" calcext:value-type="float">
            <text:p>0.001344</text:p>
          </table:table-cell>
          <table:table-cell office:value-type="float" office:value="14.87437" calcext:value-type="float">
            <text:p>14.87437</text:p>
          </table:table-cell>
          <table:table-cell office:value-type="float" office:value="4.42211055" calcext:value-type="float">
            <text:p>4.42211055</text:p>
          </table:table-cell>
          <table:table-cell/>
        </table:table-row>
        <table:table-row table:style-name="ro1">
          <table:table-cell office:value-type="float" office:value="0.0013524" calcext:value-type="float">
            <text:p>0.0013524</text:p>
          </table:table-cell>
          <table:table-cell office:value-type="float" office:value="14.271355" calcext:value-type="float">
            <text:p>14.271355</text:p>
          </table:table-cell>
          <table:table-cell office:value-type="float" office:value="4.26130653" calcext:value-type="float">
            <text:p>4.26130653</text:p>
          </table:table-cell>
          <table:table-cell/>
        </table:table-row>
        <table:table-row table:style-name="ro1">
          <table:table-cell office:value-type="float" office:value="0.0013608" calcext:value-type="float">
            <text:p>0.0013608</text:p>
          </table:table-cell>
          <table:table-cell office:value-type="float" office:value="13.66834" calcext:value-type="float">
            <text:p>13.66834</text:p>
          </table:table-cell>
          <table:table-cell office:value-type="float" office:value="4.10050251" calcext:value-type="float">
            <text:p>4.10050251</text:p>
          </table:table-cell>
          <table:table-cell/>
        </table:table-row>
        <table:table-row table:style-name="ro1">
          <table:table-cell office:value-type="float" office:value="0.0013692" calcext:value-type="float">
            <text:p>0.0013692</text:p>
          </table:table-cell>
          <table:table-cell office:value-type="float" office:value="13.065325" calcext:value-type="float">
            <text:p>13.065325</text:p>
          </table:table-cell>
          <table:table-cell office:value-type="float" office:value="3.85929648" calcext:value-type="float">
            <text:p>3.85929648</text:p>
          </table:table-cell>
          <table:table-cell/>
        </table:table-row>
        <table:table-row table:style-name="ro1">
          <table:table-cell office:value-type="float" office:value="0.0013776" calcext:value-type="float">
            <text:p>0.0013776</text:p>
          </table:table-cell>
          <table:table-cell office:value-type="float" office:value="12.46231" calcext:value-type="float">
            <text:p>12.46231</text:p>
          </table:table-cell>
          <table:table-cell office:value-type="float" office:value="3.69849246" calcext:value-type="float">
            <text:p>3.69849246</text:p>
          </table:table-cell>
          <table:table-cell/>
        </table:table-row>
        <table:table-row table:style-name="ro1">
          <table:table-cell office:value-type="float" office:value="0.001386" calcext:value-type="float">
            <text:p>0.001386</text:p>
          </table:table-cell>
          <table:table-cell office:value-type="float" office:value="11.65829" calcext:value-type="float">
            <text:p>11.65829</text:p>
          </table:table-cell>
          <table:table-cell office:value-type="float" office:value="3.45728643" calcext:value-type="float">
            <text:p>3.45728643</text:p>
          </table:table-cell>
          <table:table-cell/>
        </table:table-row>
        <table:table-row table:style-name="ro1">
          <table:table-cell office:value-type="float" office:value="0.0013944" calcext:value-type="float">
            <text:p>0.0013944</text:p>
          </table:table-cell>
          <table:table-cell office:value-type="float" office:value="11.055275" calcext:value-type="float">
            <text:p>11.055275</text:p>
          </table:table-cell>
          <table:table-cell office:value-type="float" office:value="3.2160804" calcext:value-type="float">
            <text:p>3.2160804</text:p>
          </table:table-cell>
          <table:table-cell/>
        </table:table-row>
        <table:table-row table:style-name="ro1">
          <table:table-cell office:value-type="float" office:value="0.0014028" calcext:value-type="float">
            <text:p>0.0014028</text:p>
          </table:table-cell>
          <table:table-cell office:value-type="float" office:value="10.05025" calcext:value-type="float">
            <text:p>10.05025</text:p>
          </table:table-cell>
          <table:table-cell office:value-type="float" office:value="2.97487437" calcext:value-type="float">
            <text:p>2.97487437</text:p>
          </table:table-cell>
          <table:table-cell/>
        </table:table-row>
        <table:table-row table:style-name="ro1">
          <table:table-cell office:value-type="float" office:value="0.0014112" calcext:value-type="float">
            <text:p>0.0014112</text:p>
          </table:table-cell>
          <table:table-cell office:value-type="float" office:value="9.447235" calcext:value-type="float">
            <text:p>9.447235</text:p>
          </table:table-cell>
          <table:table-cell office:value-type="float" office:value="2.73366834" calcext:value-type="float">
            <text:p>2.73366834</text:p>
          </table:table-cell>
          <table:table-cell/>
        </table:table-row>
        <table:table-row table:style-name="ro1">
          <table:table-cell office:value-type="float" office:value="0.0014196" calcext:value-type="float">
            <text:p>0.0014196</text:p>
          </table:table-cell>
          <table:table-cell office:value-type="float" office:value="8.44221" calcext:value-type="float">
            <text:p>8.44221</text:p>
          </table:table-cell>
          <table:table-cell office:value-type="float" office:value="2.57286432" calcext:value-type="float">
            <text:p>2.57286432</text:p>
          </table:table-cell>
          <table:table-cell/>
        </table:table-row>
        <table:table-row table:style-name="ro1">
          <table:table-cell office:value-type="float" office:value="0.001428" calcext:value-type="float">
            <text:p>0.001428</text:p>
          </table:table-cell>
          <table:table-cell office:value-type="float" office:value="7.63819" calcext:value-type="float">
            <text:p>7.63819</text:p>
          </table:table-cell>
          <table:table-cell office:value-type="float" office:value="2.17085427" calcext:value-type="float">
            <text:p>2.17085427</text:p>
          </table:table-cell>
          <table:table-cell/>
        </table:table-row>
        <table:table-row table:style-name="ro1">
          <table:table-cell office:value-type="float" office:value="0.0014364" calcext:value-type="float">
            <text:p>0.0014364</text:p>
          </table:table-cell>
          <table:table-cell office:value-type="float" office:value="6.83417" calcext:value-type="float">
            <text:p>6.83417</text:p>
          </table:table-cell>
          <table:table-cell office:value-type="float" office:value="1.92964824" calcext:value-type="float">
            <text:p>1.92964824</text:p>
          </table:table-cell>
          <table:table-cell/>
        </table:table-row>
        <table:table-row table:style-name="ro1">
          <table:table-cell office:value-type="float" office:value="0.0014448" calcext:value-type="float">
            <text:p>0.0014448</text:p>
          </table:table-cell>
          <table:table-cell office:value-type="float" office:value="6.03015" calcext:value-type="float">
            <text:p>6.03015</text:p>
          </table:table-cell>
          <table:table-cell office:value-type="float" office:value="1.68844221" calcext:value-type="float">
            <text:p>1.68844221</text:p>
          </table:table-cell>
          <table:table-cell/>
        </table:table-row>
        <table:table-row table:style-name="ro1">
          <table:table-cell office:value-type="float" office:value="0.0014532" calcext:value-type="float">
            <text:p>0.0014532</text:p>
          </table:table-cell>
          <table:table-cell office:value-type="float" office:value="5.025125" calcext:value-type="float">
            <text:p>5.025125</text:p>
          </table:table-cell>
          <table:table-cell office:value-type="float" office:value="1.36683417" calcext:value-type="float">
            <text:p>1.36683417</text:p>
          </table:table-cell>
          <table:table-cell/>
        </table:table-row>
        <table:table-row table:style-name="ro1">
          <table:table-cell office:value-type="float" office:value="0.0014616" calcext:value-type="float">
            <text:p>0.0014616</text:p>
          </table:table-cell>
          <table:table-cell office:value-type="float" office:value="4.0201" calcext:value-type="float">
            <text:p>4.0201</text:p>
          </table:table-cell>
          <table:table-cell office:value-type="float" office:value="1.20603015" calcext:value-type="float">
            <text:p>1.20603015</text:p>
          </table:table-cell>
          <table:table-cell/>
        </table:table-row>
        <table:table-row table:style-name="ro1">
          <table:table-cell office:value-type="float" office:value="0.00147" calcext:value-type="float">
            <text:p>0.00147</text:p>
          </table:table-cell>
          <table:table-cell office:value-type="float" office:value="3.015075" calcext:value-type="float">
            <text:p>3.015075</text:p>
          </table:table-cell>
          <table:table-cell office:value-type="float" office:value="0.88442211" calcext:value-type="float">
            <text:p>0.88442211</text:p>
          </table:table-cell>
          <table:table-cell/>
        </table:table-row>
        <table:table-row table:style-name="ro1">
          <table:table-cell office:value-type="float" office:value="0.0014784" calcext:value-type="float">
            <text:p>0.0014784</text:p>
          </table:table-cell>
          <table:table-cell office:value-type="float" office:value="2.211055" calcext:value-type="float">
            <text:p>2.211055</text:p>
          </table:table-cell>
          <table:table-cell office:value-type="float" office:value="0.64321608" calcext:value-type="float">
            <text:p>0.64321608</text:p>
          </table:table-cell>
          <table:table-cell/>
        </table:table-row>
        <table:table-row table:style-name="ro1">
          <table:table-cell office:value-type="float" office:value="0.0014868" calcext:value-type="float">
            <text:p>0.0014868</text:p>
          </table:table-cell>
          <table:table-cell office:value-type="float" office:value="1.20603" calcext:value-type="float">
            <text:p>1.20603</text:p>
          </table:table-cell>
          <table:table-cell office:value-type="float" office:value="0.32160804" calcext:value-type="float">
            <text:p>0.32160804</text:p>
          </table:table-cell>
          <table:table-cell/>
        </table:table-row>
        <table:table-row table:style-name="ro1">
          <table:table-cell office:value-type="float" office:value="0.0014952" calcext:value-type="float">
            <text:p>0.0014952</text:p>
          </table:table-cell>
          <table:table-cell office:value-type="float" office:value="0.201005" calcext:value-type="float">
            <text:p>0.201005</text:p>
          </table:table-cell>
          <table:table-cell office:value-type="float" office:value="0.08040201" calcext:value-type="float">
            <text:p>0.08040201</text:p>
          </table:table-cell>
          <table:table-cell/>
        </table:table-row>
        <table:table-row table:style-name="ro1">
          <table:table-cell office:value-type="float" office:value="0.0015036" calcext:value-type="float">
            <text:p>0.0015036</text:p>
          </table:table-cell>
          <table:table-cell office:value-type="float" office:value="-0.80402" calcext:value-type="float">
            <text:p>-0.80402</text:p>
          </table:table-cell>
          <table:table-cell office:value-type="float" office:value="-0.32160804" calcext:value-type="float">
            <text:p>-0.32160804</text:p>
          </table:table-cell>
          <table:table-cell/>
        </table:table-row>
        <table:table-row table:style-name="ro1">
          <table:table-cell office:value-type="float" office:value="0.001512" calcext:value-type="float">
            <text:p>0.001512</text:p>
          </table:table-cell>
          <table:table-cell office:value-type="float" office:value="-1.60804" calcext:value-type="float">
            <text:p>-1.60804</text:p>
          </table:table-cell>
          <table:table-cell office:value-type="float" office:value="-0.48241206" calcext:value-type="float">
            <text:p>-0.48241206</text:p>
          </table:table-cell>
          <table:table-cell/>
        </table:table-row>
        <table:table-row table:style-name="ro1">
          <table:table-cell office:value-type="float" office:value="0.0015204" calcext:value-type="float">
            <text:p>0.0015204</text:p>
          </table:table-cell>
          <table:table-cell office:value-type="float" office:value="-2.41206" calcext:value-type="float">
            <text:p>-2.41206</text:p>
          </table:table-cell>
          <table:table-cell office:value-type="float" office:value="-0.8040201" calcext:value-type="float">
            <text:p>-0.8040201</text:p>
          </table:table-cell>
          <table:table-cell/>
        </table:table-row>
        <table:table-row table:style-name="ro1">
          <table:table-cell office:value-type="float" office:value="0.0015288" calcext:value-type="float">
            <text:p>0.0015288</text:p>
          </table:table-cell>
          <table:table-cell office:value-type="float" office:value="-3.61809" calcext:value-type="float">
            <text:p>-3.61809</text:p>
          </table:table-cell>
          <table:table-cell office:value-type="float" office:value="-1.12562814" calcext:value-type="float">
            <text:p>-1.12562814</text:p>
          </table:table-cell>
          <table:table-cell/>
        </table:table-row>
        <table:table-row table:style-name="ro1">
          <table:table-cell office:value-type="float" office:value="0.0015372" calcext:value-type="float">
            <text:p>0.0015372</text:p>
          </table:table-cell>
          <table:table-cell office:value-type="float" office:value="-4.42211" calcext:value-type="float">
            <text:p>-4.42211</text:p>
          </table:table-cell>
          <table:table-cell office:value-type="float" office:value="-1.44723618" calcext:value-type="float">
            <text:p>-1.44723618</text:p>
          </table:table-cell>
          <table:table-cell/>
        </table:table-row>
        <table:table-row table:style-name="ro1">
          <table:table-cell office:value-type="float" office:value="0.0015456" calcext:value-type="float">
            <text:p>0.0015456</text:p>
          </table:table-cell>
          <table:table-cell office:value-type="float" office:value="-5.427135" calcext:value-type="float">
            <text:p>-5.427135</text:p>
          </table:table-cell>
          <table:table-cell office:value-type="float" office:value="-1.68844221" calcext:value-type="float">
            <text:p>-1.68844221</text:p>
          </table:table-cell>
          <table:table-cell/>
        </table:table-row>
        <table:table-row table:style-name="ro1">
          <table:table-cell office:value-type="float" office:value="0.001554" calcext:value-type="float">
            <text:p>0.001554</text:p>
          </table:table-cell>
          <table:table-cell office:value-type="float" office:value="-6.43216" calcext:value-type="float">
            <text:p>-6.43216</text:p>
          </table:table-cell>
          <table:table-cell office:value-type="float" office:value="-2.01005025" calcext:value-type="float">
            <text:p>-2.01005025</text:p>
          </table:table-cell>
          <table:table-cell/>
        </table:table-row>
        <table:table-row table:style-name="ro1">
          <table:table-cell office:value-type="float" office:value="0.0015624" calcext:value-type="float">
            <text:p>0.0015624</text:p>
          </table:table-cell>
          <table:table-cell office:value-type="float" office:value="-7.23618" calcext:value-type="float">
            <text:p>-7.23618</text:p>
          </table:table-cell>
          <table:table-cell office:value-type="float" office:value="-2.25125628" calcext:value-type="float">
            <text:p>-2.25125628</text:p>
          </table:table-cell>
          <table:table-cell/>
        </table:table-row>
        <table:table-row table:style-name="ro1">
          <table:table-cell office:value-type="float" office:value="0.0015708" calcext:value-type="float">
            <text:p>0.0015708</text:p>
          </table:table-cell>
          <table:table-cell office:value-type="float" office:value="-8.241205" calcext:value-type="float">
            <text:p>-8.241205</text:p>
          </table:table-cell>
          <table:table-cell office:value-type="float" office:value="-2.49246231" calcext:value-type="float">
            <text:p>-2.49246231</text:p>
          </table:table-cell>
          <table:table-cell/>
        </table:table-row>
        <table:table-row table:style-name="ro1">
          <table:table-cell office:value-type="float" office:value="0.0015792" calcext:value-type="float">
            <text:p>0.0015792</text:p>
          </table:table-cell>
          <table:table-cell office:value-type="float" office:value="-9.045225" calcext:value-type="float">
            <text:p>-9.045225</text:p>
          </table:table-cell>
          <table:table-cell office:value-type="float" office:value="-2.73366834" calcext:value-type="float">
            <text:p>-2.73366834</text:p>
          </table:table-cell>
          <table:table-cell/>
        </table:table-row>
        <table:table-row table:style-name="ro1">
          <table:table-cell office:value-type="float" office:value="0.0015876" calcext:value-type="float">
            <text:p>0.0015876</text:p>
          </table:table-cell>
          <table:table-cell office:value-type="float" office:value="-9.849245" calcext:value-type="float">
            <text:p>-9.849245</text:p>
          </table:table-cell>
          <table:table-cell office:value-type="float" office:value="-2.97487437" calcext:value-type="float">
            <text:p>-2.97487437</text:p>
          </table:table-cell>
          <table:table-cell/>
        </table:table-row>
        <table:table-row table:style-name="ro1">
          <table:table-cell office:value-type="float" office:value="0.001596" calcext:value-type="float">
            <text:p>0.001596</text:p>
          </table:table-cell>
          <table:table-cell office:value-type="float" office:value="-10.653265" calcext:value-type="float">
            <text:p>-10.653265</text:p>
          </table:table-cell>
          <table:table-cell office:value-type="float" office:value="-3.2160804" calcext:value-type="float">
            <text:p>-3.2160804</text:p>
          </table:table-cell>
          <table:table-cell/>
        </table:table-row>
        <table:table-row table:style-name="ro1">
          <table:table-cell office:value-type="float" office:value="0.0016044" calcext:value-type="float">
            <text:p>0.0016044</text:p>
          </table:table-cell>
          <table:table-cell office:value-type="float" office:value="-11.457285" calcext:value-type="float">
            <text:p>-11.457285</text:p>
          </table:table-cell>
          <table:table-cell office:value-type="float" office:value="-3.45728643" calcext:value-type="float">
            <text:p>-3.45728643</text:p>
          </table:table-cell>
          <table:table-cell/>
        </table:table-row>
        <table:table-row table:style-name="ro1">
          <table:table-cell office:value-type="float" office:value="0.0016128" calcext:value-type="float">
            <text:p>0.0016128</text:p>
          </table:table-cell>
          <table:table-cell office:value-type="float" office:value="-12.261305" calcext:value-type="float">
            <text:p>-12.261305</text:p>
          </table:table-cell>
          <table:table-cell office:value-type="float" office:value="-3.69849246" calcext:value-type="float">
            <text:p>-3.69849246</text:p>
          </table:table-cell>
          <table:table-cell/>
        </table:table-row>
        <table:table-row table:style-name="ro1">
          <table:table-cell office:value-type="float" office:value="0.0016212" calcext:value-type="float">
            <text:p>0.0016212</text:p>
          </table:table-cell>
          <table:table-cell office:value-type="float" office:value="-12.86432" calcext:value-type="float">
            <text:p>-12.86432</text:p>
          </table:table-cell>
          <table:table-cell office:value-type="float" office:value="-3.85929648" calcext:value-type="float">
            <text:p>-3.85929648</text:p>
          </table:table-cell>
          <table:table-cell/>
        </table:table-row>
        <table:table-row table:style-name="ro1">
          <table:table-cell office:value-type="float" office:value="0.0016296" calcext:value-type="float">
            <text:p>0.0016296</text:p>
          </table:table-cell>
          <table:table-cell office:value-type="float" office:value="-13.66834" calcext:value-type="float">
            <text:p>-13.66834</text:p>
          </table:table-cell>
          <table:table-cell office:value-type="float" office:value="-4.10050251" calcext:value-type="float">
            <text:p>-4.10050251</text:p>
          </table:table-cell>
          <table:table-cell/>
        </table:table-row>
        <table:table-row table:style-name="ro1">
          <table:table-cell office:value-type="float" office:value="0.001638" calcext:value-type="float">
            <text:p>0.001638</text:p>
          </table:table-cell>
          <table:table-cell office:value-type="float" office:value="-14.271355" calcext:value-type="float">
            <text:p>-14.271355</text:p>
          </table:table-cell>
          <table:table-cell office:value-type="float" office:value="-4.26130653" calcext:value-type="float">
            <text:p>-4.26130653</text:p>
          </table:table-cell>
          <table:table-cell/>
        </table:table-row>
        <table:table-row table:style-name="ro1">
          <table:table-cell office:value-type="float" office:value="0.0016464" calcext:value-type="float">
            <text:p>0.0016464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50251256" calcext:value-type="float">
            <text:p>-4.50251256</text:p>
          </table:table-cell>
          <table:table-cell/>
        </table:table-row>
        <table:table-row table:style-name="ro1">
          <table:table-cell office:value-type="float" office:value="0.0016548" calcext:value-type="float">
            <text:p>0.0016548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66331658" calcext:value-type="float">
            <text:p>-4.66331658</text:p>
          </table:table-cell>
          <table:table-cell/>
        </table:table-row>
        <table:table-row table:style-name="ro1">
          <table:table-cell office:value-type="float" office:value="0.0016632" calcext:value-type="float">
            <text:p>0.0016632</text:p>
          </table:table-cell>
          <table:table-cell office:value-type="float" office:value="-15.879395" calcext:value-type="float">
            <text:p>-15.879395</text:p>
          </table:table-cell>
          <table:table-cell office:value-type="float" office:value="-4.74371859" calcext:value-type="float">
            <text:p>-4.74371859</text:p>
          </table:table-cell>
          <table:table-cell/>
        </table:table-row>
        <table:table-row table:style-name="ro1">
          <table:table-cell office:value-type="float" office:value="0.0016716" calcext:value-type="float">
            <text:p>0.0016716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90452261" calcext:value-type="float">
            <text:p>-4.90452261</text:p>
          </table:table-cell>
          <table:table-cell/>
        </table:table-row>
        <table:table-row table:style-name="ro1">
          <table:table-cell office:value-type="float" office:value="0.00168" calcext:value-type="float">
            <text:p>0.00168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  <table:table-cell/>
        </table:table-row>
        <table:table-row table:style-name="ro1">
          <table:table-cell office:value-type="float" office:value="0.0016884" calcext:value-type="float">
            <text:p>0.0016884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14572864" calcext:value-type="float">
            <text:p>-5.14572864</text:p>
          </table:table-cell>
          <table:table-cell/>
        </table:table-row>
        <table:table-row table:style-name="ro1">
          <table:table-cell office:value-type="float" office:value="0.0016968" calcext:value-type="float">
            <text:p>0.0016968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30653266" calcext:value-type="float">
            <text:p>-5.30653266</text:p>
          </table:table-cell>
          <table:table-cell/>
        </table:table-row>
        <table:table-row table:style-name="ro1">
          <table:table-cell office:value-type="float" office:value="0.0017052" calcext:value-type="float">
            <text:p>0.0017052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0653266" calcext:value-type="float">
            <text:p>-5.30653266</text:p>
          </table:table-cell>
          <table:table-cell/>
        </table:table-row>
        <table:table-row table:style-name="ro1">
          <table:table-cell office:value-type="float" office:value="0.0017136" calcext:value-type="float">
            <text:p>0.0017136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/>
        </table:table-row>
        <table:table-row table:style-name="ro1">
          <table:table-cell office:value-type="float" office:value="0.001722" calcext:value-type="float">
            <text:p>0.00172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17304" calcext:value-type="float">
            <text:p>0.001730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17388" calcext:value-type="float">
            <text:p>0.001738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17472" calcext:value-type="float">
            <text:p>0.001747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6281407" calcext:value-type="float">
            <text:p>-5.6281407</text:p>
          </table:table-cell>
          <table:table-cell/>
        </table:table-row>
        <table:table-row table:style-name="ro1">
          <table:table-cell office:value-type="float" office:value="0.0017556" calcext:value-type="float">
            <text:p>0.001755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1764" calcext:value-type="float">
            <text:p>0.00176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17724" calcext:value-type="float">
            <text:p>0.001772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17808" calcext:value-type="float">
            <text:p>0.0017808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17892" calcext:value-type="float">
            <text:p>0.0017892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/>
        </table:table-row>
        <table:table-row table:style-name="ro1">
          <table:table-cell office:value-type="float" office:value="0.0017976" calcext:value-type="float">
            <text:p>0.0017976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22613065" calcext:value-type="float">
            <text:p>-5.22613065</text:p>
          </table:table-cell>
          <table:table-cell/>
        </table:table-row>
        <table:table-row table:style-name="ro1">
          <table:table-cell office:value-type="float" office:value="0.001806" calcext:value-type="float">
            <text:p>0.001806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22613065" calcext:value-type="float">
            <text:p>-5.22613065</text:p>
          </table:table-cell>
          <table:table-cell/>
        </table:table-row>
        <table:table-row table:style-name="ro1">
          <table:table-cell office:value-type="float" office:value="0.0018144" calcext:value-type="float">
            <text:p>0.0018144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  <table:table-cell/>
        </table:table-row>
        <table:table-row table:style-name="ro1">
          <table:table-cell office:value-type="float" office:value="0.0018228" calcext:value-type="float">
            <text:p>0.0018228</text:p>
          </table:table-cell>
          <table:table-cell office:value-type="float" office:value="-16.48241" calcext:value-type="float">
            <text:p>-16.48241</text:p>
          </table:table-cell>
          <table:table-cell office:value-type="float" office:value="-4.98492462" calcext:value-type="float">
            <text:p>-4.98492462</text:p>
          </table:table-cell>
          <table:table-cell/>
        </table:table-row>
        <table:table-row table:style-name="ro1">
          <table:table-cell office:value-type="float" office:value="0.0018312" calcext:value-type="float">
            <text:p>0.0018312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8241206" calcext:value-type="float">
            <text:p>-4.8241206</text:p>
          </table:table-cell>
          <table:table-cell/>
        </table:table-row>
        <table:table-row table:style-name="ro1">
          <table:table-cell office:value-type="float" office:value="0.0018396" calcext:value-type="float">
            <text:p>0.0018396</text:p>
          </table:table-cell>
          <table:table-cell office:value-type="float" office:value="-15.477385" calcext:value-type="float">
            <text:p>-15.477385</text:p>
          </table:table-cell>
          <table:table-cell office:value-type="float" office:value="-4.66331658" calcext:value-type="float">
            <text:p>-4.66331658</text:p>
          </table:table-cell>
          <table:table-cell/>
        </table:table-row>
        <table:table-row table:style-name="ro1">
          <table:table-cell office:value-type="float" office:value="0.001848" calcext:value-type="float">
            <text:p>0.001848</text:p>
          </table:table-cell>
          <table:table-cell office:value-type="float" office:value="-15.075375" calcext:value-type="float">
            <text:p>-15.075375</text:p>
          </table:table-cell>
          <table:table-cell office:value-type="float" office:value="-4.50251256" calcext:value-type="float">
            <text:p>-4.50251256</text:p>
          </table:table-cell>
          <table:table-cell/>
        </table:table-row>
        <table:table-row table:style-name="ro1">
          <table:table-cell office:value-type="float" office:value="0.0018564" calcext:value-type="float">
            <text:p>0.0018564</text:p>
          </table:table-cell>
          <table:table-cell office:value-type="float" office:value="-14.271355" calcext:value-type="float">
            <text:p>-14.271355</text:p>
          </table:table-cell>
          <table:table-cell office:value-type="float" office:value="-4.34170854" calcext:value-type="float">
            <text:p>-4.34170854</text:p>
          </table:table-cell>
          <table:table-cell/>
        </table:table-row>
        <table:table-row table:style-name="ro1">
          <table:table-cell office:value-type="float" office:value="0.0018648" calcext:value-type="float">
            <text:p>0.0018648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10050251" calcext:value-type="float">
            <text:p>-4.10050251</text:p>
          </table:table-cell>
          <table:table-cell/>
        </table:table-row>
        <table:table-row table:style-name="ro1">
          <table:table-cell office:value-type="float" office:value="0.0018732" calcext:value-type="float">
            <text:p>0.0018732</text:p>
          </table:table-cell>
          <table:table-cell office:value-type="float" office:value="-13.065325" calcext:value-type="float">
            <text:p>-13.065325</text:p>
          </table:table-cell>
          <table:table-cell office:value-type="float" office:value="-3.93969849" calcext:value-type="float">
            <text:p>-3.93969849</text:p>
          </table:table-cell>
          <table:table-cell/>
        </table:table-row>
        <table:table-row table:style-name="ro1">
          <table:table-cell office:value-type="float" office:value="0.0018816" calcext:value-type="float">
            <text:p>0.0018816</text:p>
          </table:table-cell>
          <table:table-cell office:value-type="float" office:value="-12.46231" calcext:value-type="float">
            <text:p>-12.46231</text:p>
          </table:table-cell>
          <table:table-cell office:value-type="float" office:value="-3.69849246" calcext:value-type="float">
            <text:p>-3.69849246</text:p>
          </table:table-cell>
          <table:table-cell/>
        </table:table-row>
        <table:table-row table:style-name="ro1">
          <table:table-cell office:value-type="float" office:value="0.00189" calcext:value-type="float">
            <text:p>0.00189</text:p>
          </table:table-cell>
          <table:table-cell office:value-type="float" office:value="-11.65829" calcext:value-type="float">
            <text:p>-11.65829</text:p>
          </table:table-cell>
          <table:table-cell office:value-type="float" office:value="-3.53768844" calcext:value-type="float">
            <text:p>-3.53768844</text:p>
          </table:table-cell>
          <table:table-cell/>
        </table:table-row>
        <table:table-row table:style-name="ro1">
          <table:table-cell office:value-type="float" office:value="0.0018984" calcext:value-type="float">
            <text:p>0.0018984</text:p>
          </table:table-cell>
          <table:table-cell office:value-type="float" office:value="-10.85427" calcext:value-type="float">
            <text:p>-10.85427</text:p>
          </table:table-cell>
          <table:table-cell office:value-type="float" office:value="-3.29648241" calcext:value-type="float">
            <text:p>-3.29648241</text:p>
          </table:table-cell>
          <table:table-cell/>
        </table:table-row>
        <table:table-row table:style-name="ro1">
          <table:table-cell office:value-type="float" office:value="0.0019068" calcext:value-type="float">
            <text:p>0.0019068</text:p>
          </table:table-cell>
          <table:table-cell office:value-type="float" office:value="-10.251255" calcext:value-type="float">
            <text:p>-10.251255</text:p>
          </table:table-cell>
          <table:table-cell office:value-type="float" office:value="-3.05527638" calcext:value-type="float">
            <text:p>-3.05527638</text:p>
          </table:table-cell>
          <table:table-cell/>
        </table:table-row>
        <table:table-row table:style-name="ro1">
          <table:table-cell office:value-type="float" office:value="0.0019152" calcext:value-type="float">
            <text:p>0.0019152</text:p>
          </table:table-cell>
          <table:table-cell office:value-type="float" office:value="-9.24623" calcext:value-type="float">
            <text:p>-9.24623</text:p>
          </table:table-cell>
          <table:table-cell office:value-type="float" office:value="-2.81407035" calcext:value-type="float">
            <text:p>-2.81407035</text:p>
          </table:table-cell>
          <table:table-cell/>
        </table:table-row>
        <table:table-row table:style-name="ro1">
          <table:table-cell office:value-type="float" office:value="0.0019236" calcext:value-type="float">
            <text:p>0.0019236</text:p>
          </table:table-cell>
          <table:table-cell office:value-type="float" office:value="-8.44221" calcext:value-type="float">
            <text:p>-8.44221</text:p>
          </table:table-cell>
          <table:table-cell office:value-type="float" office:value="-2.57286432" calcext:value-type="float">
            <text:p>-2.57286432</text:p>
          </table:table-cell>
          <table:table-cell/>
        </table:table-row>
        <table:table-row table:style-name="ro1">
          <table:table-cell office:value-type="float" office:value="0.001932" calcext:value-type="float">
            <text:p>0.001932</text:p>
          </table:table-cell>
          <table:table-cell office:value-type="float" office:value="-7.63819" calcext:value-type="float">
            <text:p>-7.63819</text:p>
          </table:table-cell>
          <table:table-cell office:value-type="float" office:value="-2.33165829" calcext:value-type="float">
            <text:p>-2.33165829</text:p>
          </table:table-cell>
          <table:table-cell/>
        </table:table-row>
        <table:table-row table:style-name="ro1">
          <table:table-cell office:value-type="float" office:value="0.0019404" calcext:value-type="float">
            <text:p>0.0019404</text:p>
          </table:table-cell>
          <table:table-cell office:value-type="float" office:value="-6.83417" calcext:value-type="float">
            <text:p>-6.83417</text:p>
          </table:table-cell>
          <table:table-cell office:value-type="float" office:value="-2.01005025" calcext:value-type="float">
            <text:p>-2.01005025</text:p>
          </table:table-cell>
          <table:table-cell/>
        </table:table-row>
        <table:table-row table:style-name="ro1">
          <table:table-cell office:value-type="float" office:value="0.0019488" calcext:value-type="float">
            <text:p>0.0019488</text:p>
          </table:table-cell>
          <table:table-cell office:value-type="float" office:value="-5.829145" calcext:value-type="float">
            <text:p>-5.829145</text:p>
          </table:table-cell>
          <table:table-cell office:value-type="float" office:value="-1.68844221" calcext:value-type="float">
            <text:p>-1.68844221</text:p>
          </table:table-cell>
          <table:table-cell/>
        </table:table-row>
        <table:table-row table:style-name="ro1">
          <table:table-cell office:value-type="float" office:value="0.0019572" calcext:value-type="float">
            <text:p>0.0019572</text:p>
          </table:table-cell>
          <table:table-cell office:value-type="float" office:value="-4.82412" calcext:value-type="float">
            <text:p>-4.82412</text:p>
          </table:table-cell>
          <table:table-cell office:value-type="float" office:value="-1.44723618" calcext:value-type="float">
            <text:p>-1.44723618</text:p>
          </table:table-cell>
          <table:table-cell/>
        </table:table-row>
        <table:table-row table:style-name="ro1">
          <table:table-cell office:value-type="float" office:value="0.0019656" calcext:value-type="float">
            <text:p>0.0019656</text:p>
          </table:table-cell>
          <table:table-cell office:value-type="float" office:value="-4.0201" calcext:value-type="float">
            <text:p>-4.0201</text:p>
          </table:table-cell>
          <table:table-cell office:value-type="float" office:value="-1.12562814" calcext:value-type="float">
            <text:p>-1.12562814</text:p>
          </table:table-cell>
          <table:table-cell/>
        </table:table-row>
        <table:table-row table:style-name="ro1">
          <table:table-cell office:value-type="float" office:value="0.001974" calcext:value-type="float">
            <text:p>0.001974</text:p>
          </table:table-cell>
          <table:table-cell office:value-type="float" office:value="-3.015075" calcext:value-type="float">
            <text:p>-3.015075</text:p>
          </table:table-cell>
          <table:table-cell office:value-type="float" office:value="-0.88442211" calcext:value-type="float">
            <text:p>-0.88442211</text:p>
          </table:table-cell>
          <table:table-cell/>
        </table:table-row>
        <table:table-row table:style-name="ro1">
          <table:table-cell office:value-type="float" office:value="0.0019824" calcext:value-type="float">
            <text:p>0.0019824</text:p>
          </table:table-cell>
          <table:table-cell office:value-type="float" office:value="-2.01005" calcext:value-type="float">
            <text:p>-2.01005</text:p>
          </table:table-cell>
          <table:table-cell office:value-type="float" office:value="-0.64321608" calcext:value-type="float">
            <text:p>-0.64321608</text:p>
          </table:table-cell>
          <table:table-cell/>
        </table:table-row>
        <table:table-row table:style-name="ro1">
          <table:table-cell office:value-type="float" office:value="0.0019908" calcext:value-type="float">
            <text:p>0.0019908</text:p>
          </table:table-cell>
          <table:table-cell office:value-type="float" office:value="-1.005025" calcext:value-type="float">
            <text:p>-1.005025</text:p>
          </table:table-cell>
          <table:table-cell office:value-type="float" office:value="-0.32160804" calcext:value-type="float">
            <text:p>-0.32160804</text:p>
          </table:table-cell>
          <table:table-cell/>
        </table:table-row>
        <table:table-row table:style-name="ro1">
          <table:table-cell office:value-type="float" office:value="0.0019992" calcext:value-type="float">
            <text:p>0.00199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20076" calcext:value-type="float">
            <text:p>0.0020076</text:p>
          </table:table-cell>
          <table:table-cell office:value-type="float" office:value="0.80402" calcext:value-type="float">
            <text:p>0.80402</text:p>
          </table:table-cell>
          <table:table-cell office:value-type="float" office:value="0.32160804" calcext:value-type="float">
            <text:p>0.32160804</text:p>
          </table:table-cell>
          <table:table-cell/>
        </table:table-row>
        <table:table-row table:style-name="ro1">
          <table:table-cell office:value-type="float" office:value="0.002016" calcext:value-type="float">
            <text:p>0.002016</text:p>
          </table:table-cell>
          <table:table-cell office:value-type="float" office:value="1.60804" calcext:value-type="float">
            <text:p>1.60804</text:p>
          </table:table-cell>
          <table:table-cell office:value-type="float" office:value="0.48241206" calcext:value-type="float">
            <text:p>0.48241206</text:p>
          </table:table-cell>
          <table:table-cell/>
        </table:table-row>
        <table:table-row table:style-name="ro1">
          <table:table-cell office:value-type="float" office:value="0.0020244" calcext:value-type="float">
            <text:p>0.0020244</text:p>
          </table:table-cell>
          <table:table-cell office:value-type="float" office:value="2.81407" calcext:value-type="float">
            <text:p>2.81407</text:p>
          </table:table-cell>
          <table:table-cell office:value-type="float" office:value="0.88442211" calcext:value-type="float">
            <text:p>0.88442211</text:p>
          </table:table-cell>
          <table:table-cell/>
        </table:table-row>
        <table:table-row table:style-name="ro1">
          <table:table-cell office:value-type="float" office:value="0.0020328" calcext:value-type="float">
            <text:p>0.0020328</text:p>
          </table:table-cell>
          <table:table-cell office:value-type="float" office:value="3.61809" calcext:value-type="float">
            <text:p>3.61809</text:p>
          </table:table-cell>
          <table:table-cell office:value-type="float" office:value="1.12562814" calcext:value-type="float">
            <text:p>1.12562814</text:p>
          </table:table-cell>
          <table:table-cell/>
        </table:table-row>
        <table:table-row table:style-name="ro1">
          <table:table-cell office:value-type="float" office:value="0.0020412" calcext:value-type="float">
            <text:p>0.0020412</text:p>
          </table:table-cell>
          <table:table-cell office:value-type="float" office:value="4.623115" calcext:value-type="float">
            <text:p>4.623115</text:p>
          </table:table-cell>
          <table:table-cell office:value-type="float" office:value="1.36683417" calcext:value-type="float">
            <text:p>1.36683417</text:p>
          </table:table-cell>
          <table:table-cell/>
        </table:table-row>
        <table:table-row table:style-name="ro1">
          <table:table-cell office:value-type="float" office:value="0.0020496" calcext:value-type="float">
            <text:p>0.0020496</text:p>
          </table:table-cell>
          <table:table-cell office:value-type="float" office:value="5.62814" calcext:value-type="float">
            <text:p>5.62814</text:p>
          </table:table-cell>
          <table:table-cell office:value-type="float" office:value="1.68844221" calcext:value-type="float">
            <text:p>1.68844221</text:p>
          </table:table-cell>
          <table:table-cell/>
        </table:table-row>
        <table:table-row table:style-name="ro1">
          <table:table-cell office:value-type="float" office:value="0.002058" calcext:value-type="float">
            <text:p>0.002058</text:p>
          </table:table-cell>
          <table:table-cell office:value-type="float" office:value="6.43216" calcext:value-type="float">
            <text:p>6.43216</text:p>
          </table:table-cell>
          <table:table-cell office:value-type="float" office:value="1.92964824" calcext:value-type="float">
            <text:p>1.92964824</text:p>
          </table:table-cell>
          <table:table-cell/>
        </table:table-row>
        <table:table-row table:style-name="ro1">
          <table:table-cell office:value-type="float" office:value="0.0020664" calcext:value-type="float">
            <text:p>0.0020664</text:p>
          </table:table-cell>
          <table:table-cell office:value-type="float" office:value="7.437185" calcext:value-type="float">
            <text:p>7.437185</text:p>
          </table:table-cell>
          <table:table-cell office:value-type="float" office:value="2.17085427" calcext:value-type="float">
            <text:p>2.17085427</text:p>
          </table:table-cell>
          <table:table-cell/>
        </table:table-row>
        <table:table-row table:style-name="ro1">
          <table:table-cell office:value-type="float" office:value="0.0020748" calcext:value-type="float">
            <text:p>0.0020748</text:p>
          </table:table-cell>
          <table:table-cell office:value-type="float" office:value="8.241205" calcext:value-type="float">
            <text:p>8.241205</text:p>
          </table:table-cell>
          <table:table-cell office:value-type="float" office:value="2.49246231" calcext:value-type="float">
            <text:p>2.49246231</text:p>
          </table:table-cell>
          <table:table-cell/>
        </table:table-row>
        <table:table-row table:style-name="ro1">
          <table:table-cell office:value-type="float" office:value="0.0020832" calcext:value-type="float">
            <text:p>0.0020832</text:p>
          </table:table-cell>
          <table:table-cell office:value-type="float" office:value="9.045225" calcext:value-type="float">
            <text:p>9.045225</text:p>
          </table:table-cell>
          <table:table-cell office:value-type="float" office:value="2.65326633" calcext:value-type="float">
            <text:p>2.65326633</text:p>
          </table:table-cell>
          <table:table-cell/>
        </table:table-row>
        <table:table-row table:style-name="ro1">
          <table:table-cell office:value-type="float" office:value="0.0020916" calcext:value-type="float">
            <text:p>0.0020916</text:p>
          </table:table-cell>
          <table:table-cell office:value-type="float" office:value="9.849245" calcext:value-type="float">
            <text:p>9.849245</text:p>
          </table:table-cell>
          <table:table-cell office:value-type="float" office:value="2.89447236" calcext:value-type="float">
            <text:p>2.89447236</text:p>
          </table:table-cell>
          <table:table-cell/>
        </table:table-row>
        <table:table-row table:style-name="ro1">
          <table:table-cell office:value-type="float" office:value="0.0021" calcext:value-type="float">
            <text:p>0.0021</text:p>
          </table:table-cell>
          <table:table-cell office:value-type="float" office:value="10.653265" calcext:value-type="float">
            <text:p>10.653265</text:p>
          </table:table-cell>
          <table:table-cell office:value-type="float" office:value="3.13567839" calcext:value-type="float">
            <text:p>3.13567839</text:p>
          </table:table-cell>
          <table:table-cell/>
        </table:table-row>
        <table:table-row table:style-name="ro1">
          <table:table-cell office:value-type="float" office:value="0.0021084" calcext:value-type="float">
            <text:p>0.0021084</text:p>
          </table:table-cell>
          <table:table-cell office:value-type="float" office:value="11.457285" calcext:value-type="float">
            <text:p>11.457285</text:p>
          </table:table-cell>
          <table:table-cell office:value-type="float" office:value="3.45728643" calcext:value-type="float">
            <text:p>3.45728643</text:p>
          </table:table-cell>
          <table:table-cell/>
        </table:table-row>
        <table:table-row table:style-name="ro1">
          <table:table-cell office:value-type="float" office:value="0.0021168" calcext:value-type="float">
            <text:p>0.0021168</text:p>
          </table:table-cell>
          <table:table-cell office:value-type="float" office:value="12.261305" calcext:value-type="float">
            <text:p>12.261305</text:p>
          </table:table-cell>
          <table:table-cell office:value-type="float" office:value="3.61809045" calcext:value-type="float">
            <text:p>3.61809045</text:p>
          </table:table-cell>
          <table:table-cell/>
        </table:table-row>
        <table:table-row table:style-name="ro1">
          <table:table-cell office:value-type="float" office:value="0.0021252" calcext:value-type="float">
            <text:p>0.0021252</text:p>
          </table:table-cell>
          <table:table-cell office:value-type="float" office:value="12.86432" calcext:value-type="float">
            <text:p>12.86432</text:p>
          </table:table-cell>
          <table:table-cell office:value-type="float" office:value="3.85929648" calcext:value-type="float">
            <text:p>3.85929648</text:p>
          </table:table-cell>
          <table:table-cell/>
        </table:table-row>
        <table:table-row table:style-name="ro1">
          <table:table-cell office:value-type="float" office:value="0.0021336" calcext:value-type="float">
            <text:p>0.0021336</text:p>
          </table:table-cell>
          <table:table-cell office:value-type="float" office:value="13.467335" calcext:value-type="float">
            <text:p>13.467335</text:p>
          </table:table-cell>
          <table:table-cell office:value-type="float" office:value="3.93969849" calcext:value-type="float">
            <text:p>3.93969849</text:p>
          </table:table-cell>
          <table:table-cell/>
        </table:table-row>
        <table:table-row table:style-name="ro1">
          <table:table-cell office:value-type="float" office:value="0.002142" calcext:value-type="float">
            <text:p>0.002142</text:p>
          </table:table-cell>
          <table:table-cell office:value-type="float" office:value="14.271355" calcext:value-type="float">
            <text:p>14.271355</text:p>
          </table:table-cell>
          <table:table-cell office:value-type="float" office:value="4.18090452" calcext:value-type="float">
            <text:p>4.18090452</text:p>
          </table:table-cell>
          <table:table-cell/>
        </table:table-row>
        <table:table-row table:style-name="ro1">
          <table:table-cell office:value-type="float" office:value="0.0021504" calcext:value-type="float">
            <text:p>0.0021504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42211055" calcext:value-type="float">
            <text:p>4.42211055</text:p>
          </table:table-cell>
          <table:table-cell/>
        </table:table-row>
        <table:table-row table:style-name="ro1">
          <table:table-cell office:value-type="float" office:value="0.0021588" calcext:value-type="float">
            <text:p>0.0021588</text:p>
          </table:table-cell>
          <table:table-cell office:value-type="float" office:value="15.27638" calcext:value-type="float">
            <text:p>15.27638</text:p>
          </table:table-cell>
          <table:table-cell office:value-type="float" office:value="4.50251256" calcext:value-type="float">
            <text:p>4.50251256</text:p>
          </table:table-cell>
          <table:table-cell/>
        </table:table-row>
        <table:table-row table:style-name="ro1">
          <table:table-cell office:value-type="float" office:value="0.0021672" calcext:value-type="float">
            <text:p>0.0021672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66331658" calcext:value-type="float">
            <text:p>4.66331658</text:p>
          </table:table-cell>
          <table:table-cell/>
        </table:table-row>
        <table:table-row table:style-name="ro1">
          <table:table-cell office:value-type="float" office:value="0.0021756" calcext:value-type="float">
            <text:p>0.0021756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  <table:table-cell/>
        </table:table-row>
        <table:table-row table:style-name="ro1">
          <table:table-cell office:value-type="float" office:value="0.002184" calcext:value-type="float">
            <text:p>0.002184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0452261" calcext:value-type="float">
            <text:p>4.90452261</text:p>
          </table:table-cell>
          <table:table-cell/>
        </table:table-row>
        <table:table-row table:style-name="ro1">
          <table:table-cell office:value-type="float" office:value="0.0021924" calcext:value-type="float">
            <text:p>0.0021924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  <table:table-cell/>
        </table:table-row>
        <table:table-row table:style-name="ro1">
          <table:table-cell office:value-type="float" office:value="0.0022008" calcext:value-type="float">
            <text:p>0.0022008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  <table:table-cell/>
        </table:table-row>
        <table:table-row table:style-name="ro1">
          <table:table-cell office:value-type="float" office:value="0.0022092" calcext:value-type="float">
            <text:p>0.0022092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22176" calcext:value-type="float">
            <text:p>0.0022176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2226" calcext:value-type="float">
            <text:p>0.002226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22344" calcext:value-type="float">
            <text:p>0.002234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22428" calcext:value-type="float">
            <text:p>0.0022428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8693467" calcext:value-type="float">
            <text:p>5.38693467</text:p>
          </table:table-cell>
          <table:table-cell/>
        </table:table-row>
        <table:table-row table:style-name="ro1">
          <table:table-cell office:value-type="float" office:value="0.0022512" calcext:value-type="float">
            <text:p>0.0022512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22596" calcext:value-type="float">
            <text:p>0.0022596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2268" calcext:value-type="float">
            <text:p>0.002268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22764" calcext:value-type="float">
            <text:p>0.002276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22848" calcext:value-type="float">
            <text:p>0.0022848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22932" calcext:value-type="float">
            <text:p>0.0022932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  <table:table-cell/>
        </table:table-row>
        <table:table-row table:style-name="ro1">
          <table:table-cell office:value-type="float" office:value="0.0023016" calcext:value-type="float">
            <text:p>0.0023016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06532663" calcext:value-type="float">
            <text:p>5.06532663</text:p>
          </table:table-cell>
          <table:table-cell/>
        </table:table-row>
        <table:table-row table:style-name="ro1">
          <table:table-cell office:value-type="float" office:value="0.00231" calcext:value-type="float">
            <text:p>0.00231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5.06532663" calcext:value-type="float">
            <text:p>5.06532663</text:p>
          </table:table-cell>
          <table:table-cell/>
        </table:table-row>
        <table:table-row table:style-name="ro1">
          <table:table-cell office:value-type="float" office:value="0.0023184" calcext:value-type="float">
            <text:p>0.0023184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8241206" calcext:value-type="float">
            <text:p>4.8241206</text:p>
          </table:table-cell>
          <table:table-cell/>
        </table:table-row>
        <table:table-row table:style-name="ro1">
          <table:table-cell office:value-type="float" office:value="0.0023268" calcext:value-type="float">
            <text:p>0.0023268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74371859" calcext:value-type="float">
            <text:p>4.74371859</text:p>
          </table:table-cell>
          <table:table-cell/>
        </table:table-row>
        <table:table-row table:style-name="ro1">
          <table:table-cell office:value-type="float" office:value="0.0023352" calcext:value-type="float">
            <text:p>0.0023352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8291457" calcext:value-type="float">
            <text:p>4.58291457</text:p>
          </table:table-cell>
          <table:table-cell/>
        </table:table-row>
        <table:table-row table:style-name="ro1">
          <table:table-cell office:value-type="float" office:value="0.0023436" calcext:value-type="float">
            <text:p>0.0023436</text:p>
          </table:table-cell>
          <table:table-cell office:value-type="float" office:value="14.87437" calcext:value-type="float">
            <text:p>14.87437</text:p>
          </table:table-cell>
          <table:table-cell office:value-type="float" office:value="4.42211055" calcext:value-type="float">
            <text:p>4.42211055</text:p>
          </table:table-cell>
          <table:table-cell/>
        </table:table-row>
        <table:table-row table:style-name="ro1">
          <table:table-cell office:value-type="float" office:value="0.002352" calcext:value-type="float">
            <text:p>0.002352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26130653" calcext:value-type="float">
            <text:p>4.26130653</text:p>
          </table:table-cell>
          <table:table-cell/>
        </table:table-row>
        <table:table-row table:style-name="ro1">
          <table:table-cell office:value-type="float" office:value="0.0023604" calcext:value-type="float">
            <text:p>0.0023604</text:p>
          </table:table-cell>
          <table:table-cell office:value-type="float" office:value="13.66834" calcext:value-type="float">
            <text:p>13.66834</text:p>
          </table:table-cell>
          <table:table-cell office:value-type="float" office:value="4.10050251" calcext:value-type="float">
            <text:p>4.10050251</text:p>
          </table:table-cell>
          <table:table-cell/>
        </table:table-row>
        <table:table-row table:style-name="ro1">
          <table:table-cell office:value-type="float" office:value="0.0023688" calcext:value-type="float">
            <text:p>0.0023688</text:p>
          </table:table-cell>
          <table:table-cell office:value-type="float" office:value="13.065325" calcext:value-type="float">
            <text:p>13.065325</text:p>
          </table:table-cell>
          <table:table-cell office:value-type="float" office:value="3.93969849" calcext:value-type="float">
            <text:p>3.93969849</text:p>
          </table:table-cell>
          <table:table-cell/>
        </table:table-row>
        <table:table-row table:style-name="ro1">
          <table:table-cell office:value-type="float" office:value="0.0023772" calcext:value-type="float">
            <text:p>0.0023772</text:p>
          </table:table-cell>
          <table:table-cell office:value-type="float" office:value="12.46231" calcext:value-type="float">
            <text:p>12.46231</text:p>
          </table:table-cell>
          <table:table-cell office:value-type="float" office:value="3.69849246" calcext:value-type="float">
            <text:p>3.69849246</text:p>
          </table:table-cell>
          <table:table-cell/>
        </table:table-row>
        <table:table-row table:style-name="ro1">
          <table:table-cell office:value-type="float" office:value="0.0023856" calcext:value-type="float">
            <text:p>0.0023856</text:p>
          </table:table-cell>
          <table:table-cell office:value-type="float" office:value="11.65829" calcext:value-type="float">
            <text:p>11.65829</text:p>
          </table:table-cell>
          <table:table-cell office:value-type="float" office:value="3.45728643" calcext:value-type="float">
            <text:p>3.45728643</text:p>
          </table:table-cell>
          <table:table-cell/>
        </table:table-row>
        <table:table-row table:style-name="ro1">
          <table:table-cell office:value-type="float" office:value="0.002394" calcext:value-type="float">
            <text:p>0.002394</text:p>
          </table:table-cell>
          <table:table-cell office:value-type="float" office:value="10.85427" calcext:value-type="float">
            <text:p>10.85427</text:p>
          </table:table-cell>
          <table:table-cell office:value-type="float" office:value="3.2160804" calcext:value-type="float">
            <text:p>3.2160804</text:p>
          </table:table-cell>
          <table:table-cell/>
        </table:table-row>
        <table:table-row table:style-name="ro1">
          <table:table-cell office:value-type="float" office:value="0.0024024" calcext:value-type="float">
            <text:p>0.0024024</text:p>
          </table:table-cell>
          <table:table-cell office:value-type="float" office:value="10.251255" calcext:value-type="float">
            <text:p>10.251255</text:p>
          </table:table-cell>
          <table:table-cell office:value-type="float" office:value="2.97487437" calcext:value-type="float">
            <text:p>2.97487437</text:p>
          </table:table-cell>
          <table:table-cell/>
        </table:table-row>
        <table:table-row table:style-name="ro1">
          <table:table-cell office:value-type="float" office:value="0.0024108" calcext:value-type="float">
            <text:p>0.0024108</text:p>
          </table:table-cell>
          <table:table-cell office:value-type="float" office:value="9.447235" calcext:value-type="float">
            <text:p>9.447235</text:p>
          </table:table-cell>
          <table:table-cell office:value-type="float" office:value="2.81407035" calcext:value-type="float">
            <text:p>2.81407035</text:p>
          </table:table-cell>
          <table:table-cell/>
        </table:table-row>
        <table:table-row table:style-name="ro1">
          <table:table-cell office:value-type="float" office:value="0.0024192" calcext:value-type="float">
            <text:p>0.0024192</text:p>
          </table:table-cell>
          <table:table-cell office:value-type="float" office:value="8.44221" calcext:value-type="float">
            <text:p>8.44221</text:p>
          </table:table-cell>
          <table:table-cell office:value-type="float" office:value="2.49246231" calcext:value-type="float">
            <text:p>2.49246231</text:p>
          </table:table-cell>
          <table:table-cell/>
        </table:table-row>
        <table:table-row table:style-name="ro1">
          <table:table-cell office:value-type="float" office:value="0.0024276" calcext:value-type="float">
            <text:p>0.0024276</text:p>
          </table:table-cell>
          <table:table-cell office:value-type="float" office:value="7.63819" calcext:value-type="float">
            <text:p>7.63819</text:p>
          </table:table-cell>
          <table:table-cell office:value-type="float" office:value="2.33165829" calcext:value-type="float">
            <text:p>2.33165829</text:p>
          </table:table-cell>
          <table:table-cell/>
        </table:table-row>
        <table:table-row table:style-name="ro1">
          <table:table-cell office:value-type="float" office:value="0.002436" calcext:value-type="float">
            <text:p>0.002436</text:p>
          </table:table-cell>
          <table:table-cell office:value-type="float" office:value="6.83417" calcext:value-type="float">
            <text:p>6.83417</text:p>
          </table:table-cell>
          <table:table-cell office:value-type="float" office:value="2.01005025" calcext:value-type="float">
            <text:p>2.01005025</text:p>
          </table:table-cell>
          <table:table-cell/>
        </table:table-row>
        <table:table-row table:style-name="ro1">
          <table:table-cell office:value-type="float" office:value="0.0024444" calcext:value-type="float">
            <text:p>0.0024444</text:p>
          </table:table-cell>
          <table:table-cell office:value-type="float" office:value="6.03015" calcext:value-type="float">
            <text:p>6.03015</text:p>
          </table:table-cell>
          <table:table-cell office:value-type="float" office:value="1.76884422" calcext:value-type="float">
            <text:p>1.76884422</text:p>
          </table:table-cell>
          <table:table-cell/>
        </table:table-row>
        <table:table-row table:style-name="ro1">
          <table:table-cell office:value-type="float" office:value="0.0024528" calcext:value-type="float">
            <text:p>0.0024528</text:p>
          </table:table-cell>
          <table:table-cell office:value-type="float" office:value="5.025125" calcext:value-type="float">
            <text:p>5.025125</text:p>
          </table:table-cell>
          <table:table-cell office:value-type="float" office:value="1.44723618" calcext:value-type="float">
            <text:p>1.44723618</text:p>
          </table:table-cell>
          <table:table-cell/>
        </table:table-row>
        <table:table-row table:style-name="ro1">
          <table:table-cell office:value-type="float" office:value="0.0024612" calcext:value-type="float">
            <text:p>0.0024612</text:p>
          </table:table-cell>
          <table:table-cell office:value-type="float" office:value="4.221105" calcext:value-type="float">
            <text:p>4.221105</text:p>
          </table:table-cell>
          <table:table-cell office:value-type="float" office:value="1.20603015" calcext:value-type="float">
            <text:p>1.20603015</text:p>
          </table:table-cell>
          <table:table-cell/>
        </table:table-row>
        <table:table-row table:style-name="ro1">
          <table:table-cell office:value-type="float" office:value="0.0024696" calcext:value-type="float">
            <text:p>0.0024696</text:p>
          </table:table-cell>
          <table:table-cell office:value-type="float" office:value="3.21608" calcext:value-type="float">
            <text:p>3.21608</text:p>
          </table:table-cell>
          <table:table-cell office:value-type="float" office:value="0.88442211" calcext:value-type="float">
            <text:p>0.88442211</text:p>
          </table:table-cell>
          <table:table-cell/>
        </table:table-row>
        <table:table-row table:style-name="ro1">
          <table:table-cell office:value-type="float" office:value="0.002478" calcext:value-type="float">
            <text:p>0.002478</text:p>
          </table:table-cell>
          <table:table-cell office:value-type="float" office:value="2.211055" calcext:value-type="float">
            <text:p>2.211055</text:p>
          </table:table-cell>
          <table:table-cell office:value-type="float" office:value="0.56281407" calcext:value-type="float">
            <text:p>0.56281407</text:p>
          </table:table-cell>
          <table:table-cell/>
        </table:table-row>
        <table:table-row table:style-name="ro1">
          <table:table-cell office:value-type="float" office:value="0.0024864" calcext:value-type="float">
            <text:p>0.0024864</text:p>
          </table:table-cell>
          <table:table-cell office:value-type="float" office:value="1.005025" calcext:value-type="float">
            <text:p>1.005025</text:p>
          </table:table-cell>
          <table:table-cell office:value-type="float" office:value="0.32160804" calcext:value-type="float">
            <text:p>0.32160804</text:p>
          </table:table-cell>
          <table:table-cell/>
        </table:table-row>
        <table:table-row table:style-name="ro1">
          <table:table-cell office:value-type="float" office:value="0.0024948" calcext:value-type="float">
            <text:p>0.0024948</text:p>
          </table:table-cell>
          <table:table-cell office:value-type="float" office:value="0.201005" calcext:value-type="float">
            <text:p>0.201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25032" calcext:value-type="float">
            <text:p>0.0025032</text:p>
          </table:table-cell>
          <table:table-cell office:value-type="float" office:value="-0.603015" calcext:value-type="float">
            <text:p>-0.603015</text:p>
          </table:table-cell>
          <table:table-cell office:value-type="float" office:value="-0.24120603" calcext:value-type="float">
            <text:p>-0.24120603</text:p>
          </table:table-cell>
          <table:table-cell/>
        </table:table-row>
        <table:table-row table:style-name="ro1">
          <table:table-cell office:value-type="float" office:value="0.0025116" calcext:value-type="float">
            <text:p>0.0025116</text:p>
          </table:table-cell>
          <table:table-cell office:value-type="float" office:value="-1.60804" calcext:value-type="float">
            <text:p>-1.60804</text:p>
          </table:table-cell>
          <table:table-cell office:value-type="float" office:value="-0.48241206" calcext:value-type="float">
            <text:p>-0.48241206</text:p>
          </table:table-cell>
          <table:table-cell/>
        </table:table-row>
        <table:table-row table:style-name="ro1">
          <table:table-cell office:value-type="float" office:value="0.00252" calcext:value-type="float">
            <text:p>0.00252</text:p>
          </table:table-cell>
          <table:table-cell office:value-type="float" office:value="-2.613065" calcext:value-type="float">
            <text:p>-2.613065</text:p>
          </table:table-cell>
          <table:table-cell office:value-type="float" office:value="-0.8040201" calcext:value-type="float">
            <text:p>-0.8040201</text:p>
          </table:table-cell>
          <table:table-cell/>
        </table:table-row>
        <table:table-row table:style-name="ro1">
          <table:table-cell office:value-type="float" office:value="0.0025284" calcext:value-type="float">
            <text:p>0.0025284</text:p>
          </table:table-cell>
          <table:table-cell office:value-type="float" office:value="-3.61809" calcext:value-type="float">
            <text:p>-3.61809</text:p>
          </table:table-cell>
          <table:table-cell office:value-type="float" office:value="-1.04522613" calcext:value-type="float">
            <text:p>-1.04522613</text:p>
          </table:table-cell>
          <table:table-cell/>
        </table:table-row>
        <table:table-row table:style-name="ro1">
          <table:table-cell office:value-type="float" office:value="0.0025368" calcext:value-type="float">
            <text:p>0.0025368</text:p>
          </table:table-cell>
          <table:table-cell office:value-type="float" office:value="-4.42211" calcext:value-type="float">
            <text:p>-4.42211</text:p>
          </table:table-cell>
          <table:table-cell office:value-type="float" office:value="-1.36683417" calcext:value-type="float">
            <text:p>-1.36683417</text:p>
          </table:table-cell>
          <table:table-cell/>
        </table:table-row>
        <table:table-row table:style-name="ro1">
          <table:table-cell office:value-type="float" office:value="0.0025452" calcext:value-type="float">
            <text:p>0.0025452</text:p>
          </table:table-cell>
          <table:table-cell office:value-type="float" office:value="-5.427135" calcext:value-type="float">
            <text:p>-5.427135</text:p>
          </table:table-cell>
          <table:table-cell office:value-type="float" office:value="-1.68844221" calcext:value-type="float">
            <text:p>-1.68844221</text:p>
          </table:table-cell>
          <table:table-cell/>
        </table:table-row>
        <table:table-row table:style-name="ro1">
          <table:table-cell office:value-type="float" office:value="0.0025536" calcext:value-type="float">
            <text:p>0.0025536</text:p>
          </table:table-cell>
          <table:table-cell office:value-type="float" office:value="-6.43216" calcext:value-type="float">
            <text:p>-6.43216</text:p>
          </table:table-cell>
          <table:table-cell office:value-type="float" office:value="-1.92964824" calcext:value-type="float">
            <text:p>-1.92964824</text:p>
          </table:table-cell>
          <table:table-cell/>
        </table:table-row>
        <table:table-row table:style-name="ro1">
          <table:table-cell office:value-type="float" office:value="0.002562" calcext:value-type="float">
            <text:p>0.002562</text:p>
          </table:table-cell>
          <table:table-cell office:value-type="float" office:value="-7.23618" calcext:value-type="float">
            <text:p>-7.23618</text:p>
          </table:table-cell>
          <table:table-cell office:value-type="float" office:value="-2.25125628" calcext:value-type="float">
            <text:p>-2.25125628</text:p>
          </table:table-cell>
          <table:table-cell/>
        </table:table-row>
        <table:table-row table:style-name="ro1">
          <table:table-cell office:value-type="float" office:value="0.0025704" calcext:value-type="float">
            <text:p>0.0025704</text:p>
          </table:table-cell>
          <table:table-cell office:value-type="float" office:value="-8.0402" calcext:value-type="float">
            <text:p>-8.0402</text:p>
          </table:table-cell>
          <table:table-cell office:value-type="float" office:value="-2.57286432" calcext:value-type="float">
            <text:p>-2.57286432</text:p>
          </table:table-cell>
          <table:table-cell/>
        </table:table-row>
        <table:table-row table:style-name="ro1">
          <table:table-cell office:value-type="float" office:value="0.0025788" calcext:value-type="float">
            <text:p>0.0025788</text:p>
          </table:table-cell>
          <table:table-cell office:value-type="float" office:value="-9.045225" calcext:value-type="float">
            <text:p>-9.045225</text:p>
          </table:table-cell>
          <table:table-cell office:value-type="float" office:value="-2.73366834" calcext:value-type="float">
            <text:p>-2.73366834</text:p>
          </table:table-cell>
          <table:table-cell/>
        </table:table-row>
        <table:table-row table:style-name="ro1">
          <table:table-cell office:value-type="float" office:value="0.0025872" calcext:value-type="float">
            <text:p>0.0025872</text:p>
          </table:table-cell>
          <table:table-cell office:value-type="float" office:value="-9.849245" calcext:value-type="float">
            <text:p>-9.849245</text:p>
          </table:table-cell>
          <table:table-cell office:value-type="float" office:value="-2.97487437" calcext:value-type="float">
            <text:p>-2.97487437</text:p>
          </table:table-cell>
          <table:table-cell/>
        </table:table-row>
        <table:table-row table:style-name="ro1">
          <table:table-cell office:value-type="float" office:value="0.0025956" calcext:value-type="float">
            <text:p>0.0025956</text:p>
          </table:table-cell>
          <table:table-cell office:value-type="float" office:value="-10.653265" calcext:value-type="float">
            <text:p>-10.653265</text:p>
          </table:table-cell>
          <table:table-cell office:value-type="float" office:value="-3.2160804" calcext:value-type="float">
            <text:p>-3.2160804</text:p>
          </table:table-cell>
          <table:table-cell/>
        </table:table-row>
        <table:table-row table:style-name="ro1">
          <table:table-cell office:value-type="float" office:value="0.002604" calcext:value-type="float">
            <text:p>0.002604</text:p>
          </table:table-cell>
          <table:table-cell office:value-type="float" office:value="-11.457285" calcext:value-type="float">
            <text:p>-11.457285</text:p>
          </table:table-cell>
          <table:table-cell office:value-type="float" office:value="-3.45728643" calcext:value-type="float">
            <text:p>-3.45728643</text:p>
          </table:table-cell>
          <table:table-cell/>
        </table:table-row>
        <table:table-row table:style-name="ro1">
          <table:table-cell office:value-type="float" office:value="0.0026124" calcext:value-type="float">
            <text:p>0.0026124</text:p>
          </table:table-cell>
          <table:table-cell office:value-type="float" office:value="-12.261305" calcext:value-type="float">
            <text:p>-12.261305</text:p>
          </table:table-cell>
          <table:table-cell office:value-type="float" office:value="-3.69849246" calcext:value-type="float">
            <text:p>-3.69849246</text:p>
          </table:table-cell>
          <table:table-cell/>
        </table:table-row>
        <table:table-row table:style-name="ro1">
          <table:table-cell office:value-type="float" office:value="0.0026208" calcext:value-type="float">
            <text:p>0.0026208</text:p>
          </table:table-cell>
          <table:table-cell office:value-type="float" office:value="-13.065325" calcext:value-type="float">
            <text:p>-13.065325</text:p>
          </table:table-cell>
          <table:table-cell office:value-type="float" office:value="-3.85929648" calcext:value-type="float">
            <text:p>-3.85929648</text:p>
          </table:table-cell>
          <table:table-cell/>
        </table:table-row>
        <table:table-row table:style-name="ro1">
          <table:table-cell office:value-type="float" office:value="0.0026292" calcext:value-type="float">
            <text:p>0.0026292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10050251" calcext:value-type="float">
            <text:p>-4.10050251</text:p>
          </table:table-cell>
          <table:table-cell/>
        </table:table-row>
        <table:table-row table:style-name="ro1">
          <table:table-cell office:value-type="float" office:value="0.0026376" calcext:value-type="float">
            <text:p>0.0026376</text:p>
          </table:table-cell>
          <table:table-cell office:value-type="float" office:value="-14.271355" calcext:value-type="float">
            <text:p>-14.271355</text:p>
          </table:table-cell>
          <table:table-cell office:value-type="float" office:value="-4.18090452" calcext:value-type="float">
            <text:p>-4.18090452</text:p>
          </table:table-cell>
          <table:table-cell/>
        </table:table-row>
        <table:table-row table:style-name="ro1">
          <table:table-cell office:value-type="float" office:value="0.002646" calcext:value-type="float">
            <text:p>0.002646</text:p>
          </table:table-cell>
          <table:table-cell office:value-type="float" office:value="-14.87437" calcext:value-type="float">
            <text:p>-14.87437</text:p>
          </table:table-cell>
          <table:table-cell office:value-type="float" office:value="-4.42211055" calcext:value-type="float">
            <text:p>-4.42211055</text:p>
          </table:table-cell>
          <table:table-cell/>
        </table:table-row>
        <table:table-row table:style-name="ro1">
          <table:table-cell office:value-type="float" office:value="0.0026544" calcext:value-type="float">
            <text:p>0.0026544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8291457" calcext:value-type="float">
            <text:p>-4.58291457</text:p>
          </table:table-cell>
          <table:table-cell/>
        </table:table-row>
        <table:table-row table:style-name="ro1">
          <table:table-cell office:value-type="float" office:value="0.0026628" calcext:value-type="float">
            <text:p>0.0026628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74371859" calcext:value-type="float">
            <text:p>-4.74371859</text:p>
          </table:table-cell>
          <table:table-cell/>
        </table:table-row>
        <table:table-row table:style-name="ro1">
          <table:table-cell office:value-type="float" office:value="0.0026712" calcext:value-type="float">
            <text:p>0.0026712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90452261" calcext:value-type="float">
            <text:p>-4.90452261</text:p>
          </table:table-cell>
          <table:table-cell/>
        </table:table-row>
        <table:table-row table:style-name="ro1">
          <table:table-cell office:value-type="float" office:value="0.0026796" calcext:value-type="float">
            <text:p>0.0026796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  <table:table-cell/>
        </table:table-row>
        <table:table-row table:style-name="ro1">
          <table:table-cell office:value-type="float" office:value="0.002688" calcext:value-type="float">
            <text:p>0.002688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  <table:table-cell/>
        </table:table-row>
        <table:table-row table:style-name="ro1">
          <table:table-cell office:value-type="float" office:value="0.0026964" calcext:value-type="float">
            <text:p>0.0026964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  <table:table-cell/>
        </table:table-row>
        <table:table-row table:style-name="ro1">
          <table:table-cell office:value-type="float" office:value="0.0027048" calcext:value-type="float">
            <text:p>0.0027048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/>
        </table:table-row>
        <table:table-row table:style-name="ro1">
          <table:table-cell office:value-type="float" office:value="0.0027132" calcext:value-type="float">
            <text:p>0.0027132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38693467" calcext:value-type="float">
            <text:p>-5.38693467</text:p>
          </table:table-cell>
          <table:table-cell/>
        </table:table-row>
        <table:table-row table:style-name="ro1">
          <table:table-cell office:value-type="float" office:value="0.0027216" calcext:value-type="float">
            <text:p>0.002721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273" calcext:value-type="float">
            <text:p>0.00273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27384" calcext:value-type="float">
            <text:p>0.002738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27468" calcext:value-type="float">
            <text:p>0.002746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27552" calcext:value-type="float">
            <text:p>0.002755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27636" calcext:value-type="float">
            <text:p>0.002763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2772" calcext:value-type="float">
            <text:p>0.00277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27804" calcext:value-type="float">
            <text:p>0.0027804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38693467" calcext:value-type="float">
            <text:p>-5.38693467</text:p>
          </table:table-cell>
          <table:table-cell/>
        </table:table-row>
        <table:table-row table:style-name="ro1">
          <table:table-cell office:value-type="float" office:value="0.0027888" calcext:value-type="float">
            <text:p>0.0027888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/>
        </table:table-row>
        <table:table-row table:style-name="ro1">
          <table:table-cell office:value-type="float" office:value="0.0027972" calcext:value-type="float">
            <text:p>0.0027972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/>
        </table:table-row>
        <table:table-row table:style-name="ro1">
          <table:table-cell office:value-type="float" office:value="0.0028056" calcext:value-type="float">
            <text:p>0.0028056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14572864" calcext:value-type="float">
            <text:p>-5.14572864</text:p>
          </table:table-cell>
          <table:table-cell/>
        </table:table-row>
        <table:table-row table:style-name="ro1">
          <table:table-cell office:value-type="float" office:value="0.002814" calcext:value-type="float">
            <text:p>0.002814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  <table:table-cell/>
        </table:table-row>
        <table:table-row table:style-name="ro1">
          <table:table-cell office:value-type="float" office:value="0.0028224" calcext:value-type="float">
            <text:p>0.0028224</text:p>
          </table:table-cell>
          <table:table-cell office:value-type="float" office:value="-16.48241" calcext:value-type="float">
            <text:p>-16.48241</text:p>
          </table:table-cell>
          <table:table-cell office:value-type="float" office:value="-4.98492462" calcext:value-type="float">
            <text:p>-4.98492462</text:p>
          </table:table-cell>
          <table:table-cell/>
        </table:table-row>
        <table:table-row table:style-name="ro1">
          <table:table-cell office:value-type="float" office:value="0.0028308" calcext:value-type="float">
            <text:p>0.0028308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74371859" calcext:value-type="float">
            <text:p>-4.74371859</text:p>
          </table:table-cell>
          <table:table-cell/>
        </table:table-row>
        <table:table-row table:style-name="ro1">
          <table:table-cell office:value-type="float" office:value="0.0028392" calcext:value-type="float">
            <text:p>0.0028392</text:p>
          </table:table-cell>
          <table:table-cell office:value-type="float" office:value="-15.477385" calcext:value-type="float">
            <text:p>-15.477385</text:p>
          </table:table-cell>
          <table:table-cell office:value-type="float" office:value="-4.66331658" calcext:value-type="float">
            <text:p>-4.66331658</text:p>
          </table:table-cell>
          <table:table-cell/>
        </table:table-row>
        <table:table-row table:style-name="ro1">
          <table:table-cell office:value-type="float" office:value="0.0028476" calcext:value-type="float">
            <text:p>0.0028476</text:p>
          </table:table-cell>
          <table:table-cell office:value-type="float" office:value="-14.87437" calcext:value-type="float">
            <text:p>-14.87437</text:p>
          </table:table-cell>
          <table:table-cell office:value-type="float" office:value="-4.50251256" calcext:value-type="float">
            <text:p>-4.50251256</text:p>
          </table:table-cell>
          <table:table-cell/>
        </table:table-row>
        <table:table-row table:style-name="ro1">
          <table:table-cell office:value-type="float" office:value="0.002856" calcext:value-type="float">
            <text:p>0.002856</text:p>
          </table:table-cell>
          <table:table-cell office:value-type="float" office:value="-14.47236" calcext:value-type="float">
            <text:p>-14.47236</text:p>
          </table:table-cell>
          <table:table-cell office:value-type="float" office:value="-4.34170854" calcext:value-type="float">
            <text:p>-4.34170854</text:p>
          </table:table-cell>
          <table:table-cell/>
        </table:table-row>
        <table:table-row table:style-name="ro1">
          <table:table-cell office:value-type="float" office:value="0.0028644" calcext:value-type="float">
            <text:p>0.0028644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18090452" calcext:value-type="float">
            <text:p>-4.18090452</text:p>
          </table:table-cell>
          <table:table-cell/>
        </table:table-row>
        <table:table-row table:style-name="ro1">
          <table:table-cell office:value-type="float" office:value="0.0028728" calcext:value-type="float">
            <text:p>0.0028728</text:p>
          </table:table-cell>
          <table:table-cell office:value-type="float" office:value="-13.26633" calcext:value-type="float">
            <text:p>-13.26633</text:p>
          </table:table-cell>
          <table:table-cell office:value-type="float" office:value="-3.93969849" calcext:value-type="float">
            <text:p>-3.93969849</text:p>
          </table:table-cell>
          <table:table-cell/>
        </table:table-row>
        <table:table-row table:style-name="ro1">
          <table:table-cell office:value-type="float" office:value="0.0028812" calcext:value-type="float">
            <text:p>0.0028812</text:p>
          </table:table-cell>
          <table:table-cell office:value-type="float" office:value="-12.46231" calcext:value-type="float">
            <text:p>-12.46231</text:p>
          </table:table-cell>
          <table:table-cell office:value-type="float" office:value="-3.69849246" calcext:value-type="float">
            <text:p>-3.69849246</text:p>
          </table:table-cell>
          <table:table-cell/>
        </table:table-row>
        <table:table-row table:style-name="ro1">
          <table:table-cell office:value-type="float" office:value="0.0028896" calcext:value-type="float">
            <text:p>0.0028896</text:p>
          </table:table-cell>
          <table:table-cell office:value-type="float" office:value="-11.859295" calcext:value-type="float">
            <text:p>-11.859295</text:p>
          </table:table-cell>
          <table:table-cell office:value-type="float" office:value="-3.53768844" calcext:value-type="float">
            <text:p>-3.53768844</text:p>
          </table:table-cell>
          <table:table-cell/>
        </table:table-row>
        <table:table-row table:style-name="ro1">
          <table:table-cell office:value-type="float" office:value="0.002898" calcext:value-type="float">
            <text:p>0.002898</text:p>
          </table:table-cell>
          <table:table-cell office:value-type="float" office:value="-10.85427" calcext:value-type="float">
            <text:p>-10.85427</text:p>
          </table:table-cell>
          <table:table-cell office:value-type="float" office:value="-3.29648241" calcext:value-type="float">
            <text:p>-3.29648241</text:p>
          </table:table-cell>
          <table:table-cell/>
        </table:table-row>
        <table:table-row table:style-name="ro1">
          <table:table-cell office:value-type="float" office:value="0.0029064" calcext:value-type="float">
            <text:p>0.0029064</text:p>
          </table:table-cell>
          <table:table-cell office:value-type="float" office:value="-10.05025" calcext:value-type="float">
            <text:p>-10.05025</text:p>
          </table:table-cell>
          <table:table-cell office:value-type="float" office:value="-2.97487437" calcext:value-type="float">
            <text:p>-2.97487437</text:p>
          </table:table-cell>
          <table:table-cell/>
        </table:table-row>
        <table:table-row table:style-name="ro1">
          <table:table-cell office:value-type="float" office:value="0.0029148" calcext:value-type="float">
            <text:p>0.0029148</text:p>
          </table:table-cell>
          <table:table-cell office:value-type="float" office:value="-9.447235" calcext:value-type="float">
            <text:p>-9.447235</text:p>
          </table:table-cell>
          <table:table-cell office:value-type="float" office:value="-2.81407035" calcext:value-type="float">
            <text:p>-2.81407035</text:p>
          </table:table-cell>
          <table:table-cell/>
        </table:table-row>
        <table:table-row table:style-name="ro1">
          <table:table-cell office:value-type="float" office:value="0.0029232" calcext:value-type="float">
            <text:p>0.0029232</text:p>
          </table:table-cell>
          <table:table-cell office:value-type="float" office:value="-8.44221" calcext:value-type="float">
            <text:p>-8.44221</text:p>
          </table:table-cell>
          <table:table-cell office:value-type="float" office:value="-2.57286432" calcext:value-type="float">
            <text:p>-2.57286432</text:p>
          </table:table-cell>
          <table:table-cell/>
        </table:table-row>
        <table:table-row table:style-name="ro1">
          <table:table-cell office:value-type="float" office:value="0.0029316" calcext:value-type="float">
            <text:p>0.0029316</text:p>
          </table:table-cell>
          <table:table-cell office:value-type="float" office:value="-7.63819" calcext:value-type="float">
            <text:p>-7.63819</text:p>
          </table:table-cell>
          <table:table-cell office:value-type="float" office:value="-2.25125628" calcext:value-type="float">
            <text:p>-2.25125628</text:p>
          </table:table-cell>
          <table:table-cell/>
        </table:table-row>
        <table:table-row table:style-name="ro1">
          <table:table-cell office:value-type="float" office:value="0.00294" calcext:value-type="float">
            <text:p>0.00294</text:p>
          </table:table-cell>
          <table:table-cell office:value-type="float" office:value="-6.83417" calcext:value-type="float">
            <text:p>-6.83417</text:p>
          </table:table-cell>
          <table:table-cell office:value-type="float" office:value="-2.09045226" calcext:value-type="float">
            <text:p>-2.09045226</text:p>
          </table:table-cell>
          <table:table-cell/>
        </table:table-row>
        <table:table-row table:style-name="ro1">
          <table:table-cell office:value-type="float" office:value="0.0029484" calcext:value-type="float">
            <text:p>0.0029484</text:p>
          </table:table-cell>
          <table:table-cell office:value-type="float" office:value="-5.829145" calcext:value-type="float">
            <text:p>-5.829145</text:p>
          </table:table-cell>
          <table:table-cell office:value-type="float" office:value="-1.68844221" calcext:value-type="float">
            <text:p>-1.68844221</text:p>
          </table:table-cell>
          <table:table-cell/>
        </table:table-row>
        <table:table-row table:style-name="ro1">
          <table:table-cell office:value-type="float" office:value="0.0029568" calcext:value-type="float">
            <text:p>0.0029568</text:p>
          </table:table-cell>
          <table:table-cell office:value-type="float" office:value="-4.82412" calcext:value-type="float">
            <text:p>-4.82412</text:p>
          </table:table-cell>
          <table:table-cell office:value-type="float" office:value="-1.44723618" calcext:value-type="float">
            <text:p>-1.44723618</text:p>
          </table:table-cell>
          <table:table-cell/>
        </table:table-row>
        <table:table-row table:style-name="ro1">
          <table:table-cell office:value-type="float" office:value="0.0029652" calcext:value-type="float">
            <text:p>0.0029652</text:p>
          </table:table-cell>
          <table:table-cell office:value-type="float" office:value="-3.819095" calcext:value-type="float">
            <text:p>-3.819095</text:p>
          </table:table-cell>
          <table:table-cell office:value-type="float" office:value="-1.20603015" calcext:value-type="float">
            <text:p>-1.20603015</text:p>
          </table:table-cell>
          <table:table-cell/>
        </table:table-row>
        <table:table-row table:style-name="ro1">
          <table:table-cell office:value-type="float" office:value="0.0029736" calcext:value-type="float">
            <text:p>0.0029736</text:p>
          </table:table-cell>
          <table:table-cell office:value-type="float" office:value="-3.015075" calcext:value-type="float">
            <text:p>-3.015075</text:p>
          </table:table-cell>
          <table:table-cell office:value-type="float" office:value="-0.88442211" calcext:value-type="float">
            <text:p>-0.88442211</text:p>
          </table:table-cell>
          <table:table-cell/>
        </table:table-row>
        <table:table-row table:style-name="ro1">
          <table:table-cell office:value-type="float" office:value="0.002982" calcext:value-type="float">
            <text:p>0.002982</text:p>
          </table:table-cell>
          <table:table-cell office:value-type="float" office:value="-2.01005" calcext:value-type="float">
            <text:p>-2.01005</text:p>
          </table:table-cell>
          <table:table-cell office:value-type="float" office:value="-0.64321608" calcext:value-type="float">
            <text:p>-0.64321608</text:p>
          </table:table-cell>
          <table:table-cell/>
        </table:table-row>
        <table:table-row table:style-name="ro1">
          <table:table-cell office:value-type="float" office:value="0.0029904" calcext:value-type="float">
            <text:p>0.0029904</text:p>
          </table:table-cell>
          <table:table-cell office:value-type="float" office:value="-1.005025" calcext:value-type="float">
            <text:p>-1.005025</text:p>
          </table:table-cell>
          <table:table-cell office:value-type="float" office:value="-0.32160804" calcext:value-type="float">
            <text:p>-0.32160804</text:p>
          </table:table-cell>
          <table:table-cell/>
        </table:table-row>
        <table:table-row table:style-name="ro1">
          <table:table-cell office:value-type="float" office:value="0.0029988" calcext:value-type="float">
            <text:p>0.0029988</text:p>
          </table:table-cell>
          <table:table-cell office:value-type="float" office:value="-0.201005" calcext:value-type="float">
            <text:p>-0.201005</text:p>
          </table:table-cell>
          <table:table-cell office:value-type="float" office:value="-0.08040201" calcext:value-type="float">
            <text:p>-0.08040201</text:p>
          </table:table-cell>
          <table:table-cell/>
        </table:table-row>
        <table:table-row table:style-name="ro1">
          <table:table-cell office:value-type="float" office:value="0.0030072" calcext:value-type="float">
            <text:p>0.0030072</text:p>
          </table:table-cell>
          <table:table-cell office:value-type="float" office:value="0.80402" calcext:value-type="float">
            <text:p>0.80402</text:p>
          </table:table-cell>
          <table:table-cell office:value-type="float" office:value="0.24120603" calcext:value-type="float">
            <text:p>0.24120603</text:p>
          </table:table-cell>
          <table:table-cell/>
        </table:table-row>
        <table:table-row table:style-name="ro1">
          <table:table-cell office:value-type="float" office:value="0.0030156" calcext:value-type="float">
            <text:p>0.0030156</text:p>
          </table:table-cell>
          <table:table-cell office:value-type="float" office:value="1.809045" calcext:value-type="float">
            <text:p>1.809045</text:p>
          </table:table-cell>
          <table:table-cell office:value-type="float" office:value="0.48241206" calcext:value-type="float">
            <text:p>0.48241206</text:p>
          </table:table-cell>
          <table:table-cell/>
        </table:table-row>
        <table:table-row table:style-name="ro1">
          <table:table-cell office:value-type="float" office:value="0.003024" calcext:value-type="float">
            <text:p>0.003024</text:p>
          </table:table-cell>
          <table:table-cell office:value-type="float" office:value="2.81407" calcext:value-type="float">
            <text:p>2.81407</text:p>
          </table:table-cell>
          <table:table-cell office:value-type="float" office:value="0.8040201" calcext:value-type="float">
            <text:p>0.8040201</text:p>
          </table:table-cell>
          <table:table-cell/>
        </table:table-row>
        <table:table-row table:style-name="ro1">
          <table:table-cell office:value-type="float" office:value="0.0030324" calcext:value-type="float">
            <text:p>0.0030324</text:p>
          </table:table-cell>
          <table:table-cell office:value-type="float" office:value="3.61809" calcext:value-type="float">
            <text:p>3.61809</text:p>
          </table:table-cell>
          <table:table-cell office:value-type="float" office:value="1.12562814" calcext:value-type="float">
            <text:p>1.12562814</text:p>
          </table:table-cell>
          <table:table-cell/>
        </table:table-row>
        <table:table-row table:style-name="ro1">
          <table:table-cell office:value-type="float" office:value="0.0030408" calcext:value-type="float">
            <text:p>0.0030408</text:p>
          </table:table-cell>
          <table:table-cell office:value-type="float" office:value="4.623115" calcext:value-type="float">
            <text:p>4.623115</text:p>
          </table:table-cell>
          <table:table-cell office:value-type="float" office:value="1.36683417" calcext:value-type="float">
            <text:p>1.36683417</text:p>
          </table:table-cell>
          <table:table-cell/>
        </table:table-row>
        <table:table-row table:style-name="ro1">
          <table:table-cell office:value-type="float" office:value="0.0030492" calcext:value-type="float">
            <text:p>0.0030492</text:p>
          </table:table-cell>
          <table:table-cell office:value-type="float" office:value="5.62814" calcext:value-type="float">
            <text:p>5.62814</text:p>
          </table:table-cell>
          <table:table-cell office:value-type="float" office:value="1.6080402" calcext:value-type="float">
            <text:p>1.6080402</text:p>
          </table:table-cell>
          <table:table-cell/>
        </table:table-row>
        <table:table-row table:style-name="ro1">
          <table:table-cell office:value-type="float" office:value="0.0030576" calcext:value-type="float">
            <text:p>0.0030576</text:p>
          </table:table-cell>
          <table:table-cell office:value-type="float" office:value="6.43216" calcext:value-type="float">
            <text:p>6.43216</text:p>
          </table:table-cell>
          <table:table-cell office:value-type="float" office:value="1.92964824" calcext:value-type="float">
            <text:p>1.92964824</text:p>
          </table:table-cell>
          <table:table-cell/>
        </table:table-row>
        <table:table-row table:style-name="ro1">
          <table:table-cell office:value-type="float" office:value="0.003066" calcext:value-type="float">
            <text:p>0.003066</text:p>
          </table:table-cell>
          <table:table-cell office:value-type="float" office:value="7.437185" calcext:value-type="float">
            <text:p>7.437185</text:p>
          </table:table-cell>
          <table:table-cell office:value-type="float" office:value="2.17085427" calcext:value-type="float">
            <text:p>2.17085427</text:p>
          </table:table-cell>
          <table:table-cell/>
        </table:table-row>
        <table:table-row table:style-name="ro1">
          <table:table-cell office:value-type="float" office:value="0.0030744" calcext:value-type="float">
            <text:p>0.0030744</text:p>
          </table:table-cell>
          <table:table-cell office:value-type="float" office:value="8.241205" calcext:value-type="float">
            <text:p>8.241205</text:p>
          </table:table-cell>
          <table:table-cell office:value-type="float" office:value="2.49246231" calcext:value-type="float">
            <text:p>2.49246231</text:p>
          </table:table-cell>
          <table:table-cell/>
        </table:table-row>
        <table:table-row table:style-name="ro1">
          <table:table-cell office:value-type="float" office:value="0.0030828" calcext:value-type="float">
            <text:p>0.0030828</text:p>
          </table:table-cell>
          <table:table-cell office:value-type="float" office:value="9.045225" calcext:value-type="float">
            <text:p>9.045225</text:p>
          </table:table-cell>
          <table:table-cell office:value-type="float" office:value="2.65326633" calcext:value-type="float">
            <text:p>2.65326633</text:p>
          </table:table-cell>
          <table:table-cell/>
        </table:table-row>
        <table:table-row table:style-name="ro1">
          <table:table-cell office:value-type="float" office:value="0.0030912" calcext:value-type="float">
            <text:p>0.0030912</text:p>
          </table:table-cell>
          <table:table-cell office:value-type="float" office:value="9.849245" calcext:value-type="float">
            <text:p>9.849245</text:p>
          </table:table-cell>
          <table:table-cell office:value-type="float" office:value="2.89447236" calcext:value-type="float">
            <text:p>2.89447236</text:p>
          </table:table-cell>
          <table:table-cell/>
        </table:table-row>
        <table:table-row table:style-name="ro1">
          <table:table-cell office:value-type="float" office:value="0.0030996" calcext:value-type="float">
            <text:p>0.0030996</text:p>
          </table:table-cell>
          <table:table-cell office:value-type="float" office:value="10.653265" calcext:value-type="float">
            <text:p>10.653265</text:p>
          </table:table-cell>
          <table:table-cell office:value-type="float" office:value="3.13567839" calcext:value-type="float">
            <text:p>3.13567839</text:p>
          </table:table-cell>
          <table:table-cell/>
        </table:table-row>
        <table:table-row table:style-name="ro1">
          <table:table-cell office:value-type="float" office:value="0.003108" calcext:value-type="float">
            <text:p>0.003108</text:p>
          </table:table-cell>
          <table:table-cell office:value-type="float" office:value="11.457285" calcext:value-type="float">
            <text:p>11.457285</text:p>
          </table:table-cell>
          <table:table-cell office:value-type="float" office:value="3.37688442" calcext:value-type="float">
            <text:p>3.37688442</text:p>
          </table:table-cell>
          <table:table-cell/>
        </table:table-row>
        <table:table-row table:style-name="ro1">
          <table:table-cell office:value-type="float" office:value="0.0031164" calcext:value-type="float">
            <text:p>0.0031164</text:p>
          </table:table-cell>
          <table:table-cell office:value-type="float" office:value="12.0603" calcext:value-type="float">
            <text:p>12.0603</text:p>
          </table:table-cell>
          <table:table-cell office:value-type="float" office:value="3.53768844" calcext:value-type="float">
            <text:p>3.53768844</text:p>
          </table:table-cell>
          <table:table-cell/>
        </table:table-row>
        <table:table-row table:style-name="ro1">
          <table:table-cell office:value-type="float" office:value="0.0031248" calcext:value-type="float">
            <text:p>0.0031248</text:p>
          </table:table-cell>
          <table:table-cell office:value-type="float" office:value="12.86432" calcext:value-type="float">
            <text:p>12.86432</text:p>
          </table:table-cell>
          <table:table-cell office:value-type="float" office:value="3.85929648" calcext:value-type="float">
            <text:p>3.85929648</text:p>
          </table:table-cell>
          <table:table-cell/>
        </table:table-row>
        <table:table-row table:style-name="ro1">
          <table:table-cell office:value-type="float" office:value="0.0031332" calcext:value-type="float">
            <text:p>0.0031332</text:p>
          </table:table-cell>
          <table:table-cell office:value-type="float" office:value="13.66834" calcext:value-type="float">
            <text:p>13.66834</text:p>
          </table:table-cell>
          <table:table-cell office:value-type="float" office:value="4.0201005" calcext:value-type="float">
            <text:p>4.0201005</text:p>
          </table:table-cell>
          <table:table-cell/>
        </table:table-row>
        <table:table-row table:style-name="ro1">
          <table:table-cell office:value-type="float" office:value="0.0031416" calcext:value-type="float">
            <text:p>0.0031416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18090452" calcext:value-type="float">
            <text:p>4.18090452</text:p>
          </table:table-cell>
          <table:table-cell/>
        </table:table-row>
        <table:table-row table:style-name="ro1">
          <table:table-cell office:value-type="float" office:value="0.00315" calcext:value-type="float">
            <text:p>0.00315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34170854" calcext:value-type="float">
            <text:p>4.34170854</text:p>
          </table:table-cell>
          <table:table-cell/>
        </table:table-row>
        <table:table-row table:style-name="ro1">
          <table:table-cell office:value-type="float" office:value="0.0031584" calcext:value-type="float">
            <text:p>0.0031584</text:p>
          </table:table-cell>
          <table:table-cell office:value-type="float" office:value="15.27638" calcext:value-type="float">
            <text:p>15.27638</text:p>
          </table:table-cell>
          <table:table-cell office:value-type="float" office:value="4.50251256" calcext:value-type="float">
            <text:p>4.50251256</text:p>
          </table:table-cell>
          <table:table-cell/>
        </table:table-row>
        <table:table-row table:style-name="ro1">
          <table:table-cell office:value-type="float" office:value="0.0031668" calcext:value-type="float">
            <text:p>0.0031668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66331658" calcext:value-type="float">
            <text:p>4.66331658</text:p>
          </table:table-cell>
          <table:table-cell/>
        </table:table-row>
        <table:table-row table:style-name="ro1">
          <table:table-cell office:value-type="float" office:value="0.0031752" calcext:value-type="float">
            <text:p>0.0031752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  <table:table-cell/>
        </table:table-row>
        <table:table-row table:style-name="ro1">
          <table:table-cell office:value-type="float" office:value="0.0031836" calcext:value-type="float">
            <text:p>0.0031836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0452261" calcext:value-type="float">
            <text:p>4.90452261</text:p>
          </table:table-cell>
          <table:table-cell/>
        </table:table-row>
        <table:table-row table:style-name="ro1">
          <table:table-cell office:value-type="float" office:value="0.003192" calcext:value-type="float">
            <text:p>0.003192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4.98492462" calcext:value-type="float">
            <text:p>4.98492462</text:p>
          </table:table-cell>
          <table:table-cell/>
        </table:table-row>
        <table:table-row table:style-name="ro1">
          <table:table-cell office:value-type="float" office:value="0.0032004" calcext:value-type="float">
            <text:p>0.0032004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  <table:table-cell/>
        </table:table-row>
        <table:table-row table:style-name="ro1">
          <table:table-cell office:value-type="float" office:value="0.0032088" calcext:value-type="float">
            <text:p>0.0032088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32172" calcext:value-type="float">
            <text:p>0.0032172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32256" calcext:value-type="float">
            <text:p>0.0032256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3234" calcext:value-type="float">
            <text:p>0.003234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32424" calcext:value-type="float">
            <text:p>0.0032424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  <table:table-cell/>
        </table:table-row>
        <table:table-row table:style-name="ro1">
          <table:table-cell office:value-type="float" office:value="0.0032508" calcext:value-type="float">
            <text:p>0.0032508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  <table:table-cell/>
        </table:table-row>
        <table:table-row table:style-name="ro1">
          <table:table-cell office:value-type="float" office:value="0.0032592" calcext:value-type="float">
            <text:p>0.0032592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  <table:table-cell/>
        </table:table-row>
        <table:table-row table:style-name="ro1">
          <table:table-cell office:value-type="float" office:value="0.0032676" calcext:value-type="float">
            <text:p>0.0032676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46733668" calcext:value-type="float">
            <text:p>5.46733668</text:p>
          </table:table-cell>
          <table:table-cell/>
        </table:table-row>
        <table:table-row table:style-name="ro1">
          <table:table-cell office:value-type="float" office:value="0.003276" calcext:value-type="float">
            <text:p>0.003276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32844" calcext:value-type="float">
            <text:p>0.0032844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32928" calcext:value-type="float">
            <text:p>0.0032928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  <table:table-cell/>
        </table:table-row>
        <table:table-row table:style-name="ro1">
          <table:table-cell office:value-type="float" office:value="0.0033012" calcext:value-type="float">
            <text:p>0.0033012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14572864" calcext:value-type="float">
            <text:p>5.14572864</text:p>
          </table:table-cell>
          <table:table-cell/>
        </table:table-row>
        <table:table-row table:style-name="ro1">
          <table:table-cell office:value-type="float" office:value="0.0033096" calcext:value-type="float">
            <text:p>0.0033096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4.98492462" calcext:value-type="float">
            <text:p>4.98492462</text:p>
          </table:table-cell>
          <table:table-cell/>
        </table:table-row>
        <table:table-row table:style-name="ro1">
          <table:table-cell office:value-type="float" office:value="0.003318" calcext:value-type="float">
            <text:p>0.003318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  <table:table-cell/>
        </table:table-row>
        <table:table-row table:style-name="ro1">
          <table:table-cell office:value-type="float" office:value="0.0033264" calcext:value-type="float">
            <text:p>0.0033264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74371859" calcext:value-type="float">
            <text:p>4.74371859</text:p>
          </table:table-cell>
          <table:table-cell/>
        </table:table-row>
        <table:table-row table:style-name="ro1">
          <table:table-cell office:value-type="float" office:value="0.0033348" calcext:value-type="float">
            <text:p>0.0033348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8291457" calcext:value-type="float">
            <text:p>4.58291457</text:p>
          </table:table-cell>
          <table:table-cell/>
        </table:table-row>
        <table:table-row table:style-name="ro1">
          <table:table-cell office:value-type="float" office:value="0.0033432" calcext:value-type="float">
            <text:p>0.0033432</text:p>
          </table:table-cell>
          <table:table-cell office:value-type="float" office:value="14.87437" calcext:value-type="float">
            <text:p>14.87437</text:p>
          </table:table-cell>
          <table:table-cell office:value-type="float" office:value="4.42211055" calcext:value-type="float">
            <text:p>4.42211055</text:p>
          </table:table-cell>
          <table:table-cell/>
        </table:table-row>
        <table:table-row table:style-name="ro1">
          <table:table-cell office:value-type="float" office:value="0.0033516" calcext:value-type="float">
            <text:p>0.0033516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26130653" calcext:value-type="float">
            <text:p>4.26130653</text:p>
          </table:table-cell>
          <table:table-cell/>
        </table:table-row>
        <table:table-row table:style-name="ro1">
          <table:table-cell office:value-type="float" office:value="0.00336" calcext:value-type="float">
            <text:p>0.00336</text:p>
          </table:table-cell>
          <table:table-cell office:value-type="float" office:value="13.869345" calcext:value-type="float">
            <text:p>13.869345</text:p>
          </table:table-cell>
          <table:table-cell office:value-type="float" office:value="4.10050251" calcext:value-type="float">
            <text:p>4.10050251</text:p>
          </table:table-cell>
          <table:table-cell/>
        </table:table-row>
        <table:table-row table:style-name="ro1">
          <table:table-cell office:value-type="float" office:value="0.0033684" calcext:value-type="float">
            <text:p>0.0033684</text:p>
          </table:table-cell>
          <table:table-cell office:value-type="float" office:value="13.065325" calcext:value-type="float">
            <text:p>13.065325</text:p>
          </table:table-cell>
          <table:table-cell office:value-type="float" office:value="3.85929648" calcext:value-type="float">
            <text:p>3.85929648</text:p>
          </table:table-cell>
          <table:table-cell/>
        </table:table-row>
        <table:table-row table:style-name="ro1">
          <table:table-cell office:value-type="float" office:value="0.0033768" calcext:value-type="float">
            <text:p>0.0033768</text:p>
          </table:table-cell>
          <table:table-cell office:value-type="float" office:value="12.46231" calcext:value-type="float">
            <text:p>12.46231</text:p>
          </table:table-cell>
          <table:table-cell office:value-type="float" office:value="3.61809045" calcext:value-type="float">
            <text:p>3.61809045</text:p>
          </table:table-cell>
          <table:table-cell/>
        </table:table-row>
        <table:table-row table:style-name="ro1">
          <table:table-cell office:value-type="float" office:value="0.0033852" calcext:value-type="float">
            <text:p>0.0033852</text:p>
          </table:table-cell>
          <table:table-cell office:value-type="float" office:value="11.859295" calcext:value-type="float">
            <text:p>11.859295</text:p>
          </table:table-cell>
          <table:table-cell office:value-type="float" office:value="3.45728643" calcext:value-type="float">
            <text:p>3.45728643</text:p>
          </table:table-cell>
          <table:table-cell/>
        </table:table-row>
        <table:table-row table:style-name="ro1">
          <table:table-cell office:value-type="float" office:value="0.0033936" calcext:value-type="float">
            <text:p>0.0033936</text:p>
          </table:table-cell>
          <table:table-cell office:value-type="float" office:value="11.055275" calcext:value-type="float">
            <text:p>11.055275</text:p>
          </table:table-cell>
          <table:table-cell office:value-type="float" office:value="3.2160804" calcext:value-type="float">
            <text:p>3.2160804</text:p>
          </table:table-cell>
          <table:table-cell/>
        </table:table-row>
        <table:table-row table:style-name="ro1">
          <table:table-cell office:value-type="float" office:value="0.003402" calcext:value-type="float">
            <text:p>0.003402</text:p>
          </table:table-cell>
          <table:table-cell office:value-type="float" office:value="10.251255" calcext:value-type="float">
            <text:p>10.251255</text:p>
          </table:table-cell>
          <table:table-cell office:value-type="float" office:value="2.97487437" calcext:value-type="float">
            <text:p>2.97487437</text:p>
          </table:table-cell>
          <table:table-cell/>
        </table:table-row>
        <table:table-row table:style-name="ro1">
          <table:table-cell office:value-type="float" office:value="0.0034104" calcext:value-type="float">
            <text:p>0.0034104</text:p>
          </table:table-cell>
          <table:table-cell office:value-type="float" office:value="9.447235" calcext:value-type="float">
            <text:p>9.447235</text:p>
          </table:table-cell>
          <table:table-cell office:value-type="float" office:value="2.73366834" calcext:value-type="float">
            <text:p>2.73366834</text:p>
          </table:table-cell>
          <table:table-cell/>
        </table:table-row>
        <table:table-row table:style-name="ro1">
          <table:table-cell office:value-type="float" office:value="0.0034188" calcext:value-type="float">
            <text:p>0.0034188</text:p>
          </table:table-cell>
          <table:table-cell office:value-type="float" office:value="8.643215" calcext:value-type="float">
            <text:p>8.643215</text:p>
          </table:table-cell>
          <table:table-cell office:value-type="float" office:value="2.57286432" calcext:value-type="float">
            <text:p>2.57286432</text:p>
          </table:table-cell>
          <table:table-cell/>
        </table:table-row>
        <table:table-row table:style-name="ro1">
          <table:table-cell office:value-type="float" office:value="0.0034272" calcext:value-type="float">
            <text:p>0.0034272</text:p>
          </table:table-cell>
          <table:table-cell office:value-type="float" office:value="7.839195" calcext:value-type="float">
            <text:p>7.839195</text:p>
          </table:table-cell>
          <table:table-cell office:value-type="float" office:value="2.25125628" calcext:value-type="float">
            <text:p>2.25125628</text:p>
          </table:table-cell>
          <table:table-cell/>
        </table:table-row>
        <table:table-row table:style-name="ro1">
          <table:table-cell office:value-type="float" office:value="0.0034356" calcext:value-type="float">
            <text:p>0.0034356</text:p>
          </table:table-cell>
          <table:table-cell office:value-type="float" office:value="6.83417" calcext:value-type="float">
            <text:p>6.83417</text:p>
          </table:table-cell>
          <table:table-cell office:value-type="float" office:value="2.01005025" calcext:value-type="float">
            <text:p>2.01005025</text:p>
          </table:table-cell>
          <table:table-cell/>
        </table:table-row>
        <table:table-row table:style-name="ro1">
          <table:table-cell office:value-type="float" office:value="0.003444" calcext:value-type="float">
            <text:p>0.003444</text:p>
          </table:table-cell>
          <table:table-cell office:value-type="float" office:value="6.03015" calcext:value-type="float">
            <text:p>6.03015</text:p>
          </table:table-cell>
          <table:table-cell office:value-type="float" office:value="1.68844221" calcext:value-type="float">
            <text:p>1.68844221</text:p>
          </table:table-cell>
          <table:table-cell/>
        </table:table-row>
        <table:table-row table:style-name="ro1">
          <table:table-cell office:value-type="float" office:value="0.0034524" calcext:value-type="float">
            <text:p>0.0034524</text:p>
          </table:table-cell>
          <table:table-cell office:value-type="float" office:value="5.025125" calcext:value-type="float">
            <text:p>5.025125</text:p>
          </table:table-cell>
          <table:table-cell office:value-type="float" office:value="1.52763819" calcext:value-type="float">
            <text:p>1.52763819</text:p>
          </table:table-cell>
          <table:table-cell/>
        </table:table-row>
        <table:table-row table:style-name="ro1">
          <table:table-cell office:value-type="float" office:value="0.0034608" calcext:value-type="float">
            <text:p>0.0034608</text:p>
          </table:table-cell>
          <table:table-cell office:value-type="float" office:value="4.221105" calcext:value-type="float">
            <text:p>4.221105</text:p>
          </table:table-cell>
          <table:table-cell office:value-type="float" office:value="1.28643216" calcext:value-type="float">
            <text:p>1.28643216</text:p>
          </table:table-cell>
          <table:table-cell/>
        </table:table-row>
        <table:table-row table:style-name="ro1">
          <table:table-cell office:value-type="float" office:value="0.0034692" calcext:value-type="float">
            <text:p>0.0034692</text:p>
          </table:table-cell>
          <table:table-cell office:value-type="float" office:value="3.015075" calcext:value-type="float">
            <text:p>3.015075</text:p>
          </table:table-cell>
          <table:table-cell office:value-type="float" office:value="0.96482412" calcext:value-type="float">
            <text:p>0.96482412</text:p>
          </table:table-cell>
          <table:table-cell/>
        </table:table-row>
        <table:table-row table:style-name="ro1">
          <table:table-cell office:value-type="float" office:value="0.0034776" calcext:value-type="float">
            <text:p>0.0034776</text:p>
          </table:table-cell>
          <table:table-cell office:value-type="float" office:value="2.211055" calcext:value-type="float">
            <text:p>2.211055</text:p>
          </table:table-cell>
          <table:table-cell office:value-type="float" office:value="0.64321608" calcext:value-type="float">
            <text:p>0.64321608</text:p>
          </table:table-cell>
          <table:table-cell/>
        </table:table-row>
        <table:table-row table:style-name="ro1">
          <table:table-cell office:value-type="float" office:value="0.003486" calcext:value-type="float">
            <text:p>0.003486</text:p>
          </table:table-cell>
          <table:table-cell office:value-type="float" office:value="1.20603" calcext:value-type="float">
            <text:p>1.20603</text:p>
          </table:table-cell>
          <table:table-cell office:value-type="float" office:value="0.32160804" calcext:value-type="float">
            <text:p>0.32160804</text:p>
          </table:table-cell>
          <table:table-cell/>
        </table:table-row>
        <table:table-row table:style-name="ro1">
          <table:table-cell office:value-type="float" office:value="0.0034944" calcext:value-type="float">
            <text:p>0.0034944</text:p>
          </table:table-cell>
          <table:table-cell office:value-type="float" office:value="0.201005" calcext:value-type="float">
            <text:p>0.201005</text:p>
          </table:table-cell>
          <table:table-cell office:value-type="float" office:value="0.08040201" calcext:value-type="float">
            <text:p>0.08040201</text:p>
          </table:table-cell>
          <table:table-cell/>
        </table:table-row>
        <table:table-row table:style-name="ro1">
          <table:table-cell office:value-type="float" office:value="0.0035028" calcext:value-type="float">
            <text:p>0.0035028</text:p>
          </table:table-cell>
          <table:table-cell office:value-type="float" office:value="-0.603015" calcext:value-type="float">
            <text:p>-0.603015</text:p>
          </table:table-cell>
          <table:table-cell office:value-type="float" office:value="-0.24120603" calcext:value-type="float">
            <text:p>-0.24120603</text:p>
          </table:table-cell>
          <table:table-cell/>
        </table:table-row>
        <table:table-row table:style-name="ro1">
          <table:table-cell office:value-type="float" office:value="0.0035112" calcext:value-type="float">
            <text:p>0.0035112</text:p>
          </table:table-cell>
          <table:table-cell office:value-type="float" office:value="-1.60804" calcext:value-type="float">
            <text:p>-1.60804</text:p>
          </table:table-cell>
          <table:table-cell office:value-type="float" office:value="-0.40201005" calcext:value-type="float">
            <text:p>-0.40201005</text:p>
          </table:table-cell>
          <table:table-cell/>
        </table:table-row>
        <table:table-row table:style-name="ro1">
          <table:table-cell office:value-type="float" office:value="0.0035196" calcext:value-type="float">
            <text:p>0.0035196</text:p>
          </table:table-cell>
          <table:table-cell office:value-type="float" office:value="-2.613065" calcext:value-type="float">
            <text:p>-2.613065</text:p>
          </table:table-cell>
          <table:table-cell office:value-type="float" office:value="-0.8040201" calcext:value-type="float">
            <text:p>-0.8040201</text:p>
          </table:table-cell>
          <table:table-cell/>
        </table:table-row>
        <table:table-row table:style-name="ro1">
          <table:table-cell office:value-type="float" office:value="0.003528" calcext:value-type="float">
            <text:p>0.003528</text:p>
          </table:table-cell>
          <table:table-cell office:value-type="float" office:value="-3.61809" calcext:value-type="float">
            <text:p>-3.61809</text:p>
          </table:table-cell>
          <table:table-cell office:value-type="float" office:value="-1.04522613" calcext:value-type="float">
            <text:p>-1.04522613</text:p>
          </table:table-cell>
          <table:table-cell/>
        </table:table-row>
        <table:table-row table:style-name="ro1">
          <table:table-cell office:value-type="float" office:value="0.0035364" calcext:value-type="float">
            <text:p>0.0035364</text:p>
          </table:table-cell>
          <table:table-cell office:value-type="float" office:value="-4.42211" calcext:value-type="float">
            <text:p>-4.42211</text:p>
          </table:table-cell>
          <table:table-cell office:value-type="float" office:value="-1.36683417" calcext:value-type="float">
            <text:p>-1.36683417</text:p>
          </table:table-cell>
          <table:table-cell/>
        </table:table-row>
        <table:table-row table:style-name="ro1">
          <table:table-cell office:value-type="float" office:value="0.0035448" calcext:value-type="float">
            <text:p>0.0035448</text:p>
          </table:table-cell>
          <table:table-cell office:value-type="float" office:value="-5.427135" calcext:value-type="float">
            <text:p>-5.427135</text:p>
          </table:table-cell>
          <table:table-cell office:value-type="float" office:value="-1.6080402" calcext:value-type="float">
            <text:p>-1.6080402</text:p>
          </table:table-cell>
          <table:table-cell/>
        </table:table-row>
        <table:table-row table:style-name="ro1">
          <table:table-cell office:value-type="float" office:value="0.0035532" calcext:value-type="float">
            <text:p>0.0035532</text:p>
          </table:table-cell>
          <table:table-cell office:value-type="float" office:value="-6.43216" calcext:value-type="float">
            <text:p>-6.43216</text:p>
          </table:table-cell>
          <table:table-cell office:value-type="float" office:value="-1.92964824" calcext:value-type="float">
            <text:p>-1.92964824</text:p>
          </table:table-cell>
          <table:table-cell/>
        </table:table-row>
        <table:table-row table:style-name="ro1">
          <table:table-cell office:value-type="float" office:value="0.0035616" calcext:value-type="float">
            <text:p>0.0035616</text:p>
          </table:table-cell>
          <table:table-cell office:value-type="float" office:value="-7.23618" calcext:value-type="float">
            <text:p>-7.23618</text:p>
          </table:table-cell>
          <table:table-cell office:value-type="float" office:value="-2.17085427" calcext:value-type="float">
            <text:p>-2.17085427</text:p>
          </table:table-cell>
          <table:table-cell/>
        </table:table-row>
        <table:table-row table:style-name="ro1">
          <table:table-cell office:value-type="float" office:value="0.00357" calcext:value-type="float">
            <text:p>0.00357</text:p>
          </table:table-cell>
          <table:table-cell office:value-type="float" office:value="-8.0402" calcext:value-type="float">
            <text:p>-8.0402</text:p>
          </table:table-cell>
          <table:table-cell office:value-type="float" office:value="-2.49246231" calcext:value-type="float">
            <text:p>-2.49246231</text:p>
          </table:table-cell>
          <table:table-cell/>
        </table:table-row>
        <table:table-row table:style-name="ro1">
          <table:table-cell office:value-type="float" office:value="0.0035784" calcext:value-type="float">
            <text:p>0.0035784</text:p>
          </table:table-cell>
          <table:table-cell office:value-type="float" office:value="-9.045225" calcext:value-type="float">
            <text:p>-9.045225</text:p>
          </table:table-cell>
          <table:table-cell office:value-type="float" office:value="-2.73366834" calcext:value-type="float">
            <text:p>-2.73366834</text:p>
          </table:table-cell>
          <table:table-cell/>
        </table:table-row>
        <table:table-row table:style-name="ro1">
          <table:table-cell office:value-type="float" office:value="0.0035868" calcext:value-type="float">
            <text:p>0.0035868</text:p>
          </table:table-cell>
          <table:table-cell office:value-type="float" office:value="-9.849245" calcext:value-type="float">
            <text:p>-9.849245</text:p>
          </table:table-cell>
          <table:table-cell office:value-type="float" office:value="-2.97487437" calcext:value-type="float">
            <text:p>-2.97487437</text:p>
          </table:table-cell>
          <table:table-cell/>
        </table:table-row>
        <table:table-row table:style-name="ro1">
          <table:table-cell office:value-type="float" office:value="0.0035952" calcext:value-type="float">
            <text:p>0.0035952</text:p>
          </table:table-cell>
          <table:table-cell office:value-type="float" office:value="-10.653265" calcext:value-type="float">
            <text:p>-10.653265</text:p>
          </table:table-cell>
          <table:table-cell office:value-type="float" office:value="-3.2160804" calcext:value-type="float">
            <text:p>-3.2160804</text:p>
          </table:table-cell>
          <table:table-cell/>
        </table:table-row>
        <table:table-row table:style-name="ro1">
          <table:table-cell office:value-type="float" office:value="0.0036036" calcext:value-type="float">
            <text:p>0.0036036</text:p>
          </table:table-cell>
          <table:table-cell office:value-type="float" office:value="-11.457285" calcext:value-type="float">
            <text:p>-11.457285</text:p>
          </table:table-cell>
          <table:table-cell office:value-type="float" office:value="-3.37688442" calcext:value-type="float">
            <text:p>-3.37688442</text:p>
          </table:table-cell>
          <table:table-cell/>
        </table:table-row>
        <table:table-row table:style-name="ro1">
          <table:table-cell office:value-type="float" office:value="0.003612" calcext:value-type="float">
            <text:p>0.003612</text:p>
          </table:table-cell>
          <table:table-cell office:value-type="float" office:value="-12.0603" calcext:value-type="float">
            <text:p>-12.0603</text:p>
          </table:table-cell>
          <table:table-cell office:value-type="float" office:value="-3.69849246" calcext:value-type="float">
            <text:p>-3.69849246</text:p>
          </table:table-cell>
          <table:table-cell/>
        </table:table-row>
        <table:table-row table:style-name="ro1">
          <table:table-cell office:value-type="float" office:value="0.0036204" calcext:value-type="float">
            <text:p>0.0036204</text:p>
          </table:table-cell>
          <table:table-cell office:value-type="float" office:value="-12.86432" calcext:value-type="float">
            <text:p>-12.86432</text:p>
          </table:table-cell>
          <table:table-cell office:value-type="float" office:value="-3.85929648" calcext:value-type="float">
            <text:p>-3.85929648</text:p>
          </table:table-cell>
          <table:table-cell/>
        </table:table-row>
        <table:table-row table:style-name="ro1">
          <table:table-cell office:value-type="float" office:value="0.0036288" calcext:value-type="float">
            <text:p>0.0036288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10050251" calcext:value-type="float">
            <text:p>-4.10050251</text:p>
          </table:table-cell>
          <table:table-cell/>
        </table:table-row>
        <table:table-row table:style-name="ro1">
          <table:table-cell office:value-type="float" office:value="0.0036372" calcext:value-type="float">
            <text:p>0.0036372</text:p>
          </table:table-cell>
          <table:table-cell office:value-type="float" office:value="-14.271355" calcext:value-type="float">
            <text:p>-14.271355</text:p>
          </table:table-cell>
          <table:table-cell office:value-type="float" office:value="-4.26130653" calcext:value-type="float">
            <text:p>-4.26130653</text:p>
          </table:table-cell>
          <table:table-cell/>
        </table:table-row>
        <table:table-row table:style-name="ro1">
          <table:table-cell office:value-type="float" office:value="0.0036456" calcext:value-type="float">
            <text:p>0.0036456</text:p>
          </table:table-cell>
          <table:table-cell office:value-type="float" office:value="-14.87437" calcext:value-type="float">
            <text:p>-14.87437</text:p>
          </table:table-cell>
          <table:table-cell office:value-type="float" office:value="-4.42211055" calcext:value-type="float">
            <text:p>-4.42211055</text:p>
          </table:table-cell>
          <table:table-cell/>
        </table:table-row>
        <table:table-row table:style-name="ro1">
          <table:table-cell office:value-type="float" office:value="0.003654" calcext:value-type="float">
            <text:p>0.003654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8291457" calcext:value-type="float">
            <text:p>-4.58291457</text:p>
          </table:table-cell>
          <table:table-cell/>
        </table:table-row>
        <table:table-row table:style-name="ro1">
          <table:table-cell office:value-type="float" office:value="0.0036624" calcext:value-type="float">
            <text:p>0.0036624</text:p>
          </table:table-cell>
          <table:table-cell office:value-type="float" office:value="-15.879395" calcext:value-type="float">
            <text:p>-15.879395</text:p>
          </table:table-cell>
          <table:table-cell office:value-type="float" office:value="-4.74371859" calcext:value-type="float">
            <text:p>-4.74371859</text:p>
          </table:table-cell>
          <table:table-cell/>
        </table:table-row>
        <table:table-row table:style-name="ro1">
          <table:table-cell office:value-type="float" office:value="0.0036708" calcext:value-type="float">
            <text:p>0.0036708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90452261" calcext:value-type="float">
            <text:p>-4.90452261</text:p>
          </table:table-cell>
          <table:table-cell/>
        </table:table-row>
        <table:table-row table:style-name="ro1">
          <table:table-cell office:value-type="float" office:value="0.0036792" calcext:value-type="float">
            <text:p>0.0036792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4.98492462" calcext:value-type="float">
            <text:p>-4.98492462</text:p>
          </table:table-cell>
          <table:table-cell/>
        </table:table-row>
        <table:table-row table:style-name="ro1">
          <table:table-cell office:value-type="float" office:value="0.0036876" calcext:value-type="float">
            <text:p>0.0036876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  <table:table-cell/>
        </table:table-row>
        <table:table-row table:style-name="ro1">
          <table:table-cell office:value-type="float" office:value="0.003696" calcext:value-type="float">
            <text:p>0.003696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30653266" calcext:value-type="float">
            <text:p>-5.30653266</text:p>
          </table:table-cell>
          <table:table-cell/>
        </table:table-row>
        <table:table-row table:style-name="ro1">
          <table:table-cell office:value-type="float" office:value="0.0037044" calcext:value-type="float">
            <text:p>0.0037044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/>
        </table:table-row>
        <table:table-row table:style-name="ro1">
          <table:table-cell office:value-type="float" office:value="0.0037128" calcext:value-type="float">
            <text:p>0.0037128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/>
        </table:table-row>
        <table:table-row table:style-name="ro1">
          <table:table-cell office:value-type="float" office:value="0.0037212" calcext:value-type="float">
            <text:p>0.003721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38693467" calcext:value-type="float">
            <text:p>-5.38693467</text:p>
          </table:table-cell>
          <table:table-cell/>
        </table:table-row>
        <table:table-row table:style-name="ro1">
          <table:table-cell office:value-type="float" office:value="0.0037296" calcext:value-type="float">
            <text:p>0.003729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3738" calcext:value-type="float">
            <text:p>0.00373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37464" calcext:value-type="float">
            <text:p>0.003746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37548" calcext:value-type="float">
            <text:p>0.003754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37632" calcext:value-type="float">
            <text:p>0.003763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37716" calcext:value-type="float">
            <text:p>0.003771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378" calcext:value-type="float">
            <text:p>0.00378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37884" calcext:value-type="float">
            <text:p>0.0037884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0653266" calcext:value-type="float">
            <text:p>-5.30653266</text:p>
          </table:table-cell>
          <table:table-cell/>
        </table:table-row>
        <table:table-row table:style-name="ro1">
          <table:table-cell office:value-type="float" office:value="0.0037968" calcext:value-type="float">
            <text:p>0.0037968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/>
        </table:table-row>
        <table:table-row table:style-name="ro1">
          <table:table-cell office:value-type="float" office:value="0.0038052" calcext:value-type="float">
            <text:p>0.0038052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22613065" calcext:value-type="float">
            <text:p>-5.22613065</text:p>
          </table:table-cell>
          <table:table-cell/>
        </table:table-row>
        <table:table-row table:style-name="ro1">
          <table:table-cell office:value-type="float" office:value="0.0038136" calcext:value-type="float">
            <text:p>0.0038136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  <table:table-cell/>
        </table:table-row>
        <table:table-row table:style-name="ro1">
          <table:table-cell office:value-type="float" office:value="0.003822" calcext:value-type="float">
            <text:p>0.003822</text:p>
          </table:table-cell>
          <table:table-cell office:value-type="float" office:value="-16.48241" calcext:value-type="float">
            <text:p>-16.48241</text:p>
          </table:table-cell>
          <table:table-cell office:value-type="float" office:value="-4.98492462" calcext:value-type="float">
            <text:p>-4.98492462</text:p>
          </table:table-cell>
          <table:table-cell/>
        </table:table-row>
        <table:table-row table:style-name="ro1">
          <table:table-cell office:value-type="float" office:value="0.0038304" calcext:value-type="float">
            <text:p>0.0038304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8241206" calcext:value-type="float">
            <text:p>-4.8241206</text:p>
          </table:table-cell>
          <table:table-cell/>
        </table:table-row>
        <table:table-row table:style-name="ro1">
          <table:table-cell office:value-type="float" office:value="0.0038388" calcext:value-type="float">
            <text:p>0.0038388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66331658" calcext:value-type="float">
            <text:p>-4.66331658</text:p>
          </table:table-cell>
          <table:table-cell/>
        </table:table-row>
        <table:table-row table:style-name="ro1">
          <table:table-cell office:value-type="float" office:value="0.0038472" calcext:value-type="float">
            <text:p>0.0038472</text:p>
          </table:table-cell>
          <table:table-cell office:value-type="float" office:value="-15.075375" calcext:value-type="float">
            <text:p>-15.075375</text:p>
          </table:table-cell>
          <table:table-cell office:value-type="float" office:value="-4.50251256" calcext:value-type="float">
            <text:p>-4.50251256</text:p>
          </table:table-cell>
          <table:table-cell/>
        </table:table-row>
        <table:table-row table:style-name="ro1">
          <table:table-cell office:value-type="float" office:value="0.0038556" calcext:value-type="float">
            <text:p>0.0038556</text:p>
          </table:table-cell>
          <table:table-cell office:value-type="float" office:value="-14.47236" calcext:value-type="float">
            <text:p>-14.47236</text:p>
          </table:table-cell>
          <table:table-cell office:value-type="float" office:value="-4.34170854" calcext:value-type="float">
            <text:p>-4.34170854</text:p>
          </table:table-cell>
          <table:table-cell/>
        </table:table-row>
        <table:table-row table:style-name="ro1">
          <table:table-cell office:value-type="float" office:value="0.003864" calcext:value-type="float">
            <text:p>0.003864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10050251" calcext:value-type="float">
            <text:p>-4.10050251</text:p>
          </table:table-cell>
          <table:table-cell/>
        </table:table-row>
        <table:table-row table:style-name="ro1">
          <table:table-cell office:value-type="float" office:value="0.0038724" calcext:value-type="float">
            <text:p>0.0038724</text:p>
          </table:table-cell>
          <table:table-cell office:value-type="float" office:value="-13.065325" calcext:value-type="float">
            <text:p>-13.065325</text:p>
          </table:table-cell>
          <table:table-cell office:value-type="float" office:value="-3.93969849" calcext:value-type="float">
            <text:p>-3.93969849</text:p>
          </table:table-cell>
          <table:table-cell/>
        </table:table-row>
        <table:table-row table:style-name="ro1">
          <table:table-cell office:value-type="float" office:value="0.0038808" calcext:value-type="float">
            <text:p>0.0038808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77889447" calcext:value-type="float">
            <text:p>-3.77889447</text:p>
          </table:table-cell>
          <table:table-cell/>
        </table:table-row>
        <table:table-row table:style-name="ro1">
          <table:table-cell office:value-type="float" office:value="0.0038892" calcext:value-type="float">
            <text:p>0.0038892</text:p>
          </table:table-cell>
          <table:table-cell office:value-type="float" office:value="-11.65829" calcext:value-type="float">
            <text:p>-11.65829</text:p>
          </table:table-cell>
          <table:table-cell office:value-type="float" office:value="-3.53768844" calcext:value-type="float">
            <text:p>-3.53768844</text:p>
          </table:table-cell>
          <table:table-cell/>
        </table:table-row>
        <table:table-row table:style-name="ro1">
          <table:table-cell office:value-type="float" office:value="0.0038976" calcext:value-type="float">
            <text:p>0.0038976</text:p>
          </table:table-cell>
          <table:table-cell office:value-type="float" office:value="-11.055275" calcext:value-type="float">
            <text:p>-11.055275</text:p>
          </table:table-cell>
          <table:table-cell office:value-type="float" office:value="-3.37688442" calcext:value-type="float">
            <text:p>-3.37688442</text:p>
          </table:table-cell>
          <table:table-cell/>
        </table:table-row>
        <table:table-row table:style-name="ro1">
          <table:table-cell office:value-type="float" office:value="0.003906" calcext:value-type="float">
            <text:p>0.003906</text:p>
          </table:table-cell>
          <table:table-cell office:value-type="float" office:value="-10.251255" calcext:value-type="float">
            <text:p>-10.251255</text:p>
          </table:table-cell>
          <table:table-cell office:value-type="float" office:value="-3.05527638" calcext:value-type="float">
            <text:p>-3.05527638</text:p>
          </table:table-cell>
          <table:table-cell/>
        </table:table-row>
        <table:table-row table:style-name="ro1">
          <table:table-cell office:value-type="float" office:value="0.0039144" calcext:value-type="float">
            <text:p>0.0039144</text:p>
          </table:table-cell>
          <table:table-cell office:value-type="float" office:value="-9.447235" calcext:value-type="float">
            <text:p>-9.447235</text:p>
          </table:table-cell>
          <table:table-cell office:value-type="float" office:value="-2.81407035" calcext:value-type="float">
            <text:p>-2.81407035</text:p>
          </table:table-cell>
          <table:table-cell/>
        </table:table-row>
        <table:table-row table:style-name="ro1">
          <table:table-cell office:value-type="float" office:value="0.0039228" calcext:value-type="float">
            <text:p>0.0039228</text:p>
          </table:table-cell>
          <table:table-cell office:value-type="float" office:value="-8.643215" calcext:value-type="float">
            <text:p>-8.643215</text:p>
          </table:table-cell>
          <table:table-cell office:value-type="float" office:value="-2.57286432" calcext:value-type="float">
            <text:p>-2.57286432</text:p>
          </table:table-cell>
          <table:table-cell/>
        </table:table-row>
        <table:table-row table:style-name="ro1">
          <table:table-cell office:value-type="float" office:value="0.0039312" calcext:value-type="float">
            <text:p>0.0039312</text:p>
          </table:table-cell>
          <table:table-cell office:value-type="float" office:value="-7.63819" calcext:value-type="float">
            <text:p>-7.63819</text:p>
          </table:table-cell>
          <table:table-cell office:value-type="float" office:value="-2.25125628" calcext:value-type="float">
            <text:p>-2.25125628</text:p>
          </table:table-cell>
          <table:table-cell/>
        </table:table-row>
        <table:table-row table:style-name="ro1">
          <table:table-cell office:value-type="float" office:value="0.0039396" calcext:value-type="float">
            <text:p>0.0039396</text:p>
          </table:table-cell>
          <table:table-cell office:value-type="float" office:value="-6.83417" calcext:value-type="float">
            <text:p>-6.83417</text:p>
          </table:table-cell>
          <table:table-cell office:value-type="float" office:value="-2.01005025" calcext:value-type="float">
            <text:p>-2.01005025</text:p>
          </table:table-cell>
          <table:table-cell/>
        </table:table-row>
        <table:table-row table:style-name="ro1">
          <table:table-cell office:value-type="float" office:value="0.003948" calcext:value-type="float">
            <text:p>0.003948</text:p>
          </table:table-cell>
          <table:table-cell office:value-type="float" office:value="-5.829145" calcext:value-type="float">
            <text:p>-5.829145</text:p>
          </table:table-cell>
          <table:table-cell office:value-type="float" office:value="-1.68844221" calcext:value-type="float">
            <text:p>-1.68844221</text:p>
          </table:table-cell>
          <table:table-cell/>
        </table:table-row>
        <table:table-row table:style-name="ro1">
          <table:table-cell office:value-type="float" office:value="0.0039564" calcext:value-type="float">
            <text:p>0.0039564</text:p>
          </table:table-cell>
          <table:table-cell office:value-type="float" office:value="-5.025125" calcext:value-type="float">
            <text:p>-5.025125</text:p>
          </table:table-cell>
          <table:table-cell office:value-type="float" office:value="-1.44723618" calcext:value-type="float">
            <text:p>-1.44723618</text:p>
          </table:table-cell>
          <table:table-cell/>
        </table:table-row>
        <table:table-row table:style-name="ro1">
          <table:table-cell office:value-type="float" office:value="0.0039648" calcext:value-type="float">
            <text:p>0.0039648</text:p>
          </table:table-cell>
          <table:table-cell office:value-type="float" office:value="-4.0201" calcext:value-type="float">
            <text:p>-4.0201</text:p>
          </table:table-cell>
          <table:table-cell office:value-type="float" office:value="-1.20603015" calcext:value-type="float">
            <text:p>-1.20603015</text:p>
          </table:table-cell>
          <table:table-cell/>
        </table:table-row>
        <table:table-row table:style-name="ro1">
          <table:table-cell office:value-type="float" office:value="0.0039732" calcext:value-type="float">
            <text:p>0.0039732</text:p>
          </table:table-cell>
          <table:table-cell office:value-type="float" office:value="-3.015075" calcext:value-type="float">
            <text:p>-3.015075</text:p>
          </table:table-cell>
          <table:table-cell office:value-type="float" office:value="-0.88442211" calcext:value-type="float">
            <text:p>-0.88442211</text:p>
          </table:table-cell>
          <table:table-cell/>
        </table:table-row>
        <table:table-row table:style-name="ro1">
          <table:table-cell office:value-type="float" office:value="0.0039816" calcext:value-type="float">
            <text:p>0.0039816</text:p>
          </table:table-cell>
          <table:table-cell office:value-type="float" office:value="-2.211055" calcext:value-type="float">
            <text:p>-2.211055</text:p>
          </table:table-cell>
          <table:table-cell office:value-type="float" office:value="-0.64321608" calcext:value-type="float">
            <text:p>-0.64321608</text:p>
          </table:table-cell>
          <table:table-cell/>
        </table:table-row>
        <table:table-row table:style-name="ro1">
          <table:table-cell office:value-type="float" office:value="0.00399" calcext:value-type="float">
            <text:p>0.00399</text:p>
          </table:table-cell>
          <table:table-cell office:value-type="float" office:value="-1.20603" calcext:value-type="float">
            <text:p>-1.20603</text:p>
          </table:table-cell>
          <table:table-cell office:value-type="float" office:value="-0.32160804" calcext:value-type="float">
            <text:p>-0.32160804</text:p>
          </table:table-cell>
          <table:table-cell/>
        </table:table-row>
        <table:table-row table:style-name="ro1">
          <table:table-cell office:value-type="float" office:value="0.0039984" calcext:value-type="float">
            <text:p>0.0039984</text:p>
          </table:table-cell>
          <table:table-cell office:value-type="float" office:value="-0.201005" calcext:value-type="float">
            <text:p>-0.201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40068" calcext:value-type="float">
            <text:p>0.0040068</text:p>
          </table:table-cell>
          <table:table-cell office:value-type="float" office:value="0.80402" calcext:value-type="float">
            <text:p>0.80402</text:p>
          </table:table-cell>
          <table:table-cell office:value-type="float" office:value="0.24120603" calcext:value-type="float">
            <text:p>0.24120603</text:p>
          </table:table-cell>
          <table:table-cell/>
        </table:table-row>
        <table:table-row table:style-name="ro1">
          <table:table-cell office:value-type="float" office:value="0.0040152" calcext:value-type="float">
            <text:p>0.0040152</text:p>
          </table:table-cell>
          <table:table-cell office:value-type="float" office:value="1.60804" calcext:value-type="float">
            <text:p>1.60804</text:p>
          </table:table-cell>
          <table:table-cell office:value-type="float" office:value="0.56281407" calcext:value-type="float">
            <text:p>0.56281407</text:p>
          </table:table-cell>
          <table:table-cell/>
        </table:table-row>
        <table:table-row table:style-name="ro1">
          <table:table-cell office:value-type="float" office:value="0.0040236" calcext:value-type="float">
            <text:p>0.0040236</text:p>
          </table:table-cell>
          <table:table-cell office:value-type="float" office:value="2.81407" calcext:value-type="float">
            <text:p>2.81407</text:p>
          </table:table-cell>
          <table:table-cell office:value-type="float" office:value="0.8040201" calcext:value-type="float">
            <text:p>0.8040201</text:p>
          </table:table-cell>
          <table:table-cell/>
        </table:table-row>
        <table:table-row table:style-name="ro1">
          <table:table-cell office:value-type="float" office:value="0.004032" calcext:value-type="float">
            <text:p>0.004032</text:p>
          </table:table-cell>
          <table:table-cell office:value-type="float" office:value="3.61809" calcext:value-type="float">
            <text:p>3.61809</text:p>
          </table:table-cell>
          <table:table-cell office:value-type="float" office:value="1.12562814" calcext:value-type="float">
            <text:p>1.12562814</text:p>
          </table:table-cell>
          <table:table-cell/>
        </table:table-row>
        <table:table-row table:style-name="ro1">
          <table:table-cell office:value-type="float" office:value="0.0040404" calcext:value-type="float">
            <text:p>0.0040404</text:p>
          </table:table-cell>
          <table:table-cell office:value-type="float" office:value="4.623115" calcext:value-type="float">
            <text:p>4.623115</text:p>
          </table:table-cell>
          <table:table-cell office:value-type="float" office:value="1.36683417" calcext:value-type="float">
            <text:p>1.36683417</text:p>
          </table:table-cell>
          <table:table-cell/>
        </table:table-row>
        <table:table-row table:style-name="ro1">
          <table:table-cell office:value-type="float" office:value="0.0040488" calcext:value-type="float">
            <text:p>0.0040488</text:p>
          </table:table-cell>
          <table:table-cell office:value-type="float" office:value="5.62814" calcext:value-type="float">
            <text:p>5.62814</text:p>
          </table:table-cell>
          <table:table-cell office:value-type="float" office:value="1.6080402" calcext:value-type="float">
            <text:p>1.6080402</text:p>
          </table:table-cell>
          <table:table-cell/>
        </table:table-row>
        <table:table-row table:style-name="ro1">
          <table:table-cell office:value-type="float" office:value="0.0040572" calcext:value-type="float">
            <text:p>0.0040572</text:p>
          </table:table-cell>
          <table:table-cell office:value-type="float" office:value="6.43216" calcext:value-type="float">
            <text:p>6.43216</text:p>
          </table:table-cell>
          <table:table-cell office:value-type="float" office:value="1.84924623" calcext:value-type="float">
            <text:p>1.84924623</text:p>
          </table:table-cell>
          <table:table-cell/>
        </table:table-row>
        <table:table-row table:style-name="ro1">
          <table:table-cell office:value-type="float" office:value="0.0040656" calcext:value-type="float">
            <text:p>0.0040656</text:p>
          </table:table-cell>
          <table:table-cell office:value-type="float" office:value="7.437185" calcext:value-type="float">
            <text:p>7.437185</text:p>
          </table:table-cell>
          <table:table-cell office:value-type="float" office:value="2.17085427" calcext:value-type="float">
            <text:p>2.17085427</text:p>
          </table:table-cell>
          <table:table-cell/>
        </table:table-row>
        <table:table-row table:style-name="ro1">
          <table:table-cell office:value-type="float" office:value="0.004074" calcext:value-type="float">
            <text:p>0.004074</text:p>
          </table:table-cell>
          <table:table-cell office:value-type="float" office:value="8.241205" calcext:value-type="float">
            <text:p>8.241205</text:p>
          </table:table-cell>
          <table:table-cell office:value-type="float" office:value="2.4120603" calcext:value-type="float">
            <text:p>2.4120603</text:p>
          </table:table-cell>
          <table:table-cell/>
        </table:table-row>
        <table:table-row table:style-name="ro1">
          <table:table-cell office:value-type="float" office:value="0.0040824" calcext:value-type="float">
            <text:p>0.0040824</text:p>
          </table:table-cell>
          <table:table-cell office:value-type="float" office:value="9.045225" calcext:value-type="float">
            <text:p>9.045225</text:p>
          </table:table-cell>
          <table:table-cell office:value-type="float" office:value="2.65326633" calcext:value-type="float">
            <text:p>2.65326633</text:p>
          </table:table-cell>
          <table:table-cell/>
        </table:table-row>
        <table:table-row table:style-name="ro1">
          <table:table-cell office:value-type="float" office:value="0.0040908" calcext:value-type="float">
            <text:p>0.0040908</text:p>
          </table:table-cell>
          <table:table-cell office:value-type="float" office:value="9.849245" calcext:value-type="float">
            <text:p>9.849245</text:p>
          </table:table-cell>
          <table:table-cell office:value-type="float" office:value="2.89447236" calcext:value-type="float">
            <text:p>2.89447236</text:p>
          </table:table-cell>
          <table:table-cell/>
        </table:table-row>
        <table:table-row table:style-name="ro1">
          <table:table-cell office:value-type="float" office:value="0.0040992" calcext:value-type="float">
            <text:p>0.0040992</text:p>
          </table:table-cell>
          <table:table-cell office:value-type="float" office:value="10.653265" calcext:value-type="float">
            <text:p>10.653265</text:p>
          </table:table-cell>
          <table:table-cell office:value-type="float" office:value="3.2160804" calcext:value-type="float">
            <text:p>3.2160804</text:p>
          </table:table-cell>
          <table:table-cell/>
        </table:table-row>
        <table:table-row table:style-name="ro1">
          <table:table-cell office:value-type="float" office:value="0.0041076" calcext:value-type="float">
            <text:p>0.0041076</text:p>
          </table:table-cell>
          <table:table-cell office:value-type="float" office:value="11.457285" calcext:value-type="float">
            <text:p>11.457285</text:p>
          </table:table-cell>
          <table:table-cell office:value-type="float" office:value="3.45728643" calcext:value-type="float">
            <text:p>3.45728643</text:p>
          </table:table-cell>
          <table:table-cell/>
        </table:table-row>
        <table:table-row table:style-name="ro1">
          <table:table-cell office:value-type="float" office:value="0.004116" calcext:value-type="float">
            <text:p>0.004116</text:p>
          </table:table-cell>
          <table:table-cell office:value-type="float" office:value="12.0603" calcext:value-type="float">
            <text:p>12.0603</text:p>
          </table:table-cell>
          <table:table-cell office:value-type="float" office:value="3.61809045" calcext:value-type="float">
            <text:p>3.61809045</text:p>
          </table:table-cell>
          <table:table-cell/>
        </table:table-row>
        <table:table-row table:style-name="ro1">
          <table:table-cell office:value-type="float" office:value="0.0041244" calcext:value-type="float">
            <text:p>0.0041244</text:p>
          </table:table-cell>
          <table:table-cell office:value-type="float" office:value="12.86432" calcext:value-type="float">
            <text:p>12.86432</text:p>
          </table:table-cell>
          <table:table-cell office:value-type="float" office:value="3.77889447" calcext:value-type="float">
            <text:p>3.77889447</text:p>
          </table:table-cell>
          <table:table-cell/>
        </table:table-row>
        <table:table-row table:style-name="ro1">
          <table:table-cell office:value-type="float" office:value="0.0041328" calcext:value-type="float">
            <text:p>0.0041328</text:p>
          </table:table-cell>
          <table:table-cell office:value-type="float" office:value="13.467335" calcext:value-type="float">
            <text:p>13.467335</text:p>
          </table:table-cell>
          <table:table-cell office:value-type="float" office:value="4.0201005" calcext:value-type="float">
            <text:p>4.0201005</text:p>
          </table:table-cell>
          <table:table-cell/>
        </table:table-row>
        <table:table-row table:style-name="ro1">
          <table:table-cell office:value-type="float" office:value="0.0041412" calcext:value-type="float">
            <text:p>0.0041412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18090452" calcext:value-type="float">
            <text:p>4.18090452</text:p>
          </table:table-cell>
          <table:table-cell/>
        </table:table-row>
        <table:table-row table:style-name="ro1">
          <table:table-cell office:value-type="float" office:value="0.0041496" calcext:value-type="float">
            <text:p>0.0041496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34170854" calcext:value-type="float">
            <text:p>4.34170854</text:p>
          </table:table-cell>
          <table:table-cell/>
        </table:table-row>
        <table:table-row table:style-name="ro1">
          <table:table-cell office:value-type="float" office:value="0.004158" calcext:value-type="float">
            <text:p>0.004158</text:p>
          </table:table-cell>
          <table:table-cell office:value-type="float" office:value="15.27638" calcext:value-type="float">
            <text:p>15.27638</text:p>
          </table:table-cell>
          <table:table-cell office:value-type="float" office:value="4.50251256" calcext:value-type="float">
            <text:p>4.50251256</text:p>
          </table:table-cell>
          <table:table-cell/>
        </table:table-row>
        <table:table-row table:style-name="ro1">
          <table:table-cell office:value-type="float" office:value="0.0041664" calcext:value-type="float">
            <text:p>0.0041664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66331658" calcext:value-type="float">
            <text:p>4.66331658</text:p>
          </table:table-cell>
          <table:table-cell/>
        </table:table-row>
        <table:table-row table:style-name="ro1">
          <table:table-cell office:value-type="float" office:value="0.0041748" calcext:value-type="float">
            <text:p>0.0041748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  <table:table-cell/>
        </table:table-row>
        <table:table-row table:style-name="ro1">
          <table:table-cell office:value-type="float" office:value="0.0041832" calcext:value-type="float">
            <text:p>0.0041832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0452261" calcext:value-type="float">
            <text:p>4.90452261</text:p>
          </table:table-cell>
          <table:table-cell/>
        </table:table-row>
        <table:table-row table:style-name="ro1">
          <table:table-cell office:value-type="float" office:value="0.0041916" calcext:value-type="float">
            <text:p>0.0041916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5.06532663" calcext:value-type="float">
            <text:p>5.06532663</text:p>
          </table:table-cell>
          <table:table-cell/>
        </table:table-row>
        <table:table-row table:style-name="ro1">
          <table:table-cell office:value-type="float" office:value="0.0042" calcext:value-type="float">
            <text:p>0.0042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  <table:table-cell/>
        </table:table-row>
        <table:table-row table:style-name="ro1">
          <table:table-cell office:value-type="float" office:value="0.0042084" calcext:value-type="float">
            <text:p>0.0042084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42168" calcext:value-type="float">
            <text:p>0.0042168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42252" calcext:value-type="float">
            <text:p>0.0042252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42336" calcext:value-type="float">
            <text:p>0.0042336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  <table:table-cell/>
        </table:table-row>
        <table:table-row table:style-name="ro1">
          <table:table-cell office:value-type="float" office:value="0.004242" calcext:value-type="float">
            <text:p>0.004242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  <table:table-cell/>
        </table:table-row>
        <table:table-row table:style-name="ro1">
          <table:table-cell office:value-type="float" office:value="0.0042504" calcext:value-type="float">
            <text:p>0.0042504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42588" calcext:value-type="float">
            <text:p>0.0042588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42672" calcext:value-type="float">
            <text:p>0.0042672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42756" calcext:value-type="float">
            <text:p>0.0042756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4284" calcext:value-type="float">
            <text:p>0.004284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42924" calcext:value-type="float">
            <text:p>0.0042924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06532663" calcext:value-type="float">
            <text:p>5.06532663</text:p>
          </table:table-cell>
          <table:table-cell/>
        </table:table-row>
        <table:table-row table:style-name="ro1">
          <table:table-cell office:value-type="float" office:value="0.0043008" calcext:value-type="float">
            <text:p>0.0043008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  <table:table-cell/>
        </table:table-row>
        <table:table-row table:style-name="ro1">
          <table:table-cell office:value-type="float" office:value="0.0043092" calcext:value-type="float">
            <text:p>0.0043092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4.98492462" calcext:value-type="float">
            <text:p>4.98492462</text:p>
          </table:table-cell>
          <table:table-cell/>
        </table:table-row>
        <table:table-row table:style-name="ro1">
          <table:table-cell office:value-type="float" office:value="0.0043176" calcext:value-type="float">
            <text:p>0.0043176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  <table:table-cell/>
        </table:table-row>
        <table:table-row table:style-name="ro1">
          <table:table-cell office:value-type="float" office:value="0.004326" calcext:value-type="float">
            <text:p>0.004326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74371859" calcext:value-type="float">
            <text:p>4.74371859</text:p>
          </table:table-cell>
          <table:table-cell/>
        </table:table-row>
        <table:table-row table:style-name="ro1">
          <table:table-cell office:value-type="float" office:value="0.0043344" calcext:value-type="float">
            <text:p>0.0043344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8291457" calcext:value-type="float">
            <text:p>4.58291457</text:p>
          </table:table-cell>
          <table:table-cell/>
        </table:table-row>
        <table:table-row table:style-name="ro1">
          <table:table-cell office:value-type="float" office:value="0.0043428" calcext:value-type="float">
            <text:p>0.0043428</text:p>
          </table:table-cell>
          <table:table-cell office:value-type="float" office:value="14.87437" calcext:value-type="float">
            <text:p>14.87437</text:p>
          </table:table-cell>
          <table:table-cell office:value-type="float" office:value="4.42211055" calcext:value-type="float">
            <text:p>4.42211055</text:p>
          </table:table-cell>
          <table:table-cell/>
        </table:table-row>
        <table:table-row table:style-name="ro1">
          <table:table-cell office:value-type="float" office:value="0.0043512" calcext:value-type="float">
            <text:p>0.0043512</text:p>
          </table:table-cell>
          <table:table-cell office:value-type="float" office:value="14.271355" calcext:value-type="float">
            <text:p>14.271355</text:p>
          </table:table-cell>
          <table:table-cell office:value-type="float" office:value="4.26130653" calcext:value-type="float">
            <text:p>4.26130653</text:p>
          </table:table-cell>
          <table:table-cell/>
        </table:table-row>
        <table:table-row table:style-name="ro1">
          <table:table-cell office:value-type="float" office:value="0.0043596" calcext:value-type="float">
            <text:p>0.0043596</text:p>
          </table:table-cell>
          <table:table-cell office:value-type="float" office:value="13.869345" calcext:value-type="float">
            <text:p>13.869345</text:p>
          </table:table-cell>
          <table:table-cell office:value-type="float" office:value="4.10050251" calcext:value-type="float">
            <text:p>4.10050251</text:p>
          </table:table-cell>
          <table:table-cell/>
        </table:table-row>
        <table:table-row table:style-name="ro1">
          <table:table-cell office:value-type="float" office:value="0.004368" calcext:value-type="float">
            <text:p>0.004368</text:p>
          </table:table-cell>
          <table:table-cell office:value-type="float" office:value="13.065325" calcext:value-type="float">
            <text:p>13.065325</text:p>
          </table:table-cell>
          <table:table-cell office:value-type="float" office:value="3.85929648" calcext:value-type="float">
            <text:p>3.85929648</text:p>
          </table:table-cell>
          <table:table-cell/>
        </table:table-row>
        <table:table-row table:style-name="ro1">
          <table:table-cell office:value-type="float" office:value="0.0043764" calcext:value-type="float">
            <text:p>0.0043764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69849246" calcext:value-type="float">
            <text:p>3.69849246</text:p>
          </table:table-cell>
          <table:table-cell/>
        </table:table-row>
        <table:table-row table:style-name="ro1">
          <table:table-cell office:value-type="float" office:value="0.0043848" calcext:value-type="float">
            <text:p>0.0043848</text:p>
          </table:table-cell>
          <table:table-cell office:value-type="float" office:value="11.859295" calcext:value-type="float">
            <text:p>11.859295</text:p>
          </table:table-cell>
          <table:table-cell office:value-type="float" office:value="3.53768844" calcext:value-type="float">
            <text:p>3.53768844</text:p>
          </table:table-cell>
          <table:table-cell/>
        </table:table-row>
        <table:table-row table:style-name="ro1">
          <table:table-cell office:value-type="float" office:value="0.0043932" calcext:value-type="float">
            <text:p>0.0043932</text:p>
          </table:table-cell>
          <table:table-cell office:value-type="float" office:value="11.25628" calcext:value-type="float">
            <text:p>11.25628</text:p>
          </table:table-cell>
          <table:table-cell office:value-type="float" office:value="3.29648241" calcext:value-type="float">
            <text:p>3.29648241</text:p>
          </table:table-cell>
          <table:table-cell/>
        </table:table-row>
        <table:table-row table:style-name="ro1">
          <table:table-cell office:value-type="float" office:value="0.0044016" calcext:value-type="float">
            <text:p>0.0044016</text:p>
          </table:table-cell>
          <table:table-cell office:value-type="float" office:value="10.251255" calcext:value-type="float">
            <text:p>10.251255</text:p>
          </table:table-cell>
          <table:table-cell office:value-type="float" office:value="2.97487437" calcext:value-type="float">
            <text:p>2.97487437</text:p>
          </table:table-cell>
          <table:table-cell/>
        </table:table-row>
        <table:table-row table:style-name="ro1">
          <table:table-cell office:value-type="float" office:value="0.00441" calcext:value-type="float">
            <text:p>0.00441</text:p>
          </table:table-cell>
          <table:table-cell office:value-type="float" office:value="9.447235" calcext:value-type="float">
            <text:p>9.447235</text:p>
          </table:table-cell>
          <table:table-cell office:value-type="float" office:value="2.81407035" calcext:value-type="float">
            <text:p>2.81407035</text:p>
          </table:table-cell>
          <table:table-cell/>
        </table:table-row>
        <table:table-row table:style-name="ro1">
          <table:table-cell office:value-type="float" office:value="0.0044184" calcext:value-type="float">
            <text:p>0.0044184</text:p>
          </table:table-cell>
          <table:table-cell office:value-type="float" office:value="8.643215" calcext:value-type="float">
            <text:p>8.643215</text:p>
          </table:table-cell>
          <table:table-cell office:value-type="float" office:value="2.57286432" calcext:value-type="float">
            <text:p>2.57286432</text:p>
          </table:table-cell>
          <table:table-cell/>
        </table:table-row>
        <table:table-row table:style-name="ro1">
          <table:table-cell office:value-type="float" office:value="0.0044268" calcext:value-type="float">
            <text:p>0.0044268</text:p>
          </table:table-cell>
          <table:table-cell office:value-type="float" office:value="7.839195" calcext:value-type="float">
            <text:p>7.839195</text:p>
          </table:table-cell>
          <table:table-cell office:value-type="float" office:value="2.25125628" calcext:value-type="float">
            <text:p>2.25125628</text:p>
          </table:table-cell>
          <table:table-cell/>
        </table:table-row>
        <table:table-row table:style-name="ro1">
          <table:table-cell office:value-type="float" office:value="0.0044352" calcext:value-type="float">
            <text:p>0.0044352</text:p>
          </table:table-cell>
          <table:table-cell office:value-type="float" office:value="6.83417" calcext:value-type="float">
            <text:p>6.83417</text:p>
          </table:table-cell>
          <table:table-cell office:value-type="float" office:value="2.01005025" calcext:value-type="float">
            <text:p>2.01005025</text:p>
          </table:table-cell>
          <table:table-cell/>
        </table:table-row>
        <table:table-row table:style-name="ro1">
          <table:table-cell office:value-type="float" office:value="0.0044436" calcext:value-type="float">
            <text:p>0.0044436</text:p>
          </table:table-cell>
          <table:table-cell office:value-type="float" office:value="6.03015" calcext:value-type="float">
            <text:p>6.03015</text:p>
          </table:table-cell>
          <table:table-cell office:value-type="float" office:value="1.76884422" calcext:value-type="float">
            <text:p>1.76884422</text:p>
          </table:table-cell>
          <table:table-cell/>
        </table:table-row>
        <table:table-row table:style-name="ro1">
          <table:table-cell office:value-type="float" office:value="0.004452" calcext:value-type="float">
            <text:p>0.004452</text:p>
          </table:table-cell>
          <table:table-cell office:value-type="float" office:value="5.025125" calcext:value-type="float">
            <text:p>5.025125</text:p>
          </table:table-cell>
          <table:table-cell office:value-type="float" office:value="1.44723618" calcext:value-type="float">
            <text:p>1.44723618</text:p>
          </table:table-cell>
          <table:table-cell/>
        </table:table-row>
        <table:table-row table:style-name="ro1">
          <table:table-cell office:value-type="float" office:value="0.0044604" calcext:value-type="float">
            <text:p>0.0044604</text:p>
          </table:table-cell>
          <table:table-cell office:value-type="float" office:value="4.221105" calcext:value-type="float">
            <text:p>4.221105</text:p>
          </table:table-cell>
          <table:table-cell office:value-type="float" office:value="1.20603015" calcext:value-type="float">
            <text:p>1.20603015</text:p>
          </table:table-cell>
          <table:table-cell/>
        </table:table-row>
        <table:table-row table:style-name="ro1">
          <table:table-cell office:value-type="float" office:value="0.0044688" calcext:value-type="float">
            <text:p>0.0044688</text:p>
          </table:table-cell>
          <table:table-cell office:value-type="float" office:value="3.21608" calcext:value-type="float">
            <text:p>3.21608</text:p>
          </table:table-cell>
          <table:table-cell office:value-type="float" office:value="0.88442211" calcext:value-type="float">
            <text:p>0.88442211</text:p>
          </table:table-cell>
          <table:table-cell/>
        </table:table-row>
        <table:table-row table:style-name="ro1">
          <table:table-cell office:value-type="float" office:value="0.0044772" calcext:value-type="float">
            <text:p>0.0044772</text:p>
          </table:table-cell>
          <table:table-cell office:value-type="float" office:value="2.211055" calcext:value-type="float">
            <text:p>2.211055</text:p>
          </table:table-cell>
          <table:table-cell office:value-type="float" office:value="0.72361809" calcext:value-type="float">
            <text:p>0.72361809</text:p>
          </table:table-cell>
          <table:table-cell/>
        </table:table-row>
        <table:table-row table:style-name="ro1">
          <table:table-cell office:value-type="float" office:value="0.0044856" calcext:value-type="float">
            <text:p>0.0044856</text:p>
          </table:table-cell>
          <table:table-cell office:value-type="float" office:value="1.407035" calcext:value-type="float">
            <text:p>1.407035</text:p>
          </table:table-cell>
          <table:table-cell office:value-type="float" office:value="0.40201005" calcext:value-type="float">
            <text:p>0.40201005</text:p>
          </table:table-cell>
          <table:table-cell/>
        </table:table-row>
        <table:table-row table:style-name="ro1">
          <table:table-cell office:value-type="float" office:value="0.004494" calcext:value-type="float">
            <text:p>0.004494</text:p>
          </table:table-cell>
          <table:table-cell office:value-type="float" office:value="0.40201" calcext:value-type="float">
            <text:p>0.40201</text:p>
          </table:table-cell>
          <table:table-cell office:value-type="float" office:value="0.08040201" calcext:value-type="float">
            <text:p>0.08040201</text:p>
          </table:table-cell>
          <table:table-cell/>
        </table:table-row>
        <table:table-row table:style-name="ro1">
          <table:table-cell office:value-type="float" office:value="0.0045024" calcext:value-type="float">
            <text:p>0.0045024</text:p>
          </table:table-cell>
          <table:table-cell office:value-type="float" office:value="-0.603015" calcext:value-type="float">
            <text:p>-0.603015</text:p>
          </table:table-cell>
          <table:table-cell office:value-type="float" office:value="-0.24120603" calcext:value-type="float">
            <text:p>-0.24120603</text:p>
          </table:table-cell>
          <table:table-cell/>
        </table:table-row>
        <table:table-row table:style-name="ro1">
          <table:table-cell office:value-type="float" office:value="0.0045108" calcext:value-type="float">
            <text:p>0.0045108</text:p>
          </table:table-cell>
          <table:table-cell office:value-type="float" office:value="-1.60804" calcext:value-type="float">
            <text:p>-1.60804</text:p>
          </table:table-cell>
          <table:table-cell office:value-type="float" office:value="-0.56281407" calcext:value-type="float">
            <text:p>-0.56281407</text:p>
          </table:table-cell>
          <table:table-cell/>
        </table:table-row>
        <table:table-row table:style-name="ro1">
          <table:table-cell office:value-type="float" office:value="0.0045192" calcext:value-type="float">
            <text:p>0.0045192</text:p>
          </table:table-cell>
          <table:table-cell office:value-type="float" office:value="-2.41206" calcext:value-type="float">
            <text:p>-2.41206</text:p>
          </table:table-cell>
          <table:table-cell office:value-type="float" office:value="-0.8040201" calcext:value-type="float">
            <text:p>-0.8040201</text:p>
          </table:table-cell>
          <table:table-cell/>
        </table:table-row>
        <table:table-row table:style-name="ro1">
          <table:table-cell office:value-type="float" office:value="0.0045276" calcext:value-type="float">
            <text:p>0.0045276</text:p>
          </table:table-cell>
          <table:table-cell office:value-type="float" office:value="-3.417085" calcext:value-type="float">
            <text:p>-3.417085</text:p>
          </table:table-cell>
          <table:table-cell office:value-type="float" office:value="-1.12562814" calcext:value-type="float">
            <text:p>-1.12562814</text:p>
          </table:table-cell>
          <table:table-cell/>
        </table:table-row>
        <table:table-row table:style-name="ro1">
          <table:table-cell office:value-type="float" office:value="0.004536" calcext:value-type="float">
            <text:p>0.004536</text:p>
          </table:table-cell>
          <table:table-cell office:value-type="float" office:value="-4.42211" calcext:value-type="float">
            <text:p>-4.42211</text:p>
          </table:table-cell>
          <table:table-cell office:value-type="float" office:value="-1.44723618" calcext:value-type="float">
            <text:p>-1.44723618</text:p>
          </table:table-cell>
          <table:table-cell/>
        </table:table-row>
        <table:table-row table:style-name="ro1">
          <table:table-cell office:value-type="float" office:value="0.0045444" calcext:value-type="float">
            <text:p>0.0045444</text:p>
          </table:table-cell>
          <table:table-cell office:value-type="float" office:value="-5.427135" calcext:value-type="float">
            <text:p>-5.427135</text:p>
          </table:table-cell>
          <table:table-cell office:value-type="float" office:value="-1.6080402" calcext:value-type="float">
            <text:p>-1.6080402</text:p>
          </table:table-cell>
          <table:table-cell/>
        </table:table-row>
        <table:table-row table:style-name="ro1">
          <table:table-cell office:value-type="float" office:value="0.0045528" calcext:value-type="float">
            <text:p>0.0045528</text:p>
          </table:table-cell>
          <table:table-cell office:value-type="float" office:value="-6.231155" calcext:value-type="float">
            <text:p>-6.231155</text:p>
          </table:table-cell>
          <table:table-cell office:value-type="float" office:value="-1.92964824" calcext:value-type="float">
            <text:p>-1.92964824</text:p>
          </table:table-cell>
          <table:table-cell/>
        </table:table-row>
        <table:table-row table:style-name="ro1">
          <table:table-cell office:value-type="float" office:value="0.0045612" calcext:value-type="float">
            <text:p>0.0045612</text:p>
          </table:table-cell>
          <table:table-cell office:value-type="float" office:value="-7.23618" calcext:value-type="float">
            <text:p>-7.23618</text:p>
          </table:table-cell>
          <table:table-cell office:value-type="float" office:value="-2.17085427" calcext:value-type="float">
            <text:p>-2.17085427</text:p>
          </table:table-cell>
          <table:table-cell/>
        </table:table-row>
        <table:table-row table:style-name="ro1">
          <table:table-cell office:value-type="float" office:value="0.0045696" calcext:value-type="float">
            <text:p>0.0045696</text:p>
          </table:table-cell>
          <table:table-cell office:value-type="float" office:value="-8.0402" calcext:value-type="float">
            <text:p>-8.0402</text:p>
          </table:table-cell>
          <table:table-cell office:value-type="float" office:value="-2.4120603" calcext:value-type="float">
            <text:p>-2.4120603</text:p>
          </table:table-cell>
          <table:table-cell/>
        </table:table-row>
        <table:table-row table:style-name="ro1">
          <table:table-cell office:value-type="float" office:value="0.004578" calcext:value-type="float">
            <text:p>0.004578</text:p>
          </table:table-cell>
          <table:table-cell office:value-type="float" office:value="-8.84422" calcext:value-type="float">
            <text:p>-8.84422</text:p>
          </table:table-cell>
          <table:table-cell office:value-type="float" office:value="-2.73366834" calcext:value-type="float">
            <text:p>-2.73366834</text:p>
          </table:table-cell>
          <table:table-cell/>
        </table:table-row>
        <table:table-row table:style-name="ro1">
          <table:table-cell office:value-type="float" office:value="0.0045864" calcext:value-type="float">
            <text:p>0.0045864</text:p>
          </table:table-cell>
          <table:table-cell office:value-type="float" office:value="-9.849245" calcext:value-type="float">
            <text:p>-9.849245</text:p>
          </table:table-cell>
          <table:table-cell office:value-type="float" office:value="-2.97487437" calcext:value-type="float">
            <text:p>-2.97487437</text:p>
          </table:table-cell>
          <table:table-cell/>
        </table:table-row>
        <table:table-row table:style-name="ro1">
          <table:table-cell office:value-type="float" office:value="0.0045948" calcext:value-type="float">
            <text:p>0.0045948</text:p>
          </table:table-cell>
          <table:table-cell office:value-type="float" office:value="-10.653265" calcext:value-type="float">
            <text:p>-10.653265</text:p>
          </table:table-cell>
          <table:table-cell office:value-type="float" office:value="-3.2160804" calcext:value-type="float">
            <text:p>-3.2160804</text:p>
          </table:table-cell>
          <table:table-cell/>
        </table:table-row>
        <table:table-row table:style-name="ro1">
          <table:table-cell office:value-type="float" office:value="0.0046032" calcext:value-type="float">
            <text:p>0.0046032</text:p>
          </table:table-cell>
          <table:table-cell office:value-type="float" office:value="-11.457285" calcext:value-type="float">
            <text:p>-11.457285</text:p>
          </table:table-cell>
          <table:table-cell office:value-type="float" office:value="-3.45728643" calcext:value-type="float">
            <text:p>-3.45728643</text:p>
          </table:table-cell>
          <table:table-cell/>
        </table:table-row>
        <table:table-row table:style-name="ro1">
          <table:table-cell office:value-type="float" office:value="0.0046116" calcext:value-type="float">
            <text:p>0.0046116</text:p>
          </table:table-cell>
          <table:table-cell office:value-type="float" office:value="-12.0603" calcext:value-type="float">
            <text:p>-12.0603</text:p>
          </table:table-cell>
          <table:table-cell office:value-type="float" office:value="-3.69849246" calcext:value-type="float">
            <text:p>-3.69849246</text:p>
          </table:table-cell>
          <table:table-cell/>
        </table:table-row>
        <table:table-row table:style-name="ro1">
          <table:table-cell office:value-type="float" office:value="0.00462" calcext:value-type="float">
            <text:p>0.00462</text:p>
          </table:table-cell>
          <table:table-cell office:value-type="float" office:value="-12.86432" calcext:value-type="float">
            <text:p>-12.86432</text:p>
          </table:table-cell>
          <table:table-cell office:value-type="float" office:value="-3.85929648" calcext:value-type="float">
            <text:p>-3.85929648</text:p>
          </table:table-cell>
          <table:table-cell/>
        </table:table-row>
        <table:table-row table:style-name="ro1">
          <table:table-cell office:value-type="float" office:value="0.0046284" calcext:value-type="float">
            <text:p>0.0046284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0201005" calcext:value-type="float">
            <text:p>-4.0201005</text:p>
          </table:table-cell>
          <table:table-cell/>
        </table:table-row>
        <table:table-row table:style-name="ro1">
          <table:table-cell office:value-type="float" office:value="0.0046368" calcext:value-type="float">
            <text:p>0.0046368</text:p>
          </table:table-cell>
          <table:table-cell office:value-type="float" office:value="-14.07035" calcext:value-type="float">
            <text:p>-14.07035</text:p>
          </table:table-cell>
          <table:table-cell office:value-type="float" office:value="-4.26130653" calcext:value-type="float">
            <text:p>-4.26130653</text:p>
          </table:table-cell>
          <table:table-cell/>
        </table:table-row>
        <table:table-row table:style-name="ro1">
          <table:table-cell office:value-type="float" office:value="0.0046452" calcext:value-type="float">
            <text:p>0.0046452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42211055" calcext:value-type="float">
            <text:p>-4.42211055</text:p>
          </table:table-cell>
          <table:table-cell/>
        </table:table-row>
        <table:table-row table:style-name="ro1">
          <table:table-cell office:value-type="float" office:value="0.0046536" calcext:value-type="float">
            <text:p>0.0046536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8291457" calcext:value-type="float">
            <text:p>-4.58291457</text:p>
          </table:table-cell>
          <table:table-cell/>
        </table:table-row>
        <table:table-row table:style-name="ro1">
          <table:table-cell office:value-type="float" office:value="0.004662" calcext:value-type="float">
            <text:p>0.004662</text:p>
          </table:table-cell>
          <table:table-cell office:value-type="float" office:value="-15.879395" calcext:value-type="float">
            <text:p>-15.879395</text:p>
          </table:table-cell>
          <table:table-cell office:value-type="float" office:value="-4.74371859" calcext:value-type="float">
            <text:p>-4.74371859</text:p>
          </table:table-cell>
          <table:table-cell/>
        </table:table-row>
        <table:table-row table:style-name="ro1">
          <table:table-cell office:value-type="float" office:value="0.0046704" calcext:value-type="float">
            <text:p>0.0046704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90452261" calcext:value-type="float">
            <text:p>-4.90452261</text:p>
          </table:table-cell>
          <table:table-cell/>
        </table:table-row>
        <table:table-row table:style-name="ro1">
          <table:table-cell office:value-type="float" office:value="0.0046788" calcext:value-type="float">
            <text:p>0.0046788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  <table:table-cell/>
        </table:table-row>
        <table:table-row table:style-name="ro1">
          <table:table-cell office:value-type="float" office:value="0.0046872" calcext:value-type="float">
            <text:p>0.0046872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  <table:table-cell/>
        </table:table-row>
        <table:table-row table:style-name="ro1">
          <table:table-cell office:value-type="float" office:value="0.0046956" calcext:value-type="float">
            <text:p>0.0046956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  <table:table-cell/>
        </table:table-row>
        <table:table-row table:style-name="ro1">
          <table:table-cell office:value-type="float" office:value="0.004704" calcext:value-type="float">
            <text:p>0.004704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/>
        </table:table-row>
        <table:table-row table:style-name="ro1">
          <table:table-cell office:value-type="float" office:value="0.0047124" calcext:value-type="float">
            <text:p>0.0047124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/>
        </table:table-row>
        <table:table-row table:style-name="ro1">
          <table:table-cell office:value-type="float" office:value="0.0047208" calcext:value-type="float">
            <text:p>0.004720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47292" calcext:value-type="float">
            <text:p>0.004729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47376" calcext:value-type="float">
            <text:p>0.004737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4746" calcext:value-type="float">
            <text:p>0.004746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47544" calcext:value-type="float">
            <text:p>0.004754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47628" calcext:value-type="float">
            <text:p>0.004762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47712" calcext:value-type="float">
            <text:p>0.004771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47796" calcext:value-type="float">
            <text:p>0.0047796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4788" calcext:value-type="float">
            <text:p>0.004788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/>
        </table:table-row>
        <table:table-row table:style-name="ro1">
          <table:table-cell office:value-type="float" office:value="0.0047964" calcext:value-type="float">
            <text:p>0.0047964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30653266" calcext:value-type="float">
            <text:p>-5.30653266</text:p>
          </table:table-cell>
          <table:table-cell/>
        </table:table-row>
        <table:table-row table:style-name="ro1">
          <table:table-cell office:value-type="float" office:value="0.0048048" calcext:value-type="float">
            <text:p>0.0048048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  <table:table-cell/>
        </table:table-row>
        <table:table-row table:style-name="ro1">
          <table:table-cell office:value-type="float" office:value="0.0048132" calcext:value-type="float">
            <text:p>0.0048132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  <table:table-cell/>
        </table:table-row>
        <table:table-row table:style-name="ro1">
          <table:table-cell office:value-type="float" office:value="0.0048216" calcext:value-type="float">
            <text:p>0.0048216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4.90452261" calcext:value-type="float">
            <text:p>-4.90452261</text:p>
          </table:table-cell>
          <table:table-cell/>
        </table:table-row>
        <table:table-row table:style-name="ro1">
          <table:table-cell office:value-type="float" office:value="0.00483" calcext:value-type="float">
            <text:p>0.00483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90452261" calcext:value-type="float">
            <text:p>-4.90452261</text:p>
          </table:table-cell>
          <table:table-cell/>
        </table:table-row>
        <table:table-row table:style-name="ro1">
          <table:table-cell office:value-type="float" office:value="0.0048384" calcext:value-type="float">
            <text:p>0.0048384</text:p>
          </table:table-cell>
          <table:table-cell office:value-type="float" office:value="-15.477385" calcext:value-type="float">
            <text:p>-15.477385</text:p>
          </table:table-cell>
          <table:table-cell office:value-type="float" office:value="-4.66331658" calcext:value-type="float">
            <text:p>-4.66331658</text:p>
          </table:table-cell>
          <table:table-cell/>
        </table:table-row>
        <table:table-row table:style-name="ro1">
          <table:table-cell office:value-type="float" office:value="0.0048468" calcext:value-type="float">
            <text:p>0.0048468</text:p>
          </table:table-cell>
          <table:table-cell office:value-type="float" office:value="-15.075375" calcext:value-type="float">
            <text:p>-15.075375</text:p>
          </table:table-cell>
          <table:table-cell office:value-type="float" office:value="-4.58291457" calcext:value-type="float">
            <text:p>-4.58291457</text:p>
          </table:table-cell>
          <table:table-cell/>
        </table:table-row>
        <table:table-row table:style-name="ro1">
          <table:table-cell office:value-type="float" office:value="0.0048552" calcext:value-type="float">
            <text:p>0.0048552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34170854" calcext:value-type="float">
            <text:p>-4.34170854</text:p>
          </table:table-cell>
          <table:table-cell/>
        </table:table-row>
        <table:table-row table:style-name="ro1">
          <table:table-cell office:value-type="float" office:value="0.0048636" calcext:value-type="float">
            <text:p>0.0048636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18090452" calcext:value-type="float">
            <text:p>-4.18090452</text:p>
          </table:table-cell>
          <table:table-cell/>
        </table:table-row>
        <table:table-row table:style-name="ro1">
          <table:table-cell office:value-type="float" office:value="0.004872" calcext:value-type="float">
            <text:p>0.004872</text:p>
          </table:table-cell>
          <table:table-cell office:value-type="float" office:value="-13.065325" calcext:value-type="float">
            <text:p>-13.065325</text:p>
          </table:table-cell>
          <table:table-cell office:value-type="float" office:value="-3.93969849" calcext:value-type="float">
            <text:p>-3.93969849</text:p>
          </table:table-cell>
          <table:table-cell/>
        </table:table-row>
        <table:table-row table:style-name="ro1">
          <table:table-cell office:value-type="float" office:value="0.0048804" calcext:value-type="float">
            <text:p>0.0048804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77889447" calcext:value-type="float">
            <text:p>-3.77889447</text:p>
          </table:table-cell>
          <table:table-cell/>
        </table:table-row>
        <table:table-row table:style-name="ro1">
          <table:table-cell office:value-type="float" office:value="0.0048888" calcext:value-type="float">
            <text:p>0.0048888</text:p>
          </table:table-cell>
          <table:table-cell office:value-type="float" office:value="-11.859295" calcext:value-type="float">
            <text:p>-11.859295</text:p>
          </table:table-cell>
          <table:table-cell office:value-type="float" office:value="-3.53768844" calcext:value-type="float">
            <text:p>-3.53768844</text:p>
          </table:table-cell>
          <table:table-cell/>
        </table:table-row>
        <table:table-row table:style-name="ro1">
          <table:table-cell office:value-type="float" office:value="0.0048972" calcext:value-type="float">
            <text:p>0.0048972</text:p>
          </table:table-cell>
          <table:table-cell office:value-type="float" office:value="-11.055275" calcext:value-type="float">
            <text:p>-11.055275</text:p>
          </table:table-cell>
          <table:table-cell office:value-type="float" office:value="-3.29648241" calcext:value-type="float">
            <text:p>-3.29648241</text:p>
          </table:table-cell>
          <table:table-cell/>
        </table:table-row>
        <table:table-row table:style-name="ro1">
          <table:table-cell office:value-type="float" office:value="0.0049056" calcext:value-type="float">
            <text:p>0.0049056</text:p>
          </table:table-cell>
          <table:table-cell office:value-type="float" office:value="-10.251255" calcext:value-type="float">
            <text:p>-10.251255</text:p>
          </table:table-cell>
          <table:table-cell office:value-type="float" office:value="-3.05527638" calcext:value-type="float">
            <text:p>-3.05527638</text:p>
          </table:table-cell>
          <table:table-cell/>
        </table:table-row>
        <table:table-row table:style-name="ro1">
          <table:table-cell office:value-type="float" office:value="0.004914" calcext:value-type="float">
            <text:p>0.004914</text:p>
          </table:table-cell>
          <table:table-cell office:value-type="float" office:value="-9.447235" calcext:value-type="float">
            <text:p>-9.447235</text:p>
          </table:table-cell>
          <table:table-cell office:value-type="float" office:value="-2.73366834" calcext:value-type="float">
            <text:p>-2.73366834</text:p>
          </table:table-cell>
          <table:table-cell/>
        </table:table-row>
        <table:table-row table:style-name="ro1">
          <table:table-cell office:value-type="float" office:value="0.0049224" calcext:value-type="float">
            <text:p>0.0049224</text:p>
          </table:table-cell>
          <table:table-cell office:value-type="float" office:value="-8.643215" calcext:value-type="float">
            <text:p>-8.643215</text:p>
          </table:table-cell>
          <table:table-cell office:value-type="float" office:value="-2.57286432" calcext:value-type="float">
            <text:p>-2.57286432</text:p>
          </table:table-cell>
          <table:table-cell/>
        </table:table-row>
        <table:table-row table:style-name="ro1">
          <table:table-cell office:value-type="float" office:value="0.0049308" calcext:value-type="float">
            <text:p>0.0049308</text:p>
          </table:table-cell>
          <table:table-cell office:value-type="float" office:value="-7.63819" calcext:value-type="float">
            <text:p>-7.63819</text:p>
          </table:table-cell>
          <table:table-cell office:value-type="float" office:value="-2.33165829" calcext:value-type="float">
            <text:p>-2.33165829</text:p>
          </table:table-cell>
          <table:table-cell/>
        </table:table-row>
        <table:table-row table:style-name="ro1">
          <table:table-cell office:value-type="float" office:value="0.0049392" calcext:value-type="float">
            <text:p>0.0049392</text:p>
          </table:table-cell>
          <table:table-cell office:value-type="float" office:value="-6.83417" calcext:value-type="float">
            <text:p>-6.83417</text:p>
          </table:table-cell>
          <table:table-cell office:value-type="float" office:value="-2.01005025" calcext:value-type="float">
            <text:p>-2.01005025</text:p>
          </table:table-cell>
          <table:table-cell/>
        </table:table-row>
        <table:table-row table:style-name="ro1">
          <table:table-cell office:value-type="float" office:value="0.0049476" calcext:value-type="float">
            <text:p>0.0049476</text:p>
          </table:table-cell>
          <table:table-cell office:value-type="float" office:value="-6.03015" calcext:value-type="float">
            <text:p>-6.03015</text:p>
          </table:table-cell>
          <table:table-cell office:value-type="float" office:value="-1.76884422" calcext:value-type="float">
            <text:p>-1.76884422</text:p>
          </table:table-cell>
          <table:table-cell/>
        </table:table-row>
        <table:table-row table:style-name="ro1">
          <table:table-cell office:value-type="float" office:value="0.004956" calcext:value-type="float">
            <text:p>0.004956</text:p>
          </table:table-cell>
          <table:table-cell office:value-type="float" office:value="-4.82412" calcext:value-type="float">
            <text:p>-4.82412</text:p>
          </table:table-cell>
          <table:table-cell office:value-type="float" office:value="-1.52763819" calcext:value-type="float">
            <text:p>-1.52763819</text:p>
          </table:table-cell>
          <table:table-cell/>
        </table:table-row>
        <table:table-row table:style-name="ro1">
          <table:table-cell office:value-type="float" office:value="0.0049644" calcext:value-type="float">
            <text:p>0.0049644</text:p>
          </table:table-cell>
          <table:table-cell office:value-type="float" office:value="-4.221105" calcext:value-type="float">
            <text:p>-4.221105</text:p>
          </table:table-cell>
          <table:table-cell office:value-type="float" office:value="-1.20603015" calcext:value-type="float">
            <text:p>-1.20603015</text:p>
          </table:table-cell>
          <table:table-cell/>
        </table:table-row>
        <table:table-row table:style-name="ro1">
          <table:table-cell office:value-type="float" office:value="0.0049728" calcext:value-type="float">
            <text:p>0.0049728</text:p>
          </table:table-cell>
          <table:table-cell office:value-type="float" office:value="-3.015075" calcext:value-type="float">
            <text:p>-3.015075</text:p>
          </table:table-cell>
          <table:table-cell office:value-type="float" office:value="-0.88442211" calcext:value-type="float">
            <text:p>-0.88442211</text:p>
          </table:table-cell>
          <table:table-cell/>
        </table:table-row>
        <table:table-row table:style-name="ro1">
          <table:table-cell office:value-type="float" office:value="0.0049812" calcext:value-type="float">
            <text:p>0.0049812</text:p>
          </table:table-cell>
          <table:table-cell office:value-type="float" office:value="-2.211055" calcext:value-type="float">
            <text:p>-2.211055</text:p>
          </table:table-cell>
          <table:table-cell office:value-type="float" office:value="-0.64321608" calcext:value-type="float">
            <text:p>-0.64321608</text:p>
          </table:table-cell>
          <table:table-cell/>
        </table:table-row>
        <table:table-row table:style-name="ro1">
          <table:table-cell office:value-type="float" office:value="0.0049896" calcext:value-type="float">
            <text:p>0.0049896</text:p>
          </table:table-cell>
          <table:table-cell office:value-type="float" office:value="-1.20603" calcext:value-type="float">
            <text:p>-1.20603</text:p>
          </table:table-cell>
          <table:table-cell office:value-type="float" office:value="-0.32160804" calcext:value-type="float">
            <text:p>-0.32160804</text:p>
          </table:table-cell>
          <table:table-cell/>
        </table:table-row>
        <table:table-row table:style-name="ro1">
          <table:table-cell office:value-type="float" office:value="0.004998" calcext:value-type="float">
            <text:p>0.004998</text:p>
          </table:table-cell>
          <table:table-cell office:value-type="float" office:value="-0.201005" calcext:value-type="float">
            <text:p>-0.201005</text:p>
          </table:table-cell>
          <table:table-cell office:value-type="float" office:value="-0.08040201" calcext:value-type="float">
            <text:p>-0.08040201</text:p>
          </table:table-cell>
          <table:table-cell/>
        </table:table-row>
        <table:table-row table:style-name="ro1">
          <table:table-cell office:value-type="float" office:value="0.0050064" calcext:value-type="float">
            <text:p>0.0050064</text:p>
          </table:table-cell>
          <table:table-cell office:value-type="float" office:value="0.80402" calcext:value-type="float">
            <text:p>0.80402</text:p>
          </table:table-cell>
          <table:table-cell office:value-type="float" office:value="0.24120603" calcext:value-type="float">
            <text:p>0.24120603</text:p>
          </table:table-cell>
          <table:table-cell/>
        </table:table-row>
        <table:table-row table:style-name="ro1">
          <table:table-cell office:value-type="float" office:value="0.0050148" calcext:value-type="float">
            <text:p>0.0050148</text:p>
          </table:table-cell>
          <table:table-cell office:value-type="float" office:value="1.60804" calcext:value-type="float">
            <text:p>1.60804</text:p>
          </table:table-cell>
          <table:table-cell office:value-type="float" office:value="0.48241206" calcext:value-type="float">
            <text:p>0.48241206</text:p>
          </table:table-cell>
          <table:table-cell/>
        </table:table-row>
        <table:table-row table:style-name="ro1">
          <table:table-cell office:value-type="float" office:value="0.0050232" calcext:value-type="float">
            <text:p>0.0050232</text:p>
          </table:table-cell>
          <table:table-cell office:value-type="float" office:value="2.613065" calcext:value-type="float">
            <text:p>2.613065</text:p>
          </table:table-cell>
          <table:table-cell office:value-type="float" office:value="0.8040201" calcext:value-type="float">
            <text:p>0.8040201</text:p>
          </table:table-cell>
          <table:table-cell/>
        </table:table-row>
        <table:table-row table:style-name="ro1">
          <table:table-cell office:value-type="float" office:value="0.0050316" calcext:value-type="float">
            <text:p>0.0050316</text:p>
          </table:table-cell>
          <table:table-cell office:value-type="float" office:value="3.61809" calcext:value-type="float">
            <text:p>3.61809</text:p>
          </table:table-cell>
          <table:table-cell office:value-type="float" office:value="1.04522613" calcext:value-type="float">
            <text:p>1.04522613</text:p>
          </table:table-cell>
          <table:table-cell/>
        </table:table-row>
        <table:table-row table:style-name="ro1">
          <table:table-cell office:value-type="float" office:value="0.00504" calcext:value-type="float">
            <text:p>0.00504</text:p>
          </table:table-cell>
          <table:table-cell office:value-type="float" office:value="4.623115" calcext:value-type="float">
            <text:p>4.623115</text:p>
          </table:table-cell>
          <table:table-cell office:value-type="float" office:value="1.36683417" calcext:value-type="float">
            <text:p>1.36683417</text:p>
          </table:table-cell>
          <table:table-cell/>
        </table:table-row>
        <table:table-row table:style-name="ro1">
          <table:table-cell office:value-type="float" office:value="0.0050484" calcext:value-type="float">
            <text:p>0.0050484</text:p>
          </table:table-cell>
          <table:table-cell office:value-type="float" office:value="5.427135" calcext:value-type="float">
            <text:p>5.427135</text:p>
          </table:table-cell>
          <table:table-cell office:value-type="float" office:value="1.68844221" calcext:value-type="float">
            <text:p>1.68844221</text:p>
          </table:table-cell>
          <table:table-cell/>
        </table:table-row>
        <table:table-row table:style-name="ro1">
          <table:table-cell office:value-type="float" office:value="0.0050568" calcext:value-type="float">
            <text:p>0.0050568</text:p>
          </table:table-cell>
          <table:table-cell office:value-type="float" office:value="6.43216" calcext:value-type="float">
            <text:p>6.43216</text:p>
          </table:table-cell>
          <table:table-cell office:value-type="float" office:value="1.92964824" calcext:value-type="float">
            <text:p>1.92964824</text:p>
          </table:table-cell>
          <table:table-cell/>
        </table:table-row>
        <table:table-row table:style-name="ro1">
          <table:table-cell office:value-type="float" office:value="0.0050652" calcext:value-type="float">
            <text:p>0.0050652</text:p>
          </table:table-cell>
          <table:table-cell office:value-type="float" office:value="7.437185" calcext:value-type="float">
            <text:p>7.437185</text:p>
          </table:table-cell>
          <table:table-cell office:value-type="float" office:value="2.17085427" calcext:value-type="float">
            <text:p>2.17085427</text:p>
          </table:table-cell>
          <table:table-cell/>
        </table:table-row>
        <table:table-row table:style-name="ro1">
          <table:table-cell office:value-type="float" office:value="0.0050736" calcext:value-type="float">
            <text:p>0.0050736</text:p>
          </table:table-cell>
          <table:table-cell office:value-type="float" office:value="8.0402" calcext:value-type="float">
            <text:p>8.0402</text:p>
          </table:table-cell>
          <table:table-cell office:value-type="float" office:value="2.4120603" calcext:value-type="float">
            <text:p>2.4120603</text:p>
          </table:table-cell>
          <table:table-cell/>
        </table:table-row>
        <table:table-row table:style-name="ro1">
          <table:table-cell office:value-type="float" office:value="0.005082" calcext:value-type="float">
            <text:p>0.005082</text:p>
          </table:table-cell>
          <table:table-cell office:value-type="float" office:value="9.045225" calcext:value-type="float">
            <text:p>9.045225</text:p>
          </table:table-cell>
          <table:table-cell office:value-type="float" office:value="2.65326633" calcext:value-type="float">
            <text:p>2.65326633</text:p>
          </table:table-cell>
          <table:table-cell/>
        </table:table-row>
        <table:table-row table:style-name="ro1">
          <table:table-cell office:value-type="float" office:value="0.0050904" calcext:value-type="float">
            <text:p>0.0050904</text:p>
          </table:table-cell>
          <table:table-cell office:value-type="float" office:value="9.849245" calcext:value-type="float">
            <text:p>9.849245</text:p>
          </table:table-cell>
          <table:table-cell office:value-type="float" office:value="2.89447236" calcext:value-type="float">
            <text:p>2.89447236</text:p>
          </table:table-cell>
          <table:table-cell/>
        </table:table-row>
        <table:table-row table:style-name="ro1">
          <table:table-cell office:value-type="float" office:value="0.0050988" calcext:value-type="float">
            <text:p>0.0050988</text:p>
          </table:table-cell>
          <table:table-cell office:value-type="float" office:value="10.653265" calcext:value-type="float">
            <text:p>10.653265</text:p>
          </table:table-cell>
          <table:table-cell office:value-type="float" office:value="3.13567839" calcext:value-type="float">
            <text:p>3.13567839</text:p>
          </table:table-cell>
          <table:table-cell/>
        </table:table-row>
        <table:table-row table:style-name="ro1">
          <table:table-cell office:value-type="float" office:value="0.0051072" calcext:value-type="float">
            <text:p>0.0051072</text:p>
          </table:table-cell>
          <table:table-cell office:value-type="float" office:value="11.25628" calcext:value-type="float">
            <text:p>11.25628</text:p>
          </table:table-cell>
          <table:table-cell office:value-type="float" office:value="3.37688442" calcext:value-type="float">
            <text:p>3.37688442</text:p>
          </table:table-cell>
          <table:table-cell/>
        </table:table-row>
        <table:table-row table:style-name="ro1">
          <table:table-cell office:value-type="float" office:value="0.0051156" calcext:value-type="float">
            <text:p>0.0051156</text:p>
          </table:table-cell>
          <table:table-cell office:value-type="float" office:value="12.0603" calcext:value-type="float">
            <text:p>12.0603</text:p>
          </table:table-cell>
          <table:table-cell office:value-type="float" office:value="3.61809045" calcext:value-type="float">
            <text:p>3.61809045</text:p>
          </table:table-cell>
          <table:table-cell/>
        </table:table-row>
        <table:table-row table:style-name="ro1">
          <table:table-cell office:value-type="float" office:value="0.005124" calcext:value-type="float">
            <text:p>0.005124</text:p>
          </table:table-cell>
          <table:table-cell office:value-type="float" office:value="12.86432" calcext:value-type="float">
            <text:p>12.86432</text:p>
          </table:table-cell>
          <table:table-cell office:value-type="float" office:value="3.77889447" calcext:value-type="float">
            <text:p>3.77889447</text:p>
          </table:table-cell>
          <table:table-cell/>
        </table:table-row>
        <table:table-row table:style-name="ro1">
          <table:table-cell office:value-type="float" office:value="0.0051324" calcext:value-type="float">
            <text:p>0.0051324</text:p>
          </table:table-cell>
          <table:table-cell office:value-type="float" office:value="13.26633" calcext:value-type="float">
            <text:p>13.26633</text:p>
          </table:table-cell>
          <table:table-cell office:value-type="float" office:value="4.0201005" calcext:value-type="float">
            <text:p>4.0201005</text:p>
          </table:table-cell>
          <table:table-cell/>
        </table:table-row>
        <table:table-row table:style-name="ro1">
          <table:table-cell office:value-type="float" office:value="0.0051408" calcext:value-type="float">
            <text:p>0.0051408</text:p>
          </table:table-cell>
          <table:table-cell office:value-type="float" office:value="13.869345" calcext:value-type="float">
            <text:p>13.869345</text:p>
          </table:table-cell>
          <table:table-cell office:value-type="float" office:value="4.18090452" calcext:value-type="float">
            <text:p>4.18090452</text:p>
          </table:table-cell>
          <table:table-cell/>
        </table:table-row>
        <table:table-row table:style-name="ro1">
          <table:table-cell office:value-type="float" office:value="0.0051492" calcext:value-type="float">
            <text:p>0.0051492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34170854" calcext:value-type="float">
            <text:p>4.34170854</text:p>
          </table:table-cell>
          <table:table-cell/>
        </table:table-row>
        <table:table-row table:style-name="ro1">
          <table:table-cell office:value-type="float" office:value="0.0051576" calcext:value-type="float">
            <text:p>0.0051576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50251256" calcext:value-type="float">
            <text:p>4.50251256</text:p>
          </table:table-cell>
          <table:table-cell/>
        </table:table-row>
        <table:table-row table:style-name="ro1">
          <table:table-cell office:value-type="float" office:value="0.005166" calcext:value-type="float">
            <text:p>0.005166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66331658" calcext:value-type="float">
            <text:p>4.66331658</text:p>
          </table:table-cell>
          <table:table-cell/>
        </table:table-row>
        <table:table-row table:style-name="ro1">
          <table:table-cell office:value-type="float" office:value="0.0051744" calcext:value-type="float">
            <text:p>0.0051744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  <table:table-cell/>
        </table:table-row>
        <table:table-row table:style-name="ro1">
          <table:table-cell office:value-type="float" office:value="0.0051828" calcext:value-type="float">
            <text:p>0.0051828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  <table:table-cell/>
        </table:table-row>
        <table:table-row table:style-name="ro1">
          <table:table-cell office:value-type="float" office:value="0.0051912" calcext:value-type="float">
            <text:p>0.0051912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5.06532663" calcext:value-type="float">
            <text:p>5.06532663</text:p>
          </table:table-cell>
          <table:table-cell/>
        </table:table-row>
        <table:table-row table:style-name="ro1">
          <table:table-cell office:value-type="float" office:value="0.0051996" calcext:value-type="float">
            <text:p>0.0051996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06532663" calcext:value-type="float">
            <text:p>5.06532663</text:p>
          </table:table-cell>
          <table:table-cell/>
        </table:table-row>
        <table:table-row table:style-name="ro1">
          <table:table-cell office:value-type="float" office:value="0.005208" calcext:value-type="float">
            <text:p>0.005208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52164" calcext:value-type="float">
            <text:p>0.0052164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52248" calcext:value-type="float">
            <text:p>0.0052248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8693467" calcext:value-type="float">
            <text:p>5.38693467</text:p>
          </table:table-cell>
          <table:table-cell/>
        </table:table-row>
        <table:table-row table:style-name="ro1">
          <table:table-cell office:value-type="float" office:value="0.0052332" calcext:value-type="float">
            <text:p>0.0052332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8693467" calcext:value-type="float">
            <text:p>5.38693467</text:p>
          </table:table-cell>
          <table:table-cell/>
        </table:table-row>
        <table:table-row table:style-name="ro1">
          <table:table-cell office:value-type="float" office:value="0.0052416" calcext:value-type="float">
            <text:p>0.0052416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  <table:table-cell/>
        </table:table-row>
        <table:table-row table:style-name="ro1">
          <table:table-cell office:value-type="float" office:value="0.00525" calcext:value-type="float">
            <text:p>0.00525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52584" calcext:value-type="float">
            <text:p>0.0052584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  <table:table-cell/>
        </table:table-row>
        <table:table-row table:style-name="ro1">
          <table:table-cell office:value-type="float" office:value="0.0052668" calcext:value-type="float">
            <text:p>0.0052668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  <table:table-cell/>
        </table:table-row>
        <table:table-row table:style-name="ro1">
          <table:table-cell office:value-type="float" office:value="0.0052752" calcext:value-type="float">
            <text:p>0.0052752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52836" calcext:value-type="float">
            <text:p>0.0052836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5292" calcext:value-type="float">
            <text:p>0.005292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  <table:table-cell/>
        </table:table-row>
        <table:table-row table:style-name="ro1">
          <table:table-cell office:value-type="float" office:value="0.0053004" calcext:value-type="float">
            <text:p>0.0053004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06532663" calcext:value-type="float">
            <text:p>5.06532663</text:p>
          </table:table-cell>
          <table:table-cell/>
        </table:table-row>
        <table:table-row table:style-name="ro1">
          <table:table-cell office:value-type="float" office:value="0.0053088" calcext:value-type="float">
            <text:p>0.0053088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5.06532663" calcext:value-type="float">
            <text:p>5.06532663</text:p>
          </table:table-cell>
          <table:table-cell/>
        </table:table-row>
        <table:table-row table:style-name="ro1">
          <table:table-cell office:value-type="float" office:value="0.0053172" calcext:value-type="float">
            <text:p>0.0053172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  <table:table-cell/>
        </table:table-row>
        <table:table-row table:style-name="ro1">
          <table:table-cell office:value-type="float" office:value="0.0053256" calcext:value-type="float">
            <text:p>0.0053256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74371859" calcext:value-type="float">
            <text:p>4.74371859</text:p>
          </table:table-cell>
          <table:table-cell/>
        </table:table-row>
        <table:table-row table:style-name="ro1">
          <table:table-cell office:value-type="float" office:value="0.005334" calcext:value-type="float">
            <text:p>0.005334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0251256" calcext:value-type="float">
            <text:p>4.50251256</text:p>
          </table:table-cell>
          <table:table-cell/>
        </table:table-row>
        <table:table-row table:style-name="ro1">
          <table:table-cell office:value-type="float" office:value="0.0053424" calcext:value-type="float">
            <text:p>0.0053424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42211055" calcext:value-type="float">
            <text:p>4.42211055</text:p>
          </table:table-cell>
          <table:table-cell/>
        </table:table-row>
        <table:table-row table:style-name="ro1">
          <table:table-cell office:value-type="float" office:value="0.0053508" calcext:value-type="float">
            <text:p>0.0053508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26130653" calcext:value-type="float">
            <text:p>4.26130653</text:p>
          </table:table-cell>
          <table:table-cell/>
        </table:table-row>
        <table:table-row table:style-name="ro1">
          <table:table-cell office:value-type="float" office:value="0.0053592" calcext:value-type="float">
            <text:p>0.0053592</text:p>
          </table:table-cell>
          <table:table-cell office:value-type="float" office:value="13.66834" calcext:value-type="float">
            <text:p>13.66834</text:p>
          </table:table-cell>
          <table:table-cell office:value-type="float" office:value="4.10050251" calcext:value-type="float">
            <text:p>4.10050251</text:p>
          </table:table-cell>
          <table:table-cell/>
        </table:table-row>
        <table:table-row table:style-name="ro1">
          <table:table-cell office:value-type="float" office:value="0.0053676" calcext:value-type="float">
            <text:p>0.0053676</text:p>
          </table:table-cell>
          <table:table-cell office:value-type="float" office:value="13.26633" calcext:value-type="float">
            <text:p>13.26633</text:p>
          </table:table-cell>
          <table:table-cell office:value-type="float" office:value="3.85929648" calcext:value-type="float">
            <text:p>3.85929648</text:p>
          </table:table-cell>
          <table:table-cell/>
        </table:table-row>
        <table:table-row table:style-name="ro1">
          <table:table-cell office:value-type="float" office:value="0.005376" calcext:value-type="float">
            <text:p>0.005376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61809045" calcext:value-type="float">
            <text:p>3.61809045</text:p>
          </table:table-cell>
          <table:table-cell/>
        </table:table-row>
        <table:table-row table:style-name="ro1">
          <table:table-cell office:value-type="float" office:value="0.0053844" calcext:value-type="float">
            <text:p>0.0053844</text:p>
          </table:table-cell>
          <table:table-cell office:value-type="float" office:value="11.859295" calcext:value-type="float">
            <text:p>11.859295</text:p>
          </table:table-cell>
          <table:table-cell office:value-type="float" office:value="3.45728643" calcext:value-type="float">
            <text:p>3.45728643</text:p>
          </table:table-cell>
          <table:table-cell/>
        </table:table-row>
        <table:table-row table:style-name="ro1">
          <table:table-cell office:value-type="float" office:value="0.0053928" calcext:value-type="float">
            <text:p>0.0053928</text:p>
          </table:table-cell>
          <table:table-cell office:value-type="float" office:value="11.25628" calcext:value-type="float">
            <text:p>11.25628</text:p>
          </table:table-cell>
          <table:table-cell office:value-type="float" office:value="3.29648241" calcext:value-type="float">
            <text:p>3.29648241</text:p>
          </table:table-cell>
          <table:table-cell/>
        </table:table-row>
        <table:table-row table:style-name="ro1">
          <table:table-cell office:value-type="float" office:value="0.0054012" calcext:value-type="float">
            <text:p>0.0054012</text:p>
          </table:table-cell>
          <table:table-cell office:value-type="float" office:value="10.45226" calcext:value-type="float">
            <text:p>10.45226</text:p>
          </table:table-cell>
          <table:table-cell office:value-type="float" office:value="3.05527638" calcext:value-type="float">
            <text:p>3.05527638</text:p>
          </table:table-cell>
          <table:table-cell/>
        </table:table-row>
        <table:table-row table:style-name="ro1">
          <table:table-cell office:value-type="float" office:value="0.0054096" calcext:value-type="float">
            <text:p>0.0054096</text:p>
          </table:table-cell>
          <table:table-cell office:value-type="float" office:value="9.447235" calcext:value-type="float">
            <text:p>9.447235</text:p>
          </table:table-cell>
          <table:table-cell office:value-type="float" office:value="2.81407035" calcext:value-type="float">
            <text:p>2.81407035</text:p>
          </table:table-cell>
          <table:table-cell/>
        </table:table-row>
        <table:table-row table:style-name="ro1">
          <table:table-cell office:value-type="float" office:value="0.005418" calcext:value-type="float">
            <text:p>0.005418</text:p>
          </table:table-cell>
          <table:table-cell office:value-type="float" office:value="8.643215" calcext:value-type="float">
            <text:p>8.643215</text:p>
          </table:table-cell>
          <table:table-cell office:value-type="float" office:value="2.57286432" calcext:value-type="float">
            <text:p>2.57286432</text:p>
          </table:table-cell>
          <table:table-cell/>
        </table:table-row>
        <table:table-row table:style-name="ro1">
          <table:table-cell office:value-type="float" office:value="0.0054264" calcext:value-type="float">
            <text:p>0.0054264</text:p>
          </table:table-cell>
          <table:table-cell office:value-type="float" office:value="7.839195" calcext:value-type="float">
            <text:p>7.839195</text:p>
          </table:table-cell>
          <table:table-cell office:value-type="float" office:value="2.33165829" calcext:value-type="float">
            <text:p>2.33165829</text:p>
          </table:table-cell>
          <table:table-cell/>
        </table:table-row>
        <table:table-row table:style-name="ro1">
          <table:table-cell office:value-type="float" office:value="0.0054348" calcext:value-type="float">
            <text:p>0.0054348</text:p>
          </table:table-cell>
          <table:table-cell office:value-type="float" office:value="7.035175" calcext:value-type="float">
            <text:p>7.035175</text:p>
          </table:table-cell>
          <table:table-cell office:value-type="float" office:value="2.01005025" calcext:value-type="float">
            <text:p>2.01005025</text:p>
          </table:table-cell>
          <table:table-cell/>
        </table:table-row>
        <table:table-row table:style-name="ro1">
          <table:table-cell office:value-type="float" office:value="0.0054432" calcext:value-type="float">
            <text:p>0.0054432</text:p>
          </table:table-cell>
          <table:table-cell office:value-type="float" office:value="6.03015" calcext:value-type="float">
            <text:p>6.03015</text:p>
          </table:table-cell>
          <table:table-cell office:value-type="float" office:value="1.76884422" calcext:value-type="float">
            <text:p>1.76884422</text:p>
          </table:table-cell>
          <table:table-cell/>
        </table:table-row>
        <table:table-row table:style-name="ro1">
          <table:table-cell office:value-type="float" office:value="0.0054516" calcext:value-type="float">
            <text:p>0.0054516</text:p>
          </table:table-cell>
          <table:table-cell office:value-type="float" office:value="5.025125" calcext:value-type="float">
            <text:p>5.025125</text:p>
          </table:table-cell>
          <table:table-cell office:value-type="float" office:value="1.52763819" calcext:value-type="float">
            <text:p>1.52763819</text:p>
          </table:table-cell>
          <table:table-cell/>
        </table:table-row>
        <table:table-row table:style-name="ro1">
          <table:table-cell office:value-type="float" office:value="0.00546" calcext:value-type="float">
            <text:p>0.00546</text:p>
          </table:table-cell>
          <table:table-cell office:value-type="float" office:value="4.221105" calcext:value-type="float">
            <text:p>4.221105</text:p>
          </table:table-cell>
          <table:table-cell office:value-type="float" office:value="1.20603015" calcext:value-type="float">
            <text:p>1.20603015</text:p>
          </table:table-cell>
          <table:table-cell/>
        </table:table-row>
        <table:table-row table:style-name="ro1">
          <table:table-cell office:value-type="float" office:value="0.0054684" calcext:value-type="float">
            <text:p>0.0054684</text:p>
          </table:table-cell>
          <table:table-cell office:value-type="float" office:value="3.21608" calcext:value-type="float">
            <text:p>3.21608</text:p>
          </table:table-cell>
          <table:table-cell office:value-type="float" office:value="0.96482412" calcext:value-type="float">
            <text:p>0.96482412</text:p>
          </table:table-cell>
          <table:table-cell/>
        </table:table-row>
        <table:table-row table:style-name="ro1">
          <table:table-cell office:value-type="float" office:value="0.0054768" calcext:value-type="float">
            <text:p>0.0054768</text:p>
          </table:table-cell>
          <table:table-cell office:value-type="float" office:value="2.211055" calcext:value-type="float">
            <text:p>2.211055</text:p>
          </table:table-cell>
          <table:table-cell office:value-type="float" office:value="0.64321608" calcext:value-type="float">
            <text:p>0.64321608</text:p>
          </table:table-cell>
          <table:table-cell/>
        </table:table-row>
        <table:table-row table:style-name="ro1">
          <table:table-cell office:value-type="float" office:value="0.0054852" calcext:value-type="float">
            <text:p>0.0054852</text:p>
          </table:table-cell>
          <table:table-cell office:value-type="float" office:value="1.407035" calcext:value-type="float">
            <text:p>1.407035</text:p>
          </table:table-cell>
          <table:table-cell office:value-type="float" office:value="0.40201005" calcext:value-type="float">
            <text:p>0.40201005</text:p>
          </table:table-cell>
          <table:table-cell/>
        </table:table-row>
        <table:table-row table:style-name="ro1">
          <table:table-cell office:value-type="float" office:value="0.0054936" calcext:value-type="float">
            <text:p>0.0054936</text:p>
          </table:table-cell>
          <table:table-cell office:value-type="float" office:value="0.40201" calcext:value-type="float">
            <text:p>0.40201</text:p>
          </table:table-cell>
          <table:table-cell office:value-type="float" office:value="0.08040201" calcext:value-type="float">
            <text:p>0.08040201</text:p>
          </table:table-cell>
          <table:table-cell/>
        </table:table-row>
        <table:table-row table:style-name="ro1">
          <table:table-cell office:value-type="float" office:value="0.005502" calcext:value-type="float">
            <text:p>0.005502</text:p>
          </table:table-cell>
          <table:table-cell office:value-type="float" office:value="-0.603015" calcext:value-type="float">
            <text:p>-0.603015</text:p>
          </table:table-cell>
          <table:table-cell office:value-type="float" office:value="-0.16080402" calcext:value-type="float">
            <text:p>-0.16080402</text:p>
          </table:table-cell>
          <table:table-cell/>
        </table:table-row>
        <table:table-row table:style-name="ro1">
          <table:table-cell office:value-type="float" office:value="0.0055104" calcext:value-type="float">
            <text:p>0.0055104</text:p>
          </table:table-cell>
          <table:table-cell office:value-type="float" office:value="-1.407035" calcext:value-type="float">
            <text:p>-1.407035</text:p>
          </table:table-cell>
          <table:table-cell office:value-type="float" office:value="-0.48241206" calcext:value-type="float">
            <text:p>-0.48241206</text:p>
          </table:table-cell>
          <table:table-cell/>
        </table:table-row>
        <table:table-row table:style-name="ro1">
          <table:table-cell office:value-type="float" office:value="0.0055188" calcext:value-type="float">
            <text:p>0.0055188</text:p>
          </table:table-cell>
          <table:table-cell office:value-type="float" office:value="-2.41206" calcext:value-type="float">
            <text:p>-2.41206</text:p>
          </table:table-cell>
          <table:table-cell office:value-type="float" office:value="-0.8040201" calcext:value-type="float">
            <text:p>-0.8040201</text:p>
          </table:table-cell>
          <table:table-cell/>
        </table:table-row>
        <table:table-row table:style-name="ro1">
          <table:table-cell office:value-type="float" office:value="0.0055272" calcext:value-type="float">
            <text:p>0.0055272</text:p>
          </table:table-cell>
          <table:table-cell office:value-type="float" office:value="-3.417085" calcext:value-type="float">
            <text:p>-3.417085</text:p>
          </table:table-cell>
          <table:table-cell office:value-type="float" office:value="-1.04522613" calcext:value-type="float">
            <text:p>-1.04522613</text:p>
          </table:table-cell>
          <table:table-cell/>
        </table:table-row>
        <table:table-row table:style-name="ro1">
          <table:table-cell office:value-type="float" office:value="0.0055356" calcext:value-type="float">
            <text:p>0.0055356</text:p>
          </table:table-cell>
          <table:table-cell office:value-type="float" office:value="-4.42211" calcext:value-type="float">
            <text:p>-4.42211</text:p>
          </table:table-cell>
          <table:table-cell office:value-type="float" office:value="-1.36683417" calcext:value-type="float">
            <text:p>-1.36683417</text:p>
          </table:table-cell>
          <table:table-cell/>
        </table:table-row>
        <table:table-row table:style-name="ro1">
          <table:table-cell office:value-type="float" office:value="0.005544" calcext:value-type="float">
            <text:p>0.005544</text:p>
          </table:table-cell>
          <table:table-cell office:value-type="float" office:value="-5.427135" calcext:value-type="float">
            <text:p>-5.427135</text:p>
          </table:table-cell>
          <table:table-cell office:value-type="float" office:value="-1.68844221" calcext:value-type="float">
            <text:p>-1.68844221</text:p>
          </table:table-cell>
          <table:table-cell/>
        </table:table-row>
        <table:table-row table:style-name="ro1">
          <table:table-cell office:value-type="float" office:value="0.0055524" calcext:value-type="float">
            <text:p>0.0055524</text:p>
          </table:table-cell>
          <table:table-cell office:value-type="float" office:value="-6.231155" calcext:value-type="float">
            <text:p>-6.231155</text:p>
          </table:table-cell>
          <table:table-cell office:value-type="float" office:value="-1.84924623" calcext:value-type="float">
            <text:p>-1.84924623</text:p>
          </table:table-cell>
          <table:table-cell/>
        </table:table-row>
        <table:table-row table:style-name="ro1">
          <table:table-cell office:value-type="float" office:value="0.0055608" calcext:value-type="float">
            <text:p>0.0055608</text:p>
          </table:table-cell>
          <table:table-cell office:value-type="float" office:value="-7.035175" calcext:value-type="float">
            <text:p>-7.035175</text:p>
          </table:table-cell>
          <table:table-cell office:value-type="float" office:value="-2.17085427" calcext:value-type="float">
            <text:p>-2.17085427</text:p>
          </table:table-cell>
          <table:table-cell/>
        </table:table-row>
        <table:table-row table:style-name="ro1">
          <table:table-cell office:value-type="float" office:value="0.0055692" calcext:value-type="float">
            <text:p>0.0055692</text:p>
          </table:table-cell>
          <table:table-cell office:value-type="float" office:value="-8.0402" calcext:value-type="float">
            <text:p>-8.0402</text:p>
          </table:table-cell>
          <table:table-cell office:value-type="float" office:value="-2.4120603" calcext:value-type="float">
            <text:p>-2.4120603</text:p>
          </table:table-cell>
          <table:table-cell/>
        </table:table-row>
        <table:table-row table:style-name="ro1">
          <table:table-cell office:value-type="float" office:value="0.0055776" calcext:value-type="float">
            <text:p>0.0055776</text:p>
          </table:table-cell>
          <table:table-cell office:value-type="float" office:value="-8.84422" calcext:value-type="float">
            <text:p>-8.84422</text:p>
          </table:table-cell>
          <table:table-cell office:value-type="float" office:value="-2.73366834" calcext:value-type="float">
            <text:p>-2.73366834</text:p>
          </table:table-cell>
          <table:table-cell/>
        </table:table-row>
        <table:table-row table:style-name="ro1">
          <table:table-cell office:value-type="float" office:value="0.005586" calcext:value-type="float">
            <text:p>0.005586</text:p>
          </table:table-cell>
          <table:table-cell office:value-type="float" office:value="-9.64824" calcext:value-type="float">
            <text:p>-9.64824</text:p>
          </table:table-cell>
          <table:table-cell office:value-type="float" office:value="-2.97487437" calcext:value-type="float">
            <text:p>-2.97487437</text:p>
          </table:table-cell>
          <table:table-cell/>
        </table:table-row>
        <table:table-row table:style-name="ro1">
          <table:table-cell office:value-type="float" office:value="0.0055944" calcext:value-type="float">
            <text:p>0.0055944</text:p>
          </table:table-cell>
          <table:table-cell office:value-type="float" office:value="-10.653265" calcext:value-type="float">
            <text:p>-10.653265</text:p>
          </table:table-cell>
          <table:table-cell office:value-type="float" office:value="-3.2160804" calcext:value-type="float">
            <text:p>-3.2160804</text:p>
          </table:table-cell>
          <table:table-cell/>
        </table:table-row>
        <table:table-row table:style-name="ro1">
          <table:table-cell office:value-type="float" office:value="0.0056028" calcext:value-type="float">
            <text:p>0.0056028</text:p>
          </table:table-cell>
          <table:table-cell office:value-type="float" office:value="-11.457285" calcext:value-type="float">
            <text:p>-11.457285</text:p>
          </table:table-cell>
          <table:table-cell office:value-type="float" office:value="-3.37688442" calcext:value-type="float">
            <text:p>-3.37688442</text:p>
          </table:table-cell>
          <table:table-cell/>
        </table:table-row>
        <table:table-row table:style-name="ro1">
          <table:table-cell office:value-type="float" office:value="0.0056112" calcext:value-type="float">
            <text:p>0.0056112</text:p>
          </table:table-cell>
          <table:table-cell office:value-type="float" office:value="-11.859295" calcext:value-type="float">
            <text:p>-11.859295</text:p>
          </table:table-cell>
          <table:table-cell office:value-type="float" office:value="-3.69849246" calcext:value-type="float">
            <text:p>-3.69849246</text:p>
          </table:table-cell>
          <table:table-cell/>
        </table:table-row>
        <table:table-row table:style-name="ro1">
          <table:table-cell office:value-type="float" office:value="0.0056196" calcext:value-type="float">
            <text:p>0.0056196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85929648" calcext:value-type="float">
            <text:p>-3.85929648</text:p>
          </table:table-cell>
          <table:table-cell/>
        </table:table-row>
        <table:table-row table:style-name="ro1">
          <table:table-cell office:value-type="float" office:value="0.005628" calcext:value-type="float">
            <text:p>0.005628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0201005" calcext:value-type="float">
            <text:p>-4.0201005</text:p>
          </table:table-cell>
          <table:table-cell/>
        </table:table-row>
        <table:table-row table:style-name="ro1">
          <table:table-cell office:value-type="float" office:value="0.0056364" calcext:value-type="float">
            <text:p>0.0056364</text:p>
          </table:table-cell>
          <table:table-cell office:value-type="float" office:value="-14.07035" calcext:value-type="float">
            <text:p>-14.07035</text:p>
          </table:table-cell>
          <table:table-cell office:value-type="float" office:value="-4.26130653" calcext:value-type="float">
            <text:p>-4.26130653</text:p>
          </table:table-cell>
          <table:table-cell/>
        </table:table-row>
        <table:table-row table:style-name="ro1">
          <table:table-cell office:value-type="float" office:value="0.0056448" calcext:value-type="float">
            <text:p>0.0056448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42211055" calcext:value-type="float">
            <text:p>-4.42211055</text:p>
          </table:table-cell>
          <table:table-cell/>
        </table:table-row>
        <table:table-row table:style-name="ro1">
          <table:table-cell office:value-type="float" office:value="0.0056532" calcext:value-type="float">
            <text:p>0.0056532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8291457" calcext:value-type="float">
            <text:p>-4.58291457</text:p>
          </table:table-cell>
          <table:table-cell/>
        </table:table-row>
        <table:table-row table:style-name="ro1">
          <table:table-cell office:value-type="float" office:value="0.0056616" calcext:value-type="float">
            <text:p>0.0056616</text:p>
          </table:table-cell>
          <table:table-cell office:value-type="float" office:value="-15.879395" calcext:value-type="float">
            <text:p>-15.879395</text:p>
          </table:table-cell>
          <table:table-cell office:value-type="float" office:value="-4.74371859" calcext:value-type="float">
            <text:p>-4.74371859</text:p>
          </table:table-cell>
          <table:table-cell/>
        </table:table-row>
        <table:table-row table:style-name="ro1">
          <table:table-cell office:value-type="float" office:value="0.00567" calcext:value-type="float">
            <text:p>0.00567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98492462" calcext:value-type="float">
            <text:p>-4.98492462</text:p>
          </table:table-cell>
          <table:table-cell/>
        </table:table-row>
        <table:table-row table:style-name="ro1">
          <table:table-cell office:value-type="float" office:value="0.0056784" calcext:value-type="float">
            <text:p>0.0056784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5.06532663" calcext:value-type="float">
            <text:p>-5.06532663</text:p>
          </table:table-cell>
          <table:table-cell/>
        </table:table-row>
        <table:table-row table:style-name="ro1">
          <table:table-cell office:value-type="float" office:value="0.0056868" calcext:value-type="float">
            <text:p>0.0056868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  <table:table-cell/>
        </table:table-row>
        <table:table-row table:style-name="ro1">
          <table:table-cell office:value-type="float" office:value="0.0056952" calcext:value-type="float">
            <text:p>0.0056952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22613065" calcext:value-type="float">
            <text:p>-5.22613065</text:p>
          </table:table-cell>
          <table:table-cell/>
        </table:table-row>
        <table:table-row table:style-name="ro1">
          <table:table-cell office:value-type="float" office:value="0.0057036" calcext:value-type="float">
            <text:p>0.0057036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/>
        </table:table-row>
        <table:table-row table:style-name="ro1">
          <table:table-cell office:value-type="float" office:value="0.005712" calcext:value-type="float">
            <text:p>0.005712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/>
        </table:table-row>
        <table:table-row table:style-name="ro1">
          <table:table-cell office:value-type="float" office:value="0.0057204" calcext:value-type="float">
            <text:p>0.005720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57288" calcext:value-type="float">
            <text:p>0.005728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57372" calcext:value-type="float">
            <text:p>0.005737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57456" calcext:value-type="float">
            <text:p>0.005745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5754" calcext:value-type="float">
            <text:p>0.00575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57624" calcext:value-type="float">
            <text:p>0.005762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57708" calcext:value-type="float">
            <text:p>0.005770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57792" calcext:value-type="float">
            <text:p>0.005779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57876" calcext:value-type="float">
            <text:p>0.0057876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/>
        </table:table-row>
        <table:table-row table:style-name="ro1">
          <table:table-cell office:value-type="float" office:value="0.005796" calcext:value-type="float">
            <text:p>0.005796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/>
        </table:table-row>
        <table:table-row table:style-name="ro1">
          <table:table-cell office:value-type="float" office:value="0.0058044" calcext:value-type="float">
            <text:p>0.0058044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22613065" calcext:value-type="float">
            <text:p>-5.22613065</text:p>
          </table:table-cell>
          <table:table-cell/>
        </table:table-row>
        <table:table-row table:style-name="ro1">
          <table:table-cell office:value-type="float" office:value="0.0058128" calcext:value-type="float">
            <text:p>0.0058128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  <table:table-cell/>
        </table:table-row>
        <table:table-row table:style-name="ro1">
          <table:table-cell office:value-type="float" office:value="0.0058212" calcext:value-type="float">
            <text:p>0.0058212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4.98492462" calcext:value-type="float">
            <text:p>-4.98492462</text:p>
          </table:table-cell>
          <table:table-cell/>
        </table:table-row>
        <table:table-row table:style-name="ro1">
          <table:table-cell office:value-type="float" office:value="0.0058296" calcext:value-type="float">
            <text:p>0.0058296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8241206" calcext:value-type="float">
            <text:p>-4.8241206</text:p>
          </table:table-cell>
          <table:table-cell/>
        </table:table-row>
        <table:table-row table:style-name="ro1">
          <table:table-cell office:value-type="float" office:value="0.005838" calcext:value-type="float">
            <text:p>0.005838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66331658" calcext:value-type="float">
            <text:p>-4.66331658</text:p>
          </table:table-cell>
          <table:table-cell/>
        </table:table-row>
        <table:table-row table:style-name="ro1">
          <table:table-cell office:value-type="float" office:value="0.0058464" calcext:value-type="float">
            <text:p>0.0058464</text:p>
          </table:table-cell>
          <table:table-cell office:value-type="float" office:value="-15.075375" calcext:value-type="float">
            <text:p>-15.075375</text:p>
          </table:table-cell>
          <table:table-cell office:value-type="float" office:value="-4.50251256" calcext:value-type="float">
            <text:p>-4.50251256</text:p>
          </table:table-cell>
          <table:table-cell/>
        </table:table-row>
        <table:table-row table:style-name="ro1">
          <table:table-cell office:value-type="float" office:value="0.0058548" calcext:value-type="float">
            <text:p>0.0058548</text:p>
          </table:table-cell>
          <table:table-cell office:value-type="float" office:value="-14.47236" calcext:value-type="float">
            <text:p>-14.47236</text:p>
          </table:table-cell>
          <table:table-cell office:value-type="float" office:value="-4.34170854" calcext:value-type="float">
            <text:p>-4.34170854</text:p>
          </table:table-cell>
          <table:table-cell/>
        </table:table-row>
        <table:table-row table:style-name="ro1">
          <table:table-cell office:value-type="float" office:value="0.0058632" calcext:value-type="float">
            <text:p>0.0058632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10050251" calcext:value-type="float">
            <text:p>-4.10050251</text:p>
          </table:table-cell>
          <table:table-cell/>
        </table:table-row>
        <table:table-row table:style-name="ro1">
          <table:table-cell office:value-type="float" office:value="0.0058716" calcext:value-type="float">
            <text:p>0.0058716</text:p>
          </table:table-cell>
          <table:table-cell office:value-type="float" office:value="-13.26633" calcext:value-type="float">
            <text:p>-13.26633</text:p>
          </table:table-cell>
          <table:table-cell office:value-type="float" office:value="-4.0201005" calcext:value-type="float">
            <text:p>-4.0201005</text:p>
          </table:table-cell>
          <table:table-cell/>
        </table:table-row>
        <table:table-row table:style-name="ro1">
          <table:table-cell office:value-type="float" office:value="0.00588" calcext:value-type="float">
            <text:p>0.00588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77889447" calcext:value-type="float">
            <text:p>-3.77889447</text:p>
          </table:table-cell>
          <table:table-cell/>
        </table:table-row>
        <table:table-row table:style-name="ro1">
          <table:table-cell office:value-type="float" office:value="0.0058884" calcext:value-type="float">
            <text:p>0.0058884</text:p>
          </table:table-cell>
          <table:table-cell office:value-type="float" office:value="-11.859295" calcext:value-type="float">
            <text:p>-11.859295</text:p>
          </table:table-cell>
          <table:table-cell office:value-type="float" office:value="-3.53768844" calcext:value-type="float">
            <text:p>-3.53768844</text:p>
          </table:table-cell>
          <table:table-cell/>
        </table:table-row>
        <table:table-row table:style-name="ro1">
          <table:table-cell office:value-type="float" office:value="0.0058968" calcext:value-type="float">
            <text:p>0.0058968</text:p>
          </table:table-cell>
          <table:table-cell office:value-type="float" office:value="-11.055275" calcext:value-type="float">
            <text:p>-11.055275</text:p>
          </table:table-cell>
          <table:table-cell office:value-type="float" office:value="-3.29648241" calcext:value-type="float">
            <text:p>-3.29648241</text:p>
          </table:table-cell>
          <table:table-cell/>
        </table:table-row>
        <table:table-row table:style-name="ro1">
          <table:table-cell office:value-type="float" office:value="0.0059052" calcext:value-type="float">
            <text:p>0.0059052</text:p>
          </table:table-cell>
          <table:table-cell office:value-type="float" office:value="-10.251255" calcext:value-type="float">
            <text:p>-10.251255</text:p>
          </table:table-cell>
          <table:table-cell office:value-type="float" office:value="-3.13567839" calcext:value-type="float">
            <text:p>-3.13567839</text:p>
          </table:table-cell>
          <table:table-cell/>
        </table:table-row>
        <table:table-row table:style-name="ro1">
          <table:table-cell office:value-type="float" office:value="0.0059136" calcext:value-type="float">
            <text:p>0.0059136</text:p>
          </table:table-cell>
          <table:table-cell office:value-type="float" office:value="-9.447235" calcext:value-type="float">
            <text:p>-9.447235</text:p>
          </table:table-cell>
          <table:table-cell office:value-type="float" office:value="-2.81407035" calcext:value-type="float">
            <text:p>-2.81407035</text:p>
          </table:table-cell>
          <table:table-cell/>
        </table:table-row>
        <table:table-row table:style-name="ro1">
          <table:table-cell office:value-type="float" office:value="0.005922" calcext:value-type="float">
            <text:p>0.005922</text:p>
          </table:table-cell>
          <table:table-cell office:value-type="float" office:value="-8.643215" calcext:value-type="float">
            <text:p>-8.643215</text:p>
          </table:table-cell>
          <table:table-cell office:value-type="float" office:value="-2.57286432" calcext:value-type="float">
            <text:p>-2.57286432</text:p>
          </table:table-cell>
          <table:table-cell/>
        </table:table-row>
        <table:table-row table:style-name="ro1">
          <table:table-cell office:value-type="float" office:value="0.0059304" calcext:value-type="float">
            <text:p>0.0059304</text:p>
          </table:table-cell>
          <table:table-cell office:value-type="float" office:value="-7.63819" calcext:value-type="float">
            <text:p>-7.63819</text:p>
          </table:table-cell>
          <table:table-cell office:value-type="float" office:value="-2.25125628" calcext:value-type="float">
            <text:p>-2.25125628</text:p>
          </table:table-cell>
          <table:table-cell/>
        </table:table-row>
        <table:table-row table:style-name="ro1">
          <table:table-cell office:value-type="float" office:value="0.0059388" calcext:value-type="float">
            <text:p>0.0059388</text:p>
          </table:table-cell>
          <table:table-cell office:value-type="float" office:value="-6.83417" calcext:value-type="float">
            <text:p>-6.83417</text:p>
          </table:table-cell>
          <table:table-cell office:value-type="float" office:value="-2.01005025" calcext:value-type="float">
            <text:p>-2.01005025</text:p>
          </table:table-cell>
          <table:table-cell/>
        </table:table-row>
        <table:table-row table:style-name="ro1">
          <table:table-cell office:value-type="float" office:value="0.0059472" calcext:value-type="float">
            <text:p>0.0059472</text:p>
          </table:table-cell>
          <table:table-cell office:value-type="float" office:value="-6.03015" calcext:value-type="float">
            <text:p>-6.03015</text:p>
          </table:table-cell>
          <table:table-cell office:value-type="float" office:value="-1.84924623" calcext:value-type="float">
            <text:p>-1.84924623</text:p>
          </table:table-cell>
          <table:table-cell/>
        </table:table-row>
        <table:table-row table:style-name="ro1">
          <table:table-cell office:value-type="float" office:value="0.0059556" calcext:value-type="float">
            <text:p>0.0059556</text:p>
          </table:table-cell>
          <table:table-cell office:value-type="float" office:value="-5.025125" calcext:value-type="float">
            <text:p>-5.025125</text:p>
          </table:table-cell>
          <table:table-cell office:value-type="float" office:value="-1.52763819" calcext:value-type="float">
            <text:p>-1.52763819</text:p>
          </table:table-cell>
          <table:table-cell/>
        </table:table-row>
        <table:table-row table:style-name="ro1">
          <table:table-cell office:value-type="float" office:value="0.005964" calcext:value-type="float">
            <text:p>0.005964</text:p>
          </table:table-cell>
          <table:table-cell office:value-type="float" office:value="-4.0201" calcext:value-type="float">
            <text:p>-4.0201</text:p>
          </table:table-cell>
          <table:table-cell office:value-type="float" office:value="-1.12562814" calcext:value-type="float">
            <text:p>-1.12562814</text:p>
          </table:table-cell>
          <table:table-cell/>
        </table:table-row>
        <table:table-row table:style-name="ro1">
          <table:table-cell office:value-type="float" office:value="0.0059724" calcext:value-type="float">
            <text:p>0.0059724</text:p>
          </table:table-cell>
          <table:table-cell office:value-type="float" office:value="-3.21608" calcext:value-type="float">
            <text:p>-3.21608</text:p>
          </table:table-cell>
          <table:table-cell office:value-type="float" office:value="-0.96482412" calcext:value-type="float">
            <text:p>-0.96482412</text:p>
          </table:table-cell>
          <table:table-cell/>
        </table:table-row>
        <table:table-row table:style-name="ro1">
          <table:table-cell office:value-type="float" office:value="0.0059808" calcext:value-type="float">
            <text:p>0.0059808</text:p>
          </table:table-cell>
          <table:table-cell office:value-type="float" office:value="-2.211055" calcext:value-type="float">
            <text:p>-2.211055</text:p>
          </table:table-cell>
          <table:table-cell office:value-type="float" office:value="-0.64321608" calcext:value-type="float">
            <text:p>-0.64321608</text:p>
          </table:table-cell>
          <table:table-cell/>
        </table:table-row>
        <table:table-row table:style-name="ro1">
          <table:table-cell office:value-type="float" office:value="0.0059892" calcext:value-type="float">
            <text:p>0.0059892</text:p>
          </table:table-cell>
          <table:table-cell office:value-type="float" office:value="-1.20603" calcext:value-type="float">
            <text:p>-1.20603</text:p>
          </table:table-cell>
          <table:table-cell office:value-type="float" office:value="-0.40201005" calcext:value-type="float">
            <text:p>-0.40201005</text:p>
          </table:table-cell>
          <table:table-cell/>
        </table:table-row>
        <table:table-row table:style-name="ro1">
          <table:table-cell office:value-type="float" office:value="0.0059976" calcext:value-type="float">
            <text:p>0.0059976</text:p>
          </table:table-cell>
          <table:table-cell office:value-type="float" office:value="-0.201005" calcext:value-type="float">
            <text:p>-0.201005</text:p>
          </table:table-cell>
          <table:table-cell office:value-type="float" office:value="-0.08040201" calcext:value-type="float">
            <text:p>-0.08040201</text:p>
          </table:table-cell>
          <table:table-cell/>
        </table:table-row>
        <table:table-row table:style-name="ro1">
          <table:table-cell office:value-type="float" office:value="0.006006" calcext:value-type="float">
            <text:p>0.006006</text:p>
          </table:table-cell>
          <table:table-cell office:value-type="float" office:value="0.603015" calcext:value-type="float">
            <text:p>0.603015</text:p>
          </table:table-cell>
          <table:table-cell office:value-type="float" office:value="0.16080402" calcext:value-type="float">
            <text:p>0.16080402</text:p>
          </table:table-cell>
          <table:table-cell/>
        </table:table-row>
        <table:table-row table:style-name="ro1">
          <table:table-cell office:value-type="float" office:value="0.0060144" calcext:value-type="float">
            <text:p>0.0060144</text:p>
          </table:table-cell>
          <table:table-cell office:value-type="float" office:value="1.809045" calcext:value-type="float">
            <text:p>1.809045</text:p>
          </table:table-cell>
          <table:table-cell office:value-type="float" office:value="0.48241206" calcext:value-type="float">
            <text:p>0.48241206</text:p>
          </table:table-cell>
          <table:table-cell/>
        </table:table-row>
        <table:table-row table:style-name="ro1">
          <table:table-cell office:value-type="float" office:value="0.0060228" calcext:value-type="float">
            <text:p>0.0060228</text:p>
          </table:table-cell>
          <table:table-cell office:value-type="float" office:value="2.81407" calcext:value-type="float">
            <text:p>2.81407</text:p>
          </table:table-cell>
          <table:table-cell office:value-type="float" office:value="0.72361809" calcext:value-type="float">
            <text:p>0.72361809</text:p>
          </table:table-cell>
          <table:table-cell/>
        </table:table-row>
        <table:table-row table:style-name="ro1">
          <table:table-cell office:value-type="float" office:value="0.0060312" calcext:value-type="float">
            <text:p>0.0060312</text:p>
          </table:table-cell>
          <table:table-cell office:value-type="float" office:value="3.417085" calcext:value-type="float">
            <text:p>3.417085</text:p>
          </table:table-cell>
          <table:table-cell office:value-type="float" office:value="1.12562814" calcext:value-type="float">
            <text:p>1.12562814</text:p>
          </table:table-cell>
          <table:table-cell/>
        </table:table-row>
        <table:table-row table:style-name="ro1">
          <table:table-cell office:value-type="float" office:value="0.0060396" calcext:value-type="float">
            <text:p>0.0060396</text:p>
          </table:table-cell>
          <table:table-cell office:value-type="float" office:value="4.623115" calcext:value-type="float">
            <text:p>4.623115</text:p>
          </table:table-cell>
          <table:table-cell office:value-type="float" office:value="1.36683417" calcext:value-type="float">
            <text:p>1.36683417</text:p>
          </table:table-cell>
          <table:table-cell/>
        </table:table-row>
        <table:table-row table:style-name="ro1">
          <table:table-cell office:value-type="float" office:value="0.006048" calcext:value-type="float">
            <text:p>0.006048</text:p>
          </table:table-cell>
          <table:table-cell office:value-type="float" office:value="5.427135" calcext:value-type="float">
            <text:p>5.427135</text:p>
          </table:table-cell>
          <table:table-cell office:value-type="float" office:value="1.6080402" calcext:value-type="float">
            <text:p>1.6080402</text:p>
          </table:table-cell>
          <table:table-cell/>
        </table:table-row>
        <table:table-row table:style-name="ro1">
          <table:table-cell office:value-type="float" office:value="0.0060564" calcext:value-type="float">
            <text:p>0.0060564</text:p>
          </table:table-cell>
          <table:table-cell office:value-type="float" office:value="6.231155" calcext:value-type="float">
            <text:p>6.231155</text:p>
          </table:table-cell>
          <table:table-cell office:value-type="float" office:value="1.84924623" calcext:value-type="float">
            <text:p>1.84924623</text:p>
          </table:table-cell>
          <table:table-cell/>
        </table:table-row>
        <table:table-row table:style-name="ro1">
          <table:table-cell office:value-type="float" office:value="0.0060648" calcext:value-type="float">
            <text:p>0.0060648</text:p>
          </table:table-cell>
          <table:table-cell office:value-type="float" office:value="7.23618" calcext:value-type="float">
            <text:p>7.23618</text:p>
          </table:table-cell>
          <table:table-cell office:value-type="float" office:value="2.09045226" calcext:value-type="float">
            <text:p>2.09045226</text:p>
          </table:table-cell>
          <table:table-cell/>
        </table:table-row>
        <table:table-row table:style-name="ro1">
          <table:table-cell office:value-type="float" office:value="0.0060732" calcext:value-type="float">
            <text:p>0.0060732</text:p>
          </table:table-cell>
          <table:table-cell office:value-type="float" office:value="8.0402" calcext:value-type="float">
            <text:p>8.0402</text:p>
          </table:table-cell>
          <table:table-cell office:value-type="float" office:value="2.33165829" calcext:value-type="float">
            <text:p>2.33165829</text:p>
          </table:table-cell>
          <table:table-cell/>
        </table:table-row>
        <table:table-row table:style-name="ro1">
          <table:table-cell office:value-type="float" office:value="0.0060816" calcext:value-type="float">
            <text:p>0.0060816</text:p>
          </table:table-cell>
          <table:table-cell office:value-type="float" office:value="8.84422" calcext:value-type="float">
            <text:p>8.84422</text:p>
          </table:table-cell>
          <table:table-cell office:value-type="float" office:value="2.57286432" calcext:value-type="float">
            <text:p>2.57286432</text:p>
          </table:table-cell>
          <table:table-cell/>
        </table:table-row>
        <table:table-row table:style-name="ro1">
          <table:table-cell office:value-type="float" office:value="0.00609" calcext:value-type="float">
            <text:p>0.00609</text:p>
          </table:table-cell>
          <table:table-cell office:value-type="float" office:value="9.849245" calcext:value-type="float">
            <text:p>9.849245</text:p>
          </table:table-cell>
          <table:table-cell office:value-type="float" office:value="2.89447236" calcext:value-type="float">
            <text:p>2.89447236</text:p>
          </table:table-cell>
          <table:table-cell/>
        </table:table-row>
        <table:table-row table:style-name="ro1">
          <table:table-cell office:value-type="float" office:value="0.0060984" calcext:value-type="float">
            <text:p>0.0060984</text:p>
          </table:table-cell>
          <table:table-cell office:value-type="float" office:value="10.45226" calcext:value-type="float">
            <text:p>10.45226</text:p>
          </table:table-cell>
          <table:table-cell office:value-type="float" office:value="3.13567839" calcext:value-type="float">
            <text:p>3.13567839</text:p>
          </table:table-cell>
          <table:table-cell/>
        </table:table-row>
        <table:table-row table:style-name="ro1">
          <table:table-cell office:value-type="float" office:value="0.0061068" calcext:value-type="float">
            <text:p>0.0061068</text:p>
          </table:table-cell>
          <table:table-cell office:value-type="float" office:value="11.25628" calcext:value-type="float">
            <text:p>11.25628</text:p>
          </table:table-cell>
          <table:table-cell office:value-type="float" office:value="3.29648241" calcext:value-type="float">
            <text:p>3.29648241</text:p>
          </table:table-cell>
          <table:table-cell/>
        </table:table-row>
        <table:table-row table:style-name="ro1">
          <table:table-cell office:value-type="float" office:value="0.0061152" calcext:value-type="float">
            <text:p>0.0061152</text:p>
          </table:table-cell>
          <table:table-cell office:value-type="float" office:value="12.0603" calcext:value-type="float">
            <text:p>12.0603</text:p>
          </table:table-cell>
          <table:table-cell office:value-type="float" office:value="3.53768844" calcext:value-type="float">
            <text:p>3.53768844</text:p>
          </table:table-cell>
          <table:table-cell/>
        </table:table-row>
        <table:table-row table:style-name="ro1">
          <table:table-cell office:value-type="float" office:value="0.0061236" calcext:value-type="float">
            <text:p>0.0061236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77889447" calcext:value-type="float">
            <text:p>3.77889447</text:p>
          </table:table-cell>
          <table:table-cell/>
        </table:table-row>
        <table:table-row table:style-name="ro1">
          <table:table-cell office:value-type="float" office:value="0.006132" calcext:value-type="float">
            <text:p>0.006132</text:p>
          </table:table-cell>
          <table:table-cell office:value-type="float" office:value="13.467335" calcext:value-type="float">
            <text:p>13.467335</text:p>
          </table:table-cell>
          <table:table-cell office:value-type="float" office:value="4.0201005" calcext:value-type="float">
            <text:p>4.0201005</text:p>
          </table:table-cell>
          <table:table-cell/>
        </table:table-row>
        <table:table-row table:style-name="ro1">
          <table:table-cell office:value-type="float" office:value="0.0061404" calcext:value-type="float">
            <text:p>0.0061404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18090452" calcext:value-type="float">
            <text:p>4.18090452</text:p>
          </table:table-cell>
          <table:table-cell/>
        </table:table-row>
        <table:table-row table:style-name="ro1">
          <table:table-cell office:value-type="float" office:value="0.0061488" calcext:value-type="float">
            <text:p>0.0061488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34170854" calcext:value-type="float">
            <text:p>4.34170854</text:p>
          </table:table-cell>
          <table:table-cell/>
        </table:table-row>
        <table:table-row table:style-name="ro1">
          <table:table-cell office:value-type="float" office:value="0.0061572" calcext:value-type="float">
            <text:p>0.0061572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50251256" calcext:value-type="float">
            <text:p>4.50251256</text:p>
          </table:table-cell>
          <table:table-cell/>
        </table:table-row>
        <table:table-row table:style-name="ro1">
          <table:table-cell office:value-type="float" office:value="0.0061656" calcext:value-type="float">
            <text:p>0.0061656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66331658" calcext:value-type="float">
            <text:p>4.66331658</text:p>
          </table:table-cell>
          <table:table-cell/>
        </table:table-row>
        <table:table-row table:style-name="ro1">
          <table:table-cell office:value-type="float" office:value="0.006174" calcext:value-type="float">
            <text:p>0.006174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8241206" calcext:value-type="float">
            <text:p>4.8241206</text:p>
          </table:table-cell>
          <table:table-cell/>
        </table:table-row>
        <table:table-row table:style-name="ro1">
          <table:table-cell office:value-type="float" office:value="0.0061824" calcext:value-type="float">
            <text:p>0.0061824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98492462" calcext:value-type="float">
            <text:p>4.98492462</text:p>
          </table:table-cell>
          <table:table-cell/>
        </table:table-row>
        <table:table-row table:style-name="ro1">
          <table:table-cell office:value-type="float" office:value="0.0061908" calcext:value-type="float">
            <text:p>0.0061908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4.98492462" calcext:value-type="float">
            <text:p>4.98492462</text:p>
          </table:table-cell>
          <table:table-cell/>
        </table:table-row>
        <table:table-row table:style-name="ro1">
          <table:table-cell office:value-type="float" office:value="0.0061992" calcext:value-type="float">
            <text:p>0.0061992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  <table:table-cell/>
        </table:table-row>
        <table:table-row table:style-name="ro1">
          <table:table-cell office:value-type="float" office:value="0.0062076" calcext:value-type="float">
            <text:p>0.0062076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6216" calcext:value-type="float">
            <text:p>0.006216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62244" calcext:value-type="float">
            <text:p>0.006224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62328" calcext:value-type="float">
            <text:p>0.0062328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62412" calcext:value-type="float">
            <text:p>0.0062412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62496" calcext:value-type="float">
            <text:p>0.0062496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46733668" calcext:value-type="float">
            <text:p>5.46733668</text:p>
          </table:table-cell>
          <table:table-cell/>
        </table:table-row>
        <table:table-row table:style-name="ro1">
          <table:table-cell office:value-type="float" office:value="0.006258" calcext:value-type="float">
            <text:p>0.006258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62664" calcext:value-type="float">
            <text:p>0.006266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62748" calcext:value-type="float">
            <text:p>0.0062748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62832" calcext:value-type="float">
            <text:p>0.0062832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62916" calcext:value-type="float">
            <text:p>0.0062916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  <table:table-cell/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06532663" calcext:value-type="float">
            <text:p>5.06532663</text:p>
          </table:table-cell>
          <table:table-cell/>
        </table:table-row>
        <table:table-row table:style-name="ro1">
          <table:table-cell office:value-type="float" office:value="0.0063084" calcext:value-type="float">
            <text:p>0.0063084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4.98492462" calcext:value-type="float">
            <text:p>4.98492462</text:p>
          </table:table-cell>
          <table:table-cell/>
        </table:table-row>
        <table:table-row table:style-name="ro1">
          <table:table-cell office:value-type="float" office:value="0.0063168" calcext:value-type="float">
            <text:p>0.0063168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  <table:table-cell/>
        </table:table-row>
        <table:table-row table:style-name="ro1">
          <table:table-cell office:value-type="float" office:value="0.0063252" calcext:value-type="float">
            <text:p>0.0063252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66331658" calcext:value-type="float">
            <text:p>4.66331658</text:p>
          </table:table-cell>
          <table:table-cell/>
        </table:table-row>
        <table:table-row table:style-name="ro1">
          <table:table-cell office:value-type="float" office:value="0.0063336" calcext:value-type="float">
            <text:p>0.0063336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8291457" calcext:value-type="float">
            <text:p>4.58291457</text:p>
          </table:table-cell>
          <table:table-cell/>
        </table:table-row>
        <table:table-row table:style-name="ro1">
          <table:table-cell office:value-type="float" office:value="0.006342" calcext:value-type="float">
            <text:p>0.006342</text:p>
          </table:table-cell>
          <table:table-cell office:value-type="float" office:value="14.87437" calcext:value-type="float">
            <text:p>14.87437</text:p>
          </table:table-cell>
          <table:table-cell office:value-type="float" office:value="4.42211055" calcext:value-type="float">
            <text:p>4.42211055</text:p>
          </table:table-cell>
          <table:table-cell/>
        </table:table-row>
        <table:table-row table:style-name="ro1">
          <table:table-cell office:value-type="float" office:value="0.0063504" calcext:value-type="float">
            <text:p>0.0063504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26130653" calcext:value-type="float">
            <text:p>4.26130653</text:p>
          </table:table-cell>
          <table:table-cell/>
        </table:table-row>
        <table:table-row table:style-name="ro1">
          <table:table-cell office:value-type="float" office:value="0.0063588" calcext:value-type="float">
            <text:p>0.0063588</text:p>
          </table:table-cell>
          <table:table-cell office:value-type="float" office:value="13.869345" calcext:value-type="float">
            <text:p>13.869345</text:p>
          </table:table-cell>
          <table:table-cell office:value-type="float" office:value="4.10050251" calcext:value-type="float">
            <text:p>4.10050251</text:p>
          </table:table-cell>
          <table:table-cell/>
        </table:table-row>
        <table:table-row table:style-name="ro1">
          <table:table-cell office:value-type="float" office:value="0.0063672" calcext:value-type="float">
            <text:p>0.0063672</text:p>
          </table:table-cell>
          <table:table-cell office:value-type="float" office:value="13.26633" calcext:value-type="float">
            <text:p>13.26633</text:p>
          </table:table-cell>
          <table:table-cell office:value-type="float" office:value="3.85929648" calcext:value-type="float">
            <text:p>3.85929648</text:p>
          </table:table-cell>
          <table:table-cell/>
        </table:table-row>
        <table:table-row table:style-name="ro1">
          <table:table-cell office:value-type="float" office:value="0.0063756" calcext:value-type="float">
            <text:p>0.0063756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69849246" calcext:value-type="float">
            <text:p>3.69849246</text:p>
          </table:table-cell>
          <table:table-cell/>
        </table:table-row>
        <table:table-row table:style-name="ro1">
          <table:table-cell office:value-type="float" office:value="0.006384" calcext:value-type="float">
            <text:p>0.006384</text:p>
          </table:table-cell>
          <table:table-cell office:value-type="float" office:value="11.859295" calcext:value-type="float">
            <text:p>11.859295</text:p>
          </table:table-cell>
          <table:table-cell office:value-type="float" office:value="3.53768844" calcext:value-type="float">
            <text:p>3.53768844</text:p>
          </table:table-cell>
          <table:table-cell/>
        </table:table-row>
        <table:table-row table:style-name="ro1">
          <table:table-cell office:value-type="float" office:value="0.0063924" calcext:value-type="float">
            <text:p>0.0063924</text:p>
          </table:table-cell>
          <table:table-cell office:value-type="float" office:value="11.055275" calcext:value-type="float">
            <text:p>11.055275</text:p>
          </table:table-cell>
          <table:table-cell office:value-type="float" office:value="3.29648241" calcext:value-type="float">
            <text:p>3.29648241</text:p>
          </table:table-cell>
          <table:table-cell/>
        </table:table-row>
        <table:table-row table:style-name="ro1">
          <table:table-cell office:value-type="float" office:value="0.0064008" calcext:value-type="float">
            <text:p>0.0064008</text:p>
          </table:table-cell>
          <table:table-cell office:value-type="float" office:value="10.45226" calcext:value-type="float">
            <text:p>10.45226</text:p>
          </table:table-cell>
          <table:table-cell office:value-type="float" office:value="3.05527638" calcext:value-type="float">
            <text:p>3.05527638</text:p>
          </table:table-cell>
          <table:table-cell/>
        </table:table-row>
        <table:table-row table:style-name="ro1">
          <table:table-cell office:value-type="float" office:value="0.0064092" calcext:value-type="float">
            <text:p>0.0064092</text:p>
          </table:table-cell>
          <table:table-cell office:value-type="float" office:value="9.64824" calcext:value-type="float">
            <text:p>9.64824</text:p>
          </table:table-cell>
          <table:table-cell office:value-type="float" office:value="2.81407035" calcext:value-type="float">
            <text:p>2.81407035</text:p>
          </table:table-cell>
          <table:table-cell/>
        </table:table-row>
        <table:table-row table:style-name="ro1">
          <table:table-cell office:value-type="float" office:value="0.0064176" calcext:value-type="float">
            <text:p>0.0064176</text:p>
          </table:table-cell>
          <table:table-cell office:value-type="float" office:value="8.643215" calcext:value-type="float">
            <text:p>8.643215</text:p>
          </table:table-cell>
          <table:table-cell office:value-type="float" office:value="2.57286432" calcext:value-type="float">
            <text:p>2.57286432</text:p>
          </table:table-cell>
          <table:table-cell/>
        </table:table-row>
        <table:table-row table:style-name="ro1">
          <table:table-cell office:value-type="float" office:value="0.006426" calcext:value-type="float">
            <text:p>0.006426</text:p>
          </table:table-cell>
          <table:table-cell office:value-type="float" office:value="7.839195" calcext:value-type="float">
            <text:p>7.839195</text:p>
          </table:table-cell>
          <table:table-cell office:value-type="float" office:value="2.33165829" calcext:value-type="float">
            <text:p>2.33165829</text:p>
          </table:table-cell>
          <table:table-cell/>
        </table:table-row>
        <table:table-row table:style-name="ro1">
          <table:table-cell office:value-type="float" office:value="0.0064344" calcext:value-type="float">
            <text:p>0.0064344</text:p>
          </table:table-cell>
          <table:table-cell office:value-type="float" office:value="7.035175" calcext:value-type="float">
            <text:p>7.035175</text:p>
          </table:table-cell>
          <table:table-cell office:value-type="float" office:value="2.09045226" calcext:value-type="float">
            <text:p>2.09045226</text:p>
          </table:table-cell>
          <table:table-cell/>
        </table:table-row>
        <table:table-row table:style-name="ro1">
          <table:table-cell office:value-type="float" office:value="0.0064428" calcext:value-type="float">
            <text:p>0.0064428</text:p>
          </table:table-cell>
          <table:table-cell office:value-type="float" office:value="6.231155" calcext:value-type="float">
            <text:p>6.231155</text:p>
          </table:table-cell>
          <table:table-cell office:value-type="float" office:value="1.76884422" calcext:value-type="float">
            <text:p>1.76884422</text:p>
          </table:table-cell>
          <table:table-cell/>
        </table:table-row>
        <table:table-row table:style-name="ro1">
          <table:table-cell office:value-type="float" office:value="0.0064512" calcext:value-type="float">
            <text:p>0.0064512</text:p>
          </table:table-cell>
          <table:table-cell office:value-type="float" office:value="5.22613" calcext:value-type="float">
            <text:p>5.22613</text:p>
          </table:table-cell>
          <table:table-cell office:value-type="float" office:value="1.52763819" calcext:value-type="float">
            <text:p>1.52763819</text:p>
          </table:table-cell>
          <table:table-cell/>
        </table:table-row>
        <table:table-row table:style-name="ro1">
          <table:table-cell office:value-type="float" office:value="0.0064596" calcext:value-type="float">
            <text:p>0.0064596</text:p>
          </table:table-cell>
          <table:table-cell office:value-type="float" office:value="4.221105" calcext:value-type="float">
            <text:p>4.221105</text:p>
          </table:table-cell>
          <table:table-cell office:value-type="float" office:value="1.20603015" calcext:value-type="float">
            <text:p>1.20603015</text:p>
          </table:table-cell>
          <table:table-cell/>
        </table:table-row>
        <table:table-row table:style-name="ro1">
          <table:table-cell office:value-type="float" office:value="0.006468" calcext:value-type="float">
            <text:p>0.006468</text:p>
          </table:table-cell>
          <table:table-cell office:value-type="float" office:value="3.417085" calcext:value-type="float">
            <text:p>3.417085</text:p>
          </table:table-cell>
          <table:table-cell office:value-type="float" office:value="0.96482412" calcext:value-type="float">
            <text:p>0.96482412</text:p>
          </table:table-cell>
          <table:table-cell/>
        </table:table-row>
        <table:table-row table:style-name="ro1">
          <table:table-cell office:value-type="float" office:value="0.0064764" calcext:value-type="float">
            <text:p>0.0064764</text:p>
          </table:table-cell>
          <table:table-cell office:value-type="float" office:value="2.41206" calcext:value-type="float">
            <text:p>2.41206</text:p>
          </table:table-cell>
          <table:table-cell office:value-type="float" office:value="0.72361809" calcext:value-type="float">
            <text:p>0.72361809</text:p>
          </table:table-cell>
          <table:table-cell/>
        </table:table-row>
        <table:table-row table:style-name="ro1">
          <table:table-cell office:value-type="float" office:value="0.0064848" calcext:value-type="float">
            <text:p>0.0064848</text:p>
          </table:table-cell>
          <table:table-cell office:value-type="float" office:value="1.407035" calcext:value-type="float">
            <text:p>1.407035</text:p>
          </table:table-cell>
          <table:table-cell office:value-type="float" office:value="0.40201005" calcext:value-type="float">
            <text:p>0.40201005</text:p>
          </table:table-cell>
          <table:table-cell/>
        </table:table-row>
        <table:table-row table:style-name="ro1">
          <table:table-cell office:value-type="float" office:value="0.0064932" calcext:value-type="float">
            <text:p>0.0064932</text:p>
          </table:table-cell>
          <table:table-cell office:value-type="float" office:value="0.40201" calcext:value-type="float">
            <text:p>0.40201</text:p>
          </table:table-cell>
          <table:table-cell office:value-type="float" office:value="0.08040201" calcext:value-type="float">
            <text:p>0.08040201</text:p>
          </table:table-cell>
          <table:table-cell/>
        </table:table-row>
        <table:table-row table:style-name="ro1">
          <table:table-cell office:value-type="float" office:value="0.0065016" calcext:value-type="float">
            <text:p>0.0065016</text:p>
          </table:table-cell>
          <table:table-cell office:value-type="float" office:value="-0.40201" calcext:value-type="float">
            <text:p>-0.40201</text:p>
          </table:table-cell>
          <table:table-cell office:value-type="float" office:value="-0.16080402" calcext:value-type="float">
            <text:p>-0.16080402</text:p>
          </table:table-cell>
          <table:table-cell/>
        </table:table-row>
        <table:table-row table:style-name="ro1">
          <table:table-cell office:value-type="float" office:value="0.00651" calcext:value-type="float">
            <text:p>0.00651</text:p>
          </table:table-cell>
          <table:table-cell office:value-type="float" office:value="-1.407035" calcext:value-type="float">
            <text:p>-1.407035</text:p>
          </table:table-cell>
          <table:table-cell office:value-type="float" office:value="-0.48241206" calcext:value-type="float">
            <text:p>-0.48241206</text:p>
          </table:table-cell>
          <table:table-cell/>
        </table:table-row>
        <table:table-row table:style-name="ro1">
          <table:table-cell office:value-type="float" office:value="0.0065184" calcext:value-type="float">
            <text:p>0.0065184</text:p>
          </table:table-cell>
          <table:table-cell office:value-type="float" office:value="-2.41206" calcext:value-type="float">
            <text:p>-2.41206</text:p>
          </table:table-cell>
          <table:table-cell office:value-type="float" office:value="-0.8040201" calcext:value-type="float">
            <text:p>-0.8040201</text:p>
          </table:table-cell>
          <table:table-cell/>
        </table:table-row>
        <table:table-row table:style-name="ro1">
          <table:table-cell office:value-type="float" office:value="0.0065268" calcext:value-type="float">
            <text:p>0.0065268</text:p>
          </table:table-cell>
          <table:table-cell office:value-type="float" office:value="-3.417085" calcext:value-type="float">
            <text:p>-3.417085</text:p>
          </table:table-cell>
          <table:table-cell office:value-type="float" office:value="-1.04522613" calcext:value-type="float">
            <text:p>-1.04522613</text:p>
          </table:table-cell>
          <table:table-cell/>
        </table:table-row>
        <table:table-row table:style-name="ro1">
          <table:table-cell office:value-type="float" office:value="0.0065352" calcext:value-type="float">
            <text:p>0.0065352</text:p>
          </table:table-cell>
          <table:table-cell office:value-type="float" office:value="-4.221105" calcext:value-type="float">
            <text:p>-4.221105</text:p>
          </table:table-cell>
          <table:table-cell office:value-type="float" office:value="-1.28643216" calcext:value-type="float">
            <text:p>-1.28643216</text:p>
          </table:table-cell>
          <table:table-cell/>
        </table:table-row>
        <table:table-row table:style-name="ro1">
          <table:table-cell office:value-type="float" office:value="0.0065436" calcext:value-type="float">
            <text:p>0.0065436</text:p>
          </table:table-cell>
          <table:table-cell office:value-type="float" office:value="-5.22613" calcext:value-type="float">
            <text:p>-5.22613</text:p>
          </table:table-cell>
          <table:table-cell office:value-type="float" office:value="-1.6080402" calcext:value-type="float">
            <text:p>-1.6080402</text:p>
          </table:table-cell>
          <table:table-cell/>
        </table:table-row>
        <table:table-row table:style-name="ro1">
          <table:table-cell office:value-type="float" office:value="0.006552" calcext:value-type="float">
            <text:p>0.006552</text:p>
          </table:table-cell>
          <table:table-cell office:value-type="float" office:value="-6.231155" calcext:value-type="float">
            <text:p>-6.231155</text:p>
          </table:table-cell>
          <table:table-cell office:value-type="float" office:value="-1.92964824" calcext:value-type="float">
            <text:p>-1.92964824</text:p>
          </table:table-cell>
          <table:table-cell/>
        </table:table-row>
        <table:table-row table:style-name="ro1">
          <table:table-cell office:value-type="float" office:value="0.0065604" calcext:value-type="float">
            <text:p>0.0065604</text:p>
          </table:table-cell>
          <table:table-cell office:value-type="float" office:value="-7.23618" calcext:value-type="float">
            <text:p>-7.23618</text:p>
          </table:table-cell>
          <table:table-cell office:value-type="float" office:value="-2.09045226" calcext:value-type="float">
            <text:p>-2.09045226</text:p>
          </table:table-cell>
          <table:table-cell/>
        </table:table-row>
        <table:table-row table:style-name="ro1">
          <table:table-cell office:value-type="float" office:value="0.0065688" calcext:value-type="float">
            <text:p>0.0065688</text:p>
          </table:table-cell>
          <table:table-cell office:value-type="float" office:value="-8.0402" calcext:value-type="float">
            <text:p>-8.0402</text:p>
          </table:table-cell>
          <table:table-cell office:value-type="float" office:value="-2.4120603" calcext:value-type="float">
            <text:p>-2.4120603</text:p>
          </table:table-cell>
          <table:table-cell/>
        </table:table-row>
        <table:table-row table:style-name="ro1">
          <table:table-cell office:value-type="float" office:value="0.0065772" calcext:value-type="float">
            <text:p>0.0065772</text:p>
          </table:table-cell>
          <table:table-cell office:value-type="float" office:value="-8.84422" calcext:value-type="float">
            <text:p>-8.84422</text:p>
          </table:table-cell>
          <table:table-cell office:value-type="float" office:value="-2.73366834" calcext:value-type="float">
            <text:p>-2.73366834</text:p>
          </table:table-cell>
          <table:table-cell/>
        </table:table-row>
        <table:table-row table:style-name="ro1">
          <table:table-cell office:value-type="float" office:value="0.0065856" calcext:value-type="float">
            <text:p>0.0065856</text:p>
          </table:table-cell>
          <table:table-cell office:value-type="float" office:value="-9.64824" calcext:value-type="float">
            <text:p>-9.64824</text:p>
          </table:table-cell>
          <table:table-cell office:value-type="float" office:value="-2.89447236" calcext:value-type="float">
            <text:p>-2.89447236</text:p>
          </table:table-cell>
          <table:table-cell/>
        </table:table-row>
        <table:table-row table:style-name="ro1">
          <table:table-cell office:value-type="float" office:value="0.006594" calcext:value-type="float">
            <text:p>0.006594</text:p>
          </table:table-cell>
          <table:table-cell office:value-type="float" office:value="-10.45226" calcext:value-type="float">
            <text:p>-10.45226</text:p>
          </table:table-cell>
          <table:table-cell office:value-type="float" office:value="-3.2160804" calcext:value-type="float">
            <text:p>-3.2160804</text:p>
          </table:table-cell>
          <table:table-cell/>
        </table:table-row>
        <table:table-row table:style-name="ro1">
          <table:table-cell office:value-type="float" office:value="0.0066024" calcext:value-type="float">
            <text:p>0.0066024</text:p>
          </table:table-cell>
          <table:table-cell office:value-type="float" office:value="-11.25628" calcext:value-type="float">
            <text:p>-11.25628</text:p>
          </table:table-cell>
          <table:table-cell office:value-type="float" office:value="-3.45728643" calcext:value-type="float">
            <text:p>-3.45728643</text:p>
          </table:table-cell>
          <table:table-cell/>
        </table:table-row>
        <table:table-row table:style-name="ro1">
          <table:table-cell office:value-type="float" office:value="0.0066108" calcext:value-type="float">
            <text:p>0.0066108</text:p>
          </table:table-cell>
          <table:table-cell office:value-type="float" office:value="-11.859295" calcext:value-type="float">
            <text:p>-11.859295</text:p>
          </table:table-cell>
          <table:table-cell office:value-type="float" office:value="-3.61809045" calcext:value-type="float">
            <text:p>-3.61809045</text:p>
          </table:table-cell>
          <table:table-cell/>
        </table:table-row>
        <table:table-row table:style-name="ro1">
          <table:table-cell office:value-type="float" office:value="0.0066192" calcext:value-type="float">
            <text:p>0.0066192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85929648" calcext:value-type="float">
            <text:p>-3.85929648</text:p>
          </table:table-cell>
          <table:table-cell/>
        </table:table-row>
        <table:table-row table:style-name="ro1">
          <table:table-cell office:value-type="float" office:value="0.0066276" calcext:value-type="float">
            <text:p>0.0066276</text:p>
          </table:table-cell>
          <table:table-cell office:value-type="float" office:value="-13.26633" calcext:value-type="float">
            <text:p>-13.26633</text:p>
          </table:table-cell>
          <table:table-cell office:value-type="float" office:value="-4.0201005" calcext:value-type="float">
            <text:p>-4.0201005</text:p>
          </table:table-cell>
          <table:table-cell/>
        </table:table-row>
        <table:table-row table:style-name="ro1">
          <table:table-cell office:value-type="float" office:value="0.006636" calcext:value-type="float">
            <text:p>0.006636</text:p>
          </table:table-cell>
          <table:table-cell office:value-type="float" office:value="-14.07035" calcext:value-type="float">
            <text:p>-14.07035</text:p>
          </table:table-cell>
          <table:table-cell office:value-type="float" office:value="-4.18090452" calcext:value-type="float">
            <text:p>-4.18090452</text:p>
          </table:table-cell>
          <table:table-cell/>
        </table:table-row>
        <table:table-row table:style-name="ro1">
          <table:table-cell office:value-type="float" office:value="0.0066444" calcext:value-type="float">
            <text:p>0.0066444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42211055" calcext:value-type="float">
            <text:p>-4.42211055</text:p>
          </table:table-cell>
          <table:table-cell/>
        </table:table-row>
        <table:table-row table:style-name="ro1">
          <table:table-cell office:value-type="float" office:value="0.0066528" calcext:value-type="float">
            <text:p>0.0066528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8291457" calcext:value-type="float">
            <text:p>-4.58291457</text:p>
          </table:table-cell>
          <table:table-cell/>
        </table:table-row>
        <table:table-row table:style-name="ro1">
          <table:table-cell office:value-type="float" office:value="0.0066612" calcext:value-type="float">
            <text:p>0.0066612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74371859" calcext:value-type="float">
            <text:p>-4.74371859</text:p>
          </table:table-cell>
          <table:table-cell/>
        </table:table-row>
        <table:table-row table:style-name="ro1">
          <table:table-cell office:value-type="float" office:value="0.0066696" calcext:value-type="float">
            <text:p>0.0066696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8241206" calcext:value-type="float">
            <text:p>-4.8241206</text:p>
          </table:table-cell>
          <table:table-cell/>
        </table:table-row>
        <table:table-row table:style-name="ro1">
          <table:table-cell office:value-type="float" office:value="0.006678" calcext:value-type="float">
            <text:p>0.006678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5.06532663" calcext:value-type="float">
            <text:p>-5.06532663</text:p>
          </table:table-cell>
          <table:table-cell/>
        </table:table-row>
        <table:table-row table:style-name="ro1">
          <table:table-cell office:value-type="float" office:value="0.0066864" calcext:value-type="float">
            <text:p>0.0066864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06532663" calcext:value-type="float">
            <text:p>-5.06532663</text:p>
          </table:table-cell>
          <table:table-cell/>
        </table:table-row>
        <table:table-row table:style-name="ro1">
          <table:table-cell office:value-type="float" office:value="0.0066948" calcext:value-type="float">
            <text:p>0.0066948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  <table:table-cell/>
        </table:table-row>
        <table:table-row table:style-name="ro1">
          <table:table-cell office:value-type="float" office:value="0.0067032" calcext:value-type="float">
            <text:p>0.0067032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30653266" calcext:value-type="float">
            <text:p>-5.30653266</text:p>
          </table:table-cell>
          <table:table-cell/>
        </table:table-row>
        <table:table-row table:style-name="ro1">
          <table:table-cell office:value-type="float" office:value="0.0067116" calcext:value-type="float">
            <text:p>0.0067116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/>
        </table:table-row>
        <table:table-row table:style-name="ro1">
          <table:table-cell office:value-type="float" office:value="0.00672" calcext:value-type="float">
            <text:p>0.00672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38693467" calcext:value-type="float">
            <text:p>-5.38693467</text:p>
          </table:table-cell>
          <table:table-cell/>
        </table:table-row>
        <table:table-row table:style-name="ro1">
          <table:table-cell office:value-type="float" office:value="0.0067284" calcext:value-type="float">
            <text:p>0.006728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67368" calcext:value-type="float">
            <text:p>0.006736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67452" calcext:value-type="float">
            <text:p>0.006745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67536" calcext:value-type="float">
            <text:p>0.006753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6762" calcext:value-type="float">
            <text:p>0.00676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67704" calcext:value-type="float">
            <text:p>0.006770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67788" calcext:value-type="float">
            <text:p>0.0067788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67872" calcext:value-type="float">
            <text:p>0.0067872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/>
        </table:table-row>
        <table:table-row table:style-name="ro1">
          <table:table-cell office:value-type="float" office:value="0.0067956" calcext:value-type="float">
            <text:p>0.0067956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/>
        </table:table-row>
        <table:table-row table:style-name="ro1">
          <table:table-cell office:value-type="float" office:value="0.006804" calcext:value-type="float">
            <text:p>0.006804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14572864" calcext:value-type="float">
            <text:p>-5.14572864</text:p>
          </table:table-cell>
          <table:table-cell/>
        </table:table-row>
        <table:table-row table:style-name="ro1">
          <table:table-cell office:value-type="float" office:value="0.0068124" calcext:value-type="float">
            <text:p>0.0068124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  <table:table-cell/>
        </table:table-row>
        <table:table-row table:style-name="ro1">
          <table:table-cell office:value-type="float" office:value="0.0068208" calcext:value-type="float">
            <text:p>0.0068208</text:p>
          </table:table-cell>
          <table:table-cell office:value-type="float" office:value="-16.48241" calcext:value-type="float">
            <text:p>-16.48241</text:p>
          </table:table-cell>
          <table:table-cell office:value-type="float" office:value="-4.98492462" calcext:value-type="float">
            <text:p>-4.98492462</text:p>
          </table:table-cell>
          <table:table-cell/>
        </table:table-row>
        <table:table-row table:style-name="ro1">
          <table:table-cell office:value-type="float" office:value="0.0068292" calcext:value-type="float">
            <text:p>0.0068292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8241206" calcext:value-type="float">
            <text:p>-4.8241206</text:p>
          </table:table-cell>
          <table:table-cell/>
        </table:table-row>
        <table:table-row table:style-name="ro1">
          <table:table-cell office:value-type="float" office:value="0.0068376" calcext:value-type="float">
            <text:p>0.0068376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66331658" calcext:value-type="float">
            <text:p>-4.66331658</text:p>
          </table:table-cell>
          <table:table-cell/>
        </table:table-row>
        <table:table-row table:style-name="ro1">
          <table:table-cell office:value-type="float" office:value="0.006846" calcext:value-type="float">
            <text:p>0.006846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8291457" calcext:value-type="float">
            <text:p>-4.58291457</text:p>
          </table:table-cell>
          <table:table-cell/>
        </table:table-row>
        <table:table-row table:style-name="ro1">
          <table:table-cell office:value-type="float" office:value="0.0068544" calcext:value-type="float">
            <text:p>0.0068544</text:p>
          </table:table-cell>
          <table:table-cell office:value-type="float" office:value="-14.47236" calcext:value-type="float">
            <text:p>-14.47236</text:p>
          </table:table-cell>
          <table:table-cell office:value-type="float" office:value="-4.34170854" calcext:value-type="float">
            <text:p>-4.34170854</text:p>
          </table:table-cell>
          <table:table-cell/>
        </table:table-row>
        <table:table-row table:style-name="ro1">
          <table:table-cell office:value-type="float" office:value="0.0068628" calcext:value-type="float">
            <text:p>0.0068628</text:p>
          </table:table-cell>
          <table:table-cell office:value-type="float" office:value="-14.07035" calcext:value-type="float">
            <text:p>-14.07035</text:p>
          </table:table-cell>
          <table:table-cell office:value-type="float" office:value="-4.18090452" calcext:value-type="float">
            <text:p>-4.18090452</text:p>
          </table:table-cell>
          <table:table-cell/>
        </table:table-row>
        <table:table-row table:style-name="ro1">
          <table:table-cell office:value-type="float" office:value="0.0068712" calcext:value-type="float">
            <text:p>0.0068712</text:p>
          </table:table-cell>
          <table:table-cell office:value-type="float" office:value="-13.26633" calcext:value-type="float">
            <text:p>-13.26633</text:p>
          </table:table-cell>
          <table:table-cell office:value-type="float" office:value="-4.0201005" calcext:value-type="float">
            <text:p>-4.0201005</text:p>
          </table:table-cell>
          <table:table-cell/>
        </table:table-row>
        <table:table-row table:style-name="ro1">
          <table:table-cell office:value-type="float" office:value="0.0068796" calcext:value-type="float">
            <text:p>0.0068796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85929648" calcext:value-type="float">
            <text:p>-3.85929648</text:p>
          </table:table-cell>
          <table:table-cell/>
        </table:table-row>
        <table:table-row table:style-name="ro1">
          <table:table-cell office:value-type="float" office:value="0.006888" calcext:value-type="float">
            <text:p>0.006888</text:p>
          </table:table-cell>
          <table:table-cell office:value-type="float" office:value="-11.859295" calcext:value-type="float">
            <text:p>-11.859295</text:p>
          </table:table-cell>
          <table:table-cell office:value-type="float" office:value="-3.53768844" calcext:value-type="float">
            <text:p>-3.53768844</text:p>
          </table:table-cell>
          <table:table-cell/>
        </table:table-row>
        <table:table-row table:style-name="ro1">
          <table:table-cell office:value-type="float" office:value="0.0068964" calcext:value-type="float">
            <text:p>0.0068964</text:p>
          </table:table-cell>
          <table:table-cell office:value-type="float" office:value="-11.055275" calcext:value-type="float">
            <text:p>-11.055275</text:p>
          </table:table-cell>
          <table:table-cell office:value-type="float" office:value="-3.37688442" calcext:value-type="float">
            <text:p>-3.37688442</text:p>
          </table:table-cell>
          <table:table-cell/>
        </table:table-row>
        <table:table-row table:style-name="ro1">
          <table:table-cell office:value-type="float" office:value="0.0069048" calcext:value-type="float">
            <text:p>0.0069048</text:p>
          </table:table-cell>
          <table:table-cell office:value-type="float" office:value="-10.251255" calcext:value-type="float">
            <text:p>-10.251255</text:p>
          </table:table-cell>
          <table:table-cell office:value-type="float" office:value="-3.13567839" calcext:value-type="float">
            <text:p>-3.13567839</text:p>
          </table:table-cell>
          <table:table-cell/>
        </table:table-row>
        <table:table-row table:style-name="ro1">
          <table:table-cell office:value-type="float" office:value="0.0069132" calcext:value-type="float">
            <text:p>0.0069132</text:p>
          </table:table-cell>
          <table:table-cell office:value-type="float" office:value="-9.64824" calcext:value-type="float">
            <text:p>-9.64824</text:p>
          </table:table-cell>
          <table:table-cell office:value-type="float" office:value="-2.89447236" calcext:value-type="float">
            <text:p>-2.89447236</text:p>
          </table:table-cell>
          <table:table-cell/>
        </table:table-row>
        <table:table-row table:style-name="ro1">
          <table:table-cell office:value-type="float" office:value="0.0069216" calcext:value-type="float">
            <text:p>0.0069216</text:p>
          </table:table-cell>
          <table:table-cell office:value-type="float" office:value="-8.84422" calcext:value-type="float">
            <text:p>-8.84422</text:p>
          </table:table-cell>
          <table:table-cell office:value-type="float" office:value="-2.57286432" calcext:value-type="float">
            <text:p>-2.57286432</text:p>
          </table:table-cell>
          <table:table-cell/>
        </table:table-row>
        <table:table-row table:style-name="ro1">
          <table:table-cell office:value-type="float" office:value="0.00693" calcext:value-type="float">
            <text:p>0.00693</text:p>
          </table:table-cell>
          <table:table-cell office:value-type="float" office:value="-7.839195" calcext:value-type="float">
            <text:p>-7.839195</text:p>
          </table:table-cell>
          <table:table-cell office:value-type="float" office:value="-2.33165829" calcext:value-type="float">
            <text:p>-2.33165829</text:p>
          </table:table-cell>
          <table:table-cell/>
        </table:table-row>
        <table:table-row table:style-name="ro1">
          <table:table-cell office:value-type="float" office:value="0.0069384" calcext:value-type="float">
            <text:p>0.0069384</text:p>
          </table:table-cell>
          <table:table-cell office:value-type="float" office:value="-6.83417" calcext:value-type="float">
            <text:p>-6.83417</text:p>
          </table:table-cell>
          <table:table-cell office:value-type="float" office:value="-2.09045226" calcext:value-type="float">
            <text:p>-2.09045226</text:p>
          </table:table-cell>
          <table:table-cell/>
        </table:table-row>
        <table:table-row table:style-name="ro1">
          <table:table-cell office:value-type="float" office:value="0.0069468" calcext:value-type="float">
            <text:p>0.0069468</text:p>
          </table:table-cell>
          <table:table-cell office:value-type="float" office:value="-6.03015" calcext:value-type="float">
            <text:p>-6.03015</text:p>
          </table:table-cell>
          <table:table-cell office:value-type="float" office:value="-1.84924623" calcext:value-type="float">
            <text:p>-1.84924623</text:p>
          </table:table-cell>
          <table:table-cell/>
        </table:table-row>
        <table:table-row table:style-name="ro1">
          <table:table-cell office:value-type="float" office:value="0.0069552" calcext:value-type="float">
            <text:p>0.0069552</text:p>
          </table:table-cell>
          <table:table-cell office:value-type="float" office:value="-5.025125" calcext:value-type="float">
            <text:p>-5.025125</text:p>
          </table:table-cell>
          <table:table-cell office:value-type="float" office:value="-1.52763819" calcext:value-type="float">
            <text:p>-1.52763819</text:p>
          </table:table-cell>
          <table:table-cell/>
        </table:table-row>
        <table:table-row table:style-name="ro1">
          <table:table-cell office:value-type="float" office:value="0.0069636" calcext:value-type="float">
            <text:p>0.0069636</text:p>
          </table:table-cell>
          <table:table-cell office:value-type="float" office:value="-4.221105" calcext:value-type="float">
            <text:p>-4.221105</text:p>
          </table:table-cell>
          <table:table-cell office:value-type="float" office:value="-1.28643216" calcext:value-type="float">
            <text:p>-1.28643216</text:p>
          </table:table-cell>
          <table:table-cell/>
        </table:table-row>
        <table:table-row table:style-name="ro1">
          <table:table-cell office:value-type="float" office:value="0.006972" calcext:value-type="float">
            <text:p>0.006972</text:p>
          </table:table-cell>
          <table:table-cell office:value-type="float" office:value="-3.015075" calcext:value-type="float">
            <text:p>-3.015075</text:p>
          </table:table-cell>
          <table:table-cell office:value-type="float" office:value="-0.96482412" calcext:value-type="float">
            <text:p>-0.96482412</text:p>
          </table:table-cell>
          <table:table-cell/>
        </table:table-row>
        <table:table-row table:style-name="ro1">
          <table:table-cell office:value-type="float" office:value="0.0069804" calcext:value-type="float">
            <text:p>0.0069804</text:p>
          </table:table-cell>
          <table:table-cell office:value-type="float" office:value="-2.211055" calcext:value-type="float">
            <text:p>-2.211055</text:p>
          </table:table-cell>
          <table:table-cell office:value-type="float" office:value="-0.64321608" calcext:value-type="float">
            <text:p>-0.64321608</text:p>
          </table:table-cell>
          <table:table-cell/>
        </table:table-row>
        <table:table-row table:style-name="ro1">
          <table:table-cell office:value-type="float" office:value="0.0069888" calcext:value-type="float">
            <text:p>0.0069888</text:p>
          </table:table-cell>
          <table:table-cell office:value-type="float" office:value="-1.20603" calcext:value-type="float">
            <text:p>-1.20603</text:p>
          </table:table-cell>
          <table:table-cell office:value-type="float" office:value="-0.40201005" calcext:value-type="float">
            <text:p>-0.40201005</text:p>
          </table:table-cell>
          <table:table-cell/>
        </table:table-row>
        <table:table-row table:style-name="ro1">
          <table:table-cell office:value-type="float" office:value="0.0069972" calcext:value-type="float">
            <text:p>0.0069972</text:p>
          </table:table-cell>
          <table:table-cell office:value-type="float" office:value="-0.40201" calcext:value-type="float">
            <text:p>-0.40201</text:p>
          </table:table-cell>
          <table:table-cell office:value-type="float" office:value="-0.08040201" calcext:value-type="float">
            <text:p>-0.08040201</text:p>
          </table:table-cell>
          <table:table-cell/>
        </table:table-row>
        <table:table-row table:style-name="ro1">
          <table:table-cell office:value-type="float" office:value="0.0070056" calcext:value-type="float">
            <text:p>0.0070056</text:p>
          </table:table-cell>
          <table:table-cell office:value-type="float" office:value="0.603015" calcext:value-type="float">
            <text:p>0.603015</text:p>
          </table:table-cell>
          <table:table-cell office:value-type="float" office:value="0.16080402" calcext:value-type="float">
            <text:p>0.16080402</text:p>
          </table:table-cell>
          <table:table-cell/>
        </table:table-row>
        <table:table-row table:style-name="ro1">
          <table:table-cell office:value-type="float" office:value="0.007014" calcext:value-type="float">
            <text:p>0.007014</text:p>
          </table:table-cell>
          <table:table-cell office:value-type="float" office:value="1.60804" calcext:value-type="float">
            <text:p>1.60804</text:p>
          </table:table-cell>
          <table:table-cell office:value-type="float" office:value="0.48241206" calcext:value-type="float">
            <text:p>0.48241206</text:p>
          </table:table-cell>
          <table:table-cell/>
        </table:table-row>
        <table:table-row table:style-name="ro1">
          <table:table-cell office:value-type="float" office:value="0.0070224" calcext:value-type="float">
            <text:p>0.0070224</text:p>
          </table:table-cell>
          <table:table-cell office:value-type="float" office:value="2.613065" calcext:value-type="float">
            <text:p>2.613065</text:p>
          </table:table-cell>
          <table:table-cell office:value-type="float" office:value="0.8040201" calcext:value-type="float">
            <text:p>0.8040201</text:p>
          </table:table-cell>
          <table:table-cell/>
        </table:table-row>
        <table:table-row table:style-name="ro1">
          <table:table-cell office:value-type="float" office:value="0.0070308" calcext:value-type="float">
            <text:p>0.0070308</text:p>
          </table:table-cell>
          <table:table-cell office:value-type="float" office:value="3.417085" calcext:value-type="float">
            <text:p>3.417085</text:p>
          </table:table-cell>
          <table:table-cell office:value-type="float" office:value="1.04522613" calcext:value-type="float">
            <text:p>1.04522613</text:p>
          </table:table-cell>
          <table:table-cell/>
        </table:table-row>
        <table:table-row table:style-name="ro1">
          <table:table-cell office:value-type="float" office:value="0.0070392" calcext:value-type="float">
            <text:p>0.0070392</text:p>
          </table:table-cell>
          <table:table-cell office:value-type="float" office:value="4.623115" calcext:value-type="float">
            <text:p>4.623115</text:p>
          </table:table-cell>
          <table:table-cell office:value-type="float" office:value="1.28643216" calcext:value-type="float">
            <text:p>1.28643216</text:p>
          </table:table-cell>
          <table:table-cell/>
        </table:table-row>
        <table:table-row table:style-name="ro1">
          <table:table-cell office:value-type="float" office:value="0.0070476" calcext:value-type="float">
            <text:p>0.0070476</text:p>
          </table:table-cell>
          <table:table-cell office:value-type="float" office:value="5.22613" calcext:value-type="float">
            <text:p>5.22613</text:p>
          </table:table-cell>
          <table:table-cell office:value-type="float" office:value="1.6080402" calcext:value-type="float">
            <text:p>1.6080402</text:p>
          </table:table-cell>
          <table:table-cell/>
        </table:table-row>
        <table:table-row table:style-name="ro1">
          <table:table-cell office:value-type="float" office:value="0.007056" calcext:value-type="float">
            <text:p>0.007056</text:p>
          </table:table-cell>
          <table:table-cell office:value-type="float" office:value="6.231155" calcext:value-type="float">
            <text:p>6.231155</text:p>
          </table:table-cell>
          <table:table-cell office:value-type="float" office:value="1.84924623" calcext:value-type="float">
            <text:p>1.84924623</text:p>
          </table:table-cell>
          <table:table-cell/>
        </table:table-row>
        <table:table-row table:style-name="ro1">
          <table:table-cell office:value-type="float" office:value="0.0070644" calcext:value-type="float">
            <text:p>0.0070644</text:p>
          </table:table-cell>
          <table:table-cell office:value-type="float" office:value="7.23618" calcext:value-type="float">
            <text:p>7.23618</text:p>
          </table:table-cell>
          <table:table-cell office:value-type="float" office:value="2.17085427" calcext:value-type="float">
            <text:p>2.17085427</text:p>
          </table:table-cell>
          <table:table-cell/>
        </table:table-row>
        <table:table-row table:style-name="ro1">
          <table:table-cell office:value-type="float" office:value="0.0070728" calcext:value-type="float">
            <text:p>0.0070728</text:p>
          </table:table-cell>
          <table:table-cell office:value-type="float" office:value="8.0402" calcext:value-type="float">
            <text:p>8.0402</text:p>
          </table:table-cell>
          <table:table-cell office:value-type="float" office:value="2.33165829" calcext:value-type="float">
            <text:p>2.33165829</text:p>
          </table:table-cell>
          <table:table-cell/>
        </table:table-row>
        <table:table-row table:style-name="ro1">
          <table:table-cell office:value-type="float" office:value="0.0070812" calcext:value-type="float">
            <text:p>0.0070812</text:p>
          </table:table-cell>
          <table:table-cell office:value-type="float" office:value="8.84422" calcext:value-type="float">
            <text:p>8.84422</text:p>
          </table:table-cell>
          <table:table-cell office:value-type="float" office:value="2.65326633" calcext:value-type="float">
            <text:p>2.65326633</text:p>
          </table:table-cell>
          <table:table-cell/>
        </table:table-row>
        <table:table-row table:style-name="ro1">
          <table:table-cell office:value-type="float" office:value="0.0070896" calcext:value-type="float">
            <text:p>0.0070896</text:p>
          </table:table-cell>
          <table:table-cell office:value-type="float" office:value="9.849245" calcext:value-type="float">
            <text:p>9.849245</text:p>
          </table:table-cell>
          <table:table-cell office:value-type="float" office:value="2.81407035" calcext:value-type="float">
            <text:p>2.81407035</text:p>
          </table:table-cell>
          <table:table-cell/>
        </table:table-row>
        <table:table-row table:style-name="ro1">
          <table:table-cell office:value-type="float" office:value="0.007098" calcext:value-type="float">
            <text:p>0.007098</text:p>
          </table:table-cell>
          <table:table-cell office:value-type="float" office:value="10.45226" calcext:value-type="float">
            <text:p>10.45226</text:p>
          </table:table-cell>
          <table:table-cell office:value-type="float" office:value="3.13567839" calcext:value-type="float">
            <text:p>3.13567839</text:p>
          </table:table-cell>
          <table:table-cell/>
        </table:table-row>
        <table:table-row table:style-name="ro1">
          <table:table-cell office:value-type="float" office:value="0.0071064" calcext:value-type="float">
            <text:p>0.0071064</text:p>
          </table:table-cell>
          <table:table-cell office:value-type="float" office:value="11.25628" calcext:value-type="float">
            <text:p>11.25628</text:p>
          </table:table-cell>
          <table:table-cell office:value-type="float" office:value="3.37688442" calcext:value-type="float">
            <text:p>3.37688442</text:p>
          </table:table-cell>
          <table:table-cell/>
        </table:table-row>
        <table:table-row table:style-name="ro1">
          <table:table-cell office:value-type="float" office:value="0.0071148" calcext:value-type="float">
            <text:p>0.0071148</text:p>
          </table:table-cell>
          <table:table-cell office:value-type="float" office:value="12.0603" calcext:value-type="float">
            <text:p>12.0603</text:p>
          </table:table-cell>
          <table:table-cell office:value-type="float" office:value="3.53768844" calcext:value-type="float">
            <text:p>3.53768844</text:p>
          </table:table-cell>
          <table:table-cell/>
        </table:table-row>
        <table:table-row table:style-name="ro1">
          <table:table-cell office:value-type="float" office:value="0.0071232" calcext:value-type="float">
            <text:p>0.0071232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77889447" calcext:value-type="float">
            <text:p>3.77889447</text:p>
          </table:table-cell>
          <table:table-cell/>
        </table:table-row>
        <table:table-row table:style-name="ro1">
          <table:table-cell office:value-type="float" office:value="0.0071316" calcext:value-type="float">
            <text:p>0.0071316</text:p>
          </table:table-cell>
          <table:table-cell office:value-type="float" office:value="13.26633" calcext:value-type="float">
            <text:p>13.26633</text:p>
          </table:table-cell>
          <table:table-cell office:value-type="float" office:value="4.0201005" calcext:value-type="float">
            <text:p>4.0201005</text:p>
          </table:table-cell>
          <table:table-cell/>
        </table:table-row>
        <table:table-row table:style-name="ro1">
          <table:table-cell office:value-type="float" office:value="0.00714" calcext:value-type="float">
            <text:p>0.00714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18090452" calcext:value-type="float">
            <text:p>4.18090452</text:p>
          </table:table-cell>
          <table:table-cell/>
        </table:table-row>
        <table:table-row table:style-name="ro1">
          <table:table-cell office:value-type="float" office:value="0.0071484" calcext:value-type="float">
            <text:p>0.0071484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34170854" calcext:value-type="float">
            <text:p>4.34170854</text:p>
          </table:table-cell>
          <table:table-cell/>
        </table:table-row>
        <table:table-row table:style-name="ro1">
          <table:table-cell office:value-type="float" office:value="0.0071568" calcext:value-type="float">
            <text:p>0.0071568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50251256" calcext:value-type="float">
            <text:p>4.50251256</text:p>
          </table:table-cell>
          <table:table-cell/>
        </table:table-row>
        <table:table-row table:style-name="ro1">
          <table:table-cell office:value-type="float" office:value="0.0071652" calcext:value-type="float">
            <text:p>0.0071652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58291457" calcext:value-type="float">
            <text:p>4.58291457</text:p>
          </table:table-cell>
          <table:table-cell/>
        </table:table-row>
        <table:table-row table:style-name="ro1">
          <table:table-cell office:value-type="float" office:value="0.0071736" calcext:value-type="float">
            <text:p>0.0071736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8241206" calcext:value-type="float">
            <text:p>4.8241206</text:p>
          </table:table-cell>
          <table:table-cell/>
        </table:table-row>
        <table:table-row table:style-name="ro1">
          <table:table-cell office:value-type="float" office:value="0.007182" calcext:value-type="float">
            <text:p>0.007182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  <table:table-cell/>
        </table:table-row>
        <table:table-row table:style-name="ro1">
          <table:table-cell office:value-type="float" office:value="0.0071904" calcext:value-type="float">
            <text:p>0.0071904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4.98492462" calcext:value-type="float">
            <text:p>4.98492462</text:p>
          </table:table-cell>
          <table:table-cell/>
        </table:table-row>
        <table:table-row table:style-name="ro1">
          <table:table-cell office:value-type="float" office:value="0.0071988" calcext:value-type="float">
            <text:p>0.0071988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14572864" calcext:value-type="float">
            <text:p>5.14572864</text:p>
          </table:table-cell>
          <table:table-cell/>
        </table:table-row>
        <table:table-row table:style-name="ro1">
          <table:table-cell office:value-type="float" office:value="0.0072072" calcext:value-type="float">
            <text:p>0.0072072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72156" calcext:value-type="float">
            <text:p>0.0072156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7224" calcext:value-type="float">
            <text:p>0.00722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72324" calcext:value-type="float">
            <text:p>0.007232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8693467" calcext:value-type="float">
            <text:p>5.38693467</text:p>
          </table:table-cell>
          <table:table-cell/>
        </table:table-row>
        <table:table-row table:style-name="ro1">
          <table:table-cell office:value-type="float" office:value="0.0072408" calcext:value-type="float">
            <text:p>0.0072408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72492" calcext:value-type="float">
            <text:p>0.0072492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  <table:table-cell/>
        </table:table-row>
        <table:table-row table:style-name="ro1">
          <table:table-cell office:value-type="float" office:value="0.0072576" calcext:value-type="float">
            <text:p>0.0072576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  <table:table-cell/>
        </table:table-row>
        <table:table-row table:style-name="ro1">
          <table:table-cell office:value-type="float" office:value="0.007266" calcext:value-type="float">
            <text:p>0.007266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8693467" calcext:value-type="float">
            <text:p>5.38693467</text:p>
          </table:table-cell>
          <table:table-cell/>
        </table:table-row>
        <table:table-row table:style-name="ro1">
          <table:table-cell office:value-type="float" office:value="0.0072744" calcext:value-type="float">
            <text:p>0.007274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72828" calcext:value-type="float">
            <text:p>0.0072828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72912" calcext:value-type="float">
            <text:p>0.0072912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  <table:table-cell/>
        </table:table-row>
        <table:table-row table:style-name="ro1">
          <table:table-cell office:value-type="float" office:value="0.0072996" calcext:value-type="float">
            <text:p>0.0072996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06532663" calcext:value-type="float">
            <text:p>5.06532663</text:p>
          </table:table-cell>
          <table:table-cell/>
        </table:table-row>
        <table:table-row table:style-name="ro1">
          <table:table-cell office:value-type="float" office:value="0.007308" calcext:value-type="float">
            <text:p>0.007308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4.98492462" calcext:value-type="float">
            <text:p>4.98492462</text:p>
          </table:table-cell>
          <table:table-cell/>
        </table:table-row>
        <table:table-row table:style-name="ro1">
          <table:table-cell office:value-type="float" office:value="0.0073164" calcext:value-type="float">
            <text:p>0.0073164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  <table:table-cell/>
        </table:table-row>
        <table:table-row table:style-name="ro1">
          <table:table-cell office:value-type="float" office:value="0.0073248" calcext:value-type="float">
            <text:p>0.0073248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74371859" calcext:value-type="float">
            <text:p>4.74371859</text:p>
          </table:table-cell>
          <table:table-cell/>
        </table:table-row>
        <table:table-row table:style-name="ro1">
          <table:table-cell office:value-type="float" office:value="0.0073332" calcext:value-type="float">
            <text:p>0.0073332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8291457" calcext:value-type="float">
            <text:p>4.58291457</text:p>
          </table:table-cell>
          <table:table-cell/>
        </table:table-row>
        <table:table-row table:style-name="ro1">
          <table:table-cell office:value-type="float" office:value="0.0073416" calcext:value-type="float">
            <text:p>0.0073416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50251256" calcext:value-type="float">
            <text:p>4.50251256</text:p>
          </table:table-cell>
          <table:table-cell/>
        </table:table-row>
        <table:table-row table:style-name="ro1">
          <table:table-cell office:value-type="float" office:value="0.00735" calcext:value-type="float">
            <text:p>0.00735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26130653" calcext:value-type="float">
            <text:p>4.26130653</text:p>
          </table:table-cell>
          <table:table-cell/>
        </table:table-row>
        <table:table-row table:style-name="ro1">
          <table:table-cell office:value-type="float" office:value="0.0073584" calcext:value-type="float">
            <text:p>0.0073584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10050251" calcext:value-type="float">
            <text:p>4.10050251</text:p>
          </table:table-cell>
          <table:table-cell/>
        </table:table-row>
        <table:table-row table:style-name="ro1">
          <table:table-cell office:value-type="float" office:value="0.0073668" calcext:value-type="float">
            <text:p>0.0073668</text:p>
          </table:table-cell>
          <table:table-cell office:value-type="float" office:value="13.26633" calcext:value-type="float">
            <text:p>13.26633</text:p>
          </table:table-cell>
          <table:table-cell office:value-type="float" office:value="3.93969849" calcext:value-type="float">
            <text:p>3.93969849</text:p>
          </table:table-cell>
          <table:table-cell/>
        </table:table-row>
        <table:table-row table:style-name="ro1">
          <table:table-cell office:value-type="float" office:value="0.0073752" calcext:value-type="float">
            <text:p>0.0073752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69849246" calcext:value-type="float">
            <text:p>3.69849246</text:p>
          </table:table-cell>
          <table:table-cell/>
        </table:table-row>
        <table:table-row table:style-name="ro1">
          <table:table-cell office:value-type="float" office:value="0.0073836" calcext:value-type="float">
            <text:p>0.0073836</text:p>
          </table:table-cell>
          <table:table-cell office:value-type="float" office:value="11.859295" calcext:value-type="float">
            <text:p>11.859295</text:p>
          </table:table-cell>
          <table:table-cell office:value-type="float" office:value="3.45728643" calcext:value-type="float">
            <text:p>3.45728643</text:p>
          </table:table-cell>
          <table:table-cell/>
        </table:table-row>
        <table:table-row table:style-name="ro1">
          <table:table-cell office:value-type="float" office:value="0.007392" calcext:value-type="float">
            <text:p>0.007392</text:p>
          </table:table-cell>
          <table:table-cell office:value-type="float" office:value="11.055275" calcext:value-type="float">
            <text:p>11.055275</text:p>
          </table:table-cell>
          <table:table-cell office:value-type="float" office:value="3.29648241" calcext:value-type="float">
            <text:p>3.29648241</text:p>
          </table:table-cell>
          <table:table-cell/>
        </table:table-row>
        <table:table-row table:style-name="ro1">
          <table:table-cell office:value-type="float" office:value="0.0074004" calcext:value-type="float">
            <text:p>0.0074004</text:p>
          </table:table-cell>
          <table:table-cell office:value-type="float" office:value="10.45226" calcext:value-type="float">
            <text:p>10.45226</text:p>
          </table:table-cell>
          <table:table-cell office:value-type="float" office:value="3.05527638" calcext:value-type="float">
            <text:p>3.05527638</text:p>
          </table:table-cell>
          <table:table-cell/>
        </table:table-row>
        <table:table-row table:style-name="ro1">
          <table:table-cell office:value-type="float" office:value="0.0074088" calcext:value-type="float">
            <text:p>0.0074088</text:p>
          </table:table-cell>
          <table:table-cell office:value-type="float" office:value="9.447235" calcext:value-type="float">
            <text:p>9.447235</text:p>
          </table:table-cell>
          <table:table-cell office:value-type="float" office:value="2.89447236" calcext:value-type="float">
            <text:p>2.89447236</text:p>
          </table:table-cell>
          <table:table-cell/>
        </table:table-row>
        <table:table-row table:style-name="ro1">
          <table:table-cell office:value-type="float" office:value="0.0074172" calcext:value-type="float">
            <text:p>0.0074172</text:p>
          </table:table-cell>
          <table:table-cell office:value-type="float" office:value="8.84422" calcext:value-type="float">
            <text:p>8.84422</text:p>
          </table:table-cell>
          <table:table-cell office:value-type="float" office:value="2.57286432" calcext:value-type="float">
            <text:p>2.57286432</text:p>
          </table:table-cell>
          <table:table-cell/>
        </table:table-row>
        <table:table-row table:style-name="ro1">
          <table:table-cell office:value-type="float" office:value="0.0074256" calcext:value-type="float">
            <text:p>0.0074256</text:p>
          </table:table-cell>
          <table:table-cell office:value-type="float" office:value="7.839195" calcext:value-type="float">
            <text:p>7.839195</text:p>
          </table:table-cell>
          <table:table-cell office:value-type="float" office:value="2.33165829" calcext:value-type="float">
            <text:p>2.33165829</text:p>
          </table:table-cell>
          <table:table-cell/>
        </table:table-row>
        <table:table-row table:style-name="ro1">
          <table:table-cell office:value-type="float" office:value="0.007434" calcext:value-type="float">
            <text:p>0.007434</text:p>
          </table:table-cell>
          <table:table-cell office:value-type="float" office:value="7.035175" calcext:value-type="float">
            <text:p>7.035175</text:p>
          </table:table-cell>
          <table:table-cell office:value-type="float" office:value="2.09045226" calcext:value-type="float">
            <text:p>2.09045226</text:p>
          </table:table-cell>
          <table:table-cell/>
        </table:table-row>
        <table:table-row table:style-name="ro1">
          <table:table-cell office:value-type="float" office:value="0.0074424" calcext:value-type="float">
            <text:p>0.0074424</text:p>
          </table:table-cell>
          <table:table-cell office:value-type="float" office:value="6.231155" calcext:value-type="float">
            <text:p>6.231155</text:p>
          </table:table-cell>
          <table:table-cell office:value-type="float" office:value="1.76884422" calcext:value-type="float">
            <text:p>1.76884422</text:p>
          </table:table-cell>
          <table:table-cell/>
        </table:table-row>
        <table:table-row table:style-name="ro1">
          <table:table-cell office:value-type="float" office:value="0.0074508" calcext:value-type="float">
            <text:p>0.0074508</text:p>
          </table:table-cell>
          <table:table-cell office:value-type="float" office:value="5.22613" calcext:value-type="float">
            <text:p>5.22613</text:p>
          </table:table-cell>
          <table:table-cell office:value-type="float" office:value="1.52763819" calcext:value-type="float">
            <text:p>1.52763819</text:p>
          </table:table-cell>
          <table:table-cell/>
        </table:table-row>
        <table:table-row table:style-name="ro1">
          <table:table-cell office:value-type="float" office:value="0.0074592" calcext:value-type="float">
            <text:p>0.0074592</text:p>
          </table:table-cell>
          <table:table-cell office:value-type="float" office:value="4.221105" calcext:value-type="float">
            <text:p>4.221105</text:p>
          </table:table-cell>
          <table:table-cell office:value-type="float" office:value="1.20603015" calcext:value-type="float">
            <text:p>1.20603015</text:p>
          </table:table-cell>
          <table:table-cell/>
        </table:table-row>
        <table:table-row table:style-name="ro1">
          <table:table-cell office:value-type="float" office:value="0.0074676" calcext:value-type="float">
            <text:p>0.0074676</text:p>
          </table:table-cell>
          <table:table-cell office:value-type="float" office:value="3.21608" calcext:value-type="float">
            <text:p>3.21608</text:p>
          </table:table-cell>
          <table:table-cell office:value-type="float" office:value="0.96482412" calcext:value-type="float">
            <text:p>0.96482412</text:p>
          </table:table-cell>
          <table:table-cell/>
        </table:table-row>
        <table:table-row table:style-name="ro1">
          <table:table-cell office:value-type="float" office:value="0.007476" calcext:value-type="float">
            <text:p>0.007476</text:p>
          </table:table-cell>
          <table:table-cell office:value-type="float" office:value="2.41206" calcext:value-type="float">
            <text:p>2.41206</text:p>
          </table:table-cell>
          <table:table-cell office:value-type="float" office:value="0.72361809" calcext:value-type="float">
            <text:p>0.72361809</text:p>
          </table:table-cell>
          <table:table-cell/>
        </table:table-row>
        <table:table-row table:style-name="ro1">
          <table:table-cell office:value-type="float" office:value="0.0074844" calcext:value-type="float">
            <text:p>0.0074844</text:p>
          </table:table-cell>
          <table:table-cell office:value-type="float" office:value="1.407035" calcext:value-type="float">
            <text:p>1.407035</text:p>
          </table:table-cell>
          <table:table-cell office:value-type="float" office:value="0.40201005" calcext:value-type="float">
            <text:p>0.40201005</text:p>
          </table:table-cell>
          <table:table-cell/>
        </table:table-row>
        <table:table-row table:style-name="ro1">
          <table:table-cell office:value-type="float" office:value="0.0074928" calcext:value-type="float">
            <text:p>0.0074928</text:p>
          </table:table-cell>
          <table:table-cell office:value-type="float" office:value="0.40201" calcext:value-type="float">
            <text:p>0.40201</text:p>
          </table:table-cell>
          <table:table-cell office:value-type="float" office:value="0.16080402" calcext:value-type="float">
            <text:p>0.16080402</text:p>
          </table:table-cell>
          <table:table-cell/>
        </table:table-row>
        <table:table-row table:style-name="ro1">
          <table:table-cell office:value-type="float" office:value="0.0075012" calcext:value-type="float">
            <text:p>0.0075012</text:p>
          </table:table-cell>
          <table:table-cell office:value-type="float" office:value="-0.40201" calcext:value-type="float">
            <text:p>-0.40201</text:p>
          </table:table-cell>
          <table:table-cell office:value-type="float" office:value="-0.16080402" calcext:value-type="float">
            <text:p>-0.16080402</text:p>
          </table:table-cell>
          <table:table-cell/>
        </table:table-row>
        <table:table-row table:style-name="ro1">
          <table:table-cell office:value-type="float" office:value="0.0075096" calcext:value-type="float">
            <text:p>0.0075096</text:p>
          </table:table-cell>
          <table:table-cell office:value-type="float" office:value="-1.407035" calcext:value-type="float">
            <text:p>-1.407035</text:p>
          </table:table-cell>
          <table:table-cell office:value-type="float" office:value="-0.48241206" calcext:value-type="float">
            <text:p>-0.48241206</text:p>
          </table:table-cell>
          <table:table-cell/>
        </table:table-row>
        <table:table-row table:style-name="ro1">
          <table:table-cell office:value-type="float" office:value="0.007518" calcext:value-type="float">
            <text:p>0.007518</text:p>
          </table:table-cell>
          <table:table-cell office:value-type="float" office:value="-2.41206" calcext:value-type="float">
            <text:p>-2.41206</text:p>
          </table:table-cell>
          <table:table-cell office:value-type="float" office:value="-0.72361809" calcext:value-type="float">
            <text:p>-0.72361809</text:p>
          </table:table-cell>
          <table:table-cell/>
        </table:table-row>
        <table:table-row table:style-name="ro1">
          <table:table-cell office:value-type="float" office:value="0.0075264" calcext:value-type="float">
            <text:p>0.0075264</text:p>
          </table:table-cell>
          <table:table-cell office:value-type="float" office:value="-3.417085" calcext:value-type="float">
            <text:p>-3.417085</text:p>
          </table:table-cell>
          <table:table-cell office:value-type="float" office:value="-1.04522613" calcext:value-type="float">
            <text:p>-1.04522613</text:p>
          </table:table-cell>
          <table:table-cell/>
        </table:table-row>
        <table:table-row table:style-name="ro1">
          <table:table-cell office:value-type="float" office:value="0.0075348" calcext:value-type="float">
            <text:p>0.0075348</text:p>
          </table:table-cell>
          <table:table-cell office:value-type="float" office:value="-4.221105" calcext:value-type="float">
            <text:p>-4.221105</text:p>
          </table:table-cell>
          <table:table-cell office:value-type="float" office:value="-1.36683417" calcext:value-type="float">
            <text:p>-1.36683417</text:p>
          </table:table-cell>
          <table:table-cell/>
        </table:table-row>
        <table:table-row table:style-name="ro1">
          <table:table-cell office:value-type="float" office:value="0.0075432" calcext:value-type="float">
            <text:p>0.0075432</text:p>
          </table:table-cell>
          <table:table-cell office:value-type="float" office:value="-5.22613" calcext:value-type="float">
            <text:p>-5.22613</text:p>
          </table:table-cell>
          <table:table-cell office:value-type="float" office:value="-1.52763819" calcext:value-type="float">
            <text:p>-1.52763819</text:p>
          </table:table-cell>
          <table:table-cell/>
        </table:table-row>
        <table:table-row table:style-name="ro1">
          <table:table-cell office:value-type="float" office:value="0.0075516" calcext:value-type="float">
            <text:p>0.0075516</text:p>
          </table:table-cell>
          <table:table-cell office:value-type="float" office:value="-6.03015" calcext:value-type="float">
            <text:p>-6.03015</text:p>
          </table:table-cell>
          <table:table-cell office:value-type="float" office:value="-1.84924623" calcext:value-type="float">
            <text:p>-1.84924623</text:p>
          </table:table-cell>
          <table:table-cell/>
        </table:table-row>
        <table:table-row table:style-name="ro1">
          <table:table-cell office:value-type="float" office:value="0.00756" calcext:value-type="float">
            <text:p>0.00756</text:p>
          </table:table-cell>
          <table:table-cell office:value-type="float" office:value="-7.23618" calcext:value-type="float">
            <text:p>-7.23618</text:p>
          </table:table-cell>
          <table:table-cell office:value-type="float" office:value="-2.09045226" calcext:value-type="float">
            <text:p>-2.09045226</text:p>
          </table:table-cell>
          <table:table-cell/>
        </table:table-row>
        <table:table-row table:style-name="ro1">
          <table:table-cell office:value-type="float" office:value="0.0075684" calcext:value-type="float">
            <text:p>0.0075684</text:p>
          </table:table-cell>
          <table:table-cell office:value-type="float" office:value="-7.839195" calcext:value-type="float">
            <text:p>-7.839195</text:p>
          </table:table-cell>
          <table:table-cell office:value-type="float" office:value="-2.4120603" calcext:value-type="float">
            <text:p>-2.4120603</text:p>
          </table:table-cell>
          <table:table-cell/>
        </table:table-row>
        <table:table-row table:style-name="ro1">
          <table:table-cell office:value-type="float" office:value="0.0075768" calcext:value-type="float">
            <text:p>0.0075768</text:p>
          </table:table-cell>
          <table:table-cell office:value-type="float" office:value="-8.84422" calcext:value-type="float">
            <text:p>-8.84422</text:p>
          </table:table-cell>
          <table:table-cell office:value-type="float" office:value="-2.65326633" calcext:value-type="float">
            <text:p>-2.65326633</text:p>
          </table:table-cell>
          <table:table-cell/>
        </table:table-row>
        <table:table-row table:style-name="ro1">
          <table:table-cell office:value-type="float" office:value="0.0075852" calcext:value-type="float">
            <text:p>0.0075852</text:p>
          </table:table-cell>
          <table:table-cell office:value-type="float" office:value="-9.64824" calcext:value-type="float">
            <text:p>-9.64824</text:p>
          </table:table-cell>
          <table:table-cell office:value-type="float" office:value="-2.97487437" calcext:value-type="float">
            <text:p>-2.97487437</text:p>
          </table:table-cell>
          <table:table-cell/>
        </table:table-row>
        <table:table-row table:style-name="ro1">
          <table:table-cell office:value-type="float" office:value="0.0075936" calcext:value-type="float">
            <text:p>0.0075936</text:p>
          </table:table-cell>
          <table:table-cell office:value-type="float" office:value="-10.45226" calcext:value-type="float">
            <text:p>-10.45226</text:p>
          </table:table-cell>
          <table:table-cell office:value-type="float" office:value="-3.2160804" calcext:value-type="float">
            <text:p>-3.2160804</text:p>
          </table:table-cell>
          <table:table-cell/>
        </table:table-row>
        <table:table-row table:style-name="ro1">
          <table:table-cell office:value-type="float" office:value="0.007602" calcext:value-type="float">
            <text:p>0.007602</text:p>
          </table:table-cell>
          <table:table-cell office:value-type="float" office:value="-11.25628" calcext:value-type="float">
            <text:p>-11.25628</text:p>
          </table:table-cell>
          <table:table-cell office:value-type="float" office:value="-3.37688442" calcext:value-type="float">
            <text:p>-3.37688442</text:p>
          </table:table-cell>
          <table:table-cell/>
        </table:table-row>
        <table:table-row table:style-name="ro1">
          <table:table-cell office:value-type="float" office:value="0.0076104" calcext:value-type="float">
            <text:p>0.0076104</text:p>
          </table:table-cell>
          <table:table-cell office:value-type="float" office:value="-12.0603" calcext:value-type="float">
            <text:p>-12.0603</text:p>
          </table:table-cell>
          <table:table-cell office:value-type="float" office:value="-3.61809045" calcext:value-type="float">
            <text:p>-3.61809045</text:p>
          </table:table-cell>
          <table:table-cell/>
        </table:table-row>
        <table:table-row table:style-name="ro1">
          <table:table-cell office:value-type="float" office:value="0.0076188" calcext:value-type="float">
            <text:p>0.0076188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85929648" calcext:value-type="float">
            <text:p>-3.85929648</text:p>
          </table:table-cell>
          <table:table-cell/>
        </table:table-row>
        <table:table-row table:style-name="ro1">
          <table:table-cell office:value-type="float" office:value="0.0076272" calcext:value-type="float">
            <text:p>0.0076272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0201005" calcext:value-type="float">
            <text:p>-4.0201005</text:p>
          </table:table-cell>
          <table:table-cell/>
        </table:table-row>
        <table:table-row table:style-name="ro1">
          <table:table-cell office:value-type="float" office:value="0.0076356" calcext:value-type="float">
            <text:p>0.0076356</text:p>
          </table:table-cell>
          <table:table-cell office:value-type="float" office:value="-14.07035" calcext:value-type="float">
            <text:p>-14.07035</text:p>
          </table:table-cell>
          <table:table-cell office:value-type="float" office:value="-4.18090452" calcext:value-type="float">
            <text:p>-4.18090452</text:p>
          </table:table-cell>
          <table:table-cell/>
        </table:table-row>
        <table:table-row table:style-name="ro1">
          <table:table-cell office:value-type="float" office:value="0.007644" calcext:value-type="float">
            <text:p>0.007644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42211055" calcext:value-type="float">
            <text:p>-4.42211055</text:p>
          </table:table-cell>
          <table:table-cell/>
        </table:table-row>
        <table:table-row table:style-name="ro1">
          <table:table-cell office:value-type="float" office:value="0.0076524" calcext:value-type="float">
            <text:p>0.0076524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8291457" calcext:value-type="float">
            <text:p>-4.58291457</text:p>
          </table:table-cell>
          <table:table-cell/>
        </table:table-row>
        <table:table-row table:style-name="ro1">
          <table:table-cell office:value-type="float" office:value="0.0076608" calcext:value-type="float">
            <text:p>0.0076608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74371859" calcext:value-type="float">
            <text:p>-4.74371859</text:p>
          </table:table-cell>
          <table:table-cell/>
        </table:table-row>
        <table:table-row table:style-name="ro1">
          <table:table-cell office:value-type="float" office:value="0.0076692" calcext:value-type="float">
            <text:p>0.0076692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90452261" calcext:value-type="float">
            <text:p>-4.90452261</text:p>
          </table:table-cell>
          <table:table-cell/>
        </table:table-row>
        <table:table-row table:style-name="ro1">
          <table:table-cell office:value-type="float" office:value="0.0076776" calcext:value-type="float">
            <text:p>0.0076776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5.06532663" calcext:value-type="float">
            <text:p>-5.06532663</text:p>
          </table:table-cell>
          <table:table-cell/>
        </table:table-row>
        <table:table-row table:style-name="ro1">
          <table:table-cell office:value-type="float" office:value="0.007686" calcext:value-type="float">
            <text:p>0.007686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  <table:table-cell/>
        </table:table-row>
        <table:table-row table:style-name="ro1">
          <table:table-cell office:value-type="float" office:value="0.0076944" calcext:value-type="float">
            <text:p>0.0076944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  <table:table-cell/>
        </table:table-row>
        <table:table-row table:style-name="ro1">
          <table:table-cell office:value-type="float" office:value="0.0077028" calcext:value-type="float">
            <text:p>0.0077028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/>
        </table:table-row>
        <table:table-row table:style-name="ro1">
          <table:table-cell office:value-type="float" office:value="0.0077112" calcext:value-type="float">
            <text:p>0.0077112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/>
        </table:table-row>
        <table:table-row table:style-name="ro1">
          <table:table-cell office:value-type="float" office:value="0.0077196" calcext:value-type="float">
            <text:p>0.0077196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7728" calcext:value-type="float">
            <text:p>0.00772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77364" calcext:value-type="float">
            <text:p>0.007736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77448" calcext:value-type="float">
            <text:p>0.007744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77532" calcext:value-type="float">
            <text:p>0.007753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77616" calcext:value-type="float">
            <text:p>0.007761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777" calcext:value-type="float">
            <text:p>0.00777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77784" calcext:value-type="float">
            <text:p>0.0077784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77868" calcext:value-type="float">
            <text:p>0.0077868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/>
        </table:table-row>
        <table:table-row table:style-name="ro1">
          <table:table-cell office:value-type="float" office:value="0.0077952" calcext:value-type="float">
            <text:p>0.0077952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/>
        </table:table-row>
        <table:table-row table:style-name="ro1">
          <table:table-cell office:value-type="float" office:value="0.0078036" calcext:value-type="float">
            <text:p>0.0078036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  <table:table-cell/>
        </table:table-row>
        <table:table-row table:style-name="ro1">
          <table:table-cell office:value-type="float" office:value="0.007812" calcext:value-type="float">
            <text:p>0.007812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  <table:table-cell/>
        </table:table-row>
        <table:table-row table:style-name="ro1">
          <table:table-cell office:value-type="float" office:value="0.0078204" calcext:value-type="float">
            <text:p>0.0078204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4.98492462" calcext:value-type="float">
            <text:p>-4.98492462</text:p>
          </table:table-cell>
          <table:table-cell/>
        </table:table-row>
        <table:table-row table:style-name="ro1">
          <table:table-cell office:value-type="float" office:value="0.0078288" calcext:value-type="float">
            <text:p>0.0078288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90452261" calcext:value-type="float">
            <text:p>-4.90452261</text:p>
          </table:table-cell>
          <table:table-cell/>
        </table:table-row>
        <table:table-row table:style-name="ro1">
          <table:table-cell office:value-type="float" office:value="0.0078372" calcext:value-type="float">
            <text:p>0.0078372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74371859" calcext:value-type="float">
            <text:p>-4.74371859</text:p>
          </table:table-cell>
          <table:table-cell/>
        </table:table-row>
        <table:table-row table:style-name="ro1">
          <table:table-cell office:value-type="float" office:value="0.0078456" calcext:value-type="float">
            <text:p>0.0078456</text:p>
          </table:table-cell>
          <table:table-cell office:value-type="float" office:value="-15.075375" calcext:value-type="float">
            <text:p>-15.075375</text:p>
          </table:table-cell>
          <table:table-cell office:value-type="float" office:value="-4.50251256" calcext:value-type="float">
            <text:p>-4.50251256</text:p>
          </table:table-cell>
          <table:table-cell/>
        </table:table-row>
        <table:table-row table:style-name="ro1">
          <table:table-cell office:value-type="float" office:value="0.007854" calcext:value-type="float">
            <text:p>0.007854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34170854" calcext:value-type="float">
            <text:p>-4.34170854</text:p>
          </table:table-cell>
          <table:table-cell/>
        </table:table-row>
        <table:table-row table:style-name="ro1">
          <table:table-cell office:value-type="float" office:value="0.0078624" calcext:value-type="float">
            <text:p>0.0078624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18090452" calcext:value-type="float">
            <text:p>-4.18090452</text:p>
          </table:table-cell>
          <table:table-cell/>
        </table:table-row>
        <table:table-row table:style-name="ro1">
          <table:table-cell office:value-type="float" office:value="0.0078708" calcext:value-type="float">
            <text:p>0.0078708</text:p>
          </table:table-cell>
          <table:table-cell office:value-type="float" office:value="-13.26633" calcext:value-type="float">
            <text:p>-13.26633</text:p>
          </table:table-cell>
          <table:table-cell office:value-type="float" office:value="-4.0201005" calcext:value-type="float">
            <text:p>-4.0201005</text:p>
          </table:table-cell>
          <table:table-cell/>
        </table:table-row>
        <table:table-row table:style-name="ro1">
          <table:table-cell office:value-type="float" office:value="0.0078792" calcext:value-type="float">
            <text:p>0.0078792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77889447" calcext:value-type="float">
            <text:p>-3.77889447</text:p>
          </table:table-cell>
          <table:table-cell/>
        </table:table-row>
        <table:table-row table:style-name="ro1">
          <table:table-cell office:value-type="float" office:value="0.0078876" calcext:value-type="float">
            <text:p>0.0078876</text:p>
          </table:table-cell>
          <table:table-cell office:value-type="float" office:value="-12.0603" calcext:value-type="float">
            <text:p>-12.0603</text:p>
          </table:table-cell>
          <table:table-cell office:value-type="float" office:value="-3.53768844" calcext:value-type="float">
            <text:p>-3.53768844</text:p>
          </table:table-cell>
          <table:table-cell/>
        </table:table-row>
        <table:table-row table:style-name="ro1">
          <table:table-cell office:value-type="float" office:value="0.007896" calcext:value-type="float">
            <text:p>0.007896</text:p>
          </table:table-cell>
          <table:table-cell office:value-type="float" office:value="-11.25628" calcext:value-type="float">
            <text:p>-11.25628</text:p>
          </table:table-cell>
          <table:table-cell office:value-type="float" office:value="-3.29648241" calcext:value-type="float">
            <text:p>-3.29648241</text:p>
          </table:table-cell>
          <table:table-cell/>
        </table:table-row>
        <table:table-row table:style-name="ro1">
          <table:table-cell office:value-type="float" office:value="0.0079044" calcext:value-type="float">
            <text:p>0.0079044</text:p>
          </table:table-cell>
          <table:table-cell office:value-type="float" office:value="-10.251255" calcext:value-type="float">
            <text:p>-10.251255</text:p>
          </table:table-cell>
          <table:table-cell office:value-type="float" office:value="-3.05527638" calcext:value-type="float">
            <text:p>-3.05527638</text:p>
          </table:table-cell>
          <table:table-cell/>
        </table:table-row>
        <table:table-row table:style-name="ro1">
          <table:table-cell office:value-type="float" office:value="0.0079128" calcext:value-type="float">
            <text:p>0.0079128</text:p>
          </table:table-cell>
          <table:table-cell office:value-type="float" office:value="-9.64824" calcext:value-type="float">
            <text:p>-9.64824</text:p>
          </table:table-cell>
          <table:table-cell office:value-type="float" office:value="-2.89447236" calcext:value-type="float">
            <text:p>-2.89447236</text:p>
          </table:table-cell>
          <table:table-cell/>
        </table:table-row>
        <table:table-row table:style-name="ro1">
          <table:table-cell office:value-type="float" office:value="0.0079212" calcext:value-type="float">
            <text:p>0.0079212</text:p>
          </table:table-cell>
          <table:table-cell office:value-type="float" office:value="-8.643215" calcext:value-type="float">
            <text:p>-8.643215</text:p>
          </table:table-cell>
          <table:table-cell office:value-type="float" office:value="-2.65326633" calcext:value-type="float">
            <text:p>-2.65326633</text:p>
          </table:table-cell>
          <table:table-cell/>
        </table:table-row>
        <table:table-row table:style-name="ro1">
          <table:table-cell office:value-type="float" office:value="0.0079296" calcext:value-type="float">
            <text:p>0.0079296</text:p>
          </table:table-cell>
          <table:table-cell office:value-type="float" office:value="-7.839195" calcext:value-type="float">
            <text:p>-7.839195</text:p>
          </table:table-cell>
          <table:table-cell office:value-type="float" office:value="-2.33165829" calcext:value-type="float">
            <text:p>-2.33165829</text:p>
          </table:table-cell>
          <table:table-cell/>
        </table:table-row>
        <table:table-row table:style-name="ro1">
          <table:table-cell office:value-type="float" office:value="0.007938" calcext:value-type="float">
            <text:p>0.007938</text:p>
          </table:table-cell>
          <table:table-cell office:value-type="float" office:value="-6.83417" calcext:value-type="float">
            <text:p>-6.83417</text:p>
          </table:table-cell>
          <table:table-cell office:value-type="float" office:value="-2.09045226" calcext:value-type="float">
            <text:p>-2.09045226</text:p>
          </table:table-cell>
          <table:table-cell/>
        </table:table-row>
        <table:table-row table:style-name="ro1">
          <table:table-cell office:value-type="float" office:value="0.0079464" calcext:value-type="float">
            <text:p>0.0079464</text:p>
          </table:table-cell>
          <table:table-cell office:value-type="float" office:value="-6.03015" calcext:value-type="float">
            <text:p>-6.03015</text:p>
          </table:table-cell>
          <table:table-cell office:value-type="float" office:value="-1.84924623" calcext:value-type="float">
            <text:p>-1.84924623</text:p>
          </table:table-cell>
          <table:table-cell/>
        </table:table-row>
        <table:table-row table:style-name="ro1">
          <table:table-cell office:value-type="float" office:value="0.0079548" calcext:value-type="float">
            <text:p>0.0079548</text:p>
          </table:table-cell>
          <table:table-cell office:value-type="float" office:value="-5.22613" calcext:value-type="float">
            <text:p>-5.22613</text:p>
          </table:table-cell>
          <table:table-cell office:value-type="float" office:value="-1.44723618" calcext:value-type="float">
            <text:p>-1.44723618</text:p>
          </table:table-cell>
          <table:table-cell/>
        </table:table-row>
        <table:table-row table:style-name="ro1">
          <table:table-cell office:value-type="float" office:value="0.0079632" calcext:value-type="float">
            <text:p>0.0079632</text:p>
          </table:table-cell>
          <table:table-cell office:value-type="float" office:value="-4.221105" calcext:value-type="float">
            <text:p>-4.221105</text:p>
          </table:table-cell>
          <table:table-cell office:value-type="float" office:value="-1.20603015" calcext:value-type="float">
            <text:p>-1.20603015</text:p>
          </table:table-cell>
          <table:table-cell/>
        </table:table-row>
        <table:table-row table:style-name="ro1">
          <table:table-cell office:value-type="float" office:value="0.0079716" calcext:value-type="float">
            <text:p>0.0079716</text:p>
          </table:table-cell>
          <table:table-cell office:value-type="float" office:value="-3.21608" calcext:value-type="float">
            <text:p>-3.21608</text:p>
          </table:table-cell>
          <table:table-cell office:value-type="float" office:value="-0.96482412" calcext:value-type="float">
            <text:p>-0.96482412</text:p>
          </table:table-cell>
          <table:table-cell/>
        </table:table-row>
        <table:table-row table:style-name="ro1">
          <table:table-cell office:value-type="float" office:value="0.00798" calcext:value-type="float">
            <text:p>0.00798</text:p>
          </table:table-cell>
          <table:table-cell office:value-type="float" office:value="-2.211055" calcext:value-type="float">
            <text:p>-2.211055</text:p>
          </table:table-cell>
          <table:table-cell office:value-type="float" office:value="-0.64321608" calcext:value-type="float">
            <text:p>-0.64321608</text:p>
          </table:table-cell>
          <table:table-cell/>
        </table:table-row>
        <table:table-row table:style-name="ro1">
          <table:table-cell office:value-type="float" office:value="0.0079884" calcext:value-type="float">
            <text:p>0.0079884</text:p>
          </table:table-cell>
          <table:table-cell office:value-type="float" office:value="-1.407035" calcext:value-type="float">
            <text:p>-1.407035</text:p>
          </table:table-cell>
          <table:table-cell office:value-type="float" office:value="-0.32160804" calcext:value-type="float">
            <text:p>-0.32160804</text:p>
          </table:table-cell>
          <table:table-cell/>
        </table:table-row>
        <table:table-row table:style-name="ro1">
          <table:table-cell office:value-type="float" office:value="0.0079968" calcext:value-type="float">
            <text:p>0.0079968</text:p>
          </table:table-cell>
          <table:table-cell office:value-type="float" office:value="-0.40201" calcext:value-type="float">
            <text:p>-0.40201</text:p>
          </table:table-cell>
          <table:table-cell office:value-type="float" office:value="-0.08040201" calcext:value-type="float">
            <text:p>-0.08040201</text:p>
          </table:table-cell>
          <table:table-cell/>
        </table:table-row>
        <table:table-row table:style-name="ro1">
          <table:table-cell office:value-type="float" office:value="0.0080052" calcext:value-type="float">
            <text:p>0.0080052</text:p>
          </table:table-cell>
          <table:table-cell office:value-type="float" office:value="0.40201" calcext:value-type="float">
            <text:p>0.40201</text:p>
          </table:table-cell>
          <table:table-cell office:value-type="float" office:value="0.16080402" calcext:value-type="float">
            <text:p>0.16080402</text:p>
          </table:table-cell>
          <table:table-cell/>
        </table:table-row>
        <table:table-row table:style-name="ro1">
          <table:table-cell office:value-type="float" office:value="0.0080136" calcext:value-type="float">
            <text:p>0.0080136</text:p>
          </table:table-cell>
          <table:table-cell office:value-type="float" office:value="1.407035" calcext:value-type="float">
            <text:p>1.407035</text:p>
          </table:table-cell>
          <table:table-cell office:value-type="float" office:value="0.48241206" calcext:value-type="float">
            <text:p>0.48241206</text:p>
          </table:table-cell>
          <table:table-cell/>
        </table:table-row>
        <table:table-row table:style-name="ro1">
          <table:table-cell office:value-type="float" office:value="0.008022" calcext:value-type="float">
            <text:p>0.008022</text:p>
          </table:table-cell>
          <table:table-cell office:value-type="float" office:value="2.41206" calcext:value-type="float">
            <text:p>2.41206</text:p>
          </table:table-cell>
          <table:table-cell office:value-type="float" office:value="0.72361809" calcext:value-type="float">
            <text:p>0.72361809</text:p>
          </table:table-cell>
          <table:table-cell/>
        </table:table-row>
        <table:table-row table:style-name="ro1">
          <table:table-cell office:value-type="float" office:value="0.0080304" calcext:value-type="float">
            <text:p>0.0080304</text:p>
          </table:table-cell>
          <table:table-cell office:value-type="float" office:value="3.417085" calcext:value-type="float">
            <text:p>3.417085</text:p>
          </table:table-cell>
          <table:table-cell office:value-type="float" office:value="0.96482412" calcext:value-type="float">
            <text:p>0.96482412</text:p>
          </table:table-cell>
          <table:table-cell/>
        </table:table-row>
        <table:table-row table:style-name="ro1">
          <table:table-cell office:value-type="float" office:value="0.0080388" calcext:value-type="float">
            <text:p>0.0080388</text:p>
          </table:table-cell>
          <table:table-cell office:value-type="float" office:value="4.42211" calcext:value-type="float">
            <text:p>4.42211</text:p>
          </table:table-cell>
          <table:table-cell office:value-type="float" office:value="1.28643216" calcext:value-type="float">
            <text:p>1.28643216</text:p>
          </table:table-cell>
          <table:table-cell/>
        </table:table-row>
        <table:table-row table:style-name="ro1">
          <table:table-cell office:value-type="float" office:value="0.0080472" calcext:value-type="float">
            <text:p>0.0080472</text:p>
          </table:table-cell>
          <table:table-cell office:value-type="float" office:value="5.22613" calcext:value-type="float">
            <text:p>5.22613</text:p>
          </table:table-cell>
          <table:table-cell office:value-type="float" office:value="1.6080402" calcext:value-type="float">
            <text:p>1.6080402</text:p>
          </table:table-cell>
          <table:table-cell/>
        </table:table-row>
        <table:table-row table:style-name="ro1">
          <table:table-cell office:value-type="float" office:value="0.0080556" calcext:value-type="float">
            <text:p>0.0080556</text:p>
          </table:table-cell>
          <table:table-cell office:value-type="float" office:value="6.231155" calcext:value-type="float">
            <text:p>6.231155</text:p>
          </table:table-cell>
          <table:table-cell office:value-type="float" office:value="1.76884422" calcext:value-type="float">
            <text:p>1.76884422</text:p>
          </table:table-cell>
          <table:table-cell/>
        </table:table-row>
        <table:table-row table:style-name="ro1">
          <table:table-cell office:value-type="float" office:value="0.008064" calcext:value-type="float">
            <text:p>0.008064</text:p>
          </table:table-cell>
          <table:table-cell office:value-type="float" office:value="7.23618" calcext:value-type="float">
            <text:p>7.23618</text:p>
          </table:table-cell>
          <table:table-cell office:value-type="float" office:value="2.17085427" calcext:value-type="float">
            <text:p>2.17085427</text:p>
          </table:table-cell>
          <table:table-cell/>
        </table:table-row>
        <table:table-row table:style-name="ro1">
          <table:table-cell office:value-type="float" office:value="0.0080724" calcext:value-type="float">
            <text:p>0.0080724</text:p>
          </table:table-cell>
          <table:table-cell office:value-type="float" office:value="8.0402" calcext:value-type="float">
            <text:p>8.0402</text:p>
          </table:table-cell>
          <table:table-cell office:value-type="float" office:value="2.33165829" calcext:value-type="float">
            <text:p>2.33165829</text:p>
          </table:table-cell>
          <table:table-cell/>
        </table:table-row>
        <table:table-row table:style-name="ro1">
          <table:table-cell office:value-type="float" office:value="0.0080808" calcext:value-type="float">
            <text:p>0.0080808</text:p>
          </table:table-cell>
          <table:table-cell office:value-type="float" office:value="8.84422" calcext:value-type="float">
            <text:p>8.84422</text:p>
          </table:table-cell>
          <table:table-cell office:value-type="float" office:value="2.65326633" calcext:value-type="float">
            <text:p>2.65326633</text:p>
          </table:table-cell>
          <table:table-cell/>
        </table:table-row>
        <table:table-row table:style-name="ro1">
          <table:table-cell office:value-type="float" office:value="0.0080892" calcext:value-type="float">
            <text:p>0.0080892</text:p>
          </table:table-cell>
          <table:table-cell office:value-type="float" office:value="9.64824" calcext:value-type="float">
            <text:p>9.64824</text:p>
          </table:table-cell>
          <table:table-cell office:value-type="float" office:value="2.89447236" calcext:value-type="float">
            <text:p>2.89447236</text:p>
          </table:table-cell>
          <table:table-cell/>
        </table:table-row>
        <table:table-row table:style-name="ro1">
          <table:table-cell office:value-type="float" office:value="0.0080976" calcext:value-type="float">
            <text:p>0.0080976</text:p>
          </table:table-cell>
          <table:table-cell office:value-type="float" office:value="10.45226" calcext:value-type="float">
            <text:p>10.45226</text:p>
          </table:table-cell>
          <table:table-cell office:value-type="float" office:value="3.13567839" calcext:value-type="float">
            <text:p>3.13567839</text:p>
          </table:table-cell>
          <table:table-cell/>
        </table:table-row>
        <table:table-row table:style-name="ro1">
          <table:table-cell office:value-type="float" office:value="0.008106" calcext:value-type="float">
            <text:p>0.008106</text:p>
          </table:table-cell>
          <table:table-cell office:value-type="float" office:value="11.25628" calcext:value-type="float">
            <text:p>11.25628</text:p>
          </table:table-cell>
          <table:table-cell office:value-type="float" office:value="3.29648241" calcext:value-type="float">
            <text:p>3.29648241</text:p>
          </table:table-cell>
          <table:table-cell/>
        </table:table-row>
        <table:table-row table:style-name="ro1">
          <table:table-cell office:value-type="float" office:value="0.0081144" calcext:value-type="float">
            <text:p>0.0081144</text:p>
          </table:table-cell>
          <table:table-cell office:value-type="float" office:value="12.0603" calcext:value-type="float">
            <text:p>12.0603</text:p>
          </table:table-cell>
          <table:table-cell office:value-type="float" office:value="3.53768844" calcext:value-type="float">
            <text:p>3.53768844</text:p>
          </table:table-cell>
          <table:table-cell/>
        </table:table-row>
        <table:table-row table:style-name="ro1">
          <table:table-cell office:value-type="float" office:value="0.0081228" calcext:value-type="float">
            <text:p>0.0081228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77889447" calcext:value-type="float">
            <text:p>3.77889447</text:p>
          </table:table-cell>
          <table:table-cell/>
        </table:table-row>
        <table:table-row table:style-name="ro1">
          <table:table-cell office:value-type="float" office:value="0.0081312" calcext:value-type="float">
            <text:p>0.0081312</text:p>
          </table:table-cell>
          <table:table-cell office:value-type="float" office:value="13.26633" calcext:value-type="float">
            <text:p>13.26633</text:p>
          </table:table-cell>
          <table:table-cell office:value-type="float" office:value="3.93969849" calcext:value-type="float">
            <text:p>3.93969849</text:p>
          </table:table-cell>
          <table:table-cell/>
        </table:table-row>
        <table:table-row table:style-name="ro1">
          <table:table-cell office:value-type="float" office:value="0.0081396" calcext:value-type="float">
            <text:p>0.0081396</text:p>
          </table:table-cell>
          <table:table-cell office:value-type="float" office:value="13.869345" calcext:value-type="float">
            <text:p>13.869345</text:p>
          </table:table-cell>
          <table:table-cell office:value-type="float" office:value="4.10050251" calcext:value-type="float">
            <text:p>4.10050251</text:p>
          </table:table-cell>
          <table:table-cell/>
        </table:table-row>
        <table:table-row table:style-name="ro1">
          <table:table-cell office:value-type="float" office:value="0.008148" calcext:value-type="float">
            <text:p>0.008148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34170854" calcext:value-type="float">
            <text:p>4.34170854</text:p>
          </table:table-cell>
          <table:table-cell/>
        </table:table-row>
        <table:table-row table:style-name="ro1">
          <table:table-cell office:value-type="float" office:value="0.0081564" calcext:value-type="float">
            <text:p>0.0081564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50251256" calcext:value-type="float">
            <text:p>4.50251256</text:p>
          </table:table-cell>
          <table:table-cell/>
        </table:table-row>
        <table:table-row table:style-name="ro1">
          <table:table-cell office:value-type="float" office:value="0.0081648" calcext:value-type="float">
            <text:p>0.0081648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66331658" calcext:value-type="float">
            <text:p>4.66331658</text:p>
          </table:table-cell>
          <table:table-cell/>
        </table:table-row>
        <table:table-row table:style-name="ro1">
          <table:table-cell office:value-type="float" office:value="0.0081732" calcext:value-type="float">
            <text:p>0.0081732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8241206" calcext:value-type="float">
            <text:p>4.8241206</text:p>
          </table:table-cell>
          <table:table-cell/>
        </table:table-row>
        <table:table-row table:style-name="ro1">
          <table:table-cell office:value-type="float" office:value="0.0081816" calcext:value-type="float">
            <text:p>0.0081816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  <table:table-cell/>
        </table:table-row>
        <table:table-row table:style-name="ro1">
          <table:table-cell office:value-type="float" office:value="0.00819" calcext:value-type="float">
            <text:p>0.00819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4.98492462" calcext:value-type="float">
            <text:p>4.98492462</text:p>
          </table:table-cell>
          <table:table-cell/>
        </table:table-row>
        <table:table-row table:style-name="ro1">
          <table:table-cell office:value-type="float" office:value="0.0081984" calcext:value-type="float">
            <text:p>0.0081984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  <table:table-cell/>
        </table:table-row>
        <table:table-row table:style-name="ro1">
          <table:table-cell office:value-type="float" office:value="0.0082068" calcext:value-type="float">
            <text:p>0.0082068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82152" calcext:value-type="float">
            <text:p>0.0082152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82236" calcext:value-type="float">
            <text:p>0.0082236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8232" calcext:value-type="float">
            <text:p>0.008232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82404" calcext:value-type="float">
            <text:p>0.0082404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  <table:table-cell/>
        </table:table-row>
        <table:table-row table:style-name="ro1">
          <table:table-cell office:value-type="float" office:value="0.0082488" calcext:value-type="float">
            <text:p>0.0082488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  <table:table-cell/>
        </table:table-row>
        <table:table-row table:style-name="ro1">
          <table:table-cell office:value-type="float" office:value="0.0082572" calcext:value-type="float">
            <text:p>0.0082572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82656" calcext:value-type="float">
            <text:p>0.0082656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8274" calcext:value-type="float">
            <text:p>0.00827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82824" calcext:value-type="float">
            <text:p>0.0082824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82908" calcext:value-type="float">
            <text:p>0.0082908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82992" calcext:value-type="float">
            <text:p>0.0082992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14572864" calcext:value-type="float">
            <text:p>5.14572864</text:p>
          </table:table-cell>
          <table:table-cell/>
        </table:table-row>
        <table:table-row table:style-name="ro1">
          <table:table-cell office:value-type="float" office:value="0.0083076" calcext:value-type="float">
            <text:p>0.0083076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4.98492462" calcext:value-type="float">
            <text:p>4.98492462</text:p>
          </table:table-cell>
          <table:table-cell/>
        </table:table-row>
        <table:table-row table:style-name="ro1">
          <table:table-cell office:value-type="float" office:value="0.008316" calcext:value-type="float">
            <text:p>0.008316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0452261" calcext:value-type="float">
            <text:p>4.90452261</text:p>
          </table:table-cell>
          <table:table-cell/>
        </table:table-row>
        <table:table-row table:style-name="ro1">
          <table:table-cell office:value-type="float" office:value="0.0083244" calcext:value-type="float">
            <text:p>0.0083244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74371859" calcext:value-type="float">
            <text:p>4.74371859</text:p>
          </table:table-cell>
          <table:table-cell/>
        </table:table-row>
        <table:table-row table:style-name="ro1">
          <table:table-cell office:value-type="float" office:value="0.0083328" calcext:value-type="float">
            <text:p>0.0083328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8291457" calcext:value-type="float">
            <text:p>4.58291457</text:p>
          </table:table-cell>
          <table:table-cell/>
        </table:table-row>
        <table:table-row table:style-name="ro1">
          <table:table-cell office:value-type="float" office:value="0.0083412" calcext:value-type="float">
            <text:p>0.0083412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42211055" calcext:value-type="float">
            <text:p>4.42211055</text:p>
          </table:table-cell>
          <table:table-cell/>
        </table:table-row>
        <table:table-row table:style-name="ro1">
          <table:table-cell office:value-type="float" office:value="0.0083496" calcext:value-type="float">
            <text:p>0.0083496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26130653" calcext:value-type="float">
            <text:p>4.26130653</text:p>
          </table:table-cell>
          <table:table-cell/>
        </table:table-row>
        <table:table-row table:style-name="ro1">
          <table:table-cell office:value-type="float" office:value="0.008358" calcext:value-type="float">
            <text:p>0.008358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10050251" calcext:value-type="float">
            <text:p>4.10050251</text:p>
          </table:table-cell>
          <table:table-cell/>
        </table:table-row>
        <table:table-row table:style-name="ro1">
          <table:table-cell office:value-type="float" office:value="0.0083664" calcext:value-type="float">
            <text:p>0.0083664</text:p>
          </table:table-cell>
          <table:table-cell office:value-type="float" office:value="13.26633" calcext:value-type="float">
            <text:p>13.26633</text:p>
          </table:table-cell>
          <table:table-cell office:value-type="float" office:value="3.93969849" calcext:value-type="float">
            <text:p>3.93969849</text:p>
          </table:table-cell>
          <table:table-cell/>
        </table:table-row>
        <table:table-row table:style-name="ro1">
          <table:table-cell office:value-type="float" office:value="0.0083748" calcext:value-type="float">
            <text:p>0.0083748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77889447" calcext:value-type="float">
            <text:p>3.77889447</text:p>
          </table:table-cell>
          <table:table-cell/>
        </table:table-row>
        <table:table-row table:style-name="ro1">
          <table:table-cell office:value-type="float" office:value="0.0083832" calcext:value-type="float">
            <text:p>0.0083832</text:p>
          </table:table-cell>
          <table:table-cell office:value-type="float" office:value="12.0603" calcext:value-type="float">
            <text:p>12.0603</text:p>
          </table:table-cell>
          <table:table-cell office:value-type="float" office:value="3.53768844" calcext:value-type="float">
            <text:p>3.53768844</text:p>
          </table:table-cell>
          <table:table-cell/>
        </table:table-row>
        <table:table-row table:style-name="ro1">
          <table:table-cell office:value-type="float" office:value="0.0083916" calcext:value-type="float">
            <text:p>0.0083916</text:p>
          </table:table-cell>
          <table:table-cell office:value-type="float" office:value="11.25628" calcext:value-type="float">
            <text:p>11.25628</text:p>
          </table:table-cell>
          <table:table-cell office:value-type="float" office:value="3.29648241" calcext:value-type="float">
            <text:p>3.29648241</text:p>
          </table:table-cell>
          <table:table-cell/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10.45226" calcext:value-type="float">
            <text:p>10.45226</text:p>
          </table:table-cell>
          <table:table-cell office:value-type="float" office:value="3.13567839" calcext:value-type="float">
            <text:p>3.13567839</text:p>
          </table:table-cell>
          <table:table-cell/>
        </table:table-row>
        <table:table-row table:style-name="ro1">
          <table:table-cell office:value-type="float" office:value="0.0084084" calcext:value-type="float">
            <text:p>0.0084084</text:p>
          </table:table-cell>
          <table:table-cell office:value-type="float" office:value="9.64824" calcext:value-type="float">
            <text:p>9.64824</text:p>
          </table:table-cell>
          <table:table-cell office:value-type="float" office:value="2.81407035" calcext:value-type="float">
            <text:p>2.81407035</text:p>
          </table:table-cell>
          <table:table-cell/>
        </table:table-row>
        <table:table-row table:style-name="ro1">
          <table:table-cell office:value-type="float" office:value="0.0084168" calcext:value-type="float">
            <text:p>0.0084168</text:p>
          </table:table-cell>
          <table:table-cell office:value-type="float" office:value="8.84422" calcext:value-type="float">
            <text:p>8.84422</text:p>
          </table:table-cell>
          <table:table-cell office:value-type="float" office:value="2.65326633" calcext:value-type="float">
            <text:p>2.65326633</text:p>
          </table:table-cell>
          <table:table-cell/>
        </table:table-row>
        <table:table-row table:style-name="ro1">
          <table:table-cell office:value-type="float" office:value="0.0084252" calcext:value-type="float">
            <text:p>0.0084252</text:p>
          </table:table-cell>
          <table:table-cell office:value-type="float" office:value="8.0402" calcext:value-type="float">
            <text:p>8.0402</text:p>
          </table:table-cell>
          <table:table-cell office:value-type="float" office:value="2.33165829" calcext:value-type="float">
            <text:p>2.33165829</text:p>
          </table:table-cell>
          <table:table-cell/>
        </table:table-row>
        <table:table-row table:style-name="ro1">
          <table:table-cell office:value-type="float" office:value="0.0084336" calcext:value-type="float">
            <text:p>0.0084336</text:p>
          </table:table-cell>
          <table:table-cell office:value-type="float" office:value="7.035175" calcext:value-type="float">
            <text:p>7.035175</text:p>
          </table:table-cell>
          <table:table-cell office:value-type="float" office:value="2.09045226" calcext:value-type="float">
            <text:p>2.09045226</text:p>
          </table:table-cell>
          <table:table-cell/>
        </table:table-row>
        <table:table-row table:style-name="ro1">
          <table:table-cell office:value-type="float" office:value="0.008442" calcext:value-type="float">
            <text:p>0.008442</text:p>
          </table:table-cell>
          <table:table-cell office:value-type="float" office:value="6.03015" calcext:value-type="float">
            <text:p>6.03015</text:p>
          </table:table-cell>
          <table:table-cell office:value-type="float" office:value="1.76884422" calcext:value-type="float">
            <text:p>1.76884422</text:p>
          </table:table-cell>
          <table:table-cell/>
        </table:table-row>
        <table:table-row table:style-name="ro1">
          <table:table-cell office:value-type="float" office:value="0.0084504" calcext:value-type="float">
            <text:p>0.0084504</text:p>
          </table:table-cell>
          <table:table-cell office:value-type="float" office:value="5.427135" calcext:value-type="float">
            <text:p>5.427135</text:p>
          </table:table-cell>
          <table:table-cell office:value-type="float" office:value="1.52763819" calcext:value-type="float">
            <text:p>1.52763819</text:p>
          </table:table-cell>
          <table:table-cell/>
        </table:table-row>
        <table:table-row table:style-name="ro1">
          <table:table-cell office:value-type="float" office:value="0.0084588" calcext:value-type="float">
            <text:p>0.0084588</text:p>
          </table:table-cell>
          <table:table-cell office:value-type="float" office:value="4.221105" calcext:value-type="float">
            <text:p>4.221105</text:p>
          </table:table-cell>
          <table:table-cell office:value-type="float" office:value="1.28643216" calcext:value-type="float">
            <text:p>1.28643216</text:p>
          </table:table-cell>
          <table:table-cell/>
        </table:table-row>
        <table:table-row table:style-name="ro1">
          <table:table-cell office:value-type="float" office:value="0.0084672" calcext:value-type="float">
            <text:p>0.0084672</text:p>
          </table:table-cell>
          <table:table-cell office:value-type="float" office:value="3.417085" calcext:value-type="float">
            <text:p>3.417085</text:p>
          </table:table-cell>
          <table:table-cell office:value-type="float" office:value="0.96482412" calcext:value-type="float">
            <text:p>0.96482412</text:p>
          </table:table-cell>
          <table:table-cell/>
        </table:table-row>
        <table:table-row table:style-name="ro1">
          <table:table-cell office:value-type="float" office:value="0.0084756" calcext:value-type="float">
            <text:p>0.0084756</text:p>
          </table:table-cell>
          <table:table-cell office:value-type="float" office:value="2.41206" calcext:value-type="float">
            <text:p>2.41206</text:p>
          </table:table-cell>
          <table:table-cell office:value-type="float" office:value="0.72361809" calcext:value-type="float">
            <text:p>0.72361809</text:p>
          </table:table-cell>
          <table:table-cell/>
        </table:table-row>
        <table:table-row table:style-name="ro1">
          <table:table-cell office:value-type="float" office:value="0.008484" calcext:value-type="float">
            <text:p>0.008484</text:p>
          </table:table-cell>
          <table:table-cell office:value-type="float" office:value="1.60804" calcext:value-type="float">
            <text:p>1.60804</text:p>
          </table:table-cell>
          <table:table-cell office:value-type="float" office:value="0.40201005" calcext:value-type="float">
            <text:p>0.40201005</text:p>
          </table:table-cell>
          <table:table-cell/>
        </table:table-row>
        <table:table-row table:style-name="ro1">
          <table:table-cell office:value-type="float" office:value="0.0084924" calcext:value-type="float">
            <text:p>0.0084924</text:p>
          </table:table-cell>
          <table:table-cell office:value-type="float" office:value="0.40201" calcext:value-type="float">
            <text:p>0.40201</text:p>
          </table:table-cell>
          <table:table-cell office:value-type="float" office:value="0.16080402" calcext:value-type="float">
            <text:p>0.16080402</text:p>
          </table:table-cell>
          <table:table-cell/>
        </table:table-row>
        <table:table-row table:style-name="ro1">
          <table:table-cell office:value-type="float" office:value="0.0085008" calcext:value-type="float">
            <text:p>0.0085008</text:p>
          </table:table-cell>
          <table:table-cell office:value-type="float" office:value="-0.201005" calcext:value-type="float">
            <text:p>-0.201005</text:p>
          </table:table-cell>
          <table:table-cell office:value-type="float" office:value="-0.16080402" calcext:value-type="float">
            <text:p>-0.16080402</text:p>
          </table:table-cell>
          <table:table-cell/>
        </table:table-row>
        <table:table-row table:style-name="ro1">
          <table:table-cell office:value-type="float" office:value="0.0085092" calcext:value-type="float">
            <text:p>0.0085092</text:p>
          </table:table-cell>
          <table:table-cell office:value-type="float" office:value="-1.407035" calcext:value-type="float">
            <text:p>-1.407035</text:p>
          </table:table-cell>
          <table:table-cell office:value-type="float" office:value="-0.40201005" calcext:value-type="float">
            <text:p>-0.40201005</text:p>
          </table:table-cell>
          <table:table-cell/>
        </table:table-row>
        <table:table-row table:style-name="ro1">
          <table:table-cell office:value-type="float" office:value="0.0085176" calcext:value-type="float">
            <text:p>0.0085176</text:p>
          </table:table-cell>
          <table:table-cell office:value-type="float" office:value="-2.41206" calcext:value-type="float">
            <text:p>-2.41206</text:p>
          </table:table-cell>
          <table:table-cell office:value-type="float" office:value="-0.8040201" calcext:value-type="float">
            <text:p>-0.8040201</text:p>
          </table:table-cell>
          <table:table-cell/>
        </table:table-row>
        <table:table-row table:style-name="ro1">
          <table:table-cell office:value-type="float" office:value="0.008526" calcext:value-type="float">
            <text:p>0.008526</text:p>
          </table:table-cell>
          <table:table-cell office:value-type="float" office:value="-3.417085" calcext:value-type="float">
            <text:p>-3.417085</text:p>
          </table:table-cell>
          <table:table-cell office:value-type="float" office:value="-1.04522613" calcext:value-type="float">
            <text:p>-1.04522613</text:p>
          </table:table-cell>
          <table:table-cell/>
        </table:table-row>
        <table:table-row table:style-name="ro1">
          <table:table-cell office:value-type="float" office:value="0.0085344" calcext:value-type="float">
            <text:p>0.0085344</text:p>
          </table:table-cell>
          <table:table-cell office:value-type="float" office:value="-4.221105" calcext:value-type="float">
            <text:p>-4.221105</text:p>
          </table:table-cell>
          <table:table-cell office:value-type="float" office:value="-1.28643216" calcext:value-type="float">
            <text:p>-1.28643216</text:p>
          </table:table-cell>
          <table:table-cell/>
        </table:table-row>
        <table:table-row table:style-name="ro1">
          <table:table-cell office:value-type="float" office:value="0.0085428" calcext:value-type="float">
            <text:p>0.0085428</text:p>
          </table:table-cell>
          <table:table-cell office:value-type="float" office:value="-5.22613" calcext:value-type="float">
            <text:p>-5.22613</text:p>
          </table:table-cell>
          <table:table-cell office:value-type="float" office:value="-1.6080402" calcext:value-type="float">
            <text:p>-1.6080402</text:p>
          </table:table-cell>
          <table:table-cell/>
        </table:table-row>
        <table:table-row table:style-name="ro1">
          <table:table-cell office:value-type="float" office:value="0.0085512" calcext:value-type="float">
            <text:p>0.0085512</text:p>
          </table:table-cell>
          <table:table-cell office:value-type="float" office:value="-6.03015" calcext:value-type="float">
            <text:p>-6.03015</text:p>
          </table:table-cell>
          <table:table-cell office:value-type="float" office:value="-1.84924623" calcext:value-type="float">
            <text:p>-1.84924623</text:p>
          </table:table-cell>
          <table:table-cell/>
        </table:table-row>
        <table:table-row table:style-name="ro1">
          <table:table-cell office:value-type="float" office:value="0.0085596" calcext:value-type="float">
            <text:p>0.0085596</text:p>
          </table:table-cell>
          <table:table-cell office:value-type="float" office:value="-7.035175" calcext:value-type="float">
            <text:p>-7.035175</text:p>
          </table:table-cell>
          <table:table-cell office:value-type="float" office:value="-2.17085427" calcext:value-type="float">
            <text:p>-2.17085427</text:p>
          </table:table-cell>
          <table:table-cell/>
        </table:table-row>
        <table:table-row table:style-name="ro1">
          <table:table-cell office:value-type="float" office:value="0.008568" calcext:value-type="float">
            <text:p>0.008568</text:p>
          </table:table-cell>
          <table:table-cell office:value-type="float" office:value="-7.839195" calcext:value-type="float">
            <text:p>-7.839195</text:p>
          </table:table-cell>
          <table:table-cell office:value-type="float" office:value="-2.4120603" calcext:value-type="float">
            <text:p>-2.4120603</text:p>
          </table:table-cell>
          <table:table-cell/>
        </table:table-row>
        <table:table-row table:style-name="ro1">
          <table:table-cell office:value-type="float" office:value="0.0085764" calcext:value-type="float">
            <text:p>0.0085764</text:p>
          </table:table-cell>
          <table:table-cell office:value-type="float" office:value="-8.84422" calcext:value-type="float">
            <text:p>-8.84422</text:p>
          </table:table-cell>
          <table:table-cell office:value-type="float" office:value="-2.73366834" calcext:value-type="float">
            <text:p>-2.73366834</text:p>
          </table:table-cell>
          <table:table-cell/>
        </table:table-row>
        <table:table-row table:style-name="ro1">
          <table:table-cell office:value-type="float" office:value="0.0085848" calcext:value-type="float">
            <text:p>0.0085848</text:p>
          </table:table-cell>
          <table:table-cell office:value-type="float" office:value="-9.64824" calcext:value-type="float">
            <text:p>-9.64824</text:p>
          </table:table-cell>
          <table:table-cell office:value-type="float" office:value="-2.89447236" calcext:value-type="float">
            <text:p>-2.89447236</text:p>
          </table:table-cell>
          <table:table-cell/>
        </table:table-row>
        <table:table-row table:style-name="ro1">
          <table:table-cell office:value-type="float" office:value="0.0085932" calcext:value-type="float">
            <text:p>0.0085932</text:p>
          </table:table-cell>
          <table:table-cell office:value-type="float" office:value="-10.45226" calcext:value-type="float">
            <text:p>-10.45226</text:p>
          </table:table-cell>
          <table:table-cell office:value-type="float" office:value="-3.13567839" calcext:value-type="float">
            <text:p>-3.13567839</text:p>
          </table:table-cell>
          <table:table-cell/>
        </table:table-row>
        <table:table-row table:style-name="ro1">
          <table:table-cell office:value-type="float" office:value="0.0086016" calcext:value-type="float">
            <text:p>0.0086016</text:p>
          </table:table-cell>
          <table:table-cell office:value-type="float" office:value="-11.25628" calcext:value-type="float">
            <text:p>-11.25628</text:p>
          </table:table-cell>
          <table:table-cell office:value-type="float" office:value="-3.37688442" calcext:value-type="float">
            <text:p>-3.37688442</text:p>
          </table:table-cell>
          <table:table-cell/>
        </table:table-row>
        <table:table-row table:style-name="ro1">
          <table:table-cell office:value-type="float" office:value="0.00861" calcext:value-type="float">
            <text:p>0.00861</text:p>
          </table:table-cell>
          <table:table-cell office:value-type="float" office:value="-11.859295" calcext:value-type="float">
            <text:p>-11.859295</text:p>
          </table:table-cell>
          <table:table-cell office:value-type="float" office:value="-3.61809045" calcext:value-type="float">
            <text:p>-3.61809045</text:p>
          </table:table-cell>
          <table:table-cell/>
        </table:table-row>
        <table:table-row table:style-name="ro1">
          <table:table-cell office:value-type="float" office:value="0.0086184" calcext:value-type="float">
            <text:p>0.0086184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85929648" calcext:value-type="float">
            <text:p>-3.85929648</text:p>
          </table:table-cell>
          <table:table-cell/>
        </table:table-row>
        <table:table-row table:style-name="ro1">
          <table:table-cell office:value-type="float" office:value="0.0086268" calcext:value-type="float">
            <text:p>0.0086268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0201005" calcext:value-type="float">
            <text:p>-4.0201005</text:p>
          </table:table-cell>
          <table:table-cell/>
        </table:table-row>
        <table:table-row table:style-name="ro1">
          <table:table-cell office:value-type="float" office:value="0.0086352" calcext:value-type="float">
            <text:p>0.0086352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26130653" calcext:value-type="float">
            <text:p>-4.26130653</text:p>
          </table:table-cell>
          <table:table-cell/>
        </table:table-row>
        <table:table-row table:style-name="ro1">
          <table:table-cell office:value-type="float" office:value="0.0086436" calcext:value-type="float">
            <text:p>0.0086436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42211055" calcext:value-type="float">
            <text:p>-4.42211055</text:p>
          </table:table-cell>
          <table:table-cell/>
        </table:table-row>
        <table:table-row table:style-name="ro1">
          <table:table-cell office:value-type="float" office:value="0.008652" calcext:value-type="float">
            <text:p>0.008652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8291457" calcext:value-type="float">
            <text:p>-4.58291457</text:p>
          </table:table-cell>
          <table:table-cell/>
        </table:table-row>
        <table:table-row table:style-name="ro1">
          <table:table-cell office:value-type="float" office:value="0.0086604" calcext:value-type="float">
            <text:p>0.0086604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74371859" calcext:value-type="float">
            <text:p>-4.74371859</text:p>
          </table:table-cell>
          <table:table-cell/>
        </table:table-row>
        <table:table-row table:style-name="ro1">
          <table:table-cell office:value-type="float" office:value="0.0086688" calcext:value-type="float">
            <text:p>0.0086688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90452261" calcext:value-type="float">
            <text:p>-4.90452261</text:p>
          </table:table-cell>
          <table:table-cell/>
        </table:table-row>
        <table:table-row table:style-name="ro1">
          <table:table-cell office:value-type="float" office:value="0.0086772" calcext:value-type="float">
            <text:p>0.0086772</text:p>
          </table:table-cell>
          <table:table-cell office:value-type="float" office:value="-16.48241" calcext:value-type="float">
            <text:p>-16.48241</text:p>
          </table:table-cell>
          <table:table-cell office:value-type="float" office:value="-4.98492462" calcext:value-type="float">
            <text:p>-4.98492462</text:p>
          </table:table-cell>
          <table:table-cell/>
        </table:table-row>
        <table:table-row table:style-name="ro1">
          <table:table-cell office:value-type="float" office:value="0.0086856" calcext:value-type="float">
            <text:p>0.0086856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06532663" calcext:value-type="float">
            <text:p>-5.06532663</text:p>
          </table:table-cell>
          <table:table-cell/>
        </table:table-row>
        <table:table-row table:style-name="ro1">
          <table:table-cell office:value-type="float" office:value="0.008694" calcext:value-type="float">
            <text:p>0.008694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14572864" calcext:value-type="float">
            <text:p>-5.14572864</text:p>
          </table:table-cell>
          <table:table-cell/>
        </table:table-row>
        <table:table-row table:style-name="ro1">
          <table:table-cell office:value-type="float" office:value="0.0087024" calcext:value-type="float">
            <text:p>0.0087024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/>
        </table:table-row>
        <table:table-row table:style-name="ro1">
          <table:table-cell office:value-type="float" office:value="0.0087108" calcext:value-type="float">
            <text:p>0.0087108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/>
        </table:table-row>
        <table:table-row table:style-name="ro1">
          <table:table-cell office:value-type="float" office:value="0.0087192" calcext:value-type="float">
            <text:p>0.008719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87276" calcext:value-type="float">
            <text:p>0.008727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8736" calcext:value-type="float">
            <text:p>0.008736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87444" calcext:value-type="float">
            <text:p>0.008744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87528" calcext:value-type="float">
            <text:p>0.008752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87612" calcext:value-type="float">
            <text:p>0.008761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87696" calcext:value-type="float">
            <text:p>0.008769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8778" calcext:value-type="float">
            <text:p>0.00877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38693467" calcext:value-type="float">
            <text:p>-5.38693467</text:p>
          </table:table-cell>
          <table:table-cell/>
        </table:table-row>
        <table:table-row table:style-name="ro1">
          <table:table-cell office:value-type="float" office:value="0.0087864" calcext:value-type="float">
            <text:p>0.0087864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/>
        </table:table-row>
        <table:table-row table:style-name="ro1">
          <table:table-cell office:value-type="float" office:value="0.0087948" calcext:value-type="float">
            <text:p>0.0087948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/>
        </table:table-row>
        <table:table-row table:style-name="ro1">
          <table:table-cell office:value-type="float" office:value="0.0088032" calcext:value-type="float">
            <text:p>0.0088032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  <table:table-cell/>
        </table:table-row>
        <table:table-row table:style-name="ro1">
          <table:table-cell office:value-type="float" office:value="0.0088116" calcext:value-type="float">
            <text:p>0.0088116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  <table:table-cell/>
        </table:table-row>
        <table:table-row table:style-name="ro1">
          <table:table-cell office:value-type="float" office:value="0.00882" calcext:value-type="float">
            <text:p>0.00882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4.98492462" calcext:value-type="float">
            <text:p>-4.98492462</text:p>
          </table:table-cell>
          <table:table-cell/>
        </table:table-row>
        <table:table-row table:style-name="ro1">
          <table:table-cell office:value-type="float" office:value="0.0088284" calcext:value-type="float">
            <text:p>0.0088284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8241206" calcext:value-type="float">
            <text:p>-4.8241206</text:p>
          </table:table-cell>
          <table:table-cell/>
        </table:table-row>
        <table:table-row table:style-name="ro1">
          <table:table-cell office:value-type="float" office:value="0.0088368" calcext:value-type="float">
            <text:p>0.0088368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74371859" calcext:value-type="float">
            <text:p>-4.74371859</text:p>
          </table:table-cell>
          <table:table-cell/>
        </table:table-row>
        <table:table-row table:style-name="ro1">
          <table:table-cell office:value-type="float" office:value="0.0088452" calcext:value-type="float">
            <text:p>0.0088452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0251256" calcext:value-type="float">
            <text:p>-4.50251256</text:p>
          </table:table-cell>
          <table:table-cell/>
        </table:table-row>
        <table:table-row table:style-name="ro1">
          <table:table-cell office:value-type="float" office:value="0.0088536" calcext:value-type="float">
            <text:p>0.0088536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42211055" calcext:value-type="float">
            <text:p>-4.42211055</text:p>
          </table:table-cell>
          <table:table-cell/>
        </table:table-row>
        <table:table-row table:style-name="ro1">
          <table:table-cell office:value-type="float" office:value="0.008862" calcext:value-type="float">
            <text:p>0.008862</text:p>
          </table:table-cell>
          <table:table-cell office:value-type="float" office:value="-14.07035" calcext:value-type="float">
            <text:p>-14.07035</text:p>
          </table:table-cell>
          <table:table-cell office:value-type="float" office:value="-4.18090452" calcext:value-type="float">
            <text:p>-4.18090452</text:p>
          </table:table-cell>
          <table:table-cell/>
        </table:table-row>
        <table:table-row table:style-name="ro1">
          <table:table-cell office:value-type="float" office:value="0.0088704" calcext:value-type="float">
            <text:p>0.0088704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0201005" calcext:value-type="float">
            <text:p>-4.0201005</text:p>
          </table:table-cell>
          <table:table-cell/>
        </table:table-row>
        <table:table-row table:style-name="ro1">
          <table:table-cell office:value-type="float" office:value="0.0088788" calcext:value-type="float">
            <text:p>0.0088788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77889447" calcext:value-type="float">
            <text:p>-3.77889447</text:p>
          </table:table-cell>
          <table:table-cell/>
        </table:table-row>
        <table:table-row table:style-name="ro1">
          <table:table-cell office:value-type="float" office:value="0.0088872" calcext:value-type="float">
            <text:p>0.0088872</text:p>
          </table:table-cell>
          <table:table-cell office:value-type="float" office:value="-12.0603" calcext:value-type="float">
            <text:p>-12.0603</text:p>
          </table:table-cell>
          <table:table-cell office:value-type="float" office:value="-3.53768844" calcext:value-type="float">
            <text:p>-3.53768844</text:p>
          </table:table-cell>
          <table:table-cell/>
        </table:table-row>
        <table:table-row table:style-name="ro1">
          <table:table-cell office:value-type="float" office:value="0.0088956" calcext:value-type="float">
            <text:p>0.0088956</text:p>
          </table:table-cell>
          <table:table-cell office:value-type="float" office:value="-11.25628" calcext:value-type="float">
            <text:p>-11.25628</text:p>
          </table:table-cell>
          <table:table-cell office:value-type="float" office:value="-3.37688442" calcext:value-type="float">
            <text:p>-3.37688442</text:p>
          </table:table-cell>
          <table:table-cell/>
        </table:table-row>
        <table:table-row table:style-name="ro1">
          <table:table-cell office:value-type="float" office:value="0.008904" calcext:value-type="float">
            <text:p>0.008904</text:p>
          </table:table-cell>
          <table:table-cell office:value-type="float" office:value="-10.251255" calcext:value-type="float">
            <text:p>-10.251255</text:p>
          </table:table-cell>
          <table:table-cell office:value-type="float" office:value="-3.13567839" calcext:value-type="float">
            <text:p>-3.13567839</text:p>
          </table:table-cell>
          <table:table-cell/>
        </table:table-row>
        <table:table-row table:style-name="ro1">
          <table:table-cell office:value-type="float" office:value="0.0089124" calcext:value-type="float">
            <text:p>0.0089124</text:p>
          </table:table-cell>
          <table:table-cell office:value-type="float" office:value="-9.64824" calcext:value-type="float">
            <text:p>-9.64824</text:p>
          </table:table-cell>
          <table:table-cell office:value-type="float" office:value="-2.89447236" calcext:value-type="float">
            <text:p>-2.89447236</text:p>
          </table:table-cell>
          <table:table-cell/>
        </table:table-row>
        <table:table-row table:style-name="ro1">
          <table:table-cell office:value-type="float" office:value="0.0089208" calcext:value-type="float">
            <text:p>0.0089208</text:p>
          </table:table-cell>
          <table:table-cell office:value-type="float" office:value="-8.643215" calcext:value-type="float">
            <text:p>-8.643215</text:p>
          </table:table-cell>
          <table:table-cell office:value-type="float" office:value="-2.73366834" calcext:value-type="float">
            <text:p>-2.73366834</text:p>
          </table:table-cell>
          <table:table-cell/>
        </table:table-row>
        <table:table-row table:style-name="ro1">
          <table:table-cell office:value-type="float" office:value="0.0089292" calcext:value-type="float">
            <text:p>0.0089292</text:p>
          </table:table-cell>
          <table:table-cell office:value-type="float" office:value="-7.839195" calcext:value-type="float">
            <text:p>-7.839195</text:p>
          </table:table-cell>
          <table:table-cell office:value-type="float" office:value="-2.33165829" calcext:value-type="float">
            <text:p>-2.33165829</text:p>
          </table:table-cell>
          <table:table-cell/>
        </table:table-row>
        <table:table-row table:style-name="ro1">
          <table:table-cell office:value-type="float" office:value="0.0089376" calcext:value-type="float">
            <text:p>0.0089376</text:p>
          </table:table-cell>
          <table:table-cell office:value-type="float" office:value="-7.035175" calcext:value-type="float">
            <text:p>-7.035175</text:p>
          </table:table-cell>
          <table:table-cell office:value-type="float" office:value="-2.09045226" calcext:value-type="float">
            <text:p>-2.09045226</text:p>
          </table:table-cell>
          <table:table-cell/>
        </table:table-row>
        <table:table-row table:style-name="ro1">
          <table:table-cell office:value-type="float" office:value="0.008946" calcext:value-type="float">
            <text:p>0.008946</text:p>
          </table:table-cell>
          <table:table-cell office:value-type="float" office:value="-6.231155" calcext:value-type="float">
            <text:p>-6.231155</text:p>
          </table:table-cell>
          <table:table-cell office:value-type="float" office:value="-1.84924623" calcext:value-type="float">
            <text:p>-1.84924623</text:p>
          </table:table-cell>
          <table:table-cell/>
        </table:table-row>
        <table:table-row table:style-name="ro1">
          <table:table-cell office:value-type="float" office:value="0.0089544" calcext:value-type="float">
            <text:p>0.0089544</text:p>
          </table:table-cell>
          <table:table-cell office:value-type="float" office:value="-5.22613" calcext:value-type="float">
            <text:p>-5.22613</text:p>
          </table:table-cell>
          <table:table-cell office:value-type="float" office:value="-1.52763819" calcext:value-type="float">
            <text:p>-1.52763819</text:p>
          </table:table-cell>
          <table:table-cell/>
        </table:table-row>
        <table:table-row table:style-name="ro1">
          <table:table-cell office:value-type="float" office:value="0.0089628" calcext:value-type="float">
            <text:p>0.0089628</text:p>
          </table:table-cell>
          <table:table-cell office:value-type="float" office:value="-4.221105" calcext:value-type="float">
            <text:p>-4.221105</text:p>
          </table:table-cell>
          <table:table-cell office:value-type="float" office:value="-1.28643216" calcext:value-type="float">
            <text:p>-1.28643216</text:p>
          </table:table-cell>
          <table:table-cell/>
        </table:table-row>
        <table:table-row table:style-name="ro1">
          <table:table-cell office:value-type="float" office:value="0.0089712" calcext:value-type="float">
            <text:p>0.0089712</text:p>
          </table:table-cell>
          <table:table-cell office:value-type="float" office:value="-3.21608" calcext:value-type="float">
            <text:p>-3.21608</text:p>
          </table:table-cell>
          <table:table-cell office:value-type="float" office:value="-0.96482412" calcext:value-type="float">
            <text:p>-0.96482412</text:p>
          </table:table-cell>
          <table:table-cell/>
        </table:table-row>
        <table:table-row table:style-name="ro1">
          <table:table-cell office:value-type="float" office:value="0.0089796" calcext:value-type="float">
            <text:p>0.0089796</text:p>
          </table:table-cell>
          <table:table-cell office:value-type="float" office:value="-2.41206" calcext:value-type="float">
            <text:p>-2.41206</text:p>
          </table:table-cell>
          <table:table-cell office:value-type="float" office:value="-0.72361809" calcext:value-type="float">
            <text:p>-0.72361809</text:p>
          </table:table-cell>
          <table:table-cell/>
        </table:table-row>
        <table:table-row table:style-name="ro1">
          <table:table-cell office:value-type="float" office:value="0.008988" calcext:value-type="float">
            <text:p>0.008988</text:p>
          </table:table-cell>
          <table:table-cell office:value-type="float" office:value="-1.407035" calcext:value-type="float">
            <text:p>-1.407035</text:p>
          </table:table-cell>
          <table:table-cell office:value-type="float" office:value="-0.40201005" calcext:value-type="float">
            <text:p>-0.40201005</text:p>
          </table:table-cell>
          <table:table-cell/>
        </table:table-row>
        <table:table-row table:style-name="ro1">
          <table:table-cell office:value-type="float" office:value="0.0089964" calcext:value-type="float">
            <text:p>0.0089964</text:p>
          </table:table-cell>
          <table:table-cell office:value-type="float" office:value="-0.40201" calcext:value-type="float">
            <text:p>-0.40201</text:p>
          </table:table-cell>
          <table:table-cell office:value-type="float" office:value="-0.08040201" calcext:value-type="float">
            <text:p>-0.08040201</text:p>
          </table:table-cell>
          <table:table-cell/>
        </table:table-row>
        <table:table-row table:style-name="ro1">
          <table:table-cell office:value-type="float" office:value="0.0090048" calcext:value-type="float">
            <text:p>0.0090048</text:p>
          </table:table-cell>
          <table:table-cell office:value-type="float" office:value="0.603015" calcext:value-type="float">
            <text:p>0.603015</text:p>
          </table:table-cell>
          <table:table-cell office:value-type="float" office:value="0.16080402" calcext:value-type="float">
            <text:p>0.16080402</text:p>
          </table:table-cell>
          <table:table-cell/>
        </table:table-row>
        <table:table-row table:style-name="ro1">
          <table:table-cell office:value-type="float" office:value="0.0090132" calcext:value-type="float">
            <text:p>0.0090132</text:p>
          </table:table-cell>
          <table:table-cell office:value-type="float" office:value="1.407035" calcext:value-type="float">
            <text:p>1.407035</text:p>
          </table:table-cell>
          <table:table-cell office:value-type="float" office:value="0.48241206" calcext:value-type="float">
            <text:p>0.48241206</text:p>
          </table:table-cell>
          <table:table-cell/>
        </table:table-row>
        <table:table-row table:style-name="ro1">
          <table:table-cell office:value-type="float" office:value="0.0090216" calcext:value-type="float">
            <text:p>0.0090216</text:p>
          </table:table-cell>
          <table:table-cell office:value-type="float" office:value="2.41206" calcext:value-type="float">
            <text:p>2.41206</text:p>
          </table:table-cell>
          <table:table-cell office:value-type="float" office:value="0.8040201" calcext:value-type="float">
            <text:p>0.8040201</text:p>
          </table:table-cell>
          <table:table-cell/>
        </table:table-row>
        <table:table-row table:style-name="ro1">
          <table:table-cell office:value-type="float" office:value="0.00903" calcext:value-type="float">
            <text:p>0.00903</text:p>
          </table:table-cell>
          <table:table-cell office:value-type="float" office:value="3.417085" calcext:value-type="float">
            <text:p>3.417085</text:p>
          </table:table-cell>
          <table:table-cell office:value-type="float" office:value="0.96482412" calcext:value-type="float">
            <text:p>0.96482412</text:p>
          </table:table-cell>
          <table:table-cell/>
        </table:table-row>
        <table:table-row table:style-name="ro1">
          <table:table-cell office:value-type="float" office:value="0.0090384" calcext:value-type="float">
            <text:p>0.0090384</text:p>
          </table:table-cell>
          <table:table-cell office:value-type="float" office:value="4.221105" calcext:value-type="float">
            <text:p>4.221105</text:p>
          </table:table-cell>
          <table:table-cell office:value-type="float" office:value="1.28643216" calcext:value-type="float">
            <text:p>1.28643216</text:p>
          </table:table-cell>
          <table:table-cell/>
        </table:table-row>
        <table:table-row table:style-name="ro1">
          <table:table-cell office:value-type="float" office:value="0.0090468" calcext:value-type="float">
            <text:p>0.0090468</text:p>
          </table:table-cell>
          <table:table-cell office:value-type="float" office:value="5.427135" calcext:value-type="float">
            <text:p>5.427135</text:p>
          </table:table-cell>
          <table:table-cell office:value-type="float" office:value="1.6080402" calcext:value-type="float">
            <text:p>1.6080402</text:p>
          </table:table-cell>
          <table:table-cell/>
        </table:table-row>
        <table:table-row table:style-name="ro1">
          <table:table-cell office:value-type="float" office:value="0.0090552" calcext:value-type="float">
            <text:p>0.0090552</text:p>
          </table:table-cell>
          <table:table-cell office:value-type="float" office:value="6.231155" calcext:value-type="float">
            <text:p>6.231155</text:p>
          </table:table-cell>
          <table:table-cell office:value-type="float" office:value="1.84924623" calcext:value-type="float">
            <text:p>1.84924623</text:p>
          </table:table-cell>
          <table:table-cell/>
        </table:table-row>
        <table:table-row table:style-name="ro1">
          <table:table-cell office:value-type="float" office:value="0.0090636" calcext:value-type="float">
            <text:p>0.0090636</text:p>
          </table:table-cell>
          <table:table-cell office:value-type="float" office:value="7.035175" calcext:value-type="float">
            <text:p>7.035175</text:p>
          </table:table-cell>
          <table:table-cell office:value-type="float" office:value="2.09045226" calcext:value-type="float">
            <text:p>2.09045226</text:p>
          </table:table-cell>
          <table:table-cell/>
        </table:table-row>
        <table:table-row table:style-name="ro1">
          <table:table-cell office:value-type="float" office:value="0.009072" calcext:value-type="float">
            <text:p>0.009072</text:p>
          </table:table-cell>
          <table:table-cell office:value-type="float" office:value="7.839195" calcext:value-type="float">
            <text:p>7.839195</text:p>
          </table:table-cell>
          <table:table-cell office:value-type="float" office:value="2.33165829" calcext:value-type="float">
            <text:p>2.33165829</text:p>
          </table:table-cell>
          <table:table-cell/>
        </table:table-row>
        <table:table-row table:style-name="ro1">
          <table:table-cell office:value-type="float" office:value="0.0090804" calcext:value-type="float">
            <text:p>0.0090804</text:p>
          </table:table-cell>
          <table:table-cell office:value-type="float" office:value="8.84422" calcext:value-type="float">
            <text:p>8.84422</text:p>
          </table:table-cell>
          <table:table-cell office:value-type="float" office:value="2.65326633" calcext:value-type="float">
            <text:p>2.65326633</text:p>
          </table:table-cell>
          <table:table-cell/>
        </table:table-row>
        <table:table-row table:style-name="ro1">
          <table:table-cell office:value-type="float" office:value="0.0090888" calcext:value-type="float">
            <text:p>0.0090888</text:p>
          </table:table-cell>
          <table:table-cell office:value-type="float" office:value="9.64824" calcext:value-type="float">
            <text:p>9.64824</text:p>
          </table:table-cell>
          <table:table-cell office:value-type="float" office:value="2.89447236" calcext:value-type="float">
            <text:p>2.89447236</text:p>
          </table:table-cell>
          <table:table-cell/>
        </table:table-row>
        <table:table-row table:style-name="ro1">
          <table:table-cell office:value-type="float" office:value="0.0090972" calcext:value-type="float">
            <text:p>0.0090972</text:p>
          </table:table-cell>
          <table:table-cell office:value-type="float" office:value="10.45226" calcext:value-type="float">
            <text:p>10.45226</text:p>
          </table:table-cell>
          <table:table-cell office:value-type="float" office:value="3.05527638" calcext:value-type="float">
            <text:p>3.05527638</text:p>
          </table:table-cell>
          <table:table-cell/>
        </table:table-row>
        <table:table-row table:style-name="ro1">
          <table:table-cell office:value-type="float" office:value="0.0091056" calcext:value-type="float">
            <text:p>0.0091056</text:p>
          </table:table-cell>
          <table:table-cell office:value-type="float" office:value="11.25628" calcext:value-type="float">
            <text:p>11.25628</text:p>
          </table:table-cell>
          <table:table-cell office:value-type="float" office:value="3.29648241" calcext:value-type="float">
            <text:p>3.29648241</text:p>
          </table:table-cell>
          <table:table-cell/>
        </table:table-row>
        <table:table-row table:style-name="ro1">
          <table:table-cell office:value-type="float" office:value="0.009114" calcext:value-type="float">
            <text:p>0.009114</text:p>
          </table:table-cell>
          <table:table-cell office:value-type="float" office:value="12.0603" calcext:value-type="float">
            <text:p>12.0603</text:p>
          </table:table-cell>
          <table:table-cell office:value-type="float" office:value="3.53768844" calcext:value-type="float">
            <text:p>3.53768844</text:p>
          </table:table-cell>
          <table:table-cell/>
        </table:table-row>
        <table:table-row table:style-name="ro1">
          <table:table-cell office:value-type="float" office:value="0.0091224" calcext:value-type="float">
            <text:p>0.0091224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77889447" calcext:value-type="float">
            <text:p>3.77889447</text:p>
          </table:table-cell>
          <table:table-cell/>
        </table:table-row>
        <table:table-row table:style-name="ro1">
          <table:table-cell office:value-type="float" office:value="0.0091308" calcext:value-type="float">
            <text:p>0.0091308</text:p>
          </table:table-cell>
          <table:table-cell office:value-type="float" office:value="13.26633" calcext:value-type="float">
            <text:p>13.26633</text:p>
          </table:table-cell>
          <table:table-cell office:value-type="float" office:value="3.93969849" calcext:value-type="float">
            <text:p>3.93969849</text:p>
          </table:table-cell>
          <table:table-cell/>
        </table:table-row>
        <table:table-row table:style-name="ro1">
          <table:table-cell office:value-type="float" office:value="0.0091392" calcext:value-type="float">
            <text:p>0.0091392</text:p>
          </table:table-cell>
          <table:table-cell office:value-type="float" office:value="13.869345" calcext:value-type="float">
            <text:p>13.869345</text:p>
          </table:table-cell>
          <table:table-cell office:value-type="float" office:value="4.18090452" calcext:value-type="float">
            <text:p>4.18090452</text:p>
          </table:table-cell>
          <table:table-cell/>
        </table:table-row>
        <table:table-row table:style-name="ro1">
          <table:table-cell office:value-type="float" office:value="0.0091476" calcext:value-type="float">
            <text:p>0.0091476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26130653" calcext:value-type="float">
            <text:p>4.26130653</text:p>
          </table:table-cell>
          <table:table-cell/>
        </table:table-row>
        <table:table-row table:style-name="ro1">
          <table:table-cell office:value-type="float" office:value="0.009156" calcext:value-type="float">
            <text:p>0.009156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50251256" calcext:value-type="float">
            <text:p>4.50251256</text:p>
          </table:table-cell>
          <table:table-cell/>
        </table:table-row>
        <table:table-row table:style-name="ro1">
          <table:table-cell office:value-type="float" office:value="0.0091644" calcext:value-type="float">
            <text:p>0.0091644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8291457" calcext:value-type="float">
            <text:p>4.58291457</text:p>
          </table:table-cell>
          <table:table-cell/>
        </table:table-row>
        <table:table-row table:style-name="ro1">
          <table:table-cell office:value-type="float" office:value="0.0091728" calcext:value-type="float">
            <text:p>0.0091728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74371859" calcext:value-type="float">
            <text:p>4.74371859</text:p>
          </table:table-cell>
          <table:table-cell/>
        </table:table-row>
        <table:table-row table:style-name="ro1">
          <table:table-cell office:value-type="float" office:value="0.0091812" calcext:value-type="float">
            <text:p>0.0091812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  <table:table-cell/>
        </table:table-row>
        <table:table-row table:style-name="ro1">
          <table:table-cell office:value-type="float" office:value="0.0091896" calcext:value-type="float">
            <text:p>0.0091896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5.06532663" calcext:value-type="float">
            <text:p>5.06532663</text:p>
          </table:table-cell>
          <table:table-cell/>
        </table:table-row>
        <table:table-row table:style-name="ro1">
          <table:table-cell office:value-type="float" office:value="0.009198" calcext:value-type="float">
            <text:p>0.009198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06532663" calcext:value-type="float">
            <text:p>5.06532663</text:p>
          </table:table-cell>
          <table:table-cell/>
        </table:table-row>
        <table:table-row table:style-name="ro1">
          <table:table-cell office:value-type="float" office:value="0.0092064" calcext:value-type="float">
            <text:p>0.0092064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  <table:table-cell/>
        </table:table-row>
        <table:table-row table:style-name="ro1">
          <table:table-cell office:value-type="float" office:value="0.0092148" calcext:value-type="float">
            <text:p>0.0092148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92232" calcext:value-type="float">
            <text:p>0.0092232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92316" calcext:value-type="float">
            <text:p>0.0092316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924" calcext:value-type="float">
            <text:p>0.00924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  <table:table-cell/>
        </table:table-row>
        <table:table-row table:style-name="ro1">
          <table:table-cell office:value-type="float" office:value="0.0092484" calcext:value-type="float">
            <text:p>0.0092484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92568" calcext:value-type="float">
            <text:p>0.0092568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8693467" calcext:value-type="float">
            <text:p>5.38693467</text:p>
          </table:table-cell>
          <table:table-cell/>
        </table:table-row>
        <table:table-row table:style-name="ro1">
          <table:table-cell office:value-type="float" office:value="0.0092652" calcext:value-type="float">
            <text:p>0.0092652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  <table:table-cell/>
        </table:table-row>
        <table:table-row table:style-name="ro1">
          <table:table-cell office:value-type="float" office:value="0.0092736" calcext:value-type="float">
            <text:p>0.0092736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22613065" calcext:value-type="float">
            <text:p>5.22613065</text:p>
          </table:table-cell>
          <table:table-cell/>
        </table:table-row>
        <table:table-row table:style-name="ro1">
          <table:table-cell office:value-type="float" office:value="0.009282" calcext:value-type="float">
            <text:p>0.009282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30653266" calcext:value-type="float">
            <text:p>5.30653266</text:p>
          </table:table-cell>
          <table:table-cell/>
        </table:table-row>
        <table:table-row table:style-name="ro1">
          <table:table-cell office:value-type="float" office:value="0.0092904" calcext:value-type="float">
            <text:p>0.0092904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  <table:table-cell/>
        </table:table-row>
        <table:table-row table:style-name="ro1">
          <table:table-cell office:value-type="float" office:value="0.0092988" calcext:value-type="float">
            <text:p>0.0092988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06532663" calcext:value-type="float">
            <text:p>5.06532663</text:p>
          </table:table-cell>
          <table:table-cell/>
        </table:table-row>
        <table:table-row table:style-name="ro1">
          <table:table-cell office:value-type="float" office:value="0.0093072" calcext:value-type="float">
            <text:p>0.0093072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5.06532663" calcext:value-type="float">
            <text:p>5.06532663</text:p>
          </table:table-cell>
          <table:table-cell/>
        </table:table-row>
        <table:table-row table:style-name="ro1">
          <table:table-cell office:value-type="float" office:value="0.0093156" calcext:value-type="float">
            <text:p>0.0093156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  <table:table-cell/>
        </table:table-row>
        <table:table-row table:style-name="ro1">
          <table:table-cell office:value-type="float" office:value="0.009324" calcext:value-type="float">
            <text:p>0.009324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74371859" calcext:value-type="float">
            <text:p>4.74371859</text:p>
          </table:table-cell>
          <table:table-cell/>
        </table:table-row>
        <table:table-row table:style-name="ro1">
          <table:table-cell office:value-type="float" office:value="0.0093324" calcext:value-type="float">
            <text:p>0.0093324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58291457" calcext:value-type="float">
            <text:p>4.58291457</text:p>
          </table:table-cell>
          <table:table-cell/>
        </table:table-row>
        <table:table-row table:style-name="ro1">
          <table:table-cell office:value-type="float" office:value="0.0093408" calcext:value-type="float">
            <text:p>0.0093408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50251256" calcext:value-type="float">
            <text:p>4.50251256</text:p>
          </table:table-cell>
          <table:table-cell/>
        </table:table-row>
        <table:table-row table:style-name="ro1">
          <table:table-cell office:value-type="float" office:value="0.0093492" calcext:value-type="float">
            <text:p>0.0093492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34170854" calcext:value-type="float">
            <text:p>4.34170854</text:p>
          </table:table-cell>
          <table:table-cell/>
        </table:table-row>
        <table:table-row table:style-name="ro1">
          <table:table-cell office:value-type="float" office:value="0.0093576" calcext:value-type="float">
            <text:p>0.0093576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10050251" calcext:value-type="float">
            <text:p>4.10050251</text:p>
          </table:table-cell>
          <table:table-cell/>
        </table:table-row>
        <table:table-row table:style-name="ro1">
          <table:table-cell office:value-type="float" office:value="0.009366" calcext:value-type="float">
            <text:p>0.009366</text:p>
          </table:table-cell>
          <table:table-cell office:value-type="float" office:value="13.467335" calcext:value-type="float">
            <text:p>13.467335</text:p>
          </table:table-cell>
          <table:table-cell office:value-type="float" office:value="3.93969849" calcext:value-type="float">
            <text:p>3.93969849</text:p>
          </table:table-cell>
          <table:table-cell/>
        </table:table-row>
        <table:table-row table:style-name="ro1">
          <table:table-cell office:value-type="float" office:value="0.0093744" calcext:value-type="float">
            <text:p>0.0093744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77889447" calcext:value-type="float">
            <text:p>3.77889447</text:p>
          </table:table-cell>
          <table:table-cell/>
        </table:table-row>
        <table:table-row table:style-name="ro1">
          <table:table-cell office:value-type="float" office:value="0.0093828" calcext:value-type="float">
            <text:p>0.0093828</text:p>
          </table:table-cell>
          <table:table-cell office:value-type="float" office:value="12.0603" calcext:value-type="float">
            <text:p>12.0603</text:p>
          </table:table-cell>
          <table:table-cell office:value-type="float" office:value="3.53768844" calcext:value-type="float">
            <text:p>3.53768844</text:p>
          </table:table-cell>
          <table:table-cell/>
        </table:table-row>
        <table:table-row table:style-name="ro1">
          <table:table-cell office:value-type="float" office:value="0.0093912" calcext:value-type="float">
            <text:p>0.0093912</text:p>
          </table:table-cell>
          <table:table-cell office:value-type="float" office:value="11.25628" calcext:value-type="float">
            <text:p>11.25628</text:p>
          </table:table-cell>
          <table:table-cell office:value-type="float" office:value="3.29648241" calcext:value-type="float">
            <text:p>3.29648241</text:p>
          </table:table-cell>
          <table:table-cell/>
        </table:table-row>
        <table:table-row table:style-name="ro1">
          <table:table-cell office:value-type="float" office:value="0.0093996" calcext:value-type="float">
            <text:p>0.0093996</text:p>
          </table:table-cell>
          <table:table-cell office:value-type="float" office:value="10.45226" calcext:value-type="float">
            <text:p>10.45226</text:p>
          </table:table-cell>
          <table:table-cell office:value-type="float" office:value="3.05527638" calcext:value-type="float">
            <text:p>3.05527638</text:p>
          </table:table-cell>
          <table:table-cell/>
        </table:table-row>
        <table:table-row table:style-name="ro1">
          <table:table-cell office:value-type="float" office:value="0.009408" calcext:value-type="float">
            <text:p>0.009408</text:p>
          </table:table-cell>
          <table:table-cell office:value-type="float" office:value="9.64824" calcext:value-type="float">
            <text:p>9.64824</text:p>
          </table:table-cell>
          <table:table-cell office:value-type="float" office:value="2.81407035" calcext:value-type="float">
            <text:p>2.81407035</text:p>
          </table:table-cell>
          <table:table-cell/>
        </table:table-row>
        <table:table-row table:style-name="ro1">
          <table:table-cell office:value-type="float" office:value="0.0094164" calcext:value-type="float">
            <text:p>0.0094164</text:p>
          </table:table-cell>
          <table:table-cell office:value-type="float" office:value="8.84422" calcext:value-type="float">
            <text:p>8.84422</text:p>
          </table:table-cell>
          <table:table-cell office:value-type="float" office:value="2.57286432" calcext:value-type="float">
            <text:p>2.57286432</text:p>
          </table:table-cell>
          <table:table-cell/>
        </table:table-row>
        <table:table-row table:style-name="ro1">
          <table:table-cell office:value-type="float" office:value="0.0094248" calcext:value-type="float">
            <text:p>0.0094248</text:p>
          </table:table-cell>
          <table:table-cell office:value-type="float" office:value="8.0402" calcext:value-type="float">
            <text:p>8.0402</text:p>
          </table:table-cell>
          <table:table-cell office:value-type="float" office:value="2.33165829" calcext:value-type="float">
            <text:p>2.33165829</text:p>
          </table:table-cell>
          <table:table-cell/>
        </table:table-row>
        <table:table-row table:style-name="ro1">
          <table:table-cell office:value-type="float" office:value="0.0094332" calcext:value-type="float">
            <text:p>0.0094332</text:p>
          </table:table-cell>
          <table:table-cell office:value-type="float" office:value="7.23618" calcext:value-type="float">
            <text:p>7.23618</text:p>
          </table:table-cell>
          <table:table-cell office:value-type="float" office:value="2.09045226" calcext:value-type="float">
            <text:p>2.09045226</text:p>
          </table:table-cell>
          <table:table-cell/>
        </table:table-row>
        <table:table-row table:style-name="ro1">
          <table:table-cell office:value-type="float" office:value="0.0094416" calcext:value-type="float">
            <text:p>0.0094416</text:p>
          </table:table-cell>
          <table:table-cell office:value-type="float" office:value="6.231155" calcext:value-type="float">
            <text:p>6.231155</text:p>
          </table:table-cell>
          <table:table-cell office:value-type="float" office:value="1.76884422" calcext:value-type="float">
            <text:p>1.76884422</text:p>
          </table:table-cell>
          <table:table-cell/>
        </table:table-row>
        <table:table-row table:style-name="ro1">
          <table:table-cell office:value-type="float" office:value="0.00945" calcext:value-type="float">
            <text:p>0.00945</text:p>
          </table:table-cell>
          <table:table-cell office:value-type="float" office:value="5.427135" calcext:value-type="float">
            <text:p>5.427135</text:p>
          </table:table-cell>
          <table:table-cell office:value-type="float" office:value="1.52763819" calcext:value-type="float">
            <text:p>1.52763819</text:p>
          </table:table-cell>
          <table:table-cell/>
        </table:table-row>
        <table:table-row table:style-name="ro1">
          <table:table-cell office:value-type="float" office:value="0.0094584" calcext:value-type="float">
            <text:p>0.0094584</text:p>
          </table:table-cell>
          <table:table-cell office:value-type="float" office:value="4.42211" calcext:value-type="float">
            <text:p>4.42211</text:p>
          </table:table-cell>
          <table:table-cell office:value-type="float" office:value="1.28643216" calcext:value-type="float">
            <text:p>1.28643216</text:p>
          </table:table-cell>
          <table:table-cell/>
        </table:table-row>
        <table:table-row table:style-name="ro1">
          <table:table-cell office:value-type="float" office:value="0.0094668" calcext:value-type="float">
            <text:p>0.0094668</text:p>
          </table:table-cell>
          <table:table-cell office:value-type="float" office:value="3.417085" calcext:value-type="float">
            <text:p>3.417085</text:p>
          </table:table-cell>
          <table:table-cell office:value-type="float" office:value="0.96482412" calcext:value-type="float">
            <text:p>0.96482412</text:p>
          </table:table-cell>
          <table:table-cell/>
        </table:table-row>
        <table:table-row table:style-name="ro1">
          <table:table-cell office:value-type="float" office:value="0.0094752" calcext:value-type="float">
            <text:p>0.0094752</text:p>
          </table:table-cell>
          <table:table-cell office:value-type="float" office:value="2.41206" calcext:value-type="float">
            <text:p>2.41206</text:p>
          </table:table-cell>
          <table:table-cell office:value-type="float" office:value="0.72361809" calcext:value-type="float">
            <text:p>0.72361809</text:p>
          </table:table-cell>
          <table:table-cell/>
        </table:table-row>
        <table:table-row table:style-name="ro1">
          <table:table-cell office:value-type="float" office:value="0.0094836" calcext:value-type="float">
            <text:p>0.0094836</text:p>
          </table:table-cell>
          <table:table-cell office:value-type="float" office:value="1.407035" calcext:value-type="float">
            <text:p>1.407035</text:p>
          </table:table-cell>
          <table:table-cell office:value-type="float" office:value="0.40201005" calcext:value-type="float">
            <text:p>0.40201005</text:p>
          </table:table-cell>
          <table:table-cell/>
        </table:table-row>
        <table:table-row table:style-name="ro1">
          <table:table-cell office:value-type="float" office:value="0.009492" calcext:value-type="float">
            <text:p>0.009492</text:p>
          </table:table-cell>
          <table:table-cell office:value-type="float" office:value="0.603015" calcext:value-type="float">
            <text:p>0.603015</text:p>
          </table:table-cell>
          <table:table-cell office:value-type="float" office:value="0.16080402" calcext:value-type="float">
            <text:p>0.16080402</text:p>
          </table:table-cell>
          <table:table-cell/>
        </table:table-row>
        <table:table-row table:style-name="ro1">
          <table:table-cell office:value-type="float" office:value="0.0095004" calcext:value-type="float">
            <text:p>0.0095004</text:p>
          </table:table-cell>
          <table:table-cell office:value-type="float" office:value="-0.40201" calcext:value-type="float">
            <text:p>-0.40201</text:p>
          </table:table-cell>
          <table:table-cell office:value-type="float" office:value="-0.08040201" calcext:value-type="float">
            <text:p>-0.08040201</text:p>
          </table:table-cell>
          <table:table-cell/>
        </table:table-row>
        <table:table-row table:style-name="ro1">
          <table:table-cell office:value-type="float" office:value="0.0095088" calcext:value-type="float">
            <text:p>0.0095088</text:p>
          </table:table-cell>
          <table:table-cell office:value-type="float" office:value="-1.407035" calcext:value-type="float">
            <text:p>-1.407035</text:p>
          </table:table-cell>
          <table:table-cell office:value-type="float" office:value="-0.40201005" calcext:value-type="float">
            <text:p>-0.40201005</text:p>
          </table:table-cell>
          <table:table-cell/>
        </table:table-row>
        <table:table-row table:style-name="ro1">
          <table:table-cell office:value-type="float" office:value="0.0095172" calcext:value-type="float">
            <text:p>0.0095172</text:p>
          </table:table-cell>
          <table:table-cell office:value-type="float" office:value="-2.211055" calcext:value-type="float">
            <text:p>-2.211055</text:p>
          </table:table-cell>
          <table:table-cell office:value-type="float" office:value="-0.64321608" calcext:value-type="float">
            <text:p>-0.64321608</text:p>
          </table:table-cell>
          <table:table-cell/>
        </table:table-row>
        <table:table-row table:style-name="ro1">
          <table:table-cell office:value-type="float" office:value="0.0095256" calcext:value-type="float">
            <text:p>0.0095256</text:p>
          </table:table-cell>
          <table:table-cell office:value-type="float" office:value="-3.21608" calcext:value-type="float">
            <text:p>-3.21608</text:p>
          </table:table-cell>
          <table:table-cell office:value-type="float" office:value="-0.96482412" calcext:value-type="float">
            <text:p>-0.96482412</text:p>
          </table:table-cell>
          <table:table-cell/>
        </table:table-row>
        <table:table-row table:style-name="ro1">
          <table:table-cell office:value-type="float" office:value="0.009534" calcext:value-type="float">
            <text:p>0.009534</text:p>
          </table:table-cell>
          <table:table-cell office:value-type="float" office:value="-4.221105" calcext:value-type="float">
            <text:p>-4.221105</text:p>
          </table:table-cell>
          <table:table-cell office:value-type="float" office:value="-1.28643216" calcext:value-type="float">
            <text:p>-1.28643216</text:p>
          </table:table-cell>
          <table:table-cell/>
        </table:table-row>
        <table:table-row table:style-name="ro1">
          <table:table-cell office:value-type="float" office:value="0.0095424" calcext:value-type="float">
            <text:p>0.0095424</text:p>
          </table:table-cell>
          <table:table-cell office:value-type="float" office:value="-5.025125" calcext:value-type="float">
            <text:p>-5.025125</text:p>
          </table:table-cell>
          <table:table-cell office:value-type="float" office:value="-1.52763819" calcext:value-type="float">
            <text:p>-1.52763819</text:p>
          </table:table-cell>
          <table:table-cell/>
        </table:table-row>
        <table:table-row table:style-name="ro1">
          <table:table-cell office:value-type="float" office:value="0.0095508" calcext:value-type="float">
            <text:p>0.0095508</text:p>
          </table:table-cell>
          <table:table-cell office:value-type="float" office:value="-6.03015" calcext:value-type="float">
            <text:p>-6.03015</text:p>
          </table:table-cell>
          <table:table-cell office:value-type="float" office:value="-1.84924623" calcext:value-type="float">
            <text:p>-1.84924623</text:p>
          </table:table-cell>
          <table:table-cell/>
        </table:table-row>
        <table:table-row table:style-name="ro1">
          <table:table-cell office:value-type="float" office:value="0.0095592" calcext:value-type="float">
            <text:p>0.0095592</text:p>
          </table:table-cell>
          <table:table-cell office:value-type="float" office:value="-7.035175" calcext:value-type="float">
            <text:p>-7.035175</text:p>
          </table:table-cell>
          <table:table-cell office:value-type="float" office:value="-2.09045226" calcext:value-type="float">
            <text:p>-2.09045226</text:p>
          </table:table-cell>
          <table:table-cell/>
        </table:table-row>
        <table:table-row table:style-name="ro1">
          <table:table-cell office:value-type="float" office:value="0.0095676" calcext:value-type="float">
            <text:p>0.0095676</text:p>
          </table:table-cell>
          <table:table-cell office:value-type="float" office:value="-7.839195" calcext:value-type="float">
            <text:p>-7.839195</text:p>
          </table:table-cell>
          <table:table-cell office:value-type="float" office:value="-2.4120603" calcext:value-type="float">
            <text:p>-2.4120603</text:p>
          </table:table-cell>
          <table:table-cell/>
        </table:table-row>
        <table:table-row table:style-name="ro1">
          <table:table-cell office:value-type="float" office:value="0.009576" calcext:value-type="float">
            <text:p>0.009576</text:p>
          </table:table-cell>
          <table:table-cell office:value-type="float" office:value="-8.643215" calcext:value-type="float">
            <text:p>-8.643215</text:p>
          </table:table-cell>
          <table:table-cell office:value-type="float" office:value="-2.65326633" calcext:value-type="float">
            <text:p>-2.65326633</text:p>
          </table:table-cell>
          <table:table-cell/>
        </table:table-row>
        <table:table-row table:style-name="ro1">
          <table:table-cell office:value-type="float" office:value="0.0095844" calcext:value-type="float">
            <text:p>0.0095844</text:p>
          </table:table-cell>
          <table:table-cell office:value-type="float" office:value="-9.64824" calcext:value-type="float">
            <text:p>-9.64824</text:p>
          </table:table-cell>
          <table:table-cell office:value-type="float" office:value="-2.89447236" calcext:value-type="float">
            <text:p>-2.89447236</text:p>
          </table:table-cell>
          <table:table-cell/>
        </table:table-row>
        <table:table-row table:style-name="ro1">
          <table:table-cell office:value-type="float" office:value="0.0095928" calcext:value-type="float">
            <text:p>0.0095928</text:p>
          </table:table-cell>
          <table:table-cell office:value-type="float" office:value="-10.251255" calcext:value-type="float">
            <text:p>-10.251255</text:p>
          </table:table-cell>
          <table:table-cell office:value-type="float" office:value="-3.13567839" calcext:value-type="float">
            <text:p>-3.13567839</text:p>
          </table:table-cell>
          <table:table-cell/>
        </table:table-row>
        <table:table-row table:style-name="ro1">
          <table:table-cell office:value-type="float" office:value="0.0096012" calcext:value-type="float">
            <text:p>0.0096012</text:p>
          </table:table-cell>
          <table:table-cell office:value-type="float" office:value="-11.055275" calcext:value-type="float">
            <text:p>-11.055275</text:p>
          </table:table-cell>
          <table:table-cell office:value-type="float" office:value="-3.37688442" calcext:value-type="float">
            <text:p>-3.37688442</text:p>
          </table:table-cell>
          <table:table-cell/>
        </table:table-row>
        <table:table-row table:style-name="ro1">
          <table:table-cell office:value-type="float" office:value="0.0096096" calcext:value-type="float">
            <text:p>0.0096096</text:p>
          </table:table-cell>
          <table:table-cell office:value-type="float" office:value="-11.859295" calcext:value-type="float">
            <text:p>-11.859295</text:p>
          </table:table-cell>
          <table:table-cell office:value-type="float" office:value="-3.61809045" calcext:value-type="float">
            <text:p>-3.61809045</text:p>
          </table:table-cell>
          <table:table-cell/>
        </table:table-row>
        <table:table-row table:style-name="ro1">
          <table:table-cell office:value-type="float" office:value="0.009618" calcext:value-type="float">
            <text:p>0.009618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77889447" calcext:value-type="float">
            <text:p>-3.77889447</text:p>
          </table:table-cell>
          <table:table-cell/>
        </table:table-row>
        <table:table-row table:style-name="ro1">
          <table:table-cell office:value-type="float" office:value="0.0096264" calcext:value-type="float">
            <text:p>0.0096264</text:p>
          </table:table-cell>
          <table:table-cell office:value-type="float" office:value="-13.26633" calcext:value-type="float">
            <text:p>-13.26633</text:p>
          </table:table-cell>
          <table:table-cell office:value-type="float" office:value="-4.0201005" calcext:value-type="float">
            <text:p>-4.0201005</text:p>
          </table:table-cell>
          <table:table-cell/>
        </table:table-row>
        <table:table-row table:style-name="ro1">
          <table:table-cell office:value-type="float" office:value="0.0096348" calcext:value-type="float">
            <text:p>0.0096348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18090452" calcext:value-type="float">
            <text:p>-4.18090452</text:p>
          </table:table-cell>
          <table:table-cell/>
        </table:table-row>
        <table:table-row table:style-name="ro1">
          <table:table-cell office:value-type="float" office:value="0.0096432" calcext:value-type="float">
            <text:p>0.0096432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34170854" calcext:value-type="float">
            <text:p>-4.34170854</text:p>
          </table:table-cell>
          <table:table-cell/>
        </table:table-row>
        <table:table-row table:style-name="ro1">
          <table:table-cell office:value-type="float" office:value="0.0096516" calcext:value-type="float">
            <text:p>0.0096516</text:p>
          </table:table-cell>
          <table:table-cell office:value-type="float" office:value="-15.075375" calcext:value-type="float">
            <text:p>-15.075375</text:p>
          </table:table-cell>
          <table:table-cell office:value-type="float" office:value="-4.50251256" calcext:value-type="float">
            <text:p>-4.50251256</text:p>
          </table:table-cell>
          <table:table-cell/>
        </table:table-row>
        <table:table-row table:style-name="ro1">
          <table:table-cell office:value-type="float" office:value="0.00966" calcext:value-type="float">
            <text:p>0.00966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74371859" calcext:value-type="float">
            <text:p>-4.74371859</text:p>
          </table:table-cell>
          <table:table-cell/>
        </table:table-row>
        <table:table-row table:style-name="ro1">
          <table:table-cell office:value-type="float" office:value="0.0096684" calcext:value-type="float">
            <text:p>0.0096684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8241206" calcext:value-type="float">
            <text:p>-4.8241206</text:p>
          </table:table-cell>
          <table:table-cell/>
        </table:table-row>
        <table:table-row table:style-name="ro1">
          <table:table-cell office:value-type="float" office:value="0.0096768" calcext:value-type="float">
            <text:p>0.0096768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4.98492462" calcext:value-type="float">
            <text:p>-4.98492462</text:p>
          </table:table-cell>
          <table:table-cell/>
        </table:table-row>
        <table:table-row table:style-name="ro1">
          <table:table-cell office:value-type="float" office:value="0.0096852" calcext:value-type="float">
            <text:p>0.0096852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  <table:table-cell/>
        </table:table-row>
        <table:table-row table:style-name="ro1">
          <table:table-cell office:value-type="float" office:value="0.0096936" calcext:value-type="float">
            <text:p>0.0096936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22613065" calcext:value-type="float">
            <text:p>-5.22613065</text:p>
          </table:table-cell>
          <table:table-cell/>
        </table:table-row>
        <table:table-row table:style-name="ro1">
          <table:table-cell office:value-type="float" office:value="0.009702" calcext:value-type="float">
            <text:p>0.009702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/>
        </table:table-row>
        <table:table-row table:style-name="ro1">
          <table:table-cell office:value-type="float" office:value="0.0097104" calcext:value-type="float">
            <text:p>0.0097104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38693467" calcext:value-type="float">
            <text:p>-5.38693467</text:p>
          </table:table-cell>
          <table:table-cell/>
        </table:table-row>
        <table:table-row table:style-name="ro1">
          <table:table-cell office:value-type="float" office:value="0.0097188" calcext:value-type="float">
            <text:p>0.0097188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97272" calcext:value-type="float">
            <text:p>0.009727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97356" calcext:value-type="float">
            <text:p>0.009735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9744" calcext:value-type="float">
            <text:p>0.00974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97524" calcext:value-type="float">
            <text:p>0.009752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  <table:table-cell/>
        </table:table-row>
        <table:table-row table:style-name="ro1">
          <table:table-cell office:value-type="float" office:value="0.0097608" calcext:value-type="float">
            <text:p>0.0097608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97692" calcext:value-type="float">
            <text:p>0.009769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97776" calcext:value-type="float">
            <text:p>0.0097776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46733668" calcext:value-type="float">
            <text:p>-5.46733668</text:p>
          </table:table-cell>
          <table:table-cell/>
        </table:table-row>
        <table:table-row table:style-name="ro1">
          <table:table-cell office:value-type="float" office:value="0.009786" calcext:value-type="float">
            <text:p>0.009786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/>
        </table:table-row>
        <table:table-row table:style-name="ro1">
          <table:table-cell office:value-type="float" office:value="0.0097944" calcext:value-type="float">
            <text:p>0.0097944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/>
        </table:table-row>
        <table:table-row table:style-name="ro1">
          <table:table-cell office:value-type="float" office:value="0.0098028" calcext:value-type="float">
            <text:p>0.0098028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14572864" calcext:value-type="float">
            <text:p>-5.14572864</text:p>
          </table:table-cell>
          <table:table-cell/>
        </table:table-row>
        <table:table-row table:style-name="ro1">
          <table:table-cell office:value-type="float" office:value="0.0098112" calcext:value-type="float">
            <text:p>0.0098112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  <table:table-cell/>
        </table:table-row>
        <table:table-row table:style-name="ro1">
          <table:table-cell office:value-type="float" office:value="0.0098196" calcext:value-type="float">
            <text:p>0.0098196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4.98492462" calcext:value-type="float">
            <text:p>-4.98492462</text:p>
          </table:table-cell>
          <table:table-cell/>
        </table:table-row>
        <table:table-row table:style-name="ro1">
          <table:table-cell office:value-type="float" office:value="0.009828" calcext:value-type="float">
            <text:p>0.009828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90452261" calcext:value-type="float">
            <text:p>-4.90452261</text:p>
          </table:table-cell>
          <table:table-cell/>
        </table:table-row>
        <table:table-row table:style-name="ro1">
          <table:table-cell office:value-type="float" office:value="0.0098364" calcext:value-type="float">
            <text:p>0.0098364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66331658" calcext:value-type="float">
            <text:p>-4.66331658</text:p>
          </table:table-cell>
          <table:table-cell/>
        </table:table-row>
        <table:table-row table:style-name="ro1">
          <table:table-cell office:value-type="float" office:value="0.0098448" calcext:value-type="float">
            <text:p>0.0098448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8291457" calcext:value-type="float">
            <text:p>-4.58291457</text:p>
          </table:table-cell>
          <table:table-cell/>
        </table:table-row>
        <table:table-row table:style-name="ro1">
          <table:table-cell office:value-type="float" office:value="0.0098532" calcext:value-type="float">
            <text:p>0.0098532</text:p>
          </table:table-cell>
          <table:table-cell office:value-type="float" office:value="-14.47236" calcext:value-type="float">
            <text:p>-14.47236</text:p>
          </table:table-cell>
          <table:table-cell office:value-type="float" office:value="-4.42211055" calcext:value-type="float">
            <text:p>-4.42211055</text:p>
          </table:table-cell>
          <table:table-cell/>
        </table:table-row>
        <table:table-row table:style-name="ro1">
          <table:table-cell office:value-type="float" office:value="0.0098616" calcext:value-type="float">
            <text:p>0.0098616</text:p>
          </table:table-cell>
          <table:table-cell office:value-type="float" office:value="-14.07035" calcext:value-type="float">
            <text:p>-14.07035</text:p>
          </table:table-cell>
          <table:table-cell office:value-type="float" office:value="-4.18090452" calcext:value-type="float">
            <text:p>-4.18090452</text:p>
          </table:table-cell>
          <table:table-cell/>
        </table:table-row>
        <table:table-row table:style-name="ro1">
          <table:table-cell office:value-type="float" office:value="0.00987" calcext:value-type="float">
            <text:p>0.00987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0201005" calcext:value-type="float">
            <text:p>-4.0201005</text:p>
          </table:table-cell>
          <table:table-cell/>
        </table:table-row>
        <table:table-row table:style-name="ro1">
          <table:table-cell office:value-type="float" office:value="0.0098784" calcext:value-type="float">
            <text:p>0.0098784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77889447" calcext:value-type="float">
            <text:p>-3.77889447</text:p>
          </table:table-cell>
          <table:table-cell/>
        </table:table-row>
        <table:table-row table:style-name="ro1">
          <table:table-cell office:value-type="float" office:value="0.0098868" calcext:value-type="float">
            <text:p>0.0098868</text:p>
          </table:table-cell>
          <table:table-cell office:value-type="float" office:value="-12.0603" calcext:value-type="float">
            <text:p>-12.0603</text:p>
          </table:table-cell>
          <table:table-cell office:value-type="float" office:value="-3.53768844" calcext:value-type="float">
            <text:p>-3.53768844</text:p>
          </table:table-cell>
          <table:table-cell/>
        </table:table-row>
        <table:table-row table:style-name="ro1">
          <table:table-cell office:value-type="float" office:value="0.0098952" calcext:value-type="float">
            <text:p>0.0098952</text:p>
          </table:table-cell>
          <table:table-cell office:value-type="float" office:value="-11.25628" calcext:value-type="float">
            <text:p>-11.25628</text:p>
          </table:table-cell>
          <table:table-cell office:value-type="float" office:value="-3.37688442" calcext:value-type="float">
            <text:p>-3.37688442</text:p>
          </table:table-cell>
          <table:table-cell/>
        </table:table-row>
        <table:table-row table:style-name="ro1">
          <table:table-cell office:value-type="float" office:value="0.0099036" calcext:value-type="float">
            <text:p>0.0099036</text:p>
          </table:table-cell>
          <table:table-cell office:value-type="float" office:value="-10.45226" calcext:value-type="float">
            <text:p>-10.45226</text:p>
          </table:table-cell>
          <table:table-cell office:value-type="float" office:value="-3.13567839" calcext:value-type="float">
            <text:p>-3.13567839</text:p>
          </table:table-cell>
          <table:table-cell/>
        </table:table-row>
        <table:table-row table:style-name="ro1">
          <table:table-cell office:value-type="float" office:value="0.009912" calcext:value-type="float">
            <text:p>0.009912</text:p>
          </table:table-cell>
          <table:table-cell office:value-type="float" office:value="-9.64824" calcext:value-type="float">
            <text:p>-9.64824</text:p>
          </table:table-cell>
          <table:table-cell office:value-type="float" office:value="-2.89447236" calcext:value-type="float">
            <text:p>-2.89447236</text:p>
          </table:table-cell>
          <table:table-cell/>
        </table:table-row>
        <table:table-row table:style-name="ro1">
          <table:table-cell office:value-type="float" office:value="0.0099204" calcext:value-type="float">
            <text:p>0.0099204</text:p>
          </table:table-cell>
          <table:table-cell office:value-type="float" office:value="-8.84422" calcext:value-type="float">
            <text:p>-8.84422</text:p>
          </table:table-cell>
          <table:table-cell office:value-type="float" office:value="-2.65326633" calcext:value-type="float">
            <text:p>-2.65326633</text:p>
          </table:table-cell>
          <table:table-cell/>
        </table:table-row>
        <table:table-row table:style-name="ro1">
          <table:table-cell office:value-type="float" office:value="0.0099288" calcext:value-type="float">
            <text:p>0.0099288</text:p>
          </table:table-cell>
          <table:table-cell office:value-type="float" office:value="-7.839195" calcext:value-type="float">
            <text:p>-7.839195</text:p>
          </table:table-cell>
          <table:table-cell office:value-type="float" office:value="-2.33165829" calcext:value-type="float">
            <text:p>-2.33165829</text:p>
          </table:table-cell>
          <table:table-cell/>
        </table:table-row>
        <table:table-row table:style-name="ro1">
          <table:table-cell office:value-type="float" office:value="0.0099372" calcext:value-type="float">
            <text:p>0.0099372</text:p>
          </table:table-cell>
          <table:table-cell office:value-type="float" office:value="-7.035175" calcext:value-type="float">
            <text:p>-7.035175</text:p>
          </table:table-cell>
          <table:table-cell office:value-type="float" office:value="-2.09045226" calcext:value-type="float">
            <text:p>-2.09045226</text:p>
          </table:table-cell>
          <table:table-cell/>
        </table:table-row>
        <table:table-row table:style-name="ro1">
          <table:table-cell office:value-type="float" office:value="0.0099456" calcext:value-type="float">
            <text:p>0.0099456</text:p>
          </table:table-cell>
          <table:table-cell office:value-type="float" office:value="-6.03015" calcext:value-type="float">
            <text:p>-6.03015</text:p>
          </table:table-cell>
          <table:table-cell office:value-type="float" office:value="-1.84924623" calcext:value-type="float">
            <text:p>-1.84924623</text:p>
          </table:table-cell>
          <table:table-cell/>
        </table:table-row>
        <table:table-row table:style-name="ro1">
          <table:table-cell office:value-type="float" office:value="0.009954" calcext:value-type="float">
            <text:p>0.009954</text:p>
          </table:table-cell>
          <table:table-cell office:value-type="float" office:value="-5.22613" calcext:value-type="float">
            <text:p>-5.22613</text:p>
          </table:table-cell>
          <table:table-cell office:value-type="float" office:value="-1.52763819" calcext:value-type="float">
            <text:p>-1.52763819</text:p>
          </table:table-cell>
          <table:table-cell/>
        </table:table-row>
        <table:table-row table:style-name="ro1">
          <table:table-cell office:value-type="float" office:value="0.0099624" calcext:value-type="float">
            <text:p>0.0099624</text:p>
          </table:table-cell>
          <table:table-cell office:value-type="float" office:value="-4.42211" calcext:value-type="float">
            <text:p>-4.42211</text:p>
          </table:table-cell>
          <table:table-cell office:value-type="float" office:value="-1.28643216" calcext:value-type="float">
            <text:p>-1.28643216</text:p>
          </table:table-cell>
          <table:table-cell/>
        </table:table-row>
        <table:table-row table:style-name="ro1">
          <table:table-cell office:value-type="float" office:value="0.0099708" calcext:value-type="float">
            <text:p>0.0099708</text:p>
          </table:table-cell>
          <table:table-cell office:value-type="float" office:value="-3.417085" calcext:value-type="float">
            <text:p>-3.417085</text:p>
          </table:table-cell>
          <table:table-cell office:value-type="float" office:value="-1.04522613" calcext:value-type="float">
            <text:p>-1.04522613</text:p>
          </table:table-cell>
          <table:table-cell/>
        </table:table-row>
        <table:table-row table:style-name="ro1">
          <table:table-cell office:value-type="float" office:value="0.0099792" calcext:value-type="float">
            <text:p>0.0099792</text:p>
          </table:table-cell>
          <table:table-cell office:value-type="float" office:value="-2.41206" calcext:value-type="float">
            <text:p>-2.41206</text:p>
          </table:table-cell>
          <table:table-cell office:value-type="float" office:value="-0.72361809" calcext:value-type="float">
            <text:p>-0.72361809</text:p>
          </table:table-cell>
          <table:table-cell/>
        </table:table-row>
        <table:table-row table:style-name="ro1">
          <table:table-cell office:value-type="float" office:value="0.0099876" calcext:value-type="float">
            <text:p>0.0099876</text:p>
          </table:table-cell>
          <table:table-cell office:value-type="float" office:value="-1.407035" calcext:value-type="float">
            <text:p>-1.407035</text:p>
          </table:table-cell>
          <table:table-cell office:value-type="float" office:value="-0.48241206" calcext:value-type="float">
            <text:p>-0.4824120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MAX([.B2:.B1191])" office:value-type="float" office:value="18.09045" calcext:value-type="float">
            <text:p>18.09045</text:p>
          </table:table-cell>
        </table:table-row>
        <table:table-row table:style-name="ro1">
          <table:table-cell table:number-columns-repeated="3"/>
          <table:table-cell table:formula="of:=MIN([.B2:.B1191])" office:value-type="float" office:value="-18.291455" calcext:value-type="float">
            <text:p>-18.2914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02:59:06.718389536</dc:date>
    <meta:editing-duration>PT19M46S</meta:editing-duration>
    <meta:editing-cycles>2</meta:editing-cycles>
    <meta:generator>LibreOffice/5.1.6.2$Linux_X86_64 LibreOffice_project/10m0$Build-2</meta:generator>
    <meta:document-statistic meta:table-count="1" meta:cell-count="35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20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77cm" svg:height="15.811cm" xlink:href=".." xlink:type="simple" chart:class="chart:scatter" chart:style-name="ch1">
        <chart:title svg:x="10.411cm" svg:y="0.452cm" chart:style-name="ch2">
          <text:p>Clipping</text:p>
        </chart:title>
        <chart:legend chart:legend-position="end" svg:x="19.989cm" svg:y="7.357cm" style:legend-expansion="high" chart:style-name="ch3"/>
        <chart:plot-area chart:style-name="ch4" table:cell-range-address="clipping20V2.A1:clipping20V2.C1191" chart:data-source-has-labels="row" svg:x="1.462cm" svg:y="1.547cm" svg:width="18.076cm" svg:height="12.967cm">
          <chartooo:coordinate-region svg:x="2.189cm" svg:y="1.746cm" svg:width="17.017cm" svg:height="12.569cm"/>
          <chart:axis chart:dimension="x" chart:name="primary-x" chart:style-name="ch5">
            <chart:title svg:x="9.874cm" svg:y="14.83cm" chart:style-name="ch6">
              <text:p>Time (s)</text:p>
            </chart:title>
          </chart:axis>
          <chart:axis chart:dimension="y" chart:name="primary-y" chart:style-name="ch7">
            <chart:title svg:x="0.451cm" svg:y="8.881cm" chart:style-name="ch8">
              <text:p>Voltage (V)</text:p>
            </chart:title>
            <chart:grid chart:style-name="ch9" chart:class="major"/>
          </chart:axis>
          <chart:series chart:style-name="ch10" chart:values-cell-range-address="clipping20V2.B2:clipping20V2.B1191" chart:label-cell-address="clipping20V2.B1:clipping20V2.B1" chart:class="chart:scatter">
            <chart:domain table:cell-range-address="clipping20V2.A2:clipping20V2.A1191"/>
            <chart:data-point chart:repeated="1190"/>
          </chart:series>
          <chart:series chart:style-name="ch11" chart:values-cell-range-address="clipping20V2.C2:clipping20V2.C1191" chart:label-cell-address="clipping20V2.C1:clipping20V2.C1" chart:class="chart:scatter">
            <chart:data-point chart:repeated="11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ut (V)</text:p>
                <draw:g>
                  <svg:desc>clipping20V2.B1:clipping20V2.B1</svg:desc>
                </draw:g>
              </table:table-cell>
              <table:table-cell office:value-type="string">
                <text:p>Vin (V)</text:p>
                <draw:g>
                  <svg:desc>clipping20V2.C1:clipping20V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lipping20V2.A2:clipping20V2.A1191</svg:desc>
                </draw:g>
              </table:table-cell>
              <table:table-cell office:value-type="float" office:value="-0.201005">
                <text:p>-0.201005</text:p>
                <draw:g>
                  <svg:desc>clipping20V2.B2:clipping20V2.B1191</svg:desc>
                </draw:g>
              </table:table-cell>
              <table:table-cell office:value-type="float" office:value="0">
                <text:p>0</text:p>
                <draw:g>
                  <svg:desc>clipping20V2.C2:clipping20V2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84">
                <text:p>0.0000084</text:p>
              </table:table-cell>
              <table:table-cell office:value-type="float" office:value="1.005025">
                <text:p>1.005025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68">
                <text:p>0.0000168</text:p>
              </table:table-cell>
              <table:table-cell office:value-type="float" office:value="1.809045">
                <text:p>1.809045</text:p>
              </table:table-cell>
              <table:table-cell office:value-type="float" office:value="0.56281407">
                <text:p>0.56281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52">
                <text:p>0.0000252</text:p>
              </table:table-cell>
              <table:table-cell office:value-type="float" office:value="2.81407">
                <text:p>2.81407</text:p>
              </table:table-cell>
              <table:table-cell office:value-type="float" office:value="0.88442211">
                <text:p>0.88442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336">
                <text:p>0.0000336</text:p>
              </table:table-cell>
              <table:table-cell office:value-type="float" office:value="3.819095">
                <text:p>3.819095</text:p>
              </table:table-cell>
              <table:table-cell office:value-type="float" office:value="1.04522613">
                <text:p>1.045226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42">
                <text:p>0.000042</text:p>
              </table:table-cell>
              <table:table-cell office:value-type="float" office:value="4.82412">
                <text:p>4.82412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504">
                <text:p>0.0000504</text:p>
              </table:table-cell>
              <table:table-cell office:value-type="float" office:value="5.829145">
                <text:p>5.829145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588">
                <text:p>0.0000588</text:p>
              </table:table-cell>
              <table:table-cell office:value-type="float" office:value="6.633165">
                <text:p>6.633165</text:p>
              </table:table-cell>
              <table:table-cell office:value-type="float" office:value="1.92964824">
                <text:p>1.92964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672">
                <text:p>0.0000672</text:p>
              </table:table-cell>
              <table:table-cell office:value-type="float" office:value="7.437185">
                <text:p>7.437185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756">
                <text:p>0.0000756</text:p>
              </table:table-cell>
              <table:table-cell office:value-type="float" office:value="8.241205">
                <text:p>8.241205</text:p>
              </table:table-cell>
              <table:table-cell office:value-type="float" office:value="2.49246231">
                <text:p>2.492462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84">
                <text:p>0.000084</text:p>
              </table:table-cell>
              <table:table-cell office:value-type="float" office:value="9.24623">
                <text:p>9.24623</text:p>
              </table:table-cell>
              <table:table-cell office:value-type="float" office:value="2.73366834">
                <text:p>2.733668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924">
                <text:p>0.0000924</text:p>
              </table:table-cell>
              <table:table-cell office:value-type="float" office:value="10.05025">
                <text:p>10.0502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008">
                <text:p>0.0001008</text:p>
              </table:table-cell>
              <table:table-cell office:value-type="float" office:value="10.85427">
                <text:p>10.85427</text:p>
              </table:table-cell>
              <table:table-cell office:value-type="float" office:value="3.2160804">
                <text:p>3.21608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092">
                <text:p>0.0001092</text:p>
              </table:table-cell>
              <table:table-cell office:value-type="float" office:value="11.457285">
                <text:p>11.457285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176">
                <text:p>0.0001176</text:p>
              </table:table-cell>
              <table:table-cell office:value-type="float" office:value="12.261305">
                <text:p>12.261305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26">
                <text:p>0.000126</text:p>
              </table:table-cell>
              <table:table-cell office:value-type="float" office:value="12.86432">
                <text:p>12.86432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344">
                <text:p>0.0001344</text:p>
              </table:table-cell>
              <table:table-cell office:value-type="float" office:value="13.66834">
                <text:p>13.66834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428">
                <text:p>0.0001428</text:p>
              </table:table-cell>
              <table:table-cell office:value-type="float" office:value="14.271355">
                <text:p>14.27135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512">
                <text:p>0.0001512</text:p>
              </table:table-cell>
              <table:table-cell office:value-type="float" office:value="14.673365">
                <text:p>14.673365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596">
                <text:p>0.0001596</text:p>
              </table:table-cell>
              <table:table-cell office:value-type="float" office:value="15.27638">
                <text:p>15.27638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68">
                <text:p>0.000168</text:p>
              </table:table-cell>
              <table:table-cell office:value-type="float" office:value="15.879395">
                <text:p>15.879395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764">
                <text:p>0.0001764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848">
                <text:p>0.0001848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932">
                <text:p>0.0001932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016">
                <text:p>0.0002016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1">
                <text:p>0.00021</text:p>
              </table:table-cell>
              <table:table-cell office:value-type="float" office:value="17.487435">
                <text:p>17.48743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184">
                <text:p>0.000218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268">
                <text:p>0.0002268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352">
                <text:p>0.0002352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436">
                <text:p>0.0002436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52">
                <text:p>0.000252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604">
                <text:p>0.000260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688">
                <text:p>0.0002688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772">
                <text:p>0.0002772</text:p>
              </table:table-cell>
              <table:table-cell office:value-type="float" office:value="17.889445">
                <text:p>17.88944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856">
                <text:p>0.0002856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94">
                <text:p>0.000294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3024">
                <text:p>0.0003024</text:p>
              </table:table-cell>
              <table:table-cell office:value-type="float" office:value="17.085425">
                <text:p>17.08542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108">
                <text:p>0.0003108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3192">
                <text:p>0.0003192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3276">
                <text:p>0.0003276</text:p>
              </table:table-cell>
              <table:table-cell office:value-type="float" office:value="15.879395">
                <text:p>15.879395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336">
                <text:p>0.000336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3444">
                <text:p>0.0003444</text:p>
              </table:table-cell>
              <table:table-cell office:value-type="float" office:value="14.87437">
                <text:p>14.87437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3528">
                <text:p>0.0003528</text:p>
              </table:table-cell>
              <table:table-cell office:value-type="float" office:value="14.271355">
                <text:p>14.271355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3612">
                <text:p>0.0003612</text:p>
              </table:table-cell>
              <table:table-cell office:value-type="float" office:value="13.66834">
                <text:p>13.66834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3696">
                <text:p>0.0003696</text:p>
              </table:table-cell>
              <table:table-cell office:value-type="float" office:value="13.065325">
                <text:p>13.065325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378">
                <text:p>0.000378</text:p>
              </table:table-cell>
              <table:table-cell office:value-type="float" office:value="12.46231">
                <text:p>12.46231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3864">
                <text:p>0.0003864</text:p>
              </table:table-cell>
              <table:table-cell office:value-type="float" office:value="11.65829">
                <text:p>11.65829</text:p>
              </table:table-cell>
              <table:table-cell office:value-type="float" office:value="3.37688442">
                <text:p>3.376884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948">
                <text:p>0.0003948</text:p>
              </table:table-cell>
              <table:table-cell office:value-type="float" office:value="10.85427">
                <text:p>10.85427</text:p>
              </table:table-cell>
              <table:table-cell office:value-type="float" office:value="3.2160804">
                <text:p>3.21608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4032">
                <text:p>0.0004032</text:p>
              </table:table-cell>
              <table:table-cell office:value-type="float" office:value="10.05025">
                <text:p>10.05025</text:p>
              </table:table-cell>
              <table:table-cell office:value-type="float" office:value="2.97487437">
                <text:p>2.974874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4116">
                <text:p>0.0004116</text:p>
              </table:table-cell>
              <table:table-cell office:value-type="float" office:value="9.24623">
                <text:p>9.24623</text:p>
              </table:table-cell>
              <table:table-cell office:value-type="float" office:value="2.73366834">
                <text:p>2.733668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42">
                <text:p>0.00042</text:p>
              </table:table-cell>
              <table:table-cell office:value-type="float" office:value="8.44221">
                <text:p>8.44221</text:p>
              </table:table-cell>
              <table:table-cell office:value-type="float" office:value="2.49246231">
                <text:p>2.492462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4284">
                <text:p>0.0004284</text:p>
              </table:table-cell>
              <table:table-cell office:value-type="float" office:value="7.839195">
                <text:p>7.839195</text:p>
              </table:table-cell>
              <table:table-cell office:value-type="float" office:value="2.25125628">
                <text:p>2.251256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4368">
                <text:p>0.0004368</text:p>
              </table:table-cell>
              <table:table-cell office:value-type="float" office:value="6.83417">
                <text:p>6.83417</text:p>
              </table:table-cell>
              <table:table-cell office:value-type="float" office:value="2.01005025">
                <text:p>2.010050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4452">
                <text:p>0.0004452</text:p>
              </table:table-cell>
              <table:table-cell office:value-type="float" office:value="5.829145">
                <text:p>5.829145</text:p>
              </table:table-cell>
              <table:table-cell office:value-type="float" office:value="1.68844221">
                <text:p>1.688442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4536">
                <text:p>0.0004536</text:p>
              </table:table-cell>
              <table:table-cell office:value-type="float" office:value="4.82412">
                <text:p>4.82412</text:p>
              </table:table-cell>
              <table:table-cell office:value-type="float" office:value="1.44723618">
                <text:p>1.44723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62">
                <text:p>0.000462</text:p>
              </table:table-cell>
              <table:table-cell office:value-type="float" office:value="4.0201">
                <text:p>4.0201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4704">
                <text:p>0.0004704</text:p>
              </table:table-cell>
              <table:table-cell office:value-type="float" office:value="3.015075">
                <text:p>3.015075</text:p>
              </table:table-cell>
              <table:table-cell office:value-type="float" office:value="0.88442211">
                <text:p>0.884422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4788">
                <text:p>0.0004788</text:p>
              </table:table-cell>
              <table:table-cell office:value-type="float" office:value="2.01005">
                <text:p>2.01005</text:p>
              </table:table-cell>
              <table:table-cell office:value-type="float" office:value="0.64321608">
                <text:p>0.643216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4872">
                <text:p>0.0004872</text:p>
              </table:table-cell>
              <table:table-cell office:value-type="float" office:value="1.20603">
                <text:p>1.20603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4956">
                <text:p>0.0004956</text:p>
              </table:table-cell>
              <table:table-cell office:value-type="float" office:value="0.201005">
                <text:p>0.201005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504">
                <text:p>0.000504</text:p>
              </table:table-cell>
              <table:table-cell office:value-type="float" office:value="-0.80402">
                <text:p>-0.80402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5124">
                <text:p>0.0005124</text:p>
              </table:table-cell>
              <table:table-cell office:value-type="float" office:value="-1.809045">
                <text:p>-1.809045</text:p>
              </table:table-cell>
              <table:table-cell office:value-type="float" office:value="-0.56281407">
                <text:p>-0.562814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5208">
                <text:p>0.0005208</text:p>
              </table:table-cell>
              <table:table-cell office:value-type="float" office:value="-2.81407">
                <text:p>-2.81407</text:p>
              </table:table-cell>
              <table:table-cell office:value-type="float" office:value="-0.8040201">
                <text:p>-0.80402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5292">
                <text:p>0.0005292</text:p>
              </table:table-cell>
              <table:table-cell office:value-type="float" office:value="-3.61809">
                <text:p>-3.61809</text:p>
              </table:table-cell>
              <table:table-cell office:value-type="float" office:value="-1.12562814">
                <text:p>-1.125628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5376">
                <text:p>0.0005376</text:p>
              </table:table-cell>
              <table:table-cell office:value-type="float" office:value="-4.623115">
                <text:p>-4.623115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546">
                <text:p>0.000546</text:p>
              </table:table-cell>
              <table:table-cell office:value-type="float" office:value="-5.62814">
                <text:p>-5.62814</text:p>
              </table:table-cell>
              <table:table-cell office:value-type="float" office:value="-1.68844221">
                <text:p>-1.688442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5544">
                <text:p>0.0005544</text:p>
              </table:table-cell>
              <table:table-cell office:value-type="float" office:value="-6.43216">
                <text:p>-6.43216</text:p>
              </table:table-cell>
              <table:table-cell office:value-type="float" office:value="-2.01005025">
                <text:p>-2.010050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5628">
                <text:p>0.0005628</text:p>
              </table:table-cell>
              <table:table-cell office:value-type="float" office:value="-7.437185">
                <text:p>-7.437185</text:p>
              </table:table-cell>
              <table:table-cell office:value-type="float" office:value="-2.25125628">
                <text:p>-2.251256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5712">
                <text:p>0.0005712</text:p>
              </table:table-cell>
              <table:table-cell office:value-type="float" office:value="-8.241205">
                <text:p>-8.241205</text:p>
              </table:table-cell>
              <table:table-cell office:value-type="float" office:value="-2.49246231">
                <text:p>-2.492462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5796">
                <text:p>0.0005796</text:p>
              </table:table-cell>
              <table:table-cell office:value-type="float" office:value="-9.045225">
                <text:p>-9.045225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588">
                <text:p>0.000588</text:p>
              </table:table-cell>
              <table:table-cell office:value-type="float" office:value="-9.849245">
                <text:p>-9.84924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5964">
                <text:p>0.0005964</text:p>
              </table:table-cell>
              <table:table-cell office:value-type="float" office:value="-10.653265">
                <text:p>-10.653265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6048">
                <text:p>0.0006048</text:p>
              </table:table-cell>
              <table:table-cell office:value-type="float" office:value="-11.457285">
                <text:p>-11.457285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6132">
                <text:p>0.0006132</text:p>
              </table:table-cell>
              <table:table-cell office:value-type="float" office:value="-12.261305">
                <text:p>-12.261305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6216">
                <text:p>0.0006216</text:p>
              </table:table-cell>
              <table:table-cell office:value-type="float" office:value="-12.86432">
                <text:p>-12.86432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63">
                <text:p>0.00063</text:p>
              </table:table-cell>
              <table:table-cell office:value-type="float" office:value="-13.66834">
                <text:p>-13.66834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6384">
                <text:p>0.0006384</text:p>
              </table:table-cell>
              <table:table-cell office:value-type="float" office:value="-14.07035">
                <text:p>-14.07035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6468">
                <text:p>0.0006468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6552">
                <text:p>0.0006552</text:p>
              </table:table-cell>
              <table:table-cell office:value-type="float" office:value="-15.477385">
                <text:p>-15.477385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636">
                <text:p>0.0006636</text:p>
              </table:table-cell>
              <table:table-cell office:value-type="float" office:value="-15.879395">
                <text:p>-15.87939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672">
                <text:p>0.000672</text:p>
              </table:table-cell>
              <table:table-cell office:value-type="float" office:value="-16.48241">
                <text:p>-16.48241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6804">
                <text:p>0.0006804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6888">
                <text:p>0.0006888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6972">
                <text:p>0.0006972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7056">
                <text:p>0.0007056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714">
                <text:p>0.000714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7224">
                <text:p>0.000722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7308">
                <text:p>0.000730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7392">
                <text:p>0.000739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7476">
                <text:p>0.000747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756">
                <text:p>0.00075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7644">
                <text:p>0.000764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7728">
                <text:p>0.000772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7812">
                <text:p>0.0007812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7896">
                <text:p>0.0007896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798">
                <text:p>0.000798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8064">
                <text:p>0.0008064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8148">
                <text:p>0.0008148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8232">
                <text:p>0.0008232</text:p>
              </table:table-cell>
              <table:table-cell office:value-type="float" office:value="-16.48241">
                <text:p>-16.48241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8316">
                <text:p>0.0008316</text:p>
              </table:table-cell>
              <table:table-cell office:value-type="float" office:value="-15.879395">
                <text:p>-15.87939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84">
                <text:p>0.00084</text:p>
              </table:table-cell>
              <table:table-cell office:value-type="float" office:value="-15.477385">
                <text:p>-15.477385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8484">
                <text:p>0.0008484</text:p>
              </table:table-cell>
              <table:table-cell office:value-type="float" office:value="-15.075375">
                <text:p>-15.07537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8568">
                <text:p>0.0008568</text:p>
              </table:table-cell>
              <table:table-cell office:value-type="float" office:value="-14.47236">
                <text:p>-14.47236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8652">
                <text:p>0.0008652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8736">
                <text:p>0.0008736</text:p>
              </table:table-cell>
              <table:table-cell office:value-type="float" office:value="-13.065325">
                <text:p>-13.065325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882">
                <text:p>0.000882</text:p>
              </table:table-cell>
              <table:table-cell office:value-type="float" office:value="-12.46231">
                <text:p>-12.46231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8904">
                <text:p>0.0008904</text:p>
              </table:table-cell>
              <table:table-cell office:value-type="float" office:value="-11.65829">
                <text:p>-11.65829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8988">
                <text:p>0.0008988</text:p>
              </table:table-cell>
              <table:table-cell office:value-type="float" office:value="-10.85427">
                <text:p>-10.85427</text:p>
              </table:table-cell>
              <table:table-cell office:value-type="float" office:value="-3.29648241">
                <text:p>-3.296482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9072">
                <text:p>0.0009072</text:p>
              </table:table-cell>
              <table:table-cell office:value-type="float" office:value="-10.05025">
                <text:p>-10.0502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9156">
                <text:p>0.0009156</text:p>
              </table:table-cell>
              <table:table-cell office:value-type="float" office:value="-9.24623">
                <text:p>-9.24623</text:p>
              </table:table-cell>
              <table:table-cell office:value-type="float" office:value="-2.81407035">
                <text:p>-2.814070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924">
                <text:p>0.000924</text:p>
              </table:table-cell>
              <table:table-cell office:value-type="float" office:value="-8.44221">
                <text:p>-8.44221</text:p>
              </table:table-cell>
              <table:table-cell office:value-type="float" office:value="-2.49246231">
                <text:p>-2.492462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9324">
                <text:p>0.0009324</text:p>
              </table:table-cell>
              <table:table-cell office:value-type="float" office:value="-7.63819">
                <text:p>-7.63819</text:p>
              </table:table-cell>
              <table:table-cell office:value-type="float" office:value="-2.25125628">
                <text:p>-2.251256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9408">
                <text:p>0.0009408</text:p>
              </table:table-cell>
              <table:table-cell office:value-type="float" office:value="-6.633165">
                <text:p>-6.633165</text:p>
              </table:table-cell>
              <table:table-cell office:value-type="float" office:value="-2.01005025">
                <text:p>-2.010050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9492">
                <text:p>0.0009492</text:p>
              </table:table-cell>
              <table:table-cell office:value-type="float" office:value="-5.829145">
                <text:p>-5.829145</text:p>
              </table:table-cell>
              <table:table-cell office:value-type="float" office:value="-1.68844221">
                <text:p>-1.68844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9576">
                <text:p>0.0009576</text:p>
              </table:table-cell>
              <table:table-cell office:value-type="float" office:value="-4.82412">
                <text:p>-4.82412</text:p>
              </table:table-cell>
              <table:table-cell office:value-type="float" office:value="-1.44723618">
                <text:p>-1.447236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966">
                <text:p>0.000966</text:p>
              </table:table-cell>
              <table:table-cell office:value-type="float" office:value="-3.819095">
                <text:p>-3.819095</text:p>
              </table:table-cell>
              <table:table-cell office:value-type="float" office:value="-1.12562814">
                <text:p>-1.125628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9744">
                <text:p>0.0009744</text:p>
              </table:table-cell>
              <table:table-cell office:value-type="float" office:value="-3.015075">
                <text:p>-3.015075</text:p>
              </table:table-cell>
              <table:table-cell office:value-type="float" office:value="-0.88442211">
                <text:p>-0.884422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9828">
                <text:p>0.0009828</text:p>
              </table:table-cell>
              <table:table-cell office:value-type="float" office:value="-2.01005">
                <text:p>-2.0100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9912">
                <text:p>0.0009912</text:p>
              </table:table-cell>
              <table:table-cell office:value-type="float" office:value="-1.005025">
                <text:p>-1.005025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9996">
                <text:p>0.0009996</text:p>
              </table:table-cell>
              <table:table-cell office:value-type="float" office:value="0">
                <text:p>0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008">
                <text:p>0.001008</text:p>
              </table:table-cell>
              <table:table-cell office:value-type="float" office:value="1.005025">
                <text:p>1.005025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0164">
                <text:p>0.0010164</text:p>
              </table:table-cell>
              <table:table-cell office:value-type="float" office:value="1.809045">
                <text:p>1.809045</text:p>
              </table:table-cell>
              <table:table-cell office:value-type="float" office:value="0.56281407">
                <text:p>0.562814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0248">
                <text:p>0.0010248</text:p>
              </table:table-cell>
              <table:table-cell office:value-type="float" office:value="2.81407">
                <text:p>2.81407</text:p>
              </table:table-cell>
              <table:table-cell office:value-type="float" office:value="0.88442211">
                <text:p>0.884422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0332">
                <text:p>0.0010332</text:p>
              </table:table-cell>
              <table:table-cell office:value-type="float" office:value="3.819095">
                <text:p>3.819095</text:p>
              </table:table-cell>
              <table:table-cell office:value-type="float" office:value="1.12562814">
                <text:p>1.125628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0416">
                <text:p>0.0010416</text:p>
              </table:table-cell>
              <table:table-cell office:value-type="float" office:value="4.82412">
                <text:p>4.82412</text:p>
              </table:table-cell>
              <table:table-cell office:value-type="float" office:value="1.44723618">
                <text:p>1.447236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05">
                <text:p>0.00105</text:p>
              </table:table-cell>
              <table:table-cell office:value-type="float" office:value="5.62814">
                <text:p>5.62814</text:p>
              </table:table-cell>
              <table:table-cell office:value-type="float" office:value="1.68844221">
                <text:p>1.688442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0584">
                <text:p>0.0010584</text:p>
              </table:table-cell>
              <table:table-cell office:value-type="float" office:value="6.633165">
                <text:p>6.633165</text:p>
              </table:table-cell>
              <table:table-cell office:value-type="float" office:value="1.92964824">
                <text:p>1.929648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0668">
                <text:p>0.0010668</text:p>
              </table:table-cell>
              <table:table-cell office:value-type="float" office:value="7.437185">
                <text:p>7.437185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0752">
                <text:p>0.0010752</text:p>
              </table:table-cell>
              <table:table-cell office:value-type="float" office:value="8.241205">
                <text:p>8.241205</text:p>
              </table:table-cell>
              <table:table-cell office:value-type="float" office:value="2.49246231">
                <text:p>2.492462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0836">
                <text:p>0.0010836</text:p>
              </table:table-cell>
              <table:table-cell office:value-type="float" office:value="9.045225">
                <text:p>9.045225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092">
                <text:p>0.001092</text:p>
              </table:table-cell>
              <table:table-cell office:value-type="float" office:value="9.849245">
                <text:p>9.849245</text:p>
              </table:table-cell>
              <table:table-cell office:value-type="float" office:value="2.97487437">
                <text:p>2.974874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1004">
                <text:p>0.0011004</text:p>
              </table:table-cell>
              <table:table-cell office:value-type="float" office:value="10.653265">
                <text:p>10.653265</text:p>
              </table:table-cell>
              <table:table-cell office:value-type="float" office:value="3.2160804">
                <text:p>3.21608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1088">
                <text:p>0.0011088</text:p>
              </table:table-cell>
              <table:table-cell office:value-type="float" office:value="11.457285">
                <text:p>11.457285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1172">
                <text:p>0.0011172</text:p>
              </table:table-cell>
              <table:table-cell office:value-type="float" office:value="12.261305">
                <text:p>12.261305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1256">
                <text:p>0.0011256</text:p>
              </table:table-cell>
              <table:table-cell office:value-type="float" office:value="12.86432">
                <text:p>12.86432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134">
                <text:p>0.001134</text:p>
              </table:table-cell>
              <table:table-cell office:value-type="float" office:value="13.66834">
                <text:p>13.66834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1424">
                <text:p>0.0011424</text:p>
              </table:table-cell>
              <table:table-cell office:value-type="float" office:value="14.271355">
                <text:p>14.27135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1508">
                <text:p>0.0011508</text:p>
              </table:table-cell>
              <table:table-cell office:value-type="float" office:value="14.673365">
                <text:p>14.67336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1592">
                <text:p>0.0011592</text:p>
              </table:table-cell>
              <table:table-cell office:value-type="float" office:value="15.27638">
                <text:p>15.27638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1676">
                <text:p>0.0011676</text:p>
              </table:table-cell>
              <table:table-cell office:value-type="float" office:value="15.879395">
                <text:p>15.879395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176">
                <text:p>0.001176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1844">
                <text:p>0.0011844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1928">
                <text:p>0.0011928</text:p>
              </table:table-cell>
              <table:table-cell office:value-type="float" office:value="16.88442">
                <text:p>16.88442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2012">
                <text:p>0.0012012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2096">
                <text:p>0.0012096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218">
                <text:p>0.001218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2264">
                <text:p>0.001226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2348">
                <text:p>0.0012348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2432">
                <text:p>0.0012432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2516">
                <text:p>0.0012516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26">
                <text:p>0.00126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2684">
                <text:p>0.001268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2768">
                <text:p>0.0012768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2852">
                <text:p>0.0012852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2936">
                <text:p>0.0012936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302">
                <text:p>0.001302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3104">
                <text:p>0.0013104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3188">
                <text:p>0.0013188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3272">
                <text:p>0.0013272</text:p>
              </table:table-cell>
              <table:table-cell office:value-type="float" office:value="15.879395">
                <text:p>15.879395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3356">
                <text:p>0.0013356</text:p>
              </table:table-cell>
              <table:table-cell office:value-type="float" office:value="15.27638">
                <text:p>15.27638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344">
                <text:p>0.001344</text:p>
              </table:table-cell>
              <table:table-cell office:value-type="float" office:value="14.87437">
                <text:p>14.87437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3524">
                <text:p>0.0013524</text:p>
              </table:table-cell>
              <table:table-cell office:value-type="float" office:value="14.271355">
                <text:p>14.271355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3608">
                <text:p>0.0013608</text:p>
              </table:table-cell>
              <table:table-cell office:value-type="float" office:value="13.66834">
                <text:p>13.66834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3692">
                <text:p>0.0013692</text:p>
              </table:table-cell>
              <table:table-cell office:value-type="float" office:value="13.065325">
                <text:p>13.065325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3776">
                <text:p>0.0013776</text:p>
              </table:table-cell>
              <table:table-cell office:value-type="float" office:value="12.46231">
                <text:p>12.46231</text:p>
              </table:table-cell>
              <table:table-cell office:value-type="float" office:value="3.69849246">
                <text:p>3.698492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386">
                <text:p>0.001386</text:p>
              </table:table-cell>
              <table:table-cell office:value-type="float" office:value="11.65829">
                <text:p>11.65829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3944">
                <text:p>0.0013944</text:p>
              </table:table-cell>
              <table:table-cell office:value-type="float" office:value="11.055275">
                <text:p>11.055275</text:p>
              </table:table-cell>
              <table:table-cell office:value-type="float" office:value="3.2160804">
                <text:p>3.21608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4028">
                <text:p>0.0014028</text:p>
              </table:table-cell>
              <table:table-cell office:value-type="float" office:value="10.05025">
                <text:p>10.05025</text:p>
              </table:table-cell>
              <table:table-cell office:value-type="float" office:value="2.97487437">
                <text:p>2.974874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4112">
                <text:p>0.0014112</text:p>
              </table:table-cell>
              <table:table-cell office:value-type="float" office:value="9.447235">
                <text:p>9.447235</text:p>
              </table:table-cell>
              <table:table-cell office:value-type="float" office:value="2.73366834">
                <text:p>2.733668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4196">
                <text:p>0.0014196</text:p>
              </table:table-cell>
              <table:table-cell office:value-type="float" office:value="8.44221">
                <text:p>8.44221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428">
                <text:p>0.001428</text:p>
              </table:table-cell>
              <table:table-cell office:value-type="float" office:value="7.63819">
                <text:p>7.63819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4364">
                <text:p>0.0014364</text:p>
              </table:table-cell>
              <table:table-cell office:value-type="float" office:value="6.83417">
                <text:p>6.83417</text:p>
              </table:table-cell>
              <table:table-cell office:value-type="float" office:value="1.92964824">
                <text:p>1.929648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4448">
                <text:p>0.0014448</text:p>
              </table:table-cell>
              <table:table-cell office:value-type="float" office:value="6.03015">
                <text:p>6.03015</text:p>
              </table:table-cell>
              <table:table-cell office:value-type="float" office:value="1.68844221">
                <text:p>1.688442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4532">
                <text:p>0.0014532</text:p>
              </table:table-cell>
              <table:table-cell office:value-type="float" office:value="5.025125">
                <text:p>5.025125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4616">
                <text:p>0.0014616</text:p>
              </table:table-cell>
              <table:table-cell office:value-type="float" office:value="4.0201">
                <text:p>4.0201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47">
                <text:p>0.00147</text:p>
              </table:table-cell>
              <table:table-cell office:value-type="float" office:value="3.015075">
                <text:p>3.015075</text:p>
              </table:table-cell>
              <table:table-cell office:value-type="float" office:value="0.88442211">
                <text:p>0.884422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4784">
                <text:p>0.0014784</text:p>
              </table:table-cell>
              <table:table-cell office:value-type="float" office:value="2.211055">
                <text:p>2.211055</text:p>
              </table:table-cell>
              <table:table-cell office:value-type="float" office:value="0.64321608">
                <text:p>0.643216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4868">
                <text:p>0.0014868</text:p>
              </table:table-cell>
              <table:table-cell office:value-type="float" office:value="1.20603">
                <text:p>1.20603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4952">
                <text:p>0.0014952</text:p>
              </table:table-cell>
              <table:table-cell office:value-type="float" office:value="0.201005">
                <text:p>0.201005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5036">
                <text:p>0.0015036</text:p>
              </table:table-cell>
              <table:table-cell office:value-type="float" office:value="-0.80402">
                <text:p>-0.80402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512">
                <text:p>0.001512</text:p>
              </table:table-cell>
              <table:table-cell office:value-type="float" office:value="-1.60804">
                <text:p>-1.60804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5204">
                <text:p>0.0015204</text:p>
              </table:table-cell>
              <table:table-cell office:value-type="float" office:value="-2.41206">
                <text:p>-2.41206</text:p>
              </table:table-cell>
              <table:table-cell office:value-type="float" office:value="-0.8040201">
                <text:p>-0.80402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5288">
                <text:p>0.0015288</text:p>
              </table:table-cell>
              <table:table-cell office:value-type="float" office:value="-3.61809">
                <text:p>-3.61809</text:p>
              </table:table-cell>
              <table:table-cell office:value-type="float" office:value="-1.12562814">
                <text:p>-1.125628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5372">
                <text:p>0.0015372</text:p>
              </table:table-cell>
              <table:table-cell office:value-type="float" office:value="-4.42211">
                <text:p>-4.42211</text:p>
              </table:table-cell>
              <table:table-cell office:value-type="float" office:value="-1.44723618">
                <text:p>-1.447236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5456">
                <text:p>0.0015456</text:p>
              </table:table-cell>
              <table:table-cell office:value-type="float" office:value="-5.427135">
                <text:p>-5.427135</text:p>
              </table:table-cell>
              <table:table-cell office:value-type="float" office:value="-1.68844221">
                <text:p>-1.688442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554">
                <text:p>0.001554</text:p>
              </table:table-cell>
              <table:table-cell office:value-type="float" office:value="-6.43216">
                <text:p>-6.43216</text:p>
              </table:table-cell>
              <table:table-cell office:value-type="float" office:value="-2.01005025">
                <text:p>-2.010050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5624">
                <text:p>0.0015624</text:p>
              </table:table-cell>
              <table:table-cell office:value-type="float" office:value="-7.23618">
                <text:p>-7.23618</text:p>
              </table:table-cell>
              <table:table-cell office:value-type="float" office:value="-2.25125628">
                <text:p>-2.251256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5708">
                <text:p>0.0015708</text:p>
              </table:table-cell>
              <table:table-cell office:value-type="float" office:value="-8.241205">
                <text:p>-8.241205</text:p>
              </table:table-cell>
              <table:table-cell office:value-type="float" office:value="-2.49246231">
                <text:p>-2.492462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5792">
                <text:p>0.0015792</text:p>
              </table:table-cell>
              <table:table-cell office:value-type="float" office:value="-9.045225">
                <text:p>-9.045225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5876">
                <text:p>0.0015876</text:p>
              </table:table-cell>
              <table:table-cell office:value-type="float" office:value="-9.849245">
                <text:p>-9.84924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596">
                <text:p>0.001596</text:p>
              </table:table-cell>
              <table:table-cell office:value-type="float" office:value="-10.653265">
                <text:p>-10.653265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6044">
                <text:p>0.0016044</text:p>
              </table:table-cell>
              <table:table-cell office:value-type="float" office:value="-11.457285">
                <text:p>-11.457285</text:p>
              </table:table-cell>
              <table:table-cell office:value-type="float" office:value="-3.45728643">
                <text:p>-3.457286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16128">
                <text:p>0.0016128</text:p>
              </table:table-cell>
              <table:table-cell office:value-type="float" office:value="-12.261305">
                <text:p>-12.261305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6212">
                <text:p>0.0016212</text:p>
              </table:table-cell>
              <table:table-cell office:value-type="float" office:value="-12.86432">
                <text:p>-12.86432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6296">
                <text:p>0.0016296</text:p>
              </table:table-cell>
              <table:table-cell office:value-type="float" office:value="-13.66834">
                <text:p>-13.66834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638">
                <text:p>0.001638</text:p>
              </table:table-cell>
              <table:table-cell office:value-type="float" office:value="-14.271355">
                <text:p>-14.271355</text:p>
              </table:table-cell>
              <table:table-cell office:value-type="float" office:value="-4.26130653">
                <text:p>-4.261306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6464">
                <text:p>0.0016464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6548">
                <text:p>0.0016548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6632">
                <text:p>0.0016632</text:p>
              </table:table-cell>
              <table:table-cell office:value-type="float" office:value="-15.879395">
                <text:p>-15.879395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6716">
                <text:p>0.0016716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68">
                <text:p>0.00168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6884">
                <text:p>0.0016884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6968">
                <text:p>0.0016968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17052">
                <text:p>0.0017052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7136">
                <text:p>0.0017136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722">
                <text:p>0.00172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7304">
                <text:p>0.001730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17388">
                <text:p>0.001738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7472">
                <text:p>0.001747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6281407">
                <text:p>-5.62814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17556">
                <text:p>0.001755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764">
                <text:p>0.00176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7724">
                <text:p>0.001772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7808">
                <text:p>0.0017808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7892">
                <text:p>0.0017892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17976">
                <text:p>0.0017976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1806">
                <text:p>0.001806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18144">
                <text:p>0.0018144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8228">
                <text:p>0.0018228</text:p>
              </table:table-cell>
              <table:table-cell office:value-type="float" office:value="-16.48241">
                <text:p>-16.48241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8312">
                <text:p>0.0018312</text:p>
              </table:table-cell>
              <table:table-cell office:value-type="float" office:value="-16.0804">
                <text:p>-16.0804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18396">
                <text:p>0.0018396</text:p>
              </table:table-cell>
              <table:table-cell office:value-type="float" office:value="-15.477385">
                <text:p>-15.477385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848">
                <text:p>0.001848</text:p>
              </table:table-cell>
              <table:table-cell office:value-type="float" office:value="-15.075375">
                <text:p>-15.075375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8564">
                <text:p>0.0018564</text:p>
              </table:table-cell>
              <table:table-cell office:value-type="float" office:value="-14.271355">
                <text:p>-14.271355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18648">
                <text:p>0.0018648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18732">
                <text:p>0.0018732</text:p>
              </table:table-cell>
              <table:table-cell office:value-type="float" office:value="-13.065325">
                <text:p>-13.065325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18816">
                <text:p>0.0018816</text:p>
              </table:table-cell>
              <table:table-cell office:value-type="float" office:value="-12.46231">
                <text:p>-12.46231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189">
                <text:p>0.00189</text:p>
              </table:table-cell>
              <table:table-cell office:value-type="float" office:value="-11.65829">
                <text:p>-11.65829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18984">
                <text:p>0.0018984</text:p>
              </table:table-cell>
              <table:table-cell office:value-type="float" office:value="-10.85427">
                <text:p>-10.85427</text:p>
              </table:table-cell>
              <table:table-cell office:value-type="float" office:value="-3.29648241">
                <text:p>-3.296482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19068">
                <text:p>0.0019068</text:p>
              </table:table-cell>
              <table:table-cell office:value-type="float" office:value="-10.251255">
                <text:p>-10.251255</text:p>
              </table:table-cell>
              <table:table-cell office:value-type="float" office:value="-3.05527638">
                <text:p>-3.055276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19152">
                <text:p>0.0019152</text:p>
              </table:table-cell>
              <table:table-cell office:value-type="float" office:value="-9.24623">
                <text:p>-9.24623</text:p>
              </table:table-cell>
              <table:table-cell office:value-type="float" office:value="-2.81407035">
                <text:p>-2.814070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19236">
                <text:p>0.0019236</text:p>
              </table:table-cell>
              <table:table-cell office:value-type="float" office:value="-8.44221">
                <text:p>-8.44221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1932">
                <text:p>0.001932</text:p>
              </table:table-cell>
              <table:table-cell office:value-type="float" office:value="-7.63819">
                <text:p>-7.63819</text:p>
              </table:table-cell>
              <table:table-cell office:value-type="float" office:value="-2.33165829">
                <text:p>-2.331658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9404">
                <text:p>0.0019404</text:p>
              </table:table-cell>
              <table:table-cell office:value-type="float" office:value="-6.83417">
                <text:p>-6.83417</text:p>
              </table:table-cell>
              <table:table-cell office:value-type="float" office:value="-2.01005025">
                <text:p>-2.010050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9488">
                <text:p>0.0019488</text:p>
              </table:table-cell>
              <table:table-cell office:value-type="float" office:value="-5.829145">
                <text:p>-5.829145</text:p>
              </table:table-cell>
              <table:table-cell office:value-type="float" office:value="-1.68844221">
                <text:p>-1.688442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19572">
                <text:p>0.0019572</text:p>
              </table:table-cell>
              <table:table-cell office:value-type="float" office:value="-4.82412">
                <text:p>-4.82412</text:p>
              </table:table-cell>
              <table:table-cell office:value-type="float" office:value="-1.44723618">
                <text:p>-1.447236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19656">
                <text:p>0.0019656</text:p>
              </table:table-cell>
              <table:table-cell office:value-type="float" office:value="-4.0201">
                <text:p>-4.0201</text:p>
              </table:table-cell>
              <table:table-cell office:value-type="float" office:value="-1.12562814">
                <text:p>-1.125628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1974">
                <text:p>0.001974</text:p>
              </table:table-cell>
              <table:table-cell office:value-type="float" office:value="-3.015075">
                <text:p>-3.015075</text:p>
              </table:table-cell>
              <table:table-cell office:value-type="float" office:value="-0.88442211">
                <text:p>-0.884422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9824">
                <text:p>0.0019824</text:p>
              </table:table-cell>
              <table:table-cell office:value-type="float" office:value="-2.01005">
                <text:p>-2.0100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19908">
                <text:p>0.0019908</text:p>
              </table:table-cell>
              <table:table-cell office:value-type="float" office:value="-1.005025">
                <text:p>-1.005025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19992">
                <text:p>0.0019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0076">
                <text:p>0.0020076</text:p>
              </table:table-cell>
              <table:table-cell office:value-type="float" office:value="0.80402">
                <text:p>0.80402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2016">
                <text:p>0.002016</text:p>
              </table:table-cell>
              <table:table-cell office:value-type="float" office:value="1.60804">
                <text:p>1.60804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20244">
                <text:p>0.0020244</text:p>
              </table:table-cell>
              <table:table-cell office:value-type="float" office:value="2.81407">
                <text:p>2.81407</text:p>
              </table:table-cell>
              <table:table-cell office:value-type="float" office:value="0.88442211">
                <text:p>0.884422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0328">
                <text:p>0.0020328</text:p>
              </table:table-cell>
              <table:table-cell office:value-type="float" office:value="3.61809">
                <text:p>3.61809</text:p>
              </table:table-cell>
              <table:table-cell office:value-type="float" office:value="1.12562814">
                <text:p>1.125628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20412">
                <text:p>0.0020412</text:p>
              </table:table-cell>
              <table:table-cell office:value-type="float" office:value="4.623115">
                <text:p>4.623115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20496">
                <text:p>0.0020496</text:p>
              </table:table-cell>
              <table:table-cell office:value-type="float" office:value="5.62814">
                <text:p>5.62814</text:p>
              </table:table-cell>
              <table:table-cell office:value-type="float" office:value="1.68844221">
                <text:p>1.688442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2058">
                <text:p>0.002058</text:p>
              </table:table-cell>
              <table:table-cell office:value-type="float" office:value="6.43216">
                <text:p>6.43216</text:p>
              </table:table-cell>
              <table:table-cell office:value-type="float" office:value="1.92964824">
                <text:p>1.929648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0664">
                <text:p>0.0020664</text:p>
              </table:table-cell>
              <table:table-cell office:value-type="float" office:value="7.437185">
                <text:p>7.437185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20748">
                <text:p>0.0020748</text:p>
              </table:table-cell>
              <table:table-cell office:value-type="float" office:value="8.241205">
                <text:p>8.241205</text:p>
              </table:table-cell>
              <table:table-cell office:value-type="float" office:value="2.49246231">
                <text:p>2.492462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20832">
                <text:p>0.0020832</text:p>
              </table:table-cell>
              <table:table-cell office:value-type="float" office:value="9.045225">
                <text:p>9.045225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0916">
                <text:p>0.0020916</text:p>
              </table:table-cell>
              <table:table-cell office:value-type="float" office:value="9.849245">
                <text:p>9.84924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21">
                <text:p>0.0021</text:p>
              </table:table-cell>
              <table:table-cell office:value-type="float" office:value="10.653265">
                <text:p>10.653265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21084">
                <text:p>0.0021084</text:p>
              </table:table-cell>
              <table:table-cell office:value-type="float" office:value="11.457285">
                <text:p>11.457285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21168">
                <text:p>0.0021168</text:p>
              </table:table-cell>
              <table:table-cell office:value-type="float" office:value="12.261305">
                <text:p>12.261305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21252">
                <text:p>0.0021252</text:p>
              </table:table-cell>
              <table:table-cell office:value-type="float" office:value="12.86432">
                <text:p>12.86432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21336">
                <text:p>0.0021336</text:p>
              </table:table-cell>
              <table:table-cell office:value-type="float" office:value="13.467335">
                <text:p>13.467335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2142">
                <text:p>0.002142</text:p>
              </table:table-cell>
              <table:table-cell office:value-type="float" office:value="14.271355">
                <text:p>14.27135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21504">
                <text:p>0.0021504</text:p>
              </table:table-cell>
              <table:table-cell office:value-type="float" office:value="14.673365">
                <text:p>14.673365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21588">
                <text:p>0.0021588</text:p>
              </table:table-cell>
              <table:table-cell office:value-type="float" office:value="15.27638">
                <text:p>15.27638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21672">
                <text:p>0.0021672</text:p>
              </table:table-cell>
              <table:table-cell office:value-type="float" office:value="15.879395">
                <text:p>15.879395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21756">
                <text:p>0.0021756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2184">
                <text:p>0.002184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21924">
                <text:p>0.0021924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22008">
                <text:p>0.0022008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2092">
                <text:p>0.0022092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22176">
                <text:p>0.0022176</text:p>
              </table:table-cell>
              <table:table-cell office:value-type="float" office:value="17.68844">
                <text:p>17.68844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2226">
                <text:p>0.002226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2344">
                <text:p>0.002234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22428">
                <text:p>0.0022428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2512">
                <text:p>0.0022512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22596">
                <text:p>0.0022596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2268">
                <text:p>0.002268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22764">
                <text:p>0.002276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2848">
                <text:p>0.0022848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22932">
                <text:p>0.0022932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23016">
                <text:p>0.0023016</text:p>
              </table:table-cell>
              <table:table-cell office:value-type="float" office:value="17.28643">
                <text:p>17.28643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231">
                <text:p>0.00231</text:p>
              </table:table-cell>
              <table:table-cell office:value-type="float" office:value="16.683415">
                <text:p>16.68341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23184">
                <text:p>0.0023184</text:p>
              </table:table-cell>
              <table:table-cell office:value-type="float" office:value="16.48241">
                <text:p>16.48241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23268">
                <text:p>0.0023268</text:p>
              </table:table-cell>
              <table:table-cell office:value-type="float" office:value="15.879395">
                <text:p>15.879395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23352">
                <text:p>0.0023352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23436">
                <text:p>0.0023436</text:p>
              </table:table-cell>
              <table:table-cell office:value-type="float" office:value="14.87437">
                <text:p>14.87437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2352">
                <text:p>0.002352</text:p>
              </table:table-cell>
              <table:table-cell office:value-type="float" office:value="14.47236">
                <text:p>14.47236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23604">
                <text:p>0.0023604</text:p>
              </table:table-cell>
              <table:table-cell office:value-type="float" office:value="13.66834">
                <text:p>13.66834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23688">
                <text:p>0.0023688</text:p>
              </table:table-cell>
              <table:table-cell office:value-type="float" office:value="13.065325">
                <text:p>13.065325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23772">
                <text:p>0.0023772</text:p>
              </table:table-cell>
              <table:table-cell office:value-type="float" office:value="12.46231">
                <text:p>12.46231</text:p>
              </table:table-cell>
              <table:table-cell office:value-type="float" office:value="3.69849246">
                <text:p>3.698492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23856">
                <text:p>0.0023856</text:p>
              </table:table-cell>
              <table:table-cell office:value-type="float" office:value="11.65829">
                <text:p>11.65829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2394">
                <text:p>0.002394</text:p>
              </table:table-cell>
              <table:table-cell office:value-type="float" office:value="10.85427">
                <text:p>10.85427</text:p>
              </table:table-cell>
              <table:table-cell office:value-type="float" office:value="3.2160804">
                <text:p>3.21608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4024">
                <text:p>0.0024024</text:p>
              </table:table-cell>
              <table:table-cell office:value-type="float" office:value="10.251255">
                <text:p>10.251255</text:p>
              </table:table-cell>
              <table:table-cell office:value-type="float" office:value="2.97487437">
                <text:p>2.974874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24108">
                <text:p>0.0024108</text:p>
              </table:table-cell>
              <table:table-cell office:value-type="float" office:value="9.447235">
                <text:p>9.447235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24192">
                <text:p>0.0024192</text:p>
              </table:table-cell>
              <table:table-cell office:value-type="float" office:value="8.44221">
                <text:p>8.44221</text:p>
              </table:table-cell>
              <table:table-cell office:value-type="float" office:value="2.49246231">
                <text:p>2.492462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24276">
                <text:p>0.0024276</text:p>
              </table:table-cell>
              <table:table-cell office:value-type="float" office:value="7.63819">
                <text:p>7.63819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2436">
                <text:p>0.002436</text:p>
              </table:table-cell>
              <table:table-cell office:value-type="float" office:value="6.83417">
                <text:p>6.83417</text:p>
              </table:table-cell>
              <table:table-cell office:value-type="float" office:value="2.01005025">
                <text:p>2.010050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24444">
                <text:p>0.0024444</text:p>
              </table:table-cell>
              <table:table-cell office:value-type="float" office:value="6.03015">
                <text:p>6.03015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24528">
                <text:p>0.0024528</text:p>
              </table:table-cell>
              <table:table-cell office:value-type="float" office:value="5.025125">
                <text:p>5.025125</text:p>
              </table:table-cell>
              <table:table-cell office:value-type="float" office:value="1.44723618">
                <text:p>1.447236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24612">
                <text:p>0.0024612</text:p>
              </table:table-cell>
              <table:table-cell office:value-type="float" office:value="4.221105">
                <text:p>4.221105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24696">
                <text:p>0.0024696</text:p>
              </table:table-cell>
              <table:table-cell office:value-type="float" office:value="3.21608">
                <text:p>3.21608</text:p>
              </table:table-cell>
              <table:table-cell office:value-type="float" office:value="0.88442211">
                <text:p>0.884422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2478">
                <text:p>0.002478</text:p>
              </table:table-cell>
              <table:table-cell office:value-type="float" office:value="2.211055">
                <text:p>2.211055</text:p>
              </table:table-cell>
              <table:table-cell office:value-type="float" office:value="0.56281407">
                <text:p>0.562814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24864">
                <text:p>0.0024864</text:p>
              </table:table-cell>
              <table:table-cell office:value-type="float" office:value="1.005025">
                <text:p>1.005025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24948">
                <text:p>0.0024948</text:p>
              </table:table-cell>
              <table:table-cell office:value-type="float" office:value="0.201005">
                <text:p>0.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25032">
                <text:p>0.0025032</text:p>
              </table:table-cell>
              <table:table-cell office:value-type="float" office:value="-0.603015">
                <text:p>-0.603015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25116">
                <text:p>0.0025116</text:p>
              </table:table-cell>
              <table:table-cell office:value-type="float" office:value="-1.60804">
                <text:p>-1.60804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252">
                <text:p>0.00252</text:p>
              </table:table-cell>
              <table:table-cell office:value-type="float" office:value="-2.613065">
                <text:p>-2.613065</text:p>
              </table:table-cell>
              <table:table-cell office:value-type="float" office:value="-0.8040201">
                <text:p>-0.80402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25284">
                <text:p>0.0025284</text:p>
              </table:table-cell>
              <table:table-cell office:value-type="float" office:value="-3.61809">
                <text:p>-3.61809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25368">
                <text:p>0.0025368</text:p>
              </table:table-cell>
              <table:table-cell office:value-type="float" office:value="-4.42211">
                <text:p>-4.42211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25452">
                <text:p>0.0025452</text:p>
              </table:table-cell>
              <table:table-cell office:value-type="float" office:value="-5.427135">
                <text:p>-5.427135</text:p>
              </table:table-cell>
              <table:table-cell office:value-type="float" office:value="-1.68844221">
                <text:p>-1.688442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25536">
                <text:p>0.0025536</text:p>
              </table:table-cell>
              <table:table-cell office:value-type="float" office:value="-6.43216">
                <text:p>-6.43216</text:p>
              </table:table-cell>
              <table:table-cell office:value-type="float" office:value="-1.92964824">
                <text:p>-1.929648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2562">
                <text:p>0.002562</text:p>
              </table:table-cell>
              <table:table-cell office:value-type="float" office:value="-7.23618">
                <text:p>-7.23618</text:p>
              </table:table-cell>
              <table:table-cell office:value-type="float" office:value="-2.25125628">
                <text:p>-2.251256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25704">
                <text:p>0.0025704</text:p>
              </table:table-cell>
              <table:table-cell office:value-type="float" office:value="-8.0402">
                <text:p>-8.0402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25788">
                <text:p>0.0025788</text:p>
              </table:table-cell>
              <table:table-cell office:value-type="float" office:value="-9.045225">
                <text:p>-9.045225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25872">
                <text:p>0.0025872</text:p>
              </table:table-cell>
              <table:table-cell office:value-type="float" office:value="-9.849245">
                <text:p>-9.84924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25956">
                <text:p>0.0025956</text:p>
              </table:table-cell>
              <table:table-cell office:value-type="float" office:value="-10.653265">
                <text:p>-10.653265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2604">
                <text:p>0.002604</text:p>
              </table:table-cell>
              <table:table-cell office:value-type="float" office:value="-11.457285">
                <text:p>-11.457285</text:p>
              </table:table-cell>
              <table:table-cell office:value-type="float" office:value="-3.45728643">
                <text:p>-3.457286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26124">
                <text:p>0.0026124</text:p>
              </table:table-cell>
              <table:table-cell office:value-type="float" office:value="-12.261305">
                <text:p>-12.261305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26208">
                <text:p>0.0026208</text:p>
              </table:table-cell>
              <table:table-cell office:value-type="float" office:value="-13.065325">
                <text:p>-13.065325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26292">
                <text:p>0.0026292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26376">
                <text:p>0.0026376</text:p>
              </table:table-cell>
              <table:table-cell office:value-type="float" office:value="-14.271355">
                <text:p>-14.27135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2646">
                <text:p>0.002646</text:p>
              </table:table-cell>
              <table:table-cell office:value-type="float" office:value="-14.87437">
                <text:p>-14.87437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26544">
                <text:p>0.0026544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26628">
                <text:p>0.0026628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26712">
                <text:p>0.0026712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26796">
                <text:p>0.0026796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2688">
                <text:p>0.002688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26964">
                <text:p>0.0026964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27048">
                <text:p>0.0027048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27132">
                <text:p>0.0027132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27216">
                <text:p>0.002721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273">
                <text:p>0.00273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27384">
                <text:p>0.002738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27468">
                <text:p>0.002746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27552">
                <text:p>0.002755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27636">
                <text:p>0.002763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2772">
                <text:p>0.00277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27804">
                <text:p>0.0027804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27888">
                <text:p>0.0027888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27972">
                <text:p>0.0027972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28056">
                <text:p>0.0028056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2814">
                <text:p>0.002814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28224">
                <text:p>0.0028224</text:p>
              </table:table-cell>
              <table:table-cell office:value-type="float" office:value="-16.48241">
                <text:p>-16.48241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28308">
                <text:p>0.0028308</text:p>
              </table:table-cell>
              <table:table-cell office:value-type="float" office:value="-16.0804">
                <text:p>-16.0804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28392">
                <text:p>0.0028392</text:p>
              </table:table-cell>
              <table:table-cell office:value-type="float" office:value="-15.477385">
                <text:p>-15.477385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8476">
                <text:p>0.0028476</text:p>
              </table:table-cell>
              <table:table-cell office:value-type="float" office:value="-14.87437">
                <text:p>-14.87437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2856">
                <text:p>0.002856</text:p>
              </table:table-cell>
              <table:table-cell office:value-type="float" office:value="-14.47236">
                <text:p>-14.47236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28644">
                <text:p>0.0028644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28728">
                <text:p>0.0028728</text:p>
              </table:table-cell>
              <table:table-cell office:value-type="float" office:value="-13.26633">
                <text:p>-13.26633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28812">
                <text:p>0.0028812</text:p>
              </table:table-cell>
              <table:table-cell office:value-type="float" office:value="-12.46231">
                <text:p>-12.46231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28896">
                <text:p>0.0028896</text:p>
              </table:table-cell>
              <table:table-cell office:value-type="float" office:value="-11.859295">
                <text:p>-11.859295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898">
                <text:p>0.002898</text:p>
              </table:table-cell>
              <table:table-cell office:value-type="float" office:value="-10.85427">
                <text:p>-10.85427</text:p>
              </table:table-cell>
              <table:table-cell office:value-type="float" office:value="-3.29648241">
                <text:p>-3.2964824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29064">
                <text:p>0.0029064</text:p>
              </table:table-cell>
              <table:table-cell office:value-type="float" office:value="-10.05025">
                <text:p>-10.0502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29148">
                <text:p>0.0029148</text:p>
              </table:table-cell>
              <table:table-cell office:value-type="float" office:value="-9.447235">
                <text:p>-9.447235</text:p>
              </table:table-cell>
              <table:table-cell office:value-type="float" office:value="-2.81407035">
                <text:p>-2.814070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29232">
                <text:p>0.0029232</text:p>
              </table:table-cell>
              <table:table-cell office:value-type="float" office:value="-8.44221">
                <text:p>-8.44221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29316">
                <text:p>0.0029316</text:p>
              </table:table-cell>
              <table:table-cell office:value-type="float" office:value="-7.63819">
                <text:p>-7.63819</text:p>
              </table:table-cell>
              <table:table-cell office:value-type="float" office:value="-2.25125628">
                <text:p>-2.251256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294">
                <text:p>0.00294</text:p>
              </table:table-cell>
              <table:table-cell office:value-type="float" office:value="-6.83417">
                <text:p>-6.83417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29484">
                <text:p>0.0029484</text:p>
              </table:table-cell>
              <table:table-cell office:value-type="float" office:value="-5.829145">
                <text:p>-5.829145</text:p>
              </table:table-cell>
              <table:table-cell office:value-type="float" office:value="-1.68844221">
                <text:p>-1.688442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29568">
                <text:p>0.0029568</text:p>
              </table:table-cell>
              <table:table-cell office:value-type="float" office:value="-4.82412">
                <text:p>-4.82412</text:p>
              </table:table-cell>
              <table:table-cell office:value-type="float" office:value="-1.44723618">
                <text:p>-1.447236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29652">
                <text:p>0.0029652</text:p>
              </table:table-cell>
              <table:table-cell office:value-type="float" office:value="-3.819095">
                <text:p>-3.819095</text:p>
              </table:table-cell>
              <table:table-cell office:value-type="float" office:value="-1.20603015">
                <text:p>-1.206030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29736">
                <text:p>0.0029736</text:p>
              </table:table-cell>
              <table:table-cell office:value-type="float" office:value="-3.015075">
                <text:p>-3.015075</text:p>
              </table:table-cell>
              <table:table-cell office:value-type="float" office:value="-0.88442211">
                <text:p>-0.884422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2982">
                <text:p>0.002982</text:p>
              </table:table-cell>
              <table:table-cell office:value-type="float" office:value="-2.01005">
                <text:p>-2.0100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29904">
                <text:p>0.0029904</text:p>
              </table:table-cell>
              <table:table-cell office:value-type="float" office:value="-1.005025">
                <text:p>-1.005025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29988">
                <text:p>0.0029988</text:p>
              </table:table-cell>
              <table:table-cell office:value-type="float" office:value="-0.201005">
                <text:p>-0.201005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30072">
                <text:p>0.0030072</text:p>
              </table:table-cell>
              <table:table-cell office:value-type="float" office:value="0.80402">
                <text:p>0.80402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30156">
                <text:p>0.0030156</text:p>
              </table:table-cell>
              <table:table-cell office:value-type="float" office:value="1.809045">
                <text:p>1.809045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3024">
                <text:p>0.003024</text:p>
              </table:table-cell>
              <table:table-cell office:value-type="float" office:value="2.81407">
                <text:p>2.81407</text:p>
              </table:table-cell>
              <table:table-cell office:value-type="float" office:value="0.8040201">
                <text:p>0.80402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30324">
                <text:p>0.0030324</text:p>
              </table:table-cell>
              <table:table-cell office:value-type="float" office:value="3.61809">
                <text:p>3.61809</text:p>
              </table:table-cell>
              <table:table-cell office:value-type="float" office:value="1.12562814">
                <text:p>1.125628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30408">
                <text:p>0.0030408</text:p>
              </table:table-cell>
              <table:table-cell office:value-type="float" office:value="4.623115">
                <text:p>4.623115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30492">
                <text:p>0.0030492</text:p>
              </table:table-cell>
              <table:table-cell office:value-type="float" office:value="5.62814">
                <text:p>5.62814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30576">
                <text:p>0.0030576</text:p>
              </table:table-cell>
              <table:table-cell office:value-type="float" office:value="6.43216">
                <text:p>6.43216</text:p>
              </table:table-cell>
              <table:table-cell office:value-type="float" office:value="1.92964824">
                <text:p>1.929648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3066">
                <text:p>0.003066</text:p>
              </table:table-cell>
              <table:table-cell office:value-type="float" office:value="7.437185">
                <text:p>7.437185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30744">
                <text:p>0.0030744</text:p>
              </table:table-cell>
              <table:table-cell office:value-type="float" office:value="8.241205">
                <text:p>8.241205</text:p>
              </table:table-cell>
              <table:table-cell office:value-type="float" office:value="2.49246231">
                <text:p>2.4924623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30828">
                <text:p>0.0030828</text:p>
              </table:table-cell>
              <table:table-cell office:value-type="float" office:value="9.045225">
                <text:p>9.045225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30912">
                <text:p>0.0030912</text:p>
              </table:table-cell>
              <table:table-cell office:value-type="float" office:value="9.849245">
                <text:p>9.84924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30996">
                <text:p>0.0030996</text:p>
              </table:table-cell>
              <table:table-cell office:value-type="float" office:value="10.653265">
                <text:p>10.653265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3108">
                <text:p>0.003108</text:p>
              </table:table-cell>
              <table:table-cell office:value-type="float" office:value="11.457285">
                <text:p>11.457285</text:p>
              </table:table-cell>
              <table:table-cell office:value-type="float" office:value="3.37688442">
                <text:p>3.376884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31164">
                <text:p>0.0031164</text:p>
              </table:table-cell>
              <table:table-cell office:value-type="float" office:value="12.0603">
                <text:p>12.0603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31248">
                <text:p>0.0031248</text:p>
              </table:table-cell>
              <table:table-cell office:value-type="float" office:value="12.86432">
                <text:p>12.86432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31332">
                <text:p>0.0031332</text:p>
              </table:table-cell>
              <table:table-cell office:value-type="float" office:value="13.66834">
                <text:p>13.66834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31416">
                <text:p>0.0031416</text:p>
              </table:table-cell>
              <table:table-cell office:value-type="float" office:value="14.07035">
                <text:p>14.0703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315">
                <text:p>0.00315</text:p>
              </table:table-cell>
              <table:table-cell office:value-type="float" office:value="14.673365">
                <text:p>14.67336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31584">
                <text:p>0.0031584</text:p>
              </table:table-cell>
              <table:table-cell office:value-type="float" office:value="15.27638">
                <text:p>15.27638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31668">
                <text:p>0.0031668</text:p>
              </table:table-cell>
              <table:table-cell office:value-type="float" office:value="15.67839">
                <text:p>15.67839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31752">
                <text:p>0.0031752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31836">
                <text:p>0.0031836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3192">
                <text:p>0.003192</text:p>
              </table:table-cell>
              <table:table-cell office:value-type="float" office:value="17.085425">
                <text:p>17.08542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32004">
                <text:p>0.0032004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32088">
                <text:p>0.0032088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32172">
                <text:p>0.0032172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32256">
                <text:p>0.0032256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3234">
                <text:p>0.003234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32424">
                <text:p>0.0032424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32508">
                <text:p>0.0032508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32592">
                <text:p>0.0032592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32676">
                <text:p>0.0032676</text:p>
              </table:table-cell>
              <table:table-cell office:value-type="float" office:value="17.889445">
                <text:p>17.8894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3276">
                <text:p>0.003276</text:p>
              </table:table-cell>
              <table:table-cell office:value-type="float" office:value="17.889445">
                <text:p>17.88944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32844">
                <text:p>0.0032844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32928">
                <text:p>0.0032928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33012">
                <text:p>0.0033012</text:p>
              </table:table-cell>
              <table:table-cell office:value-type="float" office:value="17.085425">
                <text:p>17.08542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33096">
                <text:p>0.0033096</text:p>
              </table:table-cell>
              <table:table-cell office:value-type="float" office:value="16.88442">
                <text:p>16.88442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3318">
                <text:p>0.003318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33264">
                <text:p>0.0033264</text:p>
              </table:table-cell>
              <table:table-cell office:value-type="float" office:value="16.0804">
                <text:p>16.0804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33348">
                <text:p>0.0033348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33432">
                <text:p>0.0033432</text:p>
              </table:table-cell>
              <table:table-cell office:value-type="float" office:value="14.87437">
                <text:p>14.87437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33516">
                <text:p>0.0033516</text:p>
              </table:table-cell>
              <table:table-cell office:value-type="float" office:value="14.47236">
                <text:p>14.47236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336">
                <text:p>0.00336</text:p>
              </table:table-cell>
              <table:table-cell office:value-type="float" office:value="13.869345">
                <text:p>13.869345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33684">
                <text:p>0.0033684</text:p>
              </table:table-cell>
              <table:table-cell office:value-type="float" office:value="13.065325">
                <text:p>13.065325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33768">
                <text:p>0.0033768</text:p>
              </table:table-cell>
              <table:table-cell office:value-type="float" office:value="12.46231">
                <text:p>12.46231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33852">
                <text:p>0.0033852</text:p>
              </table:table-cell>
              <table:table-cell office:value-type="float" office:value="11.859295">
                <text:p>11.859295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33936">
                <text:p>0.0033936</text:p>
              </table:table-cell>
              <table:table-cell office:value-type="float" office:value="11.055275">
                <text:p>11.055275</text:p>
              </table:table-cell>
              <table:table-cell office:value-type="float" office:value="3.2160804">
                <text:p>3.21608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3402">
                <text:p>0.003402</text:p>
              </table:table-cell>
              <table:table-cell office:value-type="float" office:value="10.251255">
                <text:p>10.251255</text:p>
              </table:table-cell>
              <table:table-cell office:value-type="float" office:value="2.97487437">
                <text:p>2.9748743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34104">
                <text:p>0.0034104</text:p>
              </table:table-cell>
              <table:table-cell office:value-type="float" office:value="9.447235">
                <text:p>9.447235</text:p>
              </table:table-cell>
              <table:table-cell office:value-type="float" office:value="2.73366834">
                <text:p>2.733668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34188">
                <text:p>0.0034188</text:p>
              </table:table-cell>
              <table:table-cell office:value-type="float" office:value="8.643215">
                <text:p>8.643215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34272">
                <text:p>0.0034272</text:p>
              </table:table-cell>
              <table:table-cell office:value-type="float" office:value="7.839195">
                <text:p>7.839195</text:p>
              </table:table-cell>
              <table:table-cell office:value-type="float" office:value="2.25125628">
                <text:p>2.251256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34356">
                <text:p>0.0034356</text:p>
              </table:table-cell>
              <table:table-cell office:value-type="float" office:value="6.83417">
                <text:p>6.83417</text:p>
              </table:table-cell>
              <table:table-cell office:value-type="float" office:value="2.01005025">
                <text:p>2.010050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3444">
                <text:p>0.003444</text:p>
              </table:table-cell>
              <table:table-cell office:value-type="float" office:value="6.03015">
                <text:p>6.03015</text:p>
              </table:table-cell>
              <table:table-cell office:value-type="float" office:value="1.68844221">
                <text:p>1.688442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34524">
                <text:p>0.0034524</text:p>
              </table:table-cell>
              <table:table-cell office:value-type="float" office:value="5.025125">
                <text:p>5.025125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34608">
                <text:p>0.0034608</text:p>
              </table:table-cell>
              <table:table-cell office:value-type="float" office:value="4.221105">
                <text:p>4.221105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34692">
                <text:p>0.0034692</text:p>
              </table:table-cell>
              <table:table-cell office:value-type="float" office:value="3.015075">
                <text:p>3.015075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34776">
                <text:p>0.0034776</text:p>
              </table:table-cell>
              <table:table-cell office:value-type="float" office:value="2.211055">
                <text:p>2.211055</text:p>
              </table:table-cell>
              <table:table-cell office:value-type="float" office:value="0.64321608">
                <text:p>0.643216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3486">
                <text:p>0.003486</text:p>
              </table:table-cell>
              <table:table-cell office:value-type="float" office:value="1.20603">
                <text:p>1.20603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34944">
                <text:p>0.0034944</text:p>
              </table:table-cell>
              <table:table-cell office:value-type="float" office:value="0.201005">
                <text:p>0.201005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35028">
                <text:p>0.0035028</text:p>
              </table:table-cell>
              <table:table-cell office:value-type="float" office:value="-0.603015">
                <text:p>-0.603015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35112">
                <text:p>0.0035112</text:p>
              </table:table-cell>
              <table:table-cell office:value-type="float" office:value="-1.60804">
                <text:p>-1.60804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35196">
                <text:p>0.0035196</text:p>
              </table:table-cell>
              <table:table-cell office:value-type="float" office:value="-2.613065">
                <text:p>-2.613065</text:p>
              </table:table-cell>
              <table:table-cell office:value-type="float" office:value="-0.8040201">
                <text:p>-0.80402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3528">
                <text:p>0.003528</text:p>
              </table:table-cell>
              <table:table-cell office:value-type="float" office:value="-3.61809">
                <text:p>-3.61809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35364">
                <text:p>0.0035364</text:p>
              </table:table-cell>
              <table:table-cell office:value-type="float" office:value="-4.42211">
                <text:p>-4.42211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35448">
                <text:p>0.0035448</text:p>
              </table:table-cell>
              <table:table-cell office:value-type="float" office:value="-5.427135">
                <text:p>-5.427135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35532">
                <text:p>0.0035532</text:p>
              </table:table-cell>
              <table:table-cell office:value-type="float" office:value="-6.43216">
                <text:p>-6.43216</text:p>
              </table:table-cell>
              <table:table-cell office:value-type="float" office:value="-1.92964824">
                <text:p>-1.929648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35616">
                <text:p>0.0035616</text:p>
              </table:table-cell>
              <table:table-cell office:value-type="float" office:value="-7.23618">
                <text:p>-7.23618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357">
                <text:p>0.00357</text:p>
              </table:table-cell>
              <table:table-cell office:value-type="float" office:value="-8.0402">
                <text:p>-8.0402</text:p>
              </table:table-cell>
              <table:table-cell office:value-type="float" office:value="-2.49246231">
                <text:p>-2.4924623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35784">
                <text:p>0.0035784</text:p>
              </table:table-cell>
              <table:table-cell office:value-type="float" office:value="-9.045225">
                <text:p>-9.045225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35868">
                <text:p>0.0035868</text:p>
              </table:table-cell>
              <table:table-cell office:value-type="float" office:value="-9.849245">
                <text:p>-9.84924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35952">
                <text:p>0.0035952</text:p>
              </table:table-cell>
              <table:table-cell office:value-type="float" office:value="-10.653265">
                <text:p>-10.653265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36036">
                <text:p>0.0036036</text:p>
              </table:table-cell>
              <table:table-cell office:value-type="float" office:value="-11.457285">
                <text:p>-11.45728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3612">
                <text:p>0.003612</text:p>
              </table:table-cell>
              <table:table-cell office:value-type="float" office:value="-12.0603">
                <text:p>-12.0603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36204">
                <text:p>0.0036204</text:p>
              </table:table-cell>
              <table:table-cell office:value-type="float" office:value="-12.86432">
                <text:p>-12.86432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36288">
                <text:p>0.0036288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36372">
                <text:p>0.0036372</text:p>
              </table:table-cell>
              <table:table-cell office:value-type="float" office:value="-14.271355">
                <text:p>-14.271355</text:p>
              </table:table-cell>
              <table:table-cell office:value-type="float" office:value="-4.26130653">
                <text:p>-4.2613065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36456">
                <text:p>0.0036456</text:p>
              </table:table-cell>
              <table:table-cell office:value-type="float" office:value="-14.87437">
                <text:p>-14.87437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3654">
                <text:p>0.003654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36624">
                <text:p>0.0036624</text:p>
              </table:table-cell>
              <table:table-cell office:value-type="float" office:value="-15.879395">
                <text:p>-15.879395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36708">
                <text:p>0.0036708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36792">
                <text:p>0.0036792</text:p>
              </table:table-cell>
              <table:table-cell office:value-type="float" office:value="-16.88442">
                <text:p>-16.88442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36876">
                <text:p>0.0036876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3696">
                <text:p>0.003696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37044">
                <text:p>0.0037044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37128">
                <text:p>0.0037128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37212">
                <text:p>0.003721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37296">
                <text:p>0.003729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3738">
                <text:p>0.00373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37464">
                <text:p>0.003746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37548">
                <text:p>0.003754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37632">
                <text:p>0.003763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37716">
                <text:p>0.003771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378">
                <text:p>0.00378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37884">
                <text:p>0.0037884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37968">
                <text:p>0.0037968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38052">
                <text:p>0.0038052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38136">
                <text:p>0.0038136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3822">
                <text:p>0.003822</text:p>
              </table:table-cell>
              <table:table-cell office:value-type="float" office:value="-16.48241">
                <text:p>-16.48241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38304">
                <text:p>0.0038304</text:p>
              </table:table-cell>
              <table:table-cell office:value-type="float" office:value="-16.0804">
                <text:p>-16.0804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38388">
                <text:p>0.0038388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38472">
                <text:p>0.0038472</text:p>
              </table:table-cell>
              <table:table-cell office:value-type="float" office:value="-15.075375">
                <text:p>-15.075375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38556">
                <text:p>0.0038556</text:p>
              </table:table-cell>
              <table:table-cell office:value-type="float" office:value="-14.47236">
                <text:p>-14.47236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3864">
                <text:p>0.003864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38724">
                <text:p>0.0038724</text:p>
              </table:table-cell>
              <table:table-cell office:value-type="float" office:value="-13.065325">
                <text:p>-13.065325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38808">
                <text:p>0.0038808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38892">
                <text:p>0.0038892</text:p>
              </table:table-cell>
              <table:table-cell office:value-type="float" office:value="-11.65829">
                <text:p>-11.65829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38976">
                <text:p>0.0038976</text:p>
              </table:table-cell>
              <table:table-cell office:value-type="float" office:value="-11.055275">
                <text:p>-11.05527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3906">
                <text:p>0.003906</text:p>
              </table:table-cell>
              <table:table-cell office:value-type="float" office:value="-10.251255">
                <text:p>-10.251255</text:p>
              </table:table-cell>
              <table:table-cell office:value-type="float" office:value="-3.05527638">
                <text:p>-3.055276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39144">
                <text:p>0.0039144</text:p>
              </table:table-cell>
              <table:table-cell office:value-type="float" office:value="-9.447235">
                <text:p>-9.447235</text:p>
              </table:table-cell>
              <table:table-cell office:value-type="float" office:value="-2.81407035">
                <text:p>-2.814070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39228">
                <text:p>0.0039228</text:p>
              </table:table-cell>
              <table:table-cell office:value-type="float" office:value="-8.643215">
                <text:p>-8.643215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39312">
                <text:p>0.0039312</text:p>
              </table:table-cell>
              <table:table-cell office:value-type="float" office:value="-7.63819">
                <text:p>-7.63819</text:p>
              </table:table-cell>
              <table:table-cell office:value-type="float" office:value="-2.25125628">
                <text:p>-2.2512562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39396">
                <text:p>0.0039396</text:p>
              </table:table-cell>
              <table:table-cell office:value-type="float" office:value="-6.83417">
                <text:p>-6.83417</text:p>
              </table:table-cell>
              <table:table-cell office:value-type="float" office:value="-2.01005025">
                <text:p>-2.010050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3948">
                <text:p>0.003948</text:p>
              </table:table-cell>
              <table:table-cell office:value-type="float" office:value="-5.829145">
                <text:p>-5.829145</text:p>
              </table:table-cell>
              <table:table-cell office:value-type="float" office:value="-1.68844221">
                <text:p>-1.688442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39564">
                <text:p>0.0039564</text:p>
              </table:table-cell>
              <table:table-cell office:value-type="float" office:value="-5.025125">
                <text:p>-5.025125</text:p>
              </table:table-cell>
              <table:table-cell office:value-type="float" office:value="-1.44723618">
                <text:p>-1.447236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39648">
                <text:p>0.0039648</text:p>
              </table:table-cell>
              <table:table-cell office:value-type="float" office:value="-4.0201">
                <text:p>-4.0201</text:p>
              </table:table-cell>
              <table:table-cell office:value-type="float" office:value="-1.20603015">
                <text:p>-1.206030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39732">
                <text:p>0.0039732</text:p>
              </table:table-cell>
              <table:table-cell office:value-type="float" office:value="-3.015075">
                <text:p>-3.015075</text:p>
              </table:table-cell>
              <table:table-cell office:value-type="float" office:value="-0.88442211">
                <text:p>-0.884422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39816">
                <text:p>0.0039816</text:p>
              </table:table-cell>
              <table:table-cell office:value-type="float" office:value="-2.211055">
                <text:p>-2.21105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399">
                <text:p>0.00399</text:p>
              </table:table-cell>
              <table:table-cell office:value-type="float" office:value="-1.20603">
                <text:p>-1.20603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39984">
                <text:p>0.0039984</text:p>
              </table:table-cell>
              <table:table-cell office:value-type="float" office:value="-0.201005">
                <text:p>-0.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40068">
                <text:p>0.0040068</text:p>
              </table:table-cell>
              <table:table-cell office:value-type="float" office:value="0.80402">
                <text:p>0.80402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40152">
                <text:p>0.0040152</text:p>
              </table:table-cell>
              <table:table-cell office:value-type="float" office:value="1.60804">
                <text:p>1.60804</text:p>
              </table:table-cell>
              <table:table-cell office:value-type="float" office:value="0.56281407">
                <text:p>0.5628140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40236">
                <text:p>0.0040236</text:p>
              </table:table-cell>
              <table:table-cell office:value-type="float" office:value="2.81407">
                <text:p>2.81407</text:p>
              </table:table-cell>
              <table:table-cell office:value-type="float" office:value="0.8040201">
                <text:p>0.80402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4032">
                <text:p>0.004032</text:p>
              </table:table-cell>
              <table:table-cell office:value-type="float" office:value="3.61809">
                <text:p>3.61809</text:p>
              </table:table-cell>
              <table:table-cell office:value-type="float" office:value="1.12562814">
                <text:p>1.125628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40404">
                <text:p>0.0040404</text:p>
              </table:table-cell>
              <table:table-cell office:value-type="float" office:value="4.623115">
                <text:p>4.623115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40488">
                <text:p>0.0040488</text:p>
              </table:table-cell>
              <table:table-cell office:value-type="float" office:value="5.62814">
                <text:p>5.62814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40572">
                <text:p>0.0040572</text:p>
              </table:table-cell>
              <table:table-cell office:value-type="float" office:value="6.43216">
                <text:p>6.43216</text:p>
              </table:table-cell>
              <table:table-cell office:value-type="float" office:value="1.84924623">
                <text:p>1.849246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40656">
                <text:p>0.0040656</text:p>
              </table:table-cell>
              <table:table-cell office:value-type="float" office:value="7.437185">
                <text:p>7.437185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4074">
                <text:p>0.004074</text:p>
              </table:table-cell>
              <table:table-cell office:value-type="float" office:value="8.241205">
                <text:p>8.241205</text:p>
              </table:table-cell>
              <table:table-cell office:value-type="float" office:value="2.4120603">
                <text:p>2.41206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40824">
                <text:p>0.0040824</text:p>
              </table:table-cell>
              <table:table-cell office:value-type="float" office:value="9.045225">
                <text:p>9.045225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40908">
                <text:p>0.0040908</text:p>
              </table:table-cell>
              <table:table-cell office:value-type="float" office:value="9.849245">
                <text:p>9.84924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40992">
                <text:p>0.0040992</text:p>
              </table:table-cell>
              <table:table-cell office:value-type="float" office:value="10.653265">
                <text:p>10.653265</text:p>
              </table:table-cell>
              <table:table-cell office:value-type="float" office:value="3.2160804">
                <text:p>3.21608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41076">
                <text:p>0.0041076</text:p>
              </table:table-cell>
              <table:table-cell office:value-type="float" office:value="11.457285">
                <text:p>11.457285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4116">
                <text:p>0.004116</text:p>
              </table:table-cell>
              <table:table-cell office:value-type="float" office:value="12.0603">
                <text:p>12.0603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41244">
                <text:p>0.0041244</text:p>
              </table:table-cell>
              <table:table-cell office:value-type="float" office:value="12.86432">
                <text:p>12.86432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41328">
                <text:p>0.0041328</text:p>
              </table:table-cell>
              <table:table-cell office:value-type="float" office:value="13.467335">
                <text:p>13.467335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41412">
                <text:p>0.0041412</text:p>
              </table:table-cell>
              <table:table-cell office:value-type="float" office:value="14.07035">
                <text:p>14.0703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41496">
                <text:p>0.0041496</text:p>
              </table:table-cell>
              <table:table-cell office:value-type="float" office:value="14.673365">
                <text:p>14.67336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4158">
                <text:p>0.004158</text:p>
              </table:table-cell>
              <table:table-cell office:value-type="float" office:value="15.27638">
                <text:p>15.27638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41664">
                <text:p>0.0041664</text:p>
              </table:table-cell>
              <table:table-cell office:value-type="float" office:value="15.67839">
                <text:p>15.67839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41748">
                <text:p>0.0041748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41832">
                <text:p>0.0041832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41916">
                <text:p>0.0041916</text:p>
              </table:table-cell>
              <table:table-cell office:value-type="float" office:value="16.88442">
                <text:p>16.88442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42">
                <text:p>0.0042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42084">
                <text:p>0.0042084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42168">
                <text:p>0.0042168</text:p>
              </table:table-cell>
              <table:table-cell office:value-type="float" office:value="17.487435">
                <text:p>17.48743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42252">
                <text:p>0.0042252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42336">
                <text:p>0.0042336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4242">
                <text:p>0.004242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42504">
                <text:p>0.0042504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42588">
                <text:p>0.0042588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42672">
                <text:p>0.0042672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42756">
                <text:p>0.0042756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4284">
                <text:p>0.004284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42924">
                <text:p>0.0042924</text:p>
              </table:table-cell>
              <table:table-cell office:value-type="float" office:value="17.487435">
                <text:p>17.48743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43008">
                <text:p>0.0043008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43092">
                <text:p>0.0043092</text:p>
              </table:table-cell>
              <table:table-cell office:value-type="float" office:value="16.88442">
                <text:p>16.88442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43176">
                <text:p>0.0043176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4326">
                <text:p>0.004326</text:p>
              </table:table-cell>
              <table:table-cell office:value-type="float" office:value="16.0804">
                <text:p>16.0804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43344">
                <text:p>0.0043344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43428">
                <text:p>0.0043428</text:p>
              </table:table-cell>
              <table:table-cell office:value-type="float" office:value="14.87437">
                <text:p>14.87437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43512">
                <text:p>0.0043512</text:p>
              </table:table-cell>
              <table:table-cell office:value-type="float" office:value="14.271355">
                <text:p>14.271355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43596">
                <text:p>0.0043596</text:p>
              </table:table-cell>
              <table:table-cell office:value-type="float" office:value="13.869345">
                <text:p>13.869345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4368">
                <text:p>0.004368</text:p>
              </table:table-cell>
              <table:table-cell office:value-type="float" office:value="13.065325">
                <text:p>13.065325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43764">
                <text:p>0.0043764</text:p>
              </table:table-cell>
              <table:table-cell office:value-type="float" office:value="12.663315">
                <text:p>12.663315</text:p>
              </table:table-cell>
              <table:table-cell office:value-type="float" office:value="3.69849246">
                <text:p>3.6984924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43848">
                <text:p>0.0043848</text:p>
              </table:table-cell>
              <table:table-cell office:value-type="float" office:value="11.859295">
                <text:p>11.859295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43932">
                <text:p>0.0043932</text:p>
              </table:table-cell>
              <table:table-cell office:value-type="float" office:value="11.25628">
                <text:p>11.25628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44016">
                <text:p>0.0044016</text:p>
              </table:table-cell>
              <table:table-cell office:value-type="float" office:value="10.251255">
                <text:p>10.251255</text:p>
              </table:table-cell>
              <table:table-cell office:value-type="float" office:value="2.97487437">
                <text:p>2.9748743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441">
                <text:p>0.00441</text:p>
              </table:table-cell>
              <table:table-cell office:value-type="float" office:value="9.447235">
                <text:p>9.447235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44184">
                <text:p>0.0044184</text:p>
              </table:table-cell>
              <table:table-cell office:value-type="float" office:value="8.643215">
                <text:p>8.643215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44268">
                <text:p>0.0044268</text:p>
              </table:table-cell>
              <table:table-cell office:value-type="float" office:value="7.839195">
                <text:p>7.839195</text:p>
              </table:table-cell>
              <table:table-cell office:value-type="float" office:value="2.25125628">
                <text:p>2.2512562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44352">
                <text:p>0.0044352</text:p>
              </table:table-cell>
              <table:table-cell office:value-type="float" office:value="6.83417">
                <text:p>6.83417</text:p>
              </table:table-cell>
              <table:table-cell office:value-type="float" office:value="2.01005025">
                <text:p>2.010050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44436">
                <text:p>0.0044436</text:p>
              </table:table-cell>
              <table:table-cell office:value-type="float" office:value="6.03015">
                <text:p>6.03015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4452">
                <text:p>0.004452</text:p>
              </table:table-cell>
              <table:table-cell office:value-type="float" office:value="5.025125">
                <text:p>5.025125</text:p>
              </table:table-cell>
              <table:table-cell office:value-type="float" office:value="1.44723618">
                <text:p>1.4472361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44604">
                <text:p>0.0044604</text:p>
              </table:table-cell>
              <table:table-cell office:value-type="float" office:value="4.221105">
                <text:p>4.221105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44688">
                <text:p>0.0044688</text:p>
              </table:table-cell>
              <table:table-cell office:value-type="float" office:value="3.21608">
                <text:p>3.21608</text:p>
              </table:table-cell>
              <table:table-cell office:value-type="float" office:value="0.88442211">
                <text:p>0.884422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44772">
                <text:p>0.0044772</text:p>
              </table:table-cell>
              <table:table-cell office:value-type="float" office:value="2.211055">
                <text:p>2.211055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44856">
                <text:p>0.0044856</text:p>
              </table:table-cell>
              <table:table-cell office:value-type="float" office:value="1.407035">
                <text:p>1.407035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4494">
                <text:p>0.004494</text:p>
              </table:table-cell>
              <table:table-cell office:value-type="float" office:value="0.40201">
                <text:p>0.40201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45024">
                <text:p>0.0045024</text:p>
              </table:table-cell>
              <table:table-cell office:value-type="float" office:value="-0.603015">
                <text:p>-0.603015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45108">
                <text:p>0.0045108</text:p>
              </table:table-cell>
              <table:table-cell office:value-type="float" office:value="-1.60804">
                <text:p>-1.60804</text:p>
              </table:table-cell>
              <table:table-cell office:value-type="float" office:value="-0.56281407">
                <text:p>-0.562814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45192">
                <text:p>0.0045192</text:p>
              </table:table-cell>
              <table:table-cell office:value-type="float" office:value="-2.41206">
                <text:p>-2.41206</text:p>
              </table:table-cell>
              <table:table-cell office:value-type="float" office:value="-0.8040201">
                <text:p>-0.804020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45276">
                <text:p>0.0045276</text:p>
              </table:table-cell>
              <table:table-cell office:value-type="float" office:value="-3.417085">
                <text:p>-3.417085</text:p>
              </table:table-cell>
              <table:table-cell office:value-type="float" office:value="-1.12562814">
                <text:p>-1.125628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4536">
                <text:p>0.004536</text:p>
              </table:table-cell>
              <table:table-cell office:value-type="float" office:value="-4.42211">
                <text:p>-4.42211</text:p>
              </table:table-cell>
              <table:table-cell office:value-type="float" office:value="-1.44723618">
                <text:p>-1.447236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45444">
                <text:p>0.0045444</text:p>
              </table:table-cell>
              <table:table-cell office:value-type="float" office:value="-5.427135">
                <text:p>-5.427135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45528">
                <text:p>0.0045528</text:p>
              </table:table-cell>
              <table:table-cell office:value-type="float" office:value="-6.231155">
                <text:p>-6.231155</text:p>
              </table:table-cell>
              <table:table-cell office:value-type="float" office:value="-1.92964824">
                <text:p>-1.9296482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45612">
                <text:p>0.0045612</text:p>
              </table:table-cell>
              <table:table-cell office:value-type="float" office:value="-7.23618">
                <text:p>-7.23618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45696">
                <text:p>0.0045696</text:p>
              </table:table-cell>
              <table:table-cell office:value-type="float" office:value="-8.0402">
                <text:p>-8.0402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4578">
                <text:p>0.004578</text:p>
              </table:table-cell>
              <table:table-cell office:value-type="float" office:value="-8.84422">
                <text:p>-8.84422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45864">
                <text:p>0.0045864</text:p>
              </table:table-cell>
              <table:table-cell office:value-type="float" office:value="-9.849245">
                <text:p>-9.84924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45948">
                <text:p>0.0045948</text:p>
              </table:table-cell>
              <table:table-cell office:value-type="float" office:value="-10.653265">
                <text:p>-10.653265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46032">
                <text:p>0.0046032</text:p>
              </table:table-cell>
              <table:table-cell office:value-type="float" office:value="-11.457285">
                <text:p>-11.457285</text:p>
              </table:table-cell>
              <table:table-cell office:value-type="float" office:value="-3.45728643">
                <text:p>-3.4572864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46116">
                <text:p>0.0046116</text:p>
              </table:table-cell>
              <table:table-cell office:value-type="float" office:value="-12.0603">
                <text:p>-12.0603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462">
                <text:p>0.00462</text:p>
              </table:table-cell>
              <table:table-cell office:value-type="float" office:value="-12.86432">
                <text:p>-12.86432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46284">
                <text:p>0.0046284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46368">
                <text:p>0.0046368</text:p>
              </table:table-cell>
              <table:table-cell office:value-type="float" office:value="-14.07035">
                <text:p>-14.07035</text:p>
              </table:table-cell>
              <table:table-cell office:value-type="float" office:value="-4.26130653">
                <text:p>-4.2613065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46452">
                <text:p>0.0046452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46536">
                <text:p>0.0046536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4662">
                <text:p>0.004662</text:p>
              </table:table-cell>
              <table:table-cell office:value-type="float" office:value="-15.879395">
                <text:p>-15.879395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46704">
                <text:p>0.0046704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46788">
                <text:p>0.0046788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46872">
                <text:p>0.0046872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46956">
                <text:p>0.0046956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4704">
                <text:p>0.004704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47124">
                <text:p>0.0047124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47208">
                <text:p>0.004720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47292">
                <text:p>0.004729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47376">
                <text:p>0.004737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4746">
                <text:p>0.004746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47544">
                <text:p>0.004754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47628">
                <text:p>0.004762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47712">
                <text:p>0.004771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47796">
                <text:p>0.0047796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4788">
                <text:p>0.004788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47964">
                <text:p>0.0047964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48048">
                <text:p>0.0048048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48132">
                <text:p>0.0048132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48216">
                <text:p>0.0048216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483">
                <text:p>0.00483</text:p>
              </table:table-cell>
              <table:table-cell office:value-type="float" office:value="-16.0804">
                <text:p>-16.0804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48384">
                <text:p>0.0048384</text:p>
              </table:table-cell>
              <table:table-cell office:value-type="float" office:value="-15.477385">
                <text:p>-15.477385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48468">
                <text:p>0.0048468</text:p>
              </table:table-cell>
              <table:table-cell office:value-type="float" office:value="-15.075375">
                <text:p>-15.075375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48552">
                <text:p>0.0048552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48636">
                <text:p>0.0048636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4872">
                <text:p>0.004872</text:p>
              </table:table-cell>
              <table:table-cell office:value-type="float" office:value="-13.065325">
                <text:p>-13.065325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48804">
                <text:p>0.0048804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48888">
                <text:p>0.0048888</text:p>
              </table:table-cell>
              <table:table-cell office:value-type="float" office:value="-11.859295">
                <text:p>-11.859295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48972">
                <text:p>0.0048972</text:p>
              </table:table-cell>
              <table:table-cell office:value-type="float" office:value="-11.055275">
                <text:p>-11.055275</text:p>
              </table:table-cell>
              <table:table-cell office:value-type="float" office:value="-3.29648241">
                <text:p>-3.2964824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49056">
                <text:p>0.0049056</text:p>
              </table:table-cell>
              <table:table-cell office:value-type="float" office:value="-10.251255">
                <text:p>-10.251255</text:p>
              </table:table-cell>
              <table:table-cell office:value-type="float" office:value="-3.05527638">
                <text:p>-3.0552763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4914">
                <text:p>0.004914</text:p>
              </table:table-cell>
              <table:table-cell office:value-type="float" office:value="-9.447235">
                <text:p>-9.447235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49224">
                <text:p>0.0049224</text:p>
              </table:table-cell>
              <table:table-cell office:value-type="float" office:value="-8.643215">
                <text:p>-8.643215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49308">
                <text:p>0.0049308</text:p>
              </table:table-cell>
              <table:table-cell office:value-type="float" office:value="-7.63819">
                <text:p>-7.63819</text:p>
              </table:table-cell>
              <table:table-cell office:value-type="float" office:value="-2.33165829">
                <text:p>-2.3316582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49392">
                <text:p>0.0049392</text:p>
              </table:table-cell>
              <table:table-cell office:value-type="float" office:value="-6.83417">
                <text:p>-6.83417</text:p>
              </table:table-cell>
              <table:table-cell office:value-type="float" office:value="-2.01005025">
                <text:p>-2.010050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49476">
                <text:p>0.0049476</text:p>
              </table:table-cell>
              <table:table-cell office:value-type="float" office:value="-6.03015">
                <text:p>-6.03015</text:p>
              </table:table-cell>
              <table:table-cell office:value-type="float" office:value="-1.76884422">
                <text:p>-1.7688442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4956">
                <text:p>0.004956</text:p>
              </table:table-cell>
              <table:table-cell office:value-type="float" office:value="-4.82412">
                <text:p>-4.82412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49644">
                <text:p>0.0049644</text:p>
              </table:table-cell>
              <table:table-cell office:value-type="float" office:value="-4.221105">
                <text:p>-4.221105</text:p>
              </table:table-cell>
              <table:table-cell office:value-type="float" office:value="-1.20603015">
                <text:p>-1.206030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49728">
                <text:p>0.0049728</text:p>
              </table:table-cell>
              <table:table-cell office:value-type="float" office:value="-3.015075">
                <text:p>-3.015075</text:p>
              </table:table-cell>
              <table:table-cell office:value-type="float" office:value="-0.88442211">
                <text:p>-0.884422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49812">
                <text:p>0.0049812</text:p>
              </table:table-cell>
              <table:table-cell office:value-type="float" office:value="-2.211055">
                <text:p>-2.21105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49896">
                <text:p>0.0049896</text:p>
              </table:table-cell>
              <table:table-cell office:value-type="float" office:value="-1.20603">
                <text:p>-1.20603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4998">
                <text:p>0.004998</text:p>
              </table:table-cell>
              <table:table-cell office:value-type="float" office:value="-0.201005">
                <text:p>-0.201005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50064">
                <text:p>0.0050064</text:p>
              </table:table-cell>
              <table:table-cell office:value-type="float" office:value="0.80402">
                <text:p>0.80402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50148">
                <text:p>0.0050148</text:p>
              </table:table-cell>
              <table:table-cell office:value-type="float" office:value="1.60804">
                <text:p>1.60804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50232">
                <text:p>0.0050232</text:p>
              </table:table-cell>
              <table:table-cell office:value-type="float" office:value="2.613065">
                <text:p>2.613065</text:p>
              </table:table-cell>
              <table:table-cell office:value-type="float" office:value="0.8040201">
                <text:p>0.804020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50316">
                <text:p>0.0050316</text:p>
              </table:table-cell>
              <table:table-cell office:value-type="float" office:value="3.61809">
                <text:p>3.61809</text:p>
              </table:table-cell>
              <table:table-cell office:value-type="float" office:value="1.04522613">
                <text:p>1.045226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504">
                <text:p>0.00504</text:p>
              </table:table-cell>
              <table:table-cell office:value-type="float" office:value="4.623115">
                <text:p>4.623115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50484">
                <text:p>0.0050484</text:p>
              </table:table-cell>
              <table:table-cell office:value-type="float" office:value="5.427135">
                <text:p>5.427135</text:p>
              </table:table-cell>
              <table:table-cell office:value-type="float" office:value="1.68844221">
                <text:p>1.6884422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50568">
                <text:p>0.0050568</text:p>
              </table:table-cell>
              <table:table-cell office:value-type="float" office:value="6.43216">
                <text:p>6.43216</text:p>
              </table:table-cell>
              <table:table-cell office:value-type="float" office:value="1.92964824">
                <text:p>1.9296482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50652">
                <text:p>0.0050652</text:p>
              </table:table-cell>
              <table:table-cell office:value-type="float" office:value="7.437185">
                <text:p>7.437185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50736">
                <text:p>0.0050736</text:p>
              </table:table-cell>
              <table:table-cell office:value-type="float" office:value="8.0402">
                <text:p>8.0402</text:p>
              </table:table-cell>
              <table:table-cell office:value-type="float" office:value="2.4120603">
                <text:p>2.412060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5082">
                <text:p>0.005082</text:p>
              </table:table-cell>
              <table:table-cell office:value-type="float" office:value="9.045225">
                <text:p>9.045225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50904">
                <text:p>0.0050904</text:p>
              </table:table-cell>
              <table:table-cell office:value-type="float" office:value="9.849245">
                <text:p>9.84924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50988">
                <text:p>0.0050988</text:p>
              </table:table-cell>
              <table:table-cell office:value-type="float" office:value="10.653265">
                <text:p>10.653265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51072">
                <text:p>0.0051072</text:p>
              </table:table-cell>
              <table:table-cell office:value-type="float" office:value="11.25628">
                <text:p>11.25628</text:p>
              </table:table-cell>
              <table:table-cell office:value-type="float" office:value="3.37688442">
                <text:p>3.3768844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51156">
                <text:p>0.0051156</text:p>
              </table:table-cell>
              <table:table-cell office:value-type="float" office:value="12.0603">
                <text:p>12.0603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5124">
                <text:p>0.005124</text:p>
              </table:table-cell>
              <table:table-cell office:value-type="float" office:value="12.86432">
                <text:p>12.86432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51324">
                <text:p>0.0051324</text:p>
              </table:table-cell>
              <table:table-cell office:value-type="float" office:value="13.26633">
                <text:p>13.26633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51408">
                <text:p>0.0051408</text:p>
              </table:table-cell>
              <table:table-cell office:value-type="float" office:value="13.869345">
                <text:p>13.86934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51492">
                <text:p>0.0051492</text:p>
              </table:table-cell>
              <table:table-cell office:value-type="float" office:value="14.673365">
                <text:p>14.67336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51576">
                <text:p>0.0051576</text:p>
              </table:table-cell>
              <table:table-cell office:value-type="float" office:value="15.075375">
                <text:p>15.07537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5166">
                <text:p>0.005166</text:p>
              </table:table-cell>
              <table:table-cell office:value-type="float" office:value="15.67839">
                <text:p>15.67839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51744">
                <text:p>0.0051744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51828">
                <text:p>0.0051828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51912">
                <text:p>0.0051912</text:p>
              </table:table-cell>
              <table:table-cell office:value-type="float" office:value="16.88442">
                <text:p>16.88442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51996">
                <text:p>0.0051996</text:p>
              </table:table-cell>
              <table:table-cell office:value-type="float" office:value="17.28643">
                <text:p>17.28643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5208">
                <text:p>0.005208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52164">
                <text:p>0.0052164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52248">
                <text:p>0.0052248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52332">
                <text:p>0.0052332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52416">
                <text:p>0.0052416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525">
                <text:p>0.00525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52584">
                <text:p>0.0052584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52668">
                <text:p>0.0052668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52752">
                <text:p>0.0052752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52836">
                <text:p>0.0052836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5292">
                <text:p>0.005292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53004">
                <text:p>0.0053004</text:p>
              </table:table-cell>
              <table:table-cell office:value-type="float" office:value="17.28643">
                <text:p>17.28643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53088">
                <text:p>0.0053088</text:p>
              </table:table-cell>
              <table:table-cell office:value-type="float" office:value="16.88442">
                <text:p>16.88442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53172">
                <text:p>0.0053172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53256">
                <text:p>0.0053256</text:p>
              </table:table-cell>
              <table:table-cell office:value-type="float" office:value="15.879395">
                <text:p>15.879395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5334">
                <text:p>0.005334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53424">
                <text:p>0.0053424</text:p>
              </table:table-cell>
              <table:table-cell office:value-type="float" office:value="15.075375">
                <text:p>15.075375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53508">
                <text:p>0.0053508</text:p>
              </table:table-cell>
              <table:table-cell office:value-type="float" office:value="14.47236">
                <text:p>14.47236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53592">
                <text:p>0.0053592</text:p>
              </table:table-cell>
              <table:table-cell office:value-type="float" office:value="13.66834">
                <text:p>13.66834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53676">
                <text:p>0.0053676</text:p>
              </table:table-cell>
              <table:table-cell office:value-type="float" office:value="13.26633">
                <text:p>13.26633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5376">
                <text:p>0.005376</text:p>
              </table:table-cell>
              <table:table-cell office:value-type="float" office:value="12.663315">
                <text:p>12.663315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53844">
                <text:p>0.0053844</text:p>
              </table:table-cell>
              <table:table-cell office:value-type="float" office:value="11.859295">
                <text:p>11.859295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53928">
                <text:p>0.0053928</text:p>
              </table:table-cell>
              <table:table-cell office:value-type="float" office:value="11.25628">
                <text:p>11.25628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54012">
                <text:p>0.0054012</text:p>
              </table:table-cell>
              <table:table-cell office:value-type="float" office:value="10.45226">
                <text:p>10.45226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54096">
                <text:p>0.0054096</text:p>
              </table:table-cell>
              <table:table-cell office:value-type="float" office:value="9.447235">
                <text:p>9.447235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5418">
                <text:p>0.005418</text:p>
              </table:table-cell>
              <table:table-cell office:value-type="float" office:value="8.643215">
                <text:p>8.643215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54264">
                <text:p>0.0054264</text:p>
              </table:table-cell>
              <table:table-cell office:value-type="float" office:value="7.839195">
                <text:p>7.839195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54348">
                <text:p>0.0054348</text:p>
              </table:table-cell>
              <table:table-cell office:value-type="float" office:value="7.035175">
                <text:p>7.035175</text:p>
              </table:table-cell>
              <table:table-cell office:value-type="float" office:value="2.01005025">
                <text:p>2.010050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54432">
                <text:p>0.0054432</text:p>
              </table:table-cell>
              <table:table-cell office:value-type="float" office:value="6.03015">
                <text:p>6.03015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54516">
                <text:p>0.0054516</text:p>
              </table:table-cell>
              <table:table-cell office:value-type="float" office:value="5.025125">
                <text:p>5.025125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546">
                <text:p>0.00546</text:p>
              </table:table-cell>
              <table:table-cell office:value-type="float" office:value="4.221105">
                <text:p>4.221105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54684">
                <text:p>0.0054684</text:p>
              </table:table-cell>
              <table:table-cell office:value-type="float" office:value="3.21608">
                <text:p>3.21608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54768">
                <text:p>0.0054768</text:p>
              </table:table-cell>
              <table:table-cell office:value-type="float" office:value="2.211055">
                <text:p>2.211055</text:p>
              </table:table-cell>
              <table:table-cell office:value-type="float" office:value="0.64321608">
                <text:p>0.6432160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54852">
                <text:p>0.0054852</text:p>
              </table:table-cell>
              <table:table-cell office:value-type="float" office:value="1.407035">
                <text:p>1.407035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54936">
                <text:p>0.0054936</text:p>
              </table:table-cell>
              <table:table-cell office:value-type="float" office:value="0.40201">
                <text:p>0.40201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5502">
                <text:p>0.005502</text:p>
              </table:table-cell>
              <table:table-cell office:value-type="float" office:value="-0.603015">
                <text:p>-0.603015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55104">
                <text:p>0.0055104</text:p>
              </table:table-cell>
              <table:table-cell office:value-type="float" office:value="-1.407035">
                <text:p>-1.407035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55188">
                <text:p>0.0055188</text:p>
              </table:table-cell>
              <table:table-cell office:value-type="float" office:value="-2.41206">
                <text:p>-2.41206</text:p>
              </table:table-cell>
              <table:table-cell office:value-type="float" office:value="-0.8040201">
                <text:p>-0.804020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55272">
                <text:p>0.0055272</text:p>
              </table:table-cell>
              <table:table-cell office:value-type="float" office:value="-3.417085">
                <text:p>-3.417085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55356">
                <text:p>0.0055356</text:p>
              </table:table-cell>
              <table:table-cell office:value-type="float" office:value="-4.42211">
                <text:p>-4.42211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5544">
                <text:p>0.005544</text:p>
              </table:table-cell>
              <table:table-cell office:value-type="float" office:value="-5.427135">
                <text:p>-5.427135</text:p>
              </table:table-cell>
              <table:table-cell office:value-type="float" office:value="-1.68844221">
                <text:p>-1.688442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55524">
                <text:p>0.0055524</text:p>
              </table:table-cell>
              <table:table-cell office:value-type="float" office:value="-6.231155">
                <text:p>-6.23115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55608">
                <text:p>0.0055608</text:p>
              </table:table-cell>
              <table:table-cell office:value-type="float" office:value="-7.035175">
                <text:p>-7.035175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55692">
                <text:p>0.0055692</text:p>
              </table:table-cell>
              <table:table-cell office:value-type="float" office:value="-8.0402">
                <text:p>-8.0402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55776">
                <text:p>0.0055776</text:p>
              </table:table-cell>
              <table:table-cell office:value-type="float" office:value="-8.84422">
                <text:p>-8.84422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5586">
                <text:p>0.005586</text:p>
              </table:table-cell>
              <table:table-cell office:value-type="float" office:value="-9.64824">
                <text:p>-9.64824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55944">
                <text:p>0.0055944</text:p>
              </table:table-cell>
              <table:table-cell office:value-type="float" office:value="-10.653265">
                <text:p>-10.653265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56028">
                <text:p>0.0056028</text:p>
              </table:table-cell>
              <table:table-cell office:value-type="float" office:value="-11.457285">
                <text:p>-11.45728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56112">
                <text:p>0.0056112</text:p>
              </table:table-cell>
              <table:table-cell office:value-type="float" office:value="-11.859295">
                <text:p>-11.859295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56196">
                <text:p>0.0056196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5628">
                <text:p>0.005628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56364">
                <text:p>0.0056364</text:p>
              </table:table-cell>
              <table:table-cell office:value-type="float" office:value="-14.07035">
                <text:p>-14.07035</text:p>
              </table:table-cell>
              <table:table-cell office:value-type="float" office:value="-4.26130653">
                <text:p>-4.2613065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56448">
                <text:p>0.0056448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56532">
                <text:p>0.0056532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56616">
                <text:p>0.0056616</text:p>
              </table:table-cell>
              <table:table-cell office:value-type="float" office:value="-15.879395">
                <text:p>-15.879395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567">
                <text:p>0.00567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56784">
                <text:p>0.0056784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56868">
                <text:p>0.0056868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56952">
                <text:p>0.0056952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57036">
                <text:p>0.0057036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5712">
                <text:p>0.005712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57204">
                <text:p>0.005720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57288">
                <text:p>0.005728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57372">
                <text:p>0.005737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57456">
                <text:p>0.005745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5754">
                <text:p>0.00575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57624">
                <text:p>0.005762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57708">
                <text:p>0.005770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57792">
                <text:p>0.005779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57876">
                <text:p>0.0057876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5796">
                <text:p>0.005796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58044">
                <text:p>0.0058044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58128">
                <text:p>0.0058128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58212">
                <text:p>0.0058212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58296">
                <text:p>0.0058296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5838">
                <text:p>0.005838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58464">
                <text:p>0.0058464</text:p>
              </table:table-cell>
              <table:table-cell office:value-type="float" office:value="-15.075375">
                <text:p>-15.075375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58548">
                <text:p>0.0058548</text:p>
              </table:table-cell>
              <table:table-cell office:value-type="float" office:value="-14.47236">
                <text:p>-14.47236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58632">
                <text:p>0.0058632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58716">
                <text:p>0.0058716</text:p>
              </table:table-cell>
              <table:table-cell office:value-type="float" office:value="-13.26633">
                <text:p>-13.26633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588">
                <text:p>0.00588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58884">
                <text:p>0.0058884</text:p>
              </table:table-cell>
              <table:table-cell office:value-type="float" office:value="-11.859295">
                <text:p>-11.859295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58968">
                <text:p>0.0058968</text:p>
              </table:table-cell>
              <table:table-cell office:value-type="float" office:value="-11.055275">
                <text:p>-11.055275</text:p>
              </table:table-cell>
              <table:table-cell office:value-type="float" office:value="-3.29648241">
                <text:p>-3.2964824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59052">
                <text:p>0.0059052</text:p>
              </table:table-cell>
              <table:table-cell office:value-type="float" office:value="-10.251255">
                <text:p>-10.251255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59136">
                <text:p>0.0059136</text:p>
              </table:table-cell>
              <table:table-cell office:value-type="float" office:value="-9.447235">
                <text:p>-9.447235</text:p>
              </table:table-cell>
              <table:table-cell office:value-type="float" office:value="-2.81407035">
                <text:p>-2.814070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5922">
                <text:p>0.005922</text:p>
              </table:table-cell>
              <table:table-cell office:value-type="float" office:value="-8.643215">
                <text:p>-8.643215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59304">
                <text:p>0.0059304</text:p>
              </table:table-cell>
              <table:table-cell office:value-type="float" office:value="-7.63819">
                <text:p>-7.63819</text:p>
              </table:table-cell>
              <table:table-cell office:value-type="float" office:value="-2.25125628">
                <text:p>-2.2512562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59388">
                <text:p>0.0059388</text:p>
              </table:table-cell>
              <table:table-cell office:value-type="float" office:value="-6.83417">
                <text:p>-6.83417</text:p>
              </table:table-cell>
              <table:table-cell office:value-type="float" office:value="-2.01005025">
                <text:p>-2.010050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59472">
                <text:p>0.0059472</text:p>
              </table:table-cell>
              <table:table-cell office:value-type="float" office:value="-6.03015">
                <text:p>-6.0301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59556">
                <text:p>0.0059556</text:p>
              </table:table-cell>
              <table:table-cell office:value-type="float" office:value="-5.025125">
                <text:p>-5.025125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5964">
                <text:p>0.005964</text:p>
              </table:table-cell>
              <table:table-cell office:value-type="float" office:value="-4.0201">
                <text:p>-4.0201</text:p>
              </table:table-cell>
              <table:table-cell office:value-type="float" office:value="-1.12562814">
                <text:p>-1.125628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59724">
                <text:p>0.0059724</text:p>
              </table:table-cell>
              <table:table-cell office:value-type="float" office:value="-3.21608">
                <text:p>-3.21608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59808">
                <text:p>0.0059808</text:p>
              </table:table-cell>
              <table:table-cell office:value-type="float" office:value="-2.211055">
                <text:p>-2.21105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59892">
                <text:p>0.0059892</text:p>
              </table:table-cell>
              <table:table-cell office:value-type="float" office:value="-1.20603">
                <text:p>-1.20603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59976">
                <text:p>0.0059976</text:p>
              </table:table-cell>
              <table:table-cell office:value-type="float" office:value="-0.201005">
                <text:p>-0.201005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6006">
                <text:p>0.006006</text:p>
              </table:table-cell>
              <table:table-cell office:value-type="float" office:value="0.603015">
                <text:p>0.603015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60144">
                <text:p>0.0060144</text:p>
              </table:table-cell>
              <table:table-cell office:value-type="float" office:value="1.809045">
                <text:p>1.809045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60228">
                <text:p>0.0060228</text:p>
              </table:table-cell>
              <table:table-cell office:value-type="float" office:value="2.81407">
                <text:p>2.81407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60312">
                <text:p>0.0060312</text:p>
              </table:table-cell>
              <table:table-cell office:value-type="float" office:value="3.417085">
                <text:p>3.417085</text:p>
              </table:table-cell>
              <table:table-cell office:value-type="float" office:value="1.12562814">
                <text:p>1.1256281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60396">
                <text:p>0.0060396</text:p>
              </table:table-cell>
              <table:table-cell office:value-type="float" office:value="4.623115">
                <text:p>4.623115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6048">
                <text:p>0.006048</text:p>
              </table:table-cell>
              <table:table-cell office:value-type="float" office:value="5.427135">
                <text:p>5.427135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60564">
                <text:p>0.0060564</text:p>
              </table:table-cell>
              <table:table-cell office:value-type="float" office:value="6.231155">
                <text:p>6.231155</text:p>
              </table:table-cell>
              <table:table-cell office:value-type="float" office:value="1.84924623">
                <text:p>1.8492462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60648">
                <text:p>0.0060648</text:p>
              </table:table-cell>
              <table:table-cell office:value-type="float" office:value="7.23618">
                <text:p>7.23618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60732">
                <text:p>0.0060732</text:p>
              </table:table-cell>
              <table:table-cell office:value-type="float" office:value="8.0402">
                <text:p>8.0402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60816">
                <text:p>0.0060816</text:p>
              </table:table-cell>
              <table:table-cell office:value-type="float" office:value="8.84422">
                <text:p>8.84422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609">
                <text:p>0.00609</text:p>
              </table:table-cell>
              <table:table-cell office:value-type="float" office:value="9.849245">
                <text:p>9.84924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60984">
                <text:p>0.0060984</text:p>
              </table:table-cell>
              <table:table-cell office:value-type="float" office:value="10.45226">
                <text:p>10.45226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61068">
                <text:p>0.0061068</text:p>
              </table:table-cell>
              <table:table-cell office:value-type="float" office:value="11.25628">
                <text:p>11.25628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61152">
                <text:p>0.0061152</text:p>
              </table:table-cell>
              <table:table-cell office:value-type="float" office:value="12.0603">
                <text:p>12.0603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61236">
                <text:p>0.0061236</text:p>
              </table:table-cell>
              <table:table-cell office:value-type="float" office:value="12.663315">
                <text:p>12.66331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6132">
                <text:p>0.006132</text:p>
              </table:table-cell>
              <table:table-cell office:value-type="float" office:value="13.467335">
                <text:p>13.467335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61404">
                <text:p>0.0061404</text:p>
              </table:table-cell>
              <table:table-cell office:value-type="float" office:value="14.07035">
                <text:p>14.0703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61488">
                <text:p>0.0061488</text:p>
              </table:table-cell>
              <table:table-cell office:value-type="float" office:value="14.673365">
                <text:p>14.67336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61572">
                <text:p>0.0061572</text:p>
              </table:table-cell>
              <table:table-cell office:value-type="float" office:value="15.075375">
                <text:p>15.07537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61656">
                <text:p>0.0061656</text:p>
              </table:table-cell>
              <table:table-cell office:value-type="float" office:value="15.67839">
                <text:p>15.67839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6174">
                <text:p>0.006174</text:p>
              </table:table-cell>
              <table:table-cell office:value-type="float" office:value="16.0804">
                <text:p>16.0804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61824">
                <text:p>0.0061824</text:p>
              </table:table-cell>
              <table:table-cell office:value-type="float" office:value="16.281405">
                <text:p>16.28140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61908">
                <text:p>0.0061908</text:p>
              </table:table-cell>
              <table:table-cell office:value-type="float" office:value="16.88442">
                <text:p>16.88442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61992">
                <text:p>0.0061992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62076">
                <text:p>0.0062076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6216">
                <text:p>0.006216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62244">
                <text:p>0.006224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62328">
                <text:p>0.0062328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62412">
                <text:p>0.0062412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62496">
                <text:p>0.0062496</text:p>
              </table:table-cell>
              <table:table-cell office:value-type="float" office:value="17.889445">
                <text:p>17.8894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6258">
                <text:p>0.006258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62664">
                <text:p>0.006266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62748">
                <text:p>0.0062748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62832">
                <text:p>0.0062832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62916">
                <text:p>0.0062916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63">
                <text:p>0.0063</text:p>
              </table:table-cell>
              <table:table-cell office:value-type="float" office:value="17.28643">
                <text:p>17.28643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63084">
                <text:p>0.0063084</text:p>
              </table:table-cell>
              <table:table-cell office:value-type="float" office:value="16.88442">
                <text:p>16.88442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63168">
                <text:p>0.0063168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63252">
                <text:p>0.0063252</text:p>
              </table:table-cell>
              <table:table-cell office:value-type="float" office:value="16.0804">
                <text:p>16.0804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63336">
                <text:p>0.0063336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6342">
                <text:p>0.006342</text:p>
              </table:table-cell>
              <table:table-cell office:value-type="float" office:value="14.87437">
                <text:p>14.87437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63504">
                <text:p>0.0063504</text:p>
              </table:table-cell>
              <table:table-cell office:value-type="float" office:value="14.47236">
                <text:p>14.47236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63588">
                <text:p>0.0063588</text:p>
              </table:table-cell>
              <table:table-cell office:value-type="float" office:value="13.869345">
                <text:p>13.869345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63672">
                <text:p>0.0063672</text:p>
              </table:table-cell>
              <table:table-cell office:value-type="float" office:value="13.26633">
                <text:p>13.26633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63756">
                <text:p>0.0063756</text:p>
              </table:table-cell>
              <table:table-cell office:value-type="float" office:value="12.663315">
                <text:p>12.663315</text:p>
              </table:table-cell>
              <table:table-cell office:value-type="float" office:value="3.69849246">
                <text:p>3.6984924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6384">
                <text:p>0.006384</text:p>
              </table:table-cell>
              <table:table-cell office:value-type="float" office:value="11.859295">
                <text:p>11.859295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63924">
                <text:p>0.0063924</text:p>
              </table:table-cell>
              <table:table-cell office:value-type="float" office:value="11.055275">
                <text:p>11.055275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64008">
                <text:p>0.0064008</text:p>
              </table:table-cell>
              <table:table-cell office:value-type="float" office:value="10.45226">
                <text:p>10.45226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64092">
                <text:p>0.0064092</text:p>
              </table:table-cell>
              <table:table-cell office:value-type="float" office:value="9.64824">
                <text:p>9.64824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64176">
                <text:p>0.0064176</text:p>
              </table:table-cell>
              <table:table-cell office:value-type="float" office:value="8.643215">
                <text:p>8.643215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6426">
                <text:p>0.006426</text:p>
              </table:table-cell>
              <table:table-cell office:value-type="float" office:value="7.839195">
                <text:p>7.839195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64344">
                <text:p>0.0064344</text:p>
              </table:table-cell>
              <table:table-cell office:value-type="float" office:value="7.035175">
                <text:p>7.035175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64428">
                <text:p>0.0064428</text:p>
              </table:table-cell>
              <table:table-cell office:value-type="float" office:value="6.231155">
                <text:p>6.231155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64512">
                <text:p>0.0064512</text:p>
              </table:table-cell>
              <table:table-cell office:value-type="float" office:value="5.22613">
                <text:p>5.22613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64596">
                <text:p>0.0064596</text:p>
              </table:table-cell>
              <table:table-cell office:value-type="float" office:value="4.221105">
                <text:p>4.221105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6468">
                <text:p>0.006468</text:p>
              </table:table-cell>
              <table:table-cell office:value-type="float" office:value="3.417085">
                <text:p>3.417085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64764">
                <text:p>0.0064764</text:p>
              </table:table-cell>
              <table:table-cell office:value-type="float" office:value="2.41206">
                <text:p>2.41206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64848">
                <text:p>0.0064848</text:p>
              </table:table-cell>
              <table:table-cell office:value-type="float" office:value="1.407035">
                <text:p>1.407035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64932">
                <text:p>0.0064932</text:p>
              </table:table-cell>
              <table:table-cell office:value-type="float" office:value="0.40201">
                <text:p>0.40201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65016">
                <text:p>0.0065016</text:p>
              </table:table-cell>
              <table:table-cell office:value-type="float" office:value="-0.40201">
                <text:p>-0.40201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651">
                <text:p>0.00651</text:p>
              </table:table-cell>
              <table:table-cell office:value-type="float" office:value="-1.407035">
                <text:p>-1.407035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65184">
                <text:p>0.0065184</text:p>
              </table:table-cell>
              <table:table-cell office:value-type="float" office:value="-2.41206">
                <text:p>-2.41206</text:p>
              </table:table-cell>
              <table:table-cell office:value-type="float" office:value="-0.8040201">
                <text:p>-0.804020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65268">
                <text:p>0.0065268</text:p>
              </table:table-cell>
              <table:table-cell office:value-type="float" office:value="-3.417085">
                <text:p>-3.417085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65352">
                <text:p>0.0065352</text:p>
              </table:table-cell>
              <table:table-cell office:value-type="float" office:value="-4.221105">
                <text:p>-4.221105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65436">
                <text:p>0.0065436</text:p>
              </table:table-cell>
              <table:table-cell office:value-type="float" office:value="-5.22613">
                <text:p>-5.22613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6552">
                <text:p>0.006552</text:p>
              </table:table-cell>
              <table:table-cell office:value-type="float" office:value="-6.231155">
                <text:p>-6.231155</text:p>
              </table:table-cell>
              <table:table-cell office:value-type="float" office:value="-1.92964824">
                <text:p>-1.9296482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65604">
                <text:p>0.0065604</text:p>
              </table:table-cell>
              <table:table-cell office:value-type="float" office:value="-7.23618">
                <text:p>-7.23618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65688">
                <text:p>0.0065688</text:p>
              </table:table-cell>
              <table:table-cell office:value-type="float" office:value="-8.0402">
                <text:p>-8.0402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65772">
                <text:p>0.0065772</text:p>
              </table:table-cell>
              <table:table-cell office:value-type="float" office:value="-8.84422">
                <text:p>-8.84422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65856">
                <text:p>0.0065856</text:p>
              </table:table-cell>
              <table:table-cell office:value-type="float" office:value="-9.64824">
                <text:p>-9.64824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6594">
                <text:p>0.006594</text:p>
              </table:table-cell>
              <table:table-cell office:value-type="float" office:value="-10.45226">
                <text:p>-10.45226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66024">
                <text:p>0.0066024</text:p>
              </table:table-cell>
              <table:table-cell office:value-type="float" office:value="-11.25628">
                <text:p>-11.25628</text:p>
              </table:table-cell>
              <table:table-cell office:value-type="float" office:value="-3.45728643">
                <text:p>-3.4572864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66108">
                <text:p>0.0066108</text:p>
              </table:table-cell>
              <table:table-cell office:value-type="float" office:value="-11.859295">
                <text:p>-11.859295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66192">
                <text:p>0.0066192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66276">
                <text:p>0.0066276</text:p>
              </table:table-cell>
              <table:table-cell office:value-type="float" office:value="-13.26633">
                <text:p>-13.26633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6636">
                <text:p>0.006636</text:p>
              </table:table-cell>
              <table:table-cell office:value-type="float" office:value="-14.07035">
                <text:p>-14.0703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66444">
                <text:p>0.0066444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66528">
                <text:p>0.0066528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66612">
                <text:p>0.0066612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66696">
                <text:p>0.0066696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6678">
                <text:p>0.006678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66864">
                <text:p>0.0066864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66948">
                <text:p>0.0066948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67032">
                <text:p>0.0067032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67116">
                <text:p>0.0067116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672">
                <text:p>0.00672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67284">
                <text:p>0.006728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67368">
                <text:p>0.006736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67452">
                <text:p>0.006745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67536">
                <text:p>0.006753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6762">
                <text:p>0.00676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67704">
                <text:p>0.006770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67788">
                <text:p>0.0067788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67872">
                <text:p>0.0067872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67956">
                <text:p>0.0067956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6804">
                <text:p>0.006804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68124">
                <text:p>0.0068124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68208">
                <text:p>0.0068208</text:p>
              </table:table-cell>
              <table:table-cell office:value-type="float" office:value="-16.48241">
                <text:p>-16.48241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68292">
                <text:p>0.0068292</text:p>
              </table:table-cell>
              <table:table-cell office:value-type="float" office:value="-16.0804">
                <text:p>-16.0804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68376">
                <text:p>0.0068376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6846">
                <text:p>0.006846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68544">
                <text:p>0.0068544</text:p>
              </table:table-cell>
              <table:table-cell office:value-type="float" office:value="-14.47236">
                <text:p>-14.47236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68628">
                <text:p>0.0068628</text:p>
              </table:table-cell>
              <table:table-cell office:value-type="float" office:value="-14.07035">
                <text:p>-14.0703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68712">
                <text:p>0.0068712</text:p>
              </table:table-cell>
              <table:table-cell office:value-type="float" office:value="-13.26633">
                <text:p>-13.26633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68796">
                <text:p>0.0068796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6888">
                <text:p>0.006888</text:p>
              </table:table-cell>
              <table:table-cell office:value-type="float" office:value="-11.859295">
                <text:p>-11.859295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68964">
                <text:p>0.0068964</text:p>
              </table:table-cell>
              <table:table-cell office:value-type="float" office:value="-11.055275">
                <text:p>-11.05527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69048">
                <text:p>0.0069048</text:p>
              </table:table-cell>
              <table:table-cell office:value-type="float" office:value="-10.251255">
                <text:p>-10.251255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69132">
                <text:p>0.0069132</text:p>
              </table:table-cell>
              <table:table-cell office:value-type="float" office:value="-9.64824">
                <text:p>-9.64824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69216">
                <text:p>0.0069216</text:p>
              </table:table-cell>
              <table:table-cell office:value-type="float" office:value="-8.84422">
                <text:p>-8.84422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693">
                <text:p>0.00693</text:p>
              </table:table-cell>
              <table:table-cell office:value-type="float" office:value="-7.839195">
                <text:p>-7.839195</text:p>
              </table:table-cell>
              <table:table-cell office:value-type="float" office:value="-2.33165829">
                <text:p>-2.3316582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69384">
                <text:p>0.0069384</text:p>
              </table:table-cell>
              <table:table-cell office:value-type="float" office:value="-6.83417">
                <text:p>-6.83417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69468">
                <text:p>0.0069468</text:p>
              </table:table-cell>
              <table:table-cell office:value-type="float" office:value="-6.03015">
                <text:p>-6.0301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69552">
                <text:p>0.0069552</text:p>
              </table:table-cell>
              <table:table-cell office:value-type="float" office:value="-5.025125">
                <text:p>-5.025125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69636">
                <text:p>0.0069636</text:p>
              </table:table-cell>
              <table:table-cell office:value-type="float" office:value="-4.221105">
                <text:p>-4.221105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6972">
                <text:p>0.006972</text:p>
              </table:table-cell>
              <table:table-cell office:value-type="float" office:value="-3.015075">
                <text:p>-3.015075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69804">
                <text:p>0.0069804</text:p>
              </table:table-cell>
              <table:table-cell office:value-type="float" office:value="-2.211055">
                <text:p>-2.21105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69888">
                <text:p>0.0069888</text:p>
              </table:table-cell>
              <table:table-cell office:value-type="float" office:value="-1.20603">
                <text:p>-1.20603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69972">
                <text:p>0.0069972</text:p>
              </table:table-cell>
              <table:table-cell office:value-type="float" office:value="-0.40201">
                <text:p>-0.40201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70056">
                <text:p>0.0070056</text:p>
              </table:table-cell>
              <table:table-cell office:value-type="float" office:value="0.603015">
                <text:p>0.603015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7014">
                <text:p>0.007014</text:p>
              </table:table-cell>
              <table:table-cell office:value-type="float" office:value="1.60804">
                <text:p>1.60804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70224">
                <text:p>0.0070224</text:p>
              </table:table-cell>
              <table:table-cell office:value-type="float" office:value="2.613065">
                <text:p>2.613065</text:p>
              </table:table-cell>
              <table:table-cell office:value-type="float" office:value="0.8040201">
                <text:p>0.804020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70308">
                <text:p>0.0070308</text:p>
              </table:table-cell>
              <table:table-cell office:value-type="float" office:value="3.417085">
                <text:p>3.417085</text:p>
              </table:table-cell>
              <table:table-cell office:value-type="float" office:value="1.04522613">
                <text:p>1.0452261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70392">
                <text:p>0.0070392</text:p>
              </table:table-cell>
              <table:table-cell office:value-type="float" office:value="4.623115">
                <text:p>4.623115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70476">
                <text:p>0.0070476</text:p>
              </table:table-cell>
              <table:table-cell office:value-type="float" office:value="5.22613">
                <text:p>5.22613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7056">
                <text:p>0.007056</text:p>
              </table:table-cell>
              <table:table-cell office:value-type="float" office:value="6.231155">
                <text:p>6.231155</text:p>
              </table:table-cell>
              <table:table-cell office:value-type="float" office:value="1.84924623">
                <text:p>1.8492462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70644">
                <text:p>0.0070644</text:p>
              </table:table-cell>
              <table:table-cell office:value-type="float" office:value="7.23618">
                <text:p>7.23618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70728">
                <text:p>0.0070728</text:p>
              </table:table-cell>
              <table:table-cell office:value-type="float" office:value="8.0402">
                <text:p>8.0402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70812">
                <text:p>0.0070812</text:p>
              </table:table-cell>
              <table:table-cell office:value-type="float" office:value="8.84422">
                <text:p>8.84422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70896">
                <text:p>0.0070896</text:p>
              </table:table-cell>
              <table:table-cell office:value-type="float" office:value="9.849245">
                <text:p>9.849245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7098">
                <text:p>0.007098</text:p>
              </table:table-cell>
              <table:table-cell office:value-type="float" office:value="10.45226">
                <text:p>10.45226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71064">
                <text:p>0.0071064</text:p>
              </table:table-cell>
              <table:table-cell office:value-type="float" office:value="11.25628">
                <text:p>11.25628</text:p>
              </table:table-cell>
              <table:table-cell office:value-type="float" office:value="3.37688442">
                <text:p>3.3768844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71148">
                <text:p>0.0071148</text:p>
              </table:table-cell>
              <table:table-cell office:value-type="float" office:value="12.0603">
                <text:p>12.0603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71232">
                <text:p>0.0071232</text:p>
              </table:table-cell>
              <table:table-cell office:value-type="float" office:value="12.663315">
                <text:p>12.66331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71316">
                <text:p>0.0071316</text:p>
              </table:table-cell>
              <table:table-cell office:value-type="float" office:value="13.26633">
                <text:p>13.26633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714">
                <text:p>0.00714</text:p>
              </table:table-cell>
              <table:table-cell office:value-type="float" office:value="14.07035">
                <text:p>14.0703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71484">
                <text:p>0.0071484</text:p>
              </table:table-cell>
              <table:table-cell office:value-type="float" office:value="14.673365">
                <text:p>14.67336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71568">
                <text:p>0.0071568</text:p>
              </table:table-cell>
              <table:table-cell office:value-type="float" office:value="15.075375">
                <text:p>15.07537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71652">
                <text:p>0.0071652</text:p>
              </table:table-cell>
              <table:table-cell office:value-type="float" office:value="15.67839">
                <text:p>15.67839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71736">
                <text:p>0.0071736</text:p>
              </table:table-cell>
              <table:table-cell office:value-type="float" office:value="16.0804">
                <text:p>16.0804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7182">
                <text:p>0.007182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71904">
                <text:p>0.0071904</text:p>
              </table:table-cell>
              <table:table-cell office:value-type="float" office:value="16.88442">
                <text:p>16.88442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71988">
                <text:p>0.0071988</text:p>
              </table:table-cell>
              <table:table-cell office:value-type="float" office:value="17.085425">
                <text:p>17.08542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72072">
                <text:p>0.0072072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72156">
                <text:p>0.0072156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7224">
                <text:p>0.00722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72324">
                <text:p>0.007232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72408">
                <text:p>0.0072408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72492">
                <text:p>0.0072492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72576">
                <text:p>0.0072576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7266">
                <text:p>0.007266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72744">
                <text:p>0.007274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72828">
                <text:p>0.0072828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72912">
                <text:p>0.0072912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72996">
                <text:p>0.0072996</text:p>
              </table:table-cell>
              <table:table-cell office:value-type="float" office:value="17.28643">
                <text:p>17.28643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7308">
                <text:p>0.007308</text:p>
              </table:table-cell>
              <table:table-cell office:value-type="float" office:value="16.88442">
                <text:p>16.88442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73164">
                <text:p>0.0073164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73248">
                <text:p>0.0073248</text:p>
              </table:table-cell>
              <table:table-cell office:value-type="float" office:value="16.0804">
                <text:p>16.0804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73332">
                <text:p>0.0073332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73416">
                <text:p>0.0073416</text:p>
              </table:table-cell>
              <table:table-cell office:value-type="float" office:value="15.075375">
                <text:p>15.07537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735">
                <text:p>0.00735</text:p>
              </table:table-cell>
              <table:table-cell office:value-type="float" office:value="14.47236">
                <text:p>14.47236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73584">
                <text:p>0.0073584</text:p>
              </table:table-cell>
              <table:table-cell office:value-type="float" office:value="14.07035">
                <text:p>14.07035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73668">
                <text:p>0.0073668</text:p>
              </table:table-cell>
              <table:table-cell office:value-type="float" office:value="13.26633">
                <text:p>13.26633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73752">
                <text:p>0.0073752</text:p>
              </table:table-cell>
              <table:table-cell office:value-type="float" office:value="12.663315">
                <text:p>12.663315</text:p>
              </table:table-cell>
              <table:table-cell office:value-type="float" office:value="3.69849246">
                <text:p>3.6984924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73836">
                <text:p>0.0073836</text:p>
              </table:table-cell>
              <table:table-cell office:value-type="float" office:value="11.859295">
                <text:p>11.859295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7392">
                <text:p>0.007392</text:p>
              </table:table-cell>
              <table:table-cell office:value-type="float" office:value="11.055275">
                <text:p>11.055275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74004">
                <text:p>0.0074004</text:p>
              </table:table-cell>
              <table:table-cell office:value-type="float" office:value="10.45226">
                <text:p>10.45226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74088">
                <text:p>0.0074088</text:p>
              </table:table-cell>
              <table:table-cell office:value-type="float" office:value="9.447235">
                <text:p>9.44723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74172">
                <text:p>0.0074172</text:p>
              </table:table-cell>
              <table:table-cell office:value-type="float" office:value="8.84422">
                <text:p>8.84422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74256">
                <text:p>0.0074256</text:p>
              </table:table-cell>
              <table:table-cell office:value-type="float" office:value="7.839195">
                <text:p>7.839195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7434">
                <text:p>0.007434</text:p>
              </table:table-cell>
              <table:table-cell office:value-type="float" office:value="7.035175">
                <text:p>7.035175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74424">
                <text:p>0.0074424</text:p>
              </table:table-cell>
              <table:table-cell office:value-type="float" office:value="6.231155">
                <text:p>6.231155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74508">
                <text:p>0.0074508</text:p>
              </table:table-cell>
              <table:table-cell office:value-type="float" office:value="5.22613">
                <text:p>5.22613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74592">
                <text:p>0.0074592</text:p>
              </table:table-cell>
              <table:table-cell office:value-type="float" office:value="4.221105">
                <text:p>4.221105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74676">
                <text:p>0.0074676</text:p>
              </table:table-cell>
              <table:table-cell office:value-type="float" office:value="3.21608">
                <text:p>3.21608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7476">
                <text:p>0.007476</text:p>
              </table:table-cell>
              <table:table-cell office:value-type="float" office:value="2.41206">
                <text:p>2.41206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74844">
                <text:p>0.0074844</text:p>
              </table:table-cell>
              <table:table-cell office:value-type="float" office:value="1.407035">
                <text:p>1.407035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74928">
                <text:p>0.0074928</text:p>
              </table:table-cell>
              <table:table-cell office:value-type="float" office:value="0.40201">
                <text:p>0.40201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75012">
                <text:p>0.0075012</text:p>
              </table:table-cell>
              <table:table-cell office:value-type="float" office:value="-0.40201">
                <text:p>-0.40201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75096">
                <text:p>0.0075096</text:p>
              </table:table-cell>
              <table:table-cell office:value-type="float" office:value="-1.407035">
                <text:p>-1.407035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7518">
                <text:p>0.007518</text:p>
              </table:table-cell>
              <table:table-cell office:value-type="float" office:value="-2.41206">
                <text:p>-2.41206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75264">
                <text:p>0.0075264</text:p>
              </table:table-cell>
              <table:table-cell office:value-type="float" office:value="-3.417085">
                <text:p>-3.417085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75348">
                <text:p>0.0075348</text:p>
              </table:table-cell>
              <table:table-cell office:value-type="float" office:value="-4.221105">
                <text:p>-4.221105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75432">
                <text:p>0.0075432</text:p>
              </table:table-cell>
              <table:table-cell office:value-type="float" office:value="-5.22613">
                <text:p>-5.22613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75516">
                <text:p>0.0075516</text:p>
              </table:table-cell>
              <table:table-cell office:value-type="float" office:value="-6.03015">
                <text:p>-6.0301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756">
                <text:p>0.00756</text:p>
              </table:table-cell>
              <table:table-cell office:value-type="float" office:value="-7.23618">
                <text:p>-7.23618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75684">
                <text:p>0.0075684</text:p>
              </table:table-cell>
              <table:table-cell office:value-type="float" office:value="-7.839195">
                <text:p>-7.839195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75768">
                <text:p>0.0075768</text:p>
              </table:table-cell>
              <table:table-cell office:value-type="float" office:value="-8.84422">
                <text:p>-8.84422</text:p>
              </table:table-cell>
              <table:table-cell office:value-type="float" office:value="-2.65326633">
                <text:p>-2.6532663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75852">
                <text:p>0.0075852</text:p>
              </table:table-cell>
              <table:table-cell office:value-type="float" office:value="-9.64824">
                <text:p>-9.64824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75936">
                <text:p>0.0075936</text:p>
              </table:table-cell>
              <table:table-cell office:value-type="float" office:value="-10.45226">
                <text:p>-10.45226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7602">
                <text:p>0.007602</text:p>
              </table:table-cell>
              <table:table-cell office:value-type="float" office:value="-11.25628">
                <text:p>-11.25628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76104">
                <text:p>0.0076104</text:p>
              </table:table-cell>
              <table:table-cell office:value-type="float" office:value="-12.0603">
                <text:p>-12.0603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76188">
                <text:p>0.0076188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76272">
                <text:p>0.0076272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76356">
                <text:p>0.0076356</text:p>
              </table:table-cell>
              <table:table-cell office:value-type="float" office:value="-14.07035">
                <text:p>-14.0703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7644">
                <text:p>0.007644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76524">
                <text:p>0.0076524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76608">
                <text:p>0.0076608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76692">
                <text:p>0.0076692</text:p>
              </table:table-cell>
              <table:table-cell office:value-type="float" office:value="-16.0804">
                <text:p>-16.0804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76776">
                <text:p>0.0076776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7686">
                <text:p>0.007686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76944">
                <text:p>0.0076944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77028">
                <text:p>0.0077028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77112">
                <text:p>0.0077112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77196">
                <text:p>0.0077196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7728">
                <text:p>0.00772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77364">
                <text:p>0.007736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77448">
                <text:p>0.007744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77532">
                <text:p>0.007753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77616">
                <text:p>0.007761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777">
                <text:p>0.00777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77784">
                <text:p>0.0077784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77868">
                <text:p>0.0077868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77952">
                <text:p>0.0077952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78036">
                <text:p>0.0078036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7812">
                <text:p>0.007812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78204">
                <text:p>0.0078204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78288">
                <text:p>0.0078288</text:p>
              </table:table-cell>
              <table:table-cell office:value-type="float" office:value="-16.0804">
                <text:p>-16.0804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78372">
                <text:p>0.0078372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78456">
                <text:p>0.0078456</text:p>
              </table:table-cell>
              <table:table-cell office:value-type="float" office:value="-15.075375">
                <text:p>-15.075375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7854">
                <text:p>0.007854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78624">
                <text:p>0.0078624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78708">
                <text:p>0.0078708</text:p>
              </table:table-cell>
              <table:table-cell office:value-type="float" office:value="-13.26633">
                <text:p>-13.26633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78792">
                <text:p>0.0078792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78876">
                <text:p>0.0078876</text:p>
              </table:table-cell>
              <table:table-cell office:value-type="float" office:value="-12.0603">
                <text:p>-12.0603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7896">
                <text:p>0.007896</text:p>
              </table:table-cell>
              <table:table-cell office:value-type="float" office:value="-11.25628">
                <text:p>-11.25628</text:p>
              </table:table-cell>
              <table:table-cell office:value-type="float" office:value="-3.29648241">
                <text:p>-3.2964824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79044">
                <text:p>0.0079044</text:p>
              </table:table-cell>
              <table:table-cell office:value-type="float" office:value="-10.251255">
                <text:p>-10.251255</text:p>
              </table:table-cell>
              <table:table-cell office:value-type="float" office:value="-3.05527638">
                <text:p>-3.0552763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79128">
                <text:p>0.0079128</text:p>
              </table:table-cell>
              <table:table-cell office:value-type="float" office:value="-9.64824">
                <text:p>-9.64824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79212">
                <text:p>0.0079212</text:p>
              </table:table-cell>
              <table:table-cell office:value-type="float" office:value="-8.643215">
                <text:p>-8.643215</text:p>
              </table:table-cell>
              <table:table-cell office:value-type="float" office:value="-2.65326633">
                <text:p>-2.6532663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79296">
                <text:p>0.0079296</text:p>
              </table:table-cell>
              <table:table-cell office:value-type="float" office:value="-7.839195">
                <text:p>-7.839195</text:p>
              </table:table-cell>
              <table:table-cell office:value-type="float" office:value="-2.33165829">
                <text:p>-2.3316582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7938">
                <text:p>0.007938</text:p>
              </table:table-cell>
              <table:table-cell office:value-type="float" office:value="-6.83417">
                <text:p>-6.83417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79464">
                <text:p>0.0079464</text:p>
              </table:table-cell>
              <table:table-cell office:value-type="float" office:value="-6.03015">
                <text:p>-6.0301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79548">
                <text:p>0.0079548</text:p>
              </table:table-cell>
              <table:table-cell office:value-type="float" office:value="-5.22613">
                <text:p>-5.22613</text:p>
              </table:table-cell>
              <table:table-cell office:value-type="float" office:value="-1.44723618">
                <text:p>-1.4472361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79632">
                <text:p>0.0079632</text:p>
              </table:table-cell>
              <table:table-cell office:value-type="float" office:value="-4.221105">
                <text:p>-4.221105</text:p>
              </table:table-cell>
              <table:table-cell office:value-type="float" office:value="-1.20603015">
                <text:p>-1.2060301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79716">
                <text:p>0.0079716</text:p>
              </table:table-cell>
              <table:table-cell office:value-type="float" office:value="-3.21608">
                <text:p>-3.21608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798">
                <text:p>0.00798</text:p>
              </table:table-cell>
              <table:table-cell office:value-type="float" office:value="-2.211055">
                <text:p>-2.21105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79884">
                <text:p>0.0079884</text:p>
              </table:table-cell>
              <table:table-cell office:value-type="float" office:value="-1.407035">
                <text:p>-1.407035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79968">
                <text:p>0.0079968</text:p>
              </table:table-cell>
              <table:table-cell office:value-type="float" office:value="-0.40201">
                <text:p>-0.40201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80052">
                <text:p>0.0080052</text:p>
              </table:table-cell>
              <table:table-cell office:value-type="float" office:value="0.40201">
                <text:p>0.40201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80136">
                <text:p>0.0080136</text:p>
              </table:table-cell>
              <table:table-cell office:value-type="float" office:value="1.407035">
                <text:p>1.407035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8022">
                <text:p>0.008022</text:p>
              </table:table-cell>
              <table:table-cell office:value-type="float" office:value="2.41206">
                <text:p>2.41206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80304">
                <text:p>0.0080304</text:p>
              </table:table-cell>
              <table:table-cell office:value-type="float" office:value="3.417085">
                <text:p>3.417085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80388">
                <text:p>0.0080388</text:p>
              </table:table-cell>
              <table:table-cell office:value-type="float" office:value="4.42211">
                <text:p>4.42211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80472">
                <text:p>0.0080472</text:p>
              </table:table-cell>
              <table:table-cell office:value-type="float" office:value="5.22613">
                <text:p>5.22613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80556">
                <text:p>0.0080556</text:p>
              </table:table-cell>
              <table:table-cell office:value-type="float" office:value="6.231155">
                <text:p>6.231155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8064">
                <text:p>0.008064</text:p>
              </table:table-cell>
              <table:table-cell office:value-type="float" office:value="7.23618">
                <text:p>7.23618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80724">
                <text:p>0.0080724</text:p>
              </table:table-cell>
              <table:table-cell office:value-type="float" office:value="8.0402">
                <text:p>8.0402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80808">
                <text:p>0.0080808</text:p>
              </table:table-cell>
              <table:table-cell office:value-type="float" office:value="8.84422">
                <text:p>8.84422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80892">
                <text:p>0.0080892</text:p>
              </table:table-cell>
              <table:table-cell office:value-type="float" office:value="9.64824">
                <text:p>9.64824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80976">
                <text:p>0.0080976</text:p>
              </table:table-cell>
              <table:table-cell office:value-type="float" office:value="10.45226">
                <text:p>10.45226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8106">
                <text:p>0.008106</text:p>
              </table:table-cell>
              <table:table-cell office:value-type="float" office:value="11.25628">
                <text:p>11.25628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81144">
                <text:p>0.0081144</text:p>
              </table:table-cell>
              <table:table-cell office:value-type="float" office:value="12.0603">
                <text:p>12.0603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81228">
                <text:p>0.0081228</text:p>
              </table:table-cell>
              <table:table-cell office:value-type="float" office:value="12.663315">
                <text:p>12.66331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81312">
                <text:p>0.0081312</text:p>
              </table:table-cell>
              <table:table-cell office:value-type="float" office:value="13.26633">
                <text:p>13.26633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81396">
                <text:p>0.0081396</text:p>
              </table:table-cell>
              <table:table-cell office:value-type="float" office:value="13.869345">
                <text:p>13.869345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8148">
                <text:p>0.008148</text:p>
              </table:table-cell>
              <table:table-cell office:value-type="float" office:value="14.47236">
                <text:p>14.47236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81564">
                <text:p>0.0081564</text:p>
              </table:table-cell>
              <table:table-cell office:value-type="float" office:value="15.075375">
                <text:p>15.07537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81648">
                <text:p>0.0081648</text:p>
              </table:table-cell>
              <table:table-cell office:value-type="float" office:value="15.477385">
                <text:p>15.477385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81732">
                <text:p>0.0081732</text:p>
              </table:table-cell>
              <table:table-cell office:value-type="float" office:value="16.0804">
                <text:p>16.0804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81816">
                <text:p>0.0081816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819">
                <text:p>0.00819</text:p>
              </table:table-cell>
              <table:table-cell office:value-type="float" office:value="16.88442">
                <text:p>16.88442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81984">
                <text:p>0.0081984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82068">
                <text:p>0.0082068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82152">
                <text:p>0.0082152</text:p>
              </table:table-cell>
              <table:table-cell office:value-type="float" office:value="17.68844">
                <text:p>17.68844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82236">
                <text:p>0.0082236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8232">
                <text:p>0.008232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82404">
                <text:p>0.0082404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82488">
                <text:p>0.0082488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82572">
                <text:p>0.0082572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82656">
                <text:p>0.0082656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8274">
                <text:p>0.00827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82824">
                <text:p>0.0082824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82908">
                <text:p>0.0082908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82992">
                <text:p>0.0082992</text:p>
              </table:table-cell>
              <table:table-cell office:value-type="float" office:value="17.085425">
                <text:p>17.08542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83076">
                <text:p>0.0083076</text:p>
              </table:table-cell>
              <table:table-cell office:value-type="float" office:value="17.085425">
                <text:p>17.08542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8316">
                <text:p>0.008316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83244">
                <text:p>0.0083244</text:p>
              </table:table-cell>
              <table:table-cell office:value-type="float" office:value="16.0804">
                <text:p>16.0804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83328">
                <text:p>0.0083328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83412">
                <text:p>0.0083412</text:p>
              </table:table-cell>
              <table:table-cell office:value-type="float" office:value="15.075375">
                <text:p>15.075375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83496">
                <text:p>0.0083496</text:p>
              </table:table-cell>
              <table:table-cell office:value-type="float" office:value="14.47236">
                <text:p>14.47236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8358">
                <text:p>0.008358</text:p>
              </table:table-cell>
              <table:table-cell office:value-type="float" office:value="14.07035">
                <text:p>14.07035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83664">
                <text:p>0.0083664</text:p>
              </table:table-cell>
              <table:table-cell office:value-type="float" office:value="13.26633">
                <text:p>13.26633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83748">
                <text:p>0.0083748</text:p>
              </table:table-cell>
              <table:table-cell office:value-type="float" office:value="12.663315">
                <text:p>12.66331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83832">
                <text:p>0.0083832</text:p>
              </table:table-cell>
              <table:table-cell office:value-type="float" office:value="12.0603">
                <text:p>12.0603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83916">
                <text:p>0.0083916</text:p>
              </table:table-cell>
              <table:table-cell office:value-type="float" office:value="11.25628">
                <text:p>11.25628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84">
                <text:p>0.0084</text:p>
              </table:table-cell>
              <table:table-cell office:value-type="float" office:value="10.45226">
                <text:p>10.45226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84084">
                <text:p>0.0084084</text:p>
              </table:table-cell>
              <table:table-cell office:value-type="float" office:value="9.64824">
                <text:p>9.64824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84168">
                <text:p>0.0084168</text:p>
              </table:table-cell>
              <table:table-cell office:value-type="float" office:value="8.84422">
                <text:p>8.84422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84252">
                <text:p>0.0084252</text:p>
              </table:table-cell>
              <table:table-cell office:value-type="float" office:value="8.0402">
                <text:p>8.0402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84336">
                <text:p>0.0084336</text:p>
              </table:table-cell>
              <table:table-cell office:value-type="float" office:value="7.035175">
                <text:p>7.035175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8442">
                <text:p>0.008442</text:p>
              </table:table-cell>
              <table:table-cell office:value-type="float" office:value="6.03015">
                <text:p>6.03015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84504">
                <text:p>0.0084504</text:p>
              </table:table-cell>
              <table:table-cell office:value-type="float" office:value="5.427135">
                <text:p>5.427135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84588">
                <text:p>0.0084588</text:p>
              </table:table-cell>
              <table:table-cell office:value-type="float" office:value="4.221105">
                <text:p>4.221105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84672">
                <text:p>0.0084672</text:p>
              </table:table-cell>
              <table:table-cell office:value-type="float" office:value="3.417085">
                <text:p>3.417085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84756">
                <text:p>0.0084756</text:p>
              </table:table-cell>
              <table:table-cell office:value-type="float" office:value="2.41206">
                <text:p>2.41206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8484">
                <text:p>0.008484</text:p>
              </table:table-cell>
              <table:table-cell office:value-type="float" office:value="1.60804">
                <text:p>1.60804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84924">
                <text:p>0.0084924</text:p>
              </table:table-cell>
              <table:table-cell office:value-type="float" office:value="0.40201">
                <text:p>0.40201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85008">
                <text:p>0.0085008</text:p>
              </table:table-cell>
              <table:table-cell office:value-type="float" office:value="-0.201005">
                <text:p>-0.201005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85092">
                <text:p>0.0085092</text:p>
              </table:table-cell>
              <table:table-cell office:value-type="float" office:value="-1.407035">
                <text:p>-1.407035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85176">
                <text:p>0.0085176</text:p>
              </table:table-cell>
              <table:table-cell office:value-type="float" office:value="-2.41206">
                <text:p>-2.41206</text:p>
              </table:table-cell>
              <table:table-cell office:value-type="float" office:value="-0.8040201">
                <text:p>-0.804020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8526">
                <text:p>0.008526</text:p>
              </table:table-cell>
              <table:table-cell office:value-type="float" office:value="-3.417085">
                <text:p>-3.417085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85344">
                <text:p>0.0085344</text:p>
              </table:table-cell>
              <table:table-cell office:value-type="float" office:value="-4.221105">
                <text:p>-4.221105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85428">
                <text:p>0.0085428</text:p>
              </table:table-cell>
              <table:table-cell office:value-type="float" office:value="-5.22613">
                <text:p>-5.22613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85512">
                <text:p>0.0085512</text:p>
              </table:table-cell>
              <table:table-cell office:value-type="float" office:value="-6.03015">
                <text:p>-6.0301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85596">
                <text:p>0.0085596</text:p>
              </table:table-cell>
              <table:table-cell office:value-type="float" office:value="-7.035175">
                <text:p>-7.035175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8568">
                <text:p>0.008568</text:p>
              </table:table-cell>
              <table:table-cell office:value-type="float" office:value="-7.839195">
                <text:p>-7.839195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85764">
                <text:p>0.0085764</text:p>
              </table:table-cell>
              <table:table-cell office:value-type="float" office:value="-8.84422">
                <text:p>-8.84422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85848">
                <text:p>0.0085848</text:p>
              </table:table-cell>
              <table:table-cell office:value-type="float" office:value="-9.64824">
                <text:p>-9.64824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85932">
                <text:p>0.0085932</text:p>
              </table:table-cell>
              <table:table-cell office:value-type="float" office:value="-10.45226">
                <text:p>-10.45226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86016">
                <text:p>0.0086016</text:p>
              </table:table-cell>
              <table:table-cell office:value-type="float" office:value="-11.25628">
                <text:p>-11.25628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861">
                <text:p>0.00861</text:p>
              </table:table-cell>
              <table:table-cell office:value-type="float" office:value="-11.859295">
                <text:p>-11.859295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86184">
                <text:p>0.0086184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86268">
                <text:p>0.0086268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86352">
                <text:p>0.0086352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26130653">
                <text:p>-4.2613065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86436">
                <text:p>0.0086436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8652">
                <text:p>0.008652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86604">
                <text:p>0.0086604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86688">
                <text:p>0.0086688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86772">
                <text:p>0.0086772</text:p>
              </table:table-cell>
              <table:table-cell office:value-type="float" office:value="-16.48241">
                <text:p>-16.48241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86856">
                <text:p>0.0086856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8694">
                <text:p>0.008694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87024">
                <text:p>0.0087024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87108">
                <text:p>0.0087108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87192">
                <text:p>0.008719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87276">
                <text:p>0.008727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8736">
                <text:p>0.008736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87444">
                <text:p>0.008744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87528">
                <text:p>0.008752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87612">
                <text:p>0.008761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87696">
                <text:p>0.008769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8778">
                <text:p>0.00877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87864">
                <text:p>0.0087864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87948">
                <text:p>0.0087948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88032">
                <text:p>0.0088032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88116">
                <text:p>0.0088116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882">
                <text:p>0.00882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88284">
                <text:p>0.0088284</text:p>
              </table:table-cell>
              <table:table-cell office:value-type="float" office:value="-16.0804">
                <text:p>-16.0804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88368">
                <text:p>0.0088368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88452">
                <text:p>0.0088452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88536">
                <text:p>0.0088536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8862">
                <text:p>0.008862</text:p>
              </table:table-cell>
              <table:table-cell office:value-type="float" office:value="-14.07035">
                <text:p>-14.0703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88704">
                <text:p>0.0088704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88788">
                <text:p>0.0088788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88872">
                <text:p>0.0088872</text:p>
              </table:table-cell>
              <table:table-cell office:value-type="float" office:value="-12.0603">
                <text:p>-12.0603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88956">
                <text:p>0.0088956</text:p>
              </table:table-cell>
              <table:table-cell office:value-type="float" office:value="-11.25628">
                <text:p>-11.25628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8904">
                <text:p>0.008904</text:p>
              </table:table-cell>
              <table:table-cell office:value-type="float" office:value="-10.251255">
                <text:p>-10.251255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89124">
                <text:p>0.0089124</text:p>
              </table:table-cell>
              <table:table-cell office:value-type="float" office:value="-9.64824">
                <text:p>-9.64824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89208">
                <text:p>0.0089208</text:p>
              </table:table-cell>
              <table:table-cell office:value-type="float" office:value="-8.643215">
                <text:p>-8.643215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89292">
                <text:p>0.0089292</text:p>
              </table:table-cell>
              <table:table-cell office:value-type="float" office:value="-7.839195">
                <text:p>-7.839195</text:p>
              </table:table-cell>
              <table:table-cell office:value-type="float" office:value="-2.33165829">
                <text:p>-2.3316582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89376">
                <text:p>0.0089376</text:p>
              </table:table-cell>
              <table:table-cell office:value-type="float" office:value="-7.035175">
                <text:p>-7.035175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8946">
                <text:p>0.008946</text:p>
              </table:table-cell>
              <table:table-cell office:value-type="float" office:value="-6.231155">
                <text:p>-6.23115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89544">
                <text:p>0.0089544</text:p>
              </table:table-cell>
              <table:table-cell office:value-type="float" office:value="-5.22613">
                <text:p>-5.22613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89628">
                <text:p>0.0089628</text:p>
              </table:table-cell>
              <table:table-cell office:value-type="float" office:value="-4.221105">
                <text:p>-4.221105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89712">
                <text:p>0.0089712</text:p>
              </table:table-cell>
              <table:table-cell office:value-type="float" office:value="-3.21608">
                <text:p>-3.21608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89796">
                <text:p>0.0089796</text:p>
              </table:table-cell>
              <table:table-cell office:value-type="float" office:value="-2.41206">
                <text:p>-2.41206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8988">
                <text:p>0.008988</text:p>
              </table:table-cell>
              <table:table-cell office:value-type="float" office:value="-1.407035">
                <text:p>-1.407035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89964">
                <text:p>0.0089964</text:p>
              </table:table-cell>
              <table:table-cell office:value-type="float" office:value="-0.40201">
                <text:p>-0.40201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90048">
                <text:p>0.0090048</text:p>
              </table:table-cell>
              <table:table-cell office:value-type="float" office:value="0.603015">
                <text:p>0.603015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90132">
                <text:p>0.0090132</text:p>
              </table:table-cell>
              <table:table-cell office:value-type="float" office:value="1.407035">
                <text:p>1.407035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90216">
                <text:p>0.0090216</text:p>
              </table:table-cell>
              <table:table-cell office:value-type="float" office:value="2.41206">
                <text:p>2.41206</text:p>
              </table:table-cell>
              <table:table-cell office:value-type="float" office:value="0.8040201">
                <text:p>0.804020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903">
                <text:p>0.00903</text:p>
              </table:table-cell>
              <table:table-cell office:value-type="float" office:value="3.417085">
                <text:p>3.417085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90384">
                <text:p>0.0090384</text:p>
              </table:table-cell>
              <table:table-cell office:value-type="float" office:value="4.221105">
                <text:p>4.221105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90468">
                <text:p>0.0090468</text:p>
              </table:table-cell>
              <table:table-cell office:value-type="float" office:value="5.427135">
                <text:p>5.427135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90552">
                <text:p>0.0090552</text:p>
              </table:table-cell>
              <table:table-cell office:value-type="float" office:value="6.231155">
                <text:p>6.231155</text:p>
              </table:table-cell>
              <table:table-cell office:value-type="float" office:value="1.84924623">
                <text:p>1.8492462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90636">
                <text:p>0.0090636</text:p>
              </table:table-cell>
              <table:table-cell office:value-type="float" office:value="7.035175">
                <text:p>7.035175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9072">
                <text:p>0.009072</text:p>
              </table:table-cell>
              <table:table-cell office:value-type="float" office:value="7.839195">
                <text:p>7.839195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90804">
                <text:p>0.0090804</text:p>
              </table:table-cell>
              <table:table-cell office:value-type="float" office:value="8.84422">
                <text:p>8.84422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90888">
                <text:p>0.0090888</text:p>
              </table:table-cell>
              <table:table-cell office:value-type="float" office:value="9.64824">
                <text:p>9.64824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90972">
                <text:p>0.0090972</text:p>
              </table:table-cell>
              <table:table-cell office:value-type="float" office:value="10.45226">
                <text:p>10.45226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91056">
                <text:p>0.0091056</text:p>
              </table:table-cell>
              <table:table-cell office:value-type="float" office:value="11.25628">
                <text:p>11.25628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9114">
                <text:p>0.009114</text:p>
              </table:table-cell>
              <table:table-cell office:value-type="float" office:value="12.0603">
                <text:p>12.0603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91224">
                <text:p>0.0091224</text:p>
              </table:table-cell>
              <table:table-cell office:value-type="float" office:value="12.663315">
                <text:p>12.66331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91308">
                <text:p>0.0091308</text:p>
              </table:table-cell>
              <table:table-cell office:value-type="float" office:value="13.26633">
                <text:p>13.26633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91392">
                <text:p>0.0091392</text:p>
              </table:table-cell>
              <table:table-cell office:value-type="float" office:value="13.869345">
                <text:p>13.86934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91476">
                <text:p>0.0091476</text:p>
              </table:table-cell>
              <table:table-cell office:value-type="float" office:value="14.673365">
                <text:p>14.673365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9156">
                <text:p>0.009156</text:p>
              </table:table-cell>
              <table:table-cell office:value-type="float" office:value="15.075375">
                <text:p>15.07537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91644">
                <text:p>0.0091644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91728">
                <text:p>0.0091728</text:p>
              </table:table-cell>
              <table:table-cell office:value-type="float" office:value="16.0804">
                <text:p>16.0804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91812">
                <text:p>0.0091812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91896">
                <text:p>0.0091896</text:p>
              </table:table-cell>
              <table:table-cell office:value-type="float" office:value="16.88442">
                <text:p>16.88442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9198">
                <text:p>0.009198</text:p>
              </table:table-cell>
              <table:table-cell office:value-type="float" office:value="17.28643">
                <text:p>17.28643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92064">
                <text:p>0.0092064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92148">
                <text:p>0.0092148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92232">
                <text:p>0.0092232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92316">
                <text:p>0.0092316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924">
                <text:p>0.00924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92484">
                <text:p>0.0092484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92568">
                <text:p>0.0092568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92652">
                <text:p>0.0092652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92736">
                <text:p>0.0092736</text:p>
              </table:table-cell>
              <table:table-cell office:value-type="float" office:value="17.889445">
                <text:p>17.88944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9282">
                <text:p>0.009282</text:p>
              </table:table-cell>
              <table:table-cell office:value-type="float" office:value="17.68844">
                <text:p>17.68844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92904">
                <text:p>0.0092904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92988">
                <text:p>0.0092988</text:p>
              </table:table-cell>
              <table:table-cell office:value-type="float" office:value="17.28643">
                <text:p>17.28643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93072">
                <text:p>0.0093072</text:p>
              </table:table-cell>
              <table:table-cell office:value-type="float" office:value="16.88442">
                <text:p>16.88442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93156">
                <text:p>0.0093156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9324">
                <text:p>0.009324</text:p>
              </table:table-cell>
              <table:table-cell office:value-type="float" office:value="16.0804">
                <text:p>16.0804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93324">
                <text:p>0.0093324</text:p>
              </table:table-cell>
              <table:table-cell office:value-type="float" office:value="15.67839">
                <text:p>15.67839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93408">
                <text:p>0.0093408</text:p>
              </table:table-cell>
              <table:table-cell office:value-type="float" office:value="15.075375">
                <text:p>15.07537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93492">
                <text:p>0.0093492</text:p>
              </table:table-cell>
              <table:table-cell office:value-type="float" office:value="14.47236">
                <text:p>14.47236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93576">
                <text:p>0.0093576</text:p>
              </table:table-cell>
              <table:table-cell office:value-type="float" office:value="14.07035">
                <text:p>14.07035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9366">
                <text:p>0.009366</text:p>
              </table:table-cell>
              <table:table-cell office:value-type="float" office:value="13.467335">
                <text:p>13.467335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93744">
                <text:p>0.0093744</text:p>
              </table:table-cell>
              <table:table-cell office:value-type="float" office:value="12.663315">
                <text:p>12.66331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93828">
                <text:p>0.0093828</text:p>
              </table:table-cell>
              <table:table-cell office:value-type="float" office:value="12.0603">
                <text:p>12.0603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93912">
                <text:p>0.0093912</text:p>
              </table:table-cell>
              <table:table-cell office:value-type="float" office:value="11.25628">
                <text:p>11.25628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93996">
                <text:p>0.0093996</text:p>
              </table:table-cell>
              <table:table-cell office:value-type="float" office:value="10.45226">
                <text:p>10.45226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9408">
                <text:p>0.009408</text:p>
              </table:table-cell>
              <table:table-cell office:value-type="float" office:value="9.64824">
                <text:p>9.64824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94164">
                <text:p>0.0094164</text:p>
              </table:table-cell>
              <table:table-cell office:value-type="float" office:value="8.84422">
                <text:p>8.84422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94248">
                <text:p>0.0094248</text:p>
              </table:table-cell>
              <table:table-cell office:value-type="float" office:value="8.0402">
                <text:p>8.0402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94332">
                <text:p>0.0094332</text:p>
              </table:table-cell>
              <table:table-cell office:value-type="float" office:value="7.23618">
                <text:p>7.23618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94416">
                <text:p>0.0094416</text:p>
              </table:table-cell>
              <table:table-cell office:value-type="float" office:value="6.231155">
                <text:p>6.231155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945">
                <text:p>0.00945</text:p>
              </table:table-cell>
              <table:table-cell office:value-type="float" office:value="5.427135">
                <text:p>5.427135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94584">
                <text:p>0.0094584</text:p>
              </table:table-cell>
              <table:table-cell office:value-type="float" office:value="4.42211">
                <text:p>4.42211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94668">
                <text:p>0.0094668</text:p>
              </table:table-cell>
              <table:table-cell office:value-type="float" office:value="3.417085">
                <text:p>3.417085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94752">
                <text:p>0.0094752</text:p>
              </table:table-cell>
              <table:table-cell office:value-type="float" office:value="2.41206">
                <text:p>2.41206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94836">
                <text:p>0.0094836</text:p>
              </table:table-cell>
              <table:table-cell office:value-type="float" office:value="1.407035">
                <text:p>1.407035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9492">
                <text:p>0.009492</text:p>
              </table:table-cell>
              <table:table-cell office:value-type="float" office:value="0.603015">
                <text:p>0.603015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95004">
                <text:p>0.0095004</text:p>
              </table:table-cell>
              <table:table-cell office:value-type="float" office:value="-0.40201">
                <text:p>-0.40201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95088">
                <text:p>0.0095088</text:p>
              </table:table-cell>
              <table:table-cell office:value-type="float" office:value="-1.407035">
                <text:p>-1.407035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95172">
                <text:p>0.0095172</text:p>
              </table:table-cell>
              <table:table-cell office:value-type="float" office:value="-2.211055">
                <text:p>-2.21105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95256">
                <text:p>0.0095256</text:p>
              </table:table-cell>
              <table:table-cell office:value-type="float" office:value="-3.21608">
                <text:p>-3.21608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9534">
                <text:p>0.009534</text:p>
              </table:table-cell>
              <table:table-cell office:value-type="float" office:value="-4.221105">
                <text:p>-4.221105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95424">
                <text:p>0.0095424</text:p>
              </table:table-cell>
              <table:table-cell office:value-type="float" office:value="-5.025125">
                <text:p>-5.025125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95508">
                <text:p>0.0095508</text:p>
              </table:table-cell>
              <table:table-cell office:value-type="float" office:value="-6.03015">
                <text:p>-6.0301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95592">
                <text:p>0.0095592</text:p>
              </table:table-cell>
              <table:table-cell office:value-type="float" office:value="-7.035175">
                <text:p>-7.035175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95676">
                <text:p>0.0095676</text:p>
              </table:table-cell>
              <table:table-cell office:value-type="float" office:value="-7.839195">
                <text:p>-7.839195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9576">
                <text:p>0.009576</text:p>
              </table:table-cell>
              <table:table-cell office:value-type="float" office:value="-8.643215">
                <text:p>-8.643215</text:p>
              </table:table-cell>
              <table:table-cell office:value-type="float" office:value="-2.65326633">
                <text:p>-2.6532663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95844">
                <text:p>0.0095844</text:p>
              </table:table-cell>
              <table:table-cell office:value-type="float" office:value="-9.64824">
                <text:p>-9.64824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95928">
                <text:p>0.0095928</text:p>
              </table:table-cell>
              <table:table-cell office:value-type="float" office:value="-10.251255">
                <text:p>-10.251255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96012">
                <text:p>0.0096012</text:p>
              </table:table-cell>
              <table:table-cell office:value-type="float" office:value="-11.055275">
                <text:p>-11.05527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96096">
                <text:p>0.0096096</text:p>
              </table:table-cell>
              <table:table-cell office:value-type="float" office:value="-11.859295">
                <text:p>-11.859295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9618">
                <text:p>0.009618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96264">
                <text:p>0.0096264</text:p>
              </table:table-cell>
              <table:table-cell office:value-type="float" office:value="-13.26633">
                <text:p>-13.26633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96348">
                <text:p>0.0096348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96432">
                <text:p>0.0096432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96516">
                <text:p>0.0096516</text:p>
              </table:table-cell>
              <table:table-cell office:value-type="float" office:value="-15.075375">
                <text:p>-15.075375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966">
                <text:p>0.00966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96684">
                <text:p>0.0096684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96768">
                <text:p>0.0096768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96852">
                <text:p>0.0096852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96936">
                <text:p>0.0096936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9702">
                <text:p>0.009702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97104">
                <text:p>0.0097104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97188">
                <text:p>0.0097188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97272">
                <text:p>0.009727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97356">
                <text:p>0.009735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9744">
                <text:p>0.00974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97524">
                <text:p>0.009752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97608">
                <text:p>0.0097608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97692">
                <text:p>0.009769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97776">
                <text:p>0.0097776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9786">
                <text:p>0.009786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97944">
                <text:p>0.0097944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98028">
                <text:p>0.0098028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98112">
                <text:p>0.0098112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98196">
                <text:p>0.0098196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9828">
                <text:p>0.009828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98364">
                <text:p>0.0098364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98448">
                <text:p>0.0098448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98532">
                <text:p>0.0098532</text:p>
              </table:table-cell>
              <table:table-cell office:value-type="float" office:value="-14.47236">
                <text:p>-14.47236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98616">
                <text:p>0.0098616</text:p>
              </table:table-cell>
              <table:table-cell office:value-type="float" office:value="-14.07035">
                <text:p>-14.0703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987">
                <text:p>0.00987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98784">
                <text:p>0.0098784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98868">
                <text:p>0.0098868</text:p>
              </table:table-cell>
              <table:table-cell office:value-type="float" office:value="-12.0603">
                <text:p>-12.0603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98952">
                <text:p>0.0098952</text:p>
              </table:table-cell>
              <table:table-cell office:value-type="float" office:value="-11.25628">
                <text:p>-11.25628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99036">
                <text:p>0.0099036</text:p>
              </table:table-cell>
              <table:table-cell office:value-type="float" office:value="-10.45226">
                <text:p>-10.45226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9912">
                <text:p>0.009912</text:p>
              </table:table-cell>
              <table:table-cell office:value-type="float" office:value="-9.64824">
                <text:p>-9.64824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99204">
                <text:p>0.0099204</text:p>
              </table:table-cell>
              <table:table-cell office:value-type="float" office:value="-8.84422">
                <text:p>-8.84422</text:p>
              </table:table-cell>
              <table:table-cell office:value-type="float" office:value="-2.65326633">
                <text:p>-2.6532663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99288">
                <text:p>0.0099288</text:p>
              </table:table-cell>
              <table:table-cell office:value-type="float" office:value="-7.839195">
                <text:p>-7.839195</text:p>
              </table:table-cell>
              <table:table-cell office:value-type="float" office:value="-2.33165829">
                <text:p>-2.3316582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99372">
                <text:p>0.0099372</text:p>
              </table:table-cell>
              <table:table-cell office:value-type="float" office:value="-7.035175">
                <text:p>-7.035175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99456">
                <text:p>0.0099456</text:p>
              </table:table-cell>
              <table:table-cell office:value-type="float" office:value="-6.03015">
                <text:p>-6.0301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9954">
                <text:p>0.009954</text:p>
              </table:table-cell>
              <table:table-cell office:value-type="float" office:value="-5.22613">
                <text:p>-5.22613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99624">
                <text:p>0.0099624</text:p>
              </table:table-cell>
              <table:table-cell office:value-type="float" office:value="-4.42211">
                <text:p>-4.42211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99708">
                <text:p>0.0099708</text:p>
              </table:table-cell>
              <table:table-cell office:value-type="float" office:value="-3.417085">
                <text:p>-3.417085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99792">
                <text:p>0.0099792</text:p>
              </table:table-cell>
              <table:table-cell office:value-type="float" office:value="-2.41206">
                <text:p>-2.41206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99876">
                <text:p>0.0099876</text:p>
              </table:table-cell>
              <table:table-cell office:value-type="float" office:value="-1.407035">
                <text:p>-1.407035</text:p>
              </table:table-cell>
              <table:table-cell office:value-type="float" office:value="-0.48241206">
                <text:p>-0.48241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